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5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5138in" svg:y="0.0394in">
            <draw:object draw:notify-on-update-of-ranges="Sheet1.K1:Sheet1.K1200 Sheet1.M1:Sheet1.M1 Sheet1.L1:Sheet1.L1200 Sheet1.K1:Sheet1.K1200 Sheet1.O1:Sheet1.O1 Sheet1.N1:Sheet1.N1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AND(ISNUMBER([.G1]);ISNUMBER([.C1]));[.C1]-[.G1];0)" office:value-type="float" office:value="0" calcext:value-type="float">
            <text:p>0</text:p>
          </table:table-cell>
          <table:table-cell office:value-type="string" calcext:value-type="string">
            <text:p>C7 – C9</text:p>
          </table:table-cell>
          <table:table-cell table:formula="of:=IF(AND(ISNUMBER([.I1]);ISNUMBER([.E1]));[.E1]-[.I1];0)" office:value-type="float" office:value="0" calcext:value-type="float">
            <text:p>0</text:p>
          </table:table-cell>
          <table:table-cell office:value-type="string" calcext:value-type="string">
            <text:p>C8 – C10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]+1" office:value-type="float" office:value="2" calcext:value-type="float">
            <text:p>2</text:p>
          </table:table-cell>
          <table:table-cell table:formula="of:=IF(AND(ISNUMBER([.G2]);ISNUMBER([.C2]));[.C2]-[.G2];0)" office:value-type="float" office:value="-0.01" calcext:value-type="float">
            <text:p>-0.01</text:p>
          </table:table-cell>
          <table:table-cell/>
          <table:table-cell table:formula="of:=IF(AND(ISNUMBER([.I2]);ISNUMBER([.E2]));[.E2]-[.I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2]+1" office:value-type="float" office:value="3" calcext:value-type="float">
            <text:p>3</text:p>
          </table:table-cell>
          <table:table-cell table:formula="of:=IF(AND(ISNUMBER([.G3]);ISNUMBER([.C3]));[.C3]-[.G3];0)" office:value-type="float" office:value="0.07" calcext:value-type="float">
            <text:p>0.07</text:p>
          </table:table-cell>
          <table:table-cell/>
          <table:table-cell table:formula="of:=IF(AND(ISNUMBER([.I3]);ISNUMBER([.E3]));[.E3]-[.I3];0)" office:value-type="float" office:value="-0.04" calcext:value-type="float">
            <text:p>-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]+1" office:value-type="float" office:value="4" calcext:value-type="float">
            <text:p>4</text:p>
          </table:table-cell>
          <table:table-cell table:formula="of:=IF(AND(ISNUMBER([.G4]);ISNUMBER([.C4]));[.C4]-[.G4];0)" office:value-type="float" office:value="0" calcext:value-type="float">
            <text:p>0</text:p>
          </table:table-cell>
          <table:table-cell/>
          <table:table-cell table:formula="of:=IF(AND(ISNUMBER([.I4]);ISNUMBER([.E4]));[.E4]-[.I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4]+1" office:value-type="float" office:value="5" calcext:value-type="float">
            <text:p>5</text:p>
          </table:table-cell>
          <table:table-cell table:formula="of:=IF(AND(ISNUMBER([.G5]);ISNUMBER([.C5]));[.C5]-[.G5];0)" office:value-type="float" office:value="0.01" calcext:value-type="float">
            <text:p>0.01</text:p>
          </table:table-cell>
          <table:table-cell/>
          <table:table-cell table:formula="of:=IF(AND(ISNUMBER([.I5]);ISNUMBER([.E5]));[.E5]-[.I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]+1" office:value-type="float" office:value="6" calcext:value-type="float">
            <text:p>6</text:p>
          </table:table-cell>
          <table:table-cell table:formula="of:=IF(AND(ISNUMBER([.G6]);ISNUMBER([.C6]));[.C6]-[.G6];0)" office:value-type="float" office:value="0.01" calcext:value-type="float">
            <text:p>0.01</text:p>
          </table:table-cell>
          <table:table-cell/>
          <table:table-cell table:formula="of:=IF(AND(ISNUMBER([.I6]);ISNUMBER([.E6]));[.E6]-[.I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]+1" office:value-type="float" office:value="7" calcext:value-type="float">
            <text:p>7</text:p>
          </table:table-cell>
          <table:table-cell table:formula="of:=IF(AND(ISNUMBER([.G7]);ISNUMBER([.C7]));[.C7]-[.G7];0)" office:value-type="float" office:value="0" calcext:value-type="float">
            <text:p>0</text:p>
          </table:table-cell>
          <table:table-cell/>
          <table:table-cell table:formula="of:=IF(AND(ISNUMBER([.I7]);ISNUMBER([.E7]));[.E7]-[.I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]+1" office:value-type="float" office:value="8" calcext:value-type="float">
            <text:p>8</text:p>
          </table:table-cell>
          <table:table-cell table:formula="of:=IF(AND(ISNUMBER([.G8]);ISNUMBER([.C8]));[.C8]-[.G8];0)" office:value-type="float" office:value="0" calcext:value-type="float">
            <text:p>0</text:p>
          </table:table-cell>
          <table:table-cell/>
          <table:table-cell table:formula="of:=IF(AND(ISNUMBER([.I8]);ISNUMBER([.E8]));[.E8]-[.I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8]+1" office:value-type="float" office:value="9" calcext:value-type="float">
            <text:p>9</text:p>
          </table:table-cell>
          <table:table-cell table:formula="of:=IF(AND(ISNUMBER([.G9]);ISNUMBER([.C9]));[.C9]-[.G9];0)" office:value-type="float" office:value="0" calcext:value-type="float">
            <text:p>0</text:p>
          </table:table-cell>
          <table:table-cell/>
          <table:table-cell table:formula="of:=IF(AND(ISNUMBER([.I9]);ISNUMBER([.E9]));[.E9]-[.I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9]+1" office:value-type="float" office:value="10" calcext:value-type="float">
            <text:p>10</text:p>
          </table:table-cell>
          <table:table-cell table:formula="of:=IF(AND(ISNUMBER([.G10]);ISNUMBER([.C10]));[.C10]-[.G10];0)" office:value-type="float" office:value="0.01" calcext:value-type="float">
            <text:p>0.01</text:p>
          </table:table-cell>
          <table:table-cell/>
          <table:table-cell table:formula="of:=IF(AND(ISNUMBER([.I10]);ISNUMBER([.E10]));[.E10]-[.I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0]+1" office:value-type="float" office:value="11" calcext:value-type="float">
            <text:p>11</text:p>
          </table:table-cell>
          <table:table-cell table:formula="of:=IF(AND(ISNUMBER([.G11]);ISNUMBER([.C11]));[.C11]-[.G11];0)" office:value-type="float" office:value="0" calcext:value-type="float">
            <text:p>0</text:p>
          </table:table-cell>
          <table:table-cell/>
          <table:table-cell table:formula="of:=IF(AND(ISNUMBER([.I11]);ISNUMBER([.E11]));[.E11]-[.I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]+1" office:value-type="float" office:value="12" calcext:value-type="float">
            <text:p>12</text:p>
          </table:table-cell>
          <table:table-cell table:formula="of:=IF(AND(ISNUMBER([.G12]);ISNUMBER([.C12]));[.C12]-[.G12];0)" office:value-type="float" office:value="0" calcext:value-type="float">
            <text:p>0</text:p>
          </table:table-cell>
          <table:table-cell/>
          <table:table-cell table:formula="of:=IF(AND(ISNUMBER([.I12]);ISNUMBER([.E12]));[.E12]-[.I1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2]+1" office:value-type="float" office:value="13" calcext:value-type="float">
            <text:p>13</text:p>
          </table:table-cell>
          <table:table-cell table:formula="of:=IF(AND(ISNUMBER([.G13]);ISNUMBER([.C13]));[.C13]-[.G13];0)" office:value-type="float" office:value="0" calcext:value-type="float">
            <text:p>0</text:p>
          </table:table-cell>
          <table:table-cell/>
          <table:table-cell table:formula="of:=IF(AND(ISNUMBER([.I13]);ISNUMBER([.E13]));[.E13]-[.I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3]+1" office:value-type="float" office:value="14" calcext:value-type="float">
            <text:p>14</text:p>
          </table:table-cell>
          <table:table-cell table:formula="of:=IF(AND(ISNUMBER([.G14]);ISNUMBER([.C14]));[.C14]-[.G14];0)" office:value-type="float" office:value="0" calcext:value-type="float">
            <text:p>0</text:p>
          </table:table-cell>
          <table:table-cell/>
          <table:table-cell table:formula="of:=IF(AND(ISNUMBER([.I14]);ISNUMBER([.E14]));[.E14]-[.I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4]+1" office:value-type="float" office:value="15" calcext:value-type="float">
            <text:p>15</text:p>
          </table:table-cell>
          <table:table-cell table:formula="of:=IF(AND(ISNUMBER([.G15]);ISNUMBER([.C15]));[.C15]-[.G15];0)" office:value-type="float" office:value="0.01" calcext:value-type="float">
            <text:p>0.01</text:p>
          </table:table-cell>
          <table:table-cell/>
          <table:table-cell table:formula="of:=IF(AND(ISNUMBER([.I15]);ISNUMBER([.E15]));[.E15]-[.I1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5]+1" office:value-type="float" office:value="16" calcext:value-type="float">
            <text:p>16</text:p>
          </table:table-cell>
          <table:table-cell table:formula="of:=IF(AND(ISNUMBER([.G16]);ISNUMBER([.C16]));[.C16]-[.G16];0)" office:value-type="float" office:value="-0.01" calcext:value-type="float">
            <text:p>-0.01</text:p>
          </table:table-cell>
          <table:table-cell/>
          <table:table-cell table:formula="of:=IF(AND(ISNUMBER([.I16]);ISNUMBER([.E16]));[.E16]-[.I1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6]+1" office:value-type="float" office:value="17" calcext:value-type="float">
            <text:p>17</text:p>
          </table:table-cell>
          <table:table-cell table:formula="of:=IF(AND(ISNUMBER([.G17]);ISNUMBER([.C17]));[.C17]-[.G17];0)" office:value-type="float" office:value="0.01" calcext:value-type="float">
            <text:p>0.01</text:p>
          </table:table-cell>
          <table:table-cell/>
          <table:table-cell table:formula="of:=IF(AND(ISNUMBER([.I17]);ISNUMBER([.E17]));[.E17]-[.I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7]+1" office:value-type="float" office:value="18" calcext:value-type="float">
            <text:p>18</text:p>
          </table:table-cell>
          <table:table-cell table:formula="of:=IF(AND(ISNUMBER([.G18]);ISNUMBER([.C18]));[.C18]-[.G18];0)" office:value-type="float" office:value="-0.01" calcext:value-type="float">
            <text:p>-0.01</text:p>
          </table:table-cell>
          <table:table-cell/>
          <table:table-cell table:formula="of:=IF(AND(ISNUMBER([.I18]);ISNUMBER([.E18]));[.E18]-[.I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8]+1" office:value-type="float" office:value="19" calcext:value-type="float">
            <text:p>19</text:p>
          </table:table-cell>
          <table:table-cell table:formula="of:=IF(AND(ISNUMBER([.G19]);ISNUMBER([.C19]));[.C19]-[.G19];0)" office:value-type="float" office:value="0" calcext:value-type="float">
            <text:p>0</text:p>
          </table:table-cell>
          <table:table-cell/>
          <table:table-cell table:formula="of:=IF(AND(ISNUMBER([.I19]);ISNUMBER([.E19]));[.E19]-[.I1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9]+1" office:value-type="float" office:value="20" calcext:value-type="float">
            <text:p>20</text:p>
          </table:table-cell>
          <table:table-cell table:formula="of:=IF(AND(ISNUMBER([.G20]);ISNUMBER([.C20]));[.C20]-[.G20];0)" office:value-type="float" office:value="0" calcext:value-type="float">
            <text:p>0</text:p>
          </table:table-cell>
          <table:table-cell/>
          <table:table-cell table:formula="of:=IF(AND(ISNUMBER([.I20]);ISNUMBER([.E20]));[.E20]-[.I2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0]+1" office:value-type="float" office:value="21" calcext:value-type="float">
            <text:p>21</text:p>
          </table:table-cell>
          <table:table-cell table:formula="of:=IF(AND(ISNUMBER([.G21]);ISNUMBER([.C21]));[.C21]-[.G21];0)" office:value-type="float" office:value="0" calcext:value-type="float">
            <text:p>0</text:p>
          </table:table-cell>
          <table:table-cell/>
          <table:table-cell table:formula="of:=IF(AND(ISNUMBER([.I21]);ISNUMBER([.E21]));[.E21]-[.I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1]+1" office:value-type="float" office:value="22" calcext:value-type="float">
            <text:p>22</text:p>
          </table:table-cell>
          <table:table-cell table:formula="of:=IF(AND(ISNUMBER([.G22]);ISNUMBER([.C22]));[.C22]-[.G22];0)" office:value-type="float" office:value="0.01" calcext:value-type="float">
            <text:p>0.01</text:p>
          </table:table-cell>
          <table:table-cell/>
          <table:table-cell table:formula="of:=IF(AND(ISNUMBER([.I22]);ISNUMBER([.E22]));[.E22]-[.I2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2]+1" office:value-type="float" office:value="23" calcext:value-type="float">
            <text:p>23</text:p>
          </table:table-cell>
          <table:table-cell table:formula="of:=IF(AND(ISNUMBER([.G23]);ISNUMBER([.C23]));[.C23]-[.G23];0)" office:value-type="float" office:value="0" calcext:value-type="float">
            <text:p>0</text:p>
          </table:table-cell>
          <table:table-cell/>
          <table:table-cell table:formula="of:=IF(AND(ISNUMBER([.I23]);ISNUMBER([.E23]));[.E23]-[.I2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]+1" office:value-type="float" office:value="24" calcext:value-type="float">
            <text:p>24</text:p>
          </table:table-cell>
          <table:table-cell table:formula="of:=IF(AND(ISNUMBER([.G24]);ISNUMBER([.C24]));[.C24]-[.G24];0)" office:value-type="float" office:value="0.01" calcext:value-type="float">
            <text:p>0.01</text:p>
          </table:table-cell>
          <table:table-cell/>
          <table:table-cell table:formula="of:=IF(AND(ISNUMBER([.I24]);ISNUMBER([.E24]));[.E24]-[.I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4]+1" office:value-type="float" office:value="25" calcext:value-type="float">
            <text:p>25</text:p>
          </table:table-cell>
          <table:table-cell table:formula="of:=IF(AND(ISNUMBER([.G25]);ISNUMBER([.C25]));[.C25]-[.G25];0)" office:value-type="float" office:value="-0.01" calcext:value-type="float">
            <text:p>-0.01</text:p>
          </table:table-cell>
          <table:table-cell/>
          <table:table-cell table:formula="of:=IF(AND(ISNUMBER([.I25]);ISNUMBER([.E25]));[.E25]-[.I2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5]+1" office:value-type="float" office:value="26" calcext:value-type="float">
            <text:p>26</text:p>
          </table:table-cell>
          <table:table-cell table:formula="of:=IF(AND(ISNUMBER([.G26]);ISNUMBER([.C26]));[.C26]-[.G26];0)" office:value-type="float" office:value="0" calcext:value-type="float">
            <text:p>0</text:p>
          </table:table-cell>
          <table:table-cell/>
          <table:table-cell table:formula="of:=IF(AND(ISNUMBER([.I26]);ISNUMBER([.E26]));[.E26]-[.I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6]+1" office:value-type="float" office:value="27" calcext:value-type="float">
            <text:p>27</text:p>
          </table:table-cell>
          <table:table-cell table:formula="of:=IF(AND(ISNUMBER([.G27]);ISNUMBER([.C27]));[.C27]-[.G27];0)" office:value-type="float" office:value="0" calcext:value-type="float">
            <text:p>0</text:p>
          </table:table-cell>
          <table:table-cell/>
          <table:table-cell table:formula="of:=IF(AND(ISNUMBER([.I27]);ISNUMBER([.E27]));[.E27]-[.I2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7]+1" office:value-type="float" office:value="28" calcext:value-type="float">
            <text:p>28</text:p>
          </table:table-cell>
          <table:table-cell table:formula="of:=IF(AND(ISNUMBER([.G28]);ISNUMBER([.C28]));[.C28]-[.G28];0)" office:value-type="float" office:value="-0.02" calcext:value-type="float">
            <text:p>-0.02</text:p>
          </table:table-cell>
          <table:table-cell/>
          <table:table-cell table:formula="of:=IF(AND(ISNUMBER([.I28]);ISNUMBER([.E28]));[.E28]-[.I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28]+1" office:value-type="float" office:value="29" calcext:value-type="float">
            <text:p>29</text:p>
          </table:table-cell>
          <table:table-cell table:formula="of:=IF(AND(ISNUMBER([.G29]);ISNUMBER([.C29]));[.C29]-[.G29];0)" office:value-type="float" office:value="-0.01" calcext:value-type="float">
            <text:p>-0.01</text:p>
          </table:table-cell>
          <table:table-cell/>
          <table:table-cell table:formula="of:=IF(AND(ISNUMBER([.I29]);ISNUMBER([.E29]));[.E29]-[.I2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29]+1" office:value-type="float" office:value="30" calcext:value-type="float">
            <text:p>30</text:p>
          </table:table-cell>
          <table:table-cell table:formula="of:=IF(AND(ISNUMBER([.G30]);ISNUMBER([.C30]));[.C30]-[.G30];0)" office:value-type="float" office:value="0.01" calcext:value-type="float">
            <text:p>0.01</text:p>
          </table:table-cell>
          <table:table-cell/>
          <table:table-cell table:formula="of:=IF(AND(ISNUMBER([.I30]);ISNUMBER([.E30]));[.E30]-[.I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0]+1" office:value-type="float" office:value="31" calcext:value-type="float">
            <text:p>31</text:p>
          </table:table-cell>
          <table:table-cell table:formula="of:=IF(AND(ISNUMBER([.G31]);ISNUMBER([.C31]));[.C31]-[.G31];0)" office:value-type="float" office:value="0.02" calcext:value-type="float">
            <text:p>0.02</text:p>
          </table:table-cell>
          <table:table-cell/>
          <table:table-cell table:formula="of:=IF(AND(ISNUMBER([.I31]);ISNUMBER([.E31]));[.E31]-[.I3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31]+1" office:value-type="float" office:value="32" calcext:value-type="float">
            <text:p>32</text:p>
          </table:table-cell>
          <table:table-cell table:formula="of:=IF(AND(ISNUMBER([.G32]);ISNUMBER([.C32]));[.C32]-[.G32];0)" office:value-type="float" office:value="0" calcext:value-type="float">
            <text:p>0</text:p>
          </table:table-cell>
          <table:table-cell/>
          <table:table-cell table:formula="of:=IF(AND(ISNUMBER([.I32]);ISNUMBER([.E32]));[.E32]-[.I32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2]+1" office:value-type="float" office:value="33" calcext:value-type="float">
            <text:p>33</text:p>
          </table:table-cell>
          <table:table-cell table:formula="of:=IF(AND(ISNUMBER([.G33]);ISNUMBER([.C33]));[.C33]-[.G33];0)" office:value-type="float" office:value="-0.01" calcext:value-type="float">
            <text:p>-0.01</text:p>
          </table:table-cell>
          <table:table-cell/>
          <table:table-cell table:formula="of:=IF(AND(ISNUMBER([.I33]);ISNUMBER([.E33]));[.E33]-[.I3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3]+1" office:value-type="float" office:value="34" calcext:value-type="float">
            <text:p>34</text:p>
          </table:table-cell>
          <table:table-cell table:formula="of:=IF(AND(ISNUMBER([.G34]);ISNUMBER([.C34]));[.C34]-[.G34];0)" office:value-type="float" office:value="0" calcext:value-type="float">
            <text:p>0</text:p>
          </table:table-cell>
          <table:table-cell/>
          <table:table-cell table:formula="of:=IF(AND(ISNUMBER([.I34]);ISNUMBER([.E34]));[.E34]-[.I3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4]+1" office:value-type="float" office:value="35" calcext:value-type="float">
            <text:p>35</text:p>
          </table:table-cell>
          <table:table-cell table:formula="of:=IF(AND(ISNUMBER([.G35]);ISNUMBER([.C35]));[.C35]-[.G35];0)" office:value-type="float" office:value="0" calcext:value-type="float">
            <text:p>0</text:p>
          </table:table-cell>
          <table:table-cell/>
          <table:table-cell table:formula="of:=IF(AND(ISNUMBER([.I35]);ISNUMBER([.E35]));[.E35]-[.I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5]+1" office:value-type="float" office:value="36" calcext:value-type="float">
            <text:p>36</text:p>
          </table:table-cell>
          <table:table-cell table:formula="of:=IF(AND(ISNUMBER([.G36]);ISNUMBER([.C36]));[.C36]-[.G36];0)" office:value-type="float" office:value="0.01" calcext:value-type="float">
            <text:p>0.01</text:p>
          </table:table-cell>
          <table:table-cell/>
          <table:table-cell table:formula="of:=IF(AND(ISNUMBER([.I36]);ISNUMBER([.E36]));[.E36]-[.I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6]+1" office:value-type="float" office:value="37" calcext:value-type="float">
            <text:p>37</text:p>
          </table:table-cell>
          <table:table-cell table:formula="of:=IF(AND(ISNUMBER([.G37]);ISNUMBER([.C37]));[.C37]-[.G37];0)" office:value-type="float" office:value="0" calcext:value-type="float">
            <text:p>0</text:p>
          </table:table-cell>
          <table:table-cell/>
          <table:table-cell table:formula="of:=IF(AND(ISNUMBER([.I37]);ISNUMBER([.E37]));[.E37]-[.I3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7]+1" office:value-type="float" office:value="38" calcext:value-type="float">
            <text:p>38</text:p>
          </table:table-cell>
          <table:table-cell table:formula="of:=IF(AND(ISNUMBER([.G38]);ISNUMBER([.C38]));[.C38]-[.G38];0)" office:value-type="float" office:value="0" calcext:value-type="float">
            <text:p>0</text:p>
          </table:table-cell>
          <table:table-cell/>
          <table:table-cell table:formula="of:=IF(AND(ISNUMBER([.I38]);ISNUMBER([.E38]));[.E38]-[.I3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8]+1" office:value-type="float" office:value="39" calcext:value-type="float">
            <text:p>39</text:p>
          </table:table-cell>
          <table:table-cell table:formula="of:=IF(AND(ISNUMBER([.G39]);ISNUMBER([.C39]));[.C39]-[.G39];0)" office:value-type="float" office:value="0.01" calcext:value-type="float">
            <text:p>0.01</text:p>
          </table:table-cell>
          <table:table-cell/>
          <table:table-cell table:formula="of:=IF(AND(ISNUMBER([.I39]);ISNUMBER([.E39]));[.E39]-[.I39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39]+1" office:value-type="float" office:value="40" calcext:value-type="float">
            <text:p>40</text:p>
          </table:table-cell>
          <table:table-cell table:formula="of:=IF(AND(ISNUMBER([.G40]);ISNUMBER([.C40]));[.C40]-[.G40];0)" office:value-type="float" office:value="0" calcext:value-type="float">
            <text:p>0</text:p>
          </table:table-cell>
          <table:table-cell/>
          <table:table-cell table:formula="of:=IF(AND(ISNUMBER([.I40]);ISNUMBER([.E40]));[.E40]-[.I4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40]+1" office:value-type="float" office:value="41" calcext:value-type="float">
            <text:p>41</text:p>
          </table:table-cell>
          <table:table-cell table:formula="of:=IF(AND(ISNUMBER([.G41]);ISNUMBER([.C41]));[.C41]-[.G41];0)" office:value-type="float" office:value="0" calcext:value-type="float">
            <text:p>0</text:p>
          </table:table-cell>
          <table:table-cell/>
          <table:table-cell table:formula="of:=IF(AND(ISNUMBER([.I41]);ISNUMBER([.E41]));[.E41]-[.I4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1]+1" office:value-type="float" office:value="42" calcext:value-type="float">
            <text:p>42</text:p>
          </table:table-cell>
          <table:table-cell table:formula="of:=IF(AND(ISNUMBER([.G42]);ISNUMBER([.C42]));[.C42]-[.G42];0)" office:value-type="float" office:value="0" calcext:value-type="float">
            <text:p>0</text:p>
          </table:table-cell>
          <table:table-cell/>
          <table:table-cell table:formula="of:=IF(AND(ISNUMBER([.I42]);ISNUMBER([.E42]));[.E42]-[.I4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42]+1" office:value-type="float" office:value="43" calcext:value-type="float">
            <text:p>43</text:p>
          </table:table-cell>
          <table:table-cell table:formula="of:=IF(AND(ISNUMBER([.G43]);ISNUMBER([.C43]));[.C43]-[.G43];0)" office:value-type="float" office:value="0" calcext:value-type="float">
            <text:p>0</text:p>
          </table:table-cell>
          <table:table-cell/>
          <table:table-cell table:formula="of:=IF(AND(ISNUMBER([.I43]);ISNUMBER([.E43]));[.E43]-[.I4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3]+1" office:value-type="float" office:value="44" calcext:value-type="float">
            <text:p>44</text:p>
          </table:table-cell>
          <table:table-cell table:formula="of:=IF(AND(ISNUMBER([.G44]);ISNUMBER([.C44]));[.C44]-[.G44];0)" office:value-type="float" office:value="0" calcext:value-type="float">
            <text:p>0</text:p>
          </table:table-cell>
          <table:table-cell/>
          <table:table-cell table:formula="of:=IF(AND(ISNUMBER([.I44]);ISNUMBER([.E44]));[.E44]-[.I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4]+1" office:value-type="float" office:value="45" calcext:value-type="float">
            <text:p>45</text:p>
          </table:table-cell>
          <table:table-cell table:formula="of:=IF(AND(ISNUMBER([.G45]);ISNUMBER([.C45]));[.C45]-[.G45];0)" office:value-type="float" office:value="0" calcext:value-type="float">
            <text:p>0</text:p>
          </table:table-cell>
          <table:table-cell/>
          <table:table-cell table:formula="of:=IF(AND(ISNUMBER([.I45]);ISNUMBER([.E45]));[.E45]-[.I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5]+1" office:value-type="float" office:value="46" calcext:value-type="float">
            <text:p>46</text:p>
          </table:table-cell>
          <table:table-cell table:formula="of:=IF(AND(ISNUMBER([.G46]);ISNUMBER([.C46]));[.C46]-[.G46];0)" office:value-type="float" office:value="0" calcext:value-type="float">
            <text:p>0</text:p>
          </table:table-cell>
          <table:table-cell/>
          <table:table-cell table:formula="of:=IF(AND(ISNUMBER([.I46]);ISNUMBER([.E46]));[.E46]-[.I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6]+1" office:value-type="float" office:value="47" calcext:value-type="float">
            <text:p>47</text:p>
          </table:table-cell>
          <table:table-cell table:formula="of:=IF(AND(ISNUMBER([.G47]);ISNUMBER([.C47]));[.C47]-[.G47];0)" office:value-type="float" office:value="-0.02" calcext:value-type="float">
            <text:p>-0.02</text:p>
          </table:table-cell>
          <table:table-cell/>
          <table:table-cell table:formula="of:=IF(AND(ISNUMBER([.I47]);ISNUMBER([.E47]));[.E47]-[.I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47]+1" office:value-type="float" office:value="48" calcext:value-type="float">
            <text:p>48</text:p>
          </table:table-cell>
          <table:table-cell table:formula="of:=IF(AND(ISNUMBER([.G48]);ISNUMBER([.C48]));[.C48]-[.G48];0)" office:value-type="float" office:value="0" calcext:value-type="float">
            <text:p>0</text:p>
          </table:table-cell>
          <table:table-cell/>
          <table:table-cell table:formula="of:=IF(AND(ISNUMBER([.I48]);ISNUMBER([.E48]));[.E48]-[.I4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8]+1" office:value-type="float" office:value="49" calcext:value-type="float">
            <text:p>49</text:p>
          </table:table-cell>
          <table:table-cell table:formula="of:=IF(AND(ISNUMBER([.G49]);ISNUMBER([.C49]));[.C49]-[.G49];0)" office:value-type="float" office:value="0" calcext:value-type="float">
            <text:p>0</text:p>
          </table:table-cell>
          <table:table-cell/>
          <table:table-cell table:formula="of:=IF(AND(ISNUMBER([.I49]);ISNUMBER([.E49]));[.E49]-[.I4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9]+1" office:value-type="float" office:value="50" calcext:value-type="float">
            <text:p>50</text:p>
          </table:table-cell>
          <table:table-cell table:formula="of:=IF(AND(ISNUMBER([.G50]);ISNUMBER([.C50]));[.C50]-[.G50];0)" office:value-type="float" office:value="0" calcext:value-type="float">
            <text:p>0</text:p>
          </table:table-cell>
          <table:table-cell/>
          <table:table-cell table:formula="of:=IF(AND(ISNUMBER([.I50]);ISNUMBER([.E50]));[.E50]-[.I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0]+1" office:value-type="float" office:value="51" calcext:value-type="float">
            <text:p>51</text:p>
          </table:table-cell>
          <table:table-cell table:formula="of:=IF(AND(ISNUMBER([.G51]);ISNUMBER([.C51]));[.C51]-[.G51];0)" office:value-type="float" office:value="-0.01" calcext:value-type="float">
            <text:p>-0.01</text:p>
          </table:table-cell>
          <table:table-cell/>
          <table:table-cell table:formula="of:=IF(AND(ISNUMBER([.I51]);ISNUMBER([.E51]));[.E51]-[.I5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51]+1" office:value-type="float" office:value="52" calcext:value-type="float">
            <text:p>52</text:p>
          </table:table-cell>
          <table:table-cell table:formula="of:=IF(AND(ISNUMBER([.G52]);ISNUMBER([.C52]));[.C52]-[.G52];0)" office:value-type="float" office:value="-0.01" calcext:value-type="float">
            <text:p>-0.01</text:p>
          </table:table-cell>
          <table:table-cell/>
          <table:table-cell table:formula="of:=IF(AND(ISNUMBER([.I52]);ISNUMBER([.E52]));[.E52]-[.I52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2]+1" office:value-type="float" office:value="53" calcext:value-type="float">
            <text:p>53</text:p>
          </table:table-cell>
          <table:table-cell table:formula="of:=IF(AND(ISNUMBER([.G53]);ISNUMBER([.C53]));[.C53]-[.G53];0)" office:value-type="float" office:value="-0.01" calcext:value-type="float">
            <text:p>-0.01</text:p>
          </table:table-cell>
          <table:table-cell/>
          <table:table-cell table:formula="of:=IF(AND(ISNUMBER([.I53]);ISNUMBER([.E53]));[.E53]-[.I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3]+1" office:value-type="float" office:value="54" calcext:value-type="float">
            <text:p>54</text:p>
          </table:table-cell>
          <table:table-cell table:formula="of:=IF(AND(ISNUMBER([.G54]);ISNUMBER([.C54]));[.C54]-[.G54];0)" office:value-type="float" office:value="0" calcext:value-type="float">
            <text:p>0</text:p>
          </table:table-cell>
          <table:table-cell/>
          <table:table-cell table:formula="of:=IF(AND(ISNUMBER([.I54]);ISNUMBER([.E54]));[.E54]-[.I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54]+1" office:value-type="float" office:value="55" calcext:value-type="float">
            <text:p>55</text:p>
          </table:table-cell>
          <table:table-cell table:formula="of:=IF(AND(ISNUMBER([.G55]);ISNUMBER([.C55]));[.C55]-[.G55];0)" office:value-type="float" office:value="0" calcext:value-type="float">
            <text:p>0</text:p>
          </table:table-cell>
          <table:table-cell/>
          <table:table-cell table:formula="of:=IF(AND(ISNUMBER([.I55]);ISNUMBER([.E55]));[.E55]-[.I5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55]+1" office:value-type="float" office:value="56" calcext:value-type="float">
            <text:p>56</text:p>
          </table:table-cell>
          <table:table-cell table:formula="of:=IF(AND(ISNUMBER([.G56]);ISNUMBER([.C56]));[.C56]-[.G56];0)" office:value-type="float" office:value="-0.02" calcext:value-type="float">
            <text:p>-0.02</text:p>
          </table:table-cell>
          <table:table-cell/>
          <table:table-cell table:formula="of:=IF(AND(ISNUMBER([.I56]);ISNUMBER([.E56]));[.E56]-[.I56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6]+1" office:value-type="float" office:value="57" calcext:value-type="float">
            <text:p>57</text:p>
          </table:table-cell>
          <table:table-cell table:formula="of:=IF(AND(ISNUMBER([.G57]);ISNUMBER([.C57]));[.C57]-[.G57];0)" office:value-type="float" office:value="0" calcext:value-type="float">
            <text:p>0</text:p>
          </table:table-cell>
          <table:table-cell/>
          <table:table-cell table:formula="of:=IF(AND(ISNUMBER([.I57]);ISNUMBER([.E57]));[.E57]-[.I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7]+1" office:value-type="float" office:value="58" calcext:value-type="float">
            <text:p>58</text:p>
          </table:table-cell>
          <table:table-cell table:formula="of:=IF(AND(ISNUMBER([.G58]);ISNUMBER([.C58]));[.C58]-[.G58];0)" office:value-type="float" office:value="0.01" calcext:value-type="float">
            <text:p>0.01</text:p>
          </table:table-cell>
          <table:table-cell/>
          <table:table-cell table:formula="of:=IF(AND(ISNUMBER([.I58]);ISNUMBER([.E58]));[.E58]-[.I5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58]+1" office:value-type="float" office:value="59" calcext:value-type="float">
            <text:p>59</text:p>
          </table:table-cell>
          <table:table-cell table:formula="of:=IF(AND(ISNUMBER([.G59]);ISNUMBER([.C59]));[.C59]-[.G59];0)" office:value-type="float" office:value="0" calcext:value-type="float">
            <text:p>0</text:p>
          </table:table-cell>
          <table:table-cell/>
          <table:table-cell table:formula="of:=IF(AND(ISNUMBER([.I59]);ISNUMBER([.E59]));[.E59]-[.I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59]+1" office:value-type="float" office:value="60" calcext:value-type="float">
            <text:p>60</text:p>
          </table:table-cell>
          <table:table-cell table:formula="of:=IF(AND(ISNUMBER([.G60]);ISNUMBER([.C60]));[.C60]-[.G60];0)" office:value-type="float" office:value="0" calcext:value-type="float">
            <text:p>0</text:p>
          </table:table-cell>
          <table:table-cell/>
          <table:table-cell table:formula="of:=IF(AND(ISNUMBER([.I60]);ISNUMBER([.E60]));[.E60]-[.I60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60]+1" office:value-type="float" office:value="61" calcext:value-type="float">
            <text:p>61</text:p>
          </table:table-cell>
          <table:table-cell table:formula="of:=IF(AND(ISNUMBER([.G61]);ISNUMBER([.C61]));[.C61]-[.G61];0)" office:value-type="float" office:value="0" calcext:value-type="float">
            <text:p>0</text:p>
          </table:table-cell>
          <table:table-cell/>
          <table:table-cell table:formula="of:=IF(AND(ISNUMBER([.I61]);ISNUMBER([.E61]));[.E61]-[.I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61]+1" office:value-type="float" office:value="62" calcext:value-type="float">
            <text:p>62</text:p>
          </table:table-cell>
          <table:table-cell table:formula="of:=IF(AND(ISNUMBER([.G62]);ISNUMBER([.C62]));[.C62]-[.G62];0)" office:value-type="float" office:value="0" calcext:value-type="float">
            <text:p>0</text:p>
          </table:table-cell>
          <table:table-cell/>
          <table:table-cell table:formula="of:=IF(AND(ISNUMBER([.I62]);ISNUMBER([.E62]));[.E62]-[.I62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2]+1" office:value-type="float" office:value="63" calcext:value-type="float">
            <text:p>63</text:p>
          </table:table-cell>
          <table:table-cell table:formula="of:=IF(AND(ISNUMBER([.G63]);ISNUMBER([.C63]));[.C63]-[.G63];0)" office:value-type="float" office:value="-0.04" calcext:value-type="float">
            <text:p>-0.04</text:p>
          </table:table-cell>
          <table:table-cell/>
          <table:table-cell table:formula="of:=IF(AND(ISNUMBER([.I63]);ISNUMBER([.E63]));[.E63]-[.I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3]+1" office:value-type="float" office:value="64" calcext:value-type="float">
            <text:p>64</text:p>
          </table:table-cell>
          <table:table-cell table:formula="of:=IF(AND(ISNUMBER([.G64]);ISNUMBER([.C64]));[.C64]-[.G64];0)" office:value-type="float" office:value="-0.01" calcext:value-type="float">
            <text:p>-0.01</text:p>
          </table:table-cell>
          <table:table-cell/>
          <table:table-cell table:formula="of:=IF(AND(ISNUMBER([.I64]);ISNUMBER([.E64]));[.E64]-[.I64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4]+1" office:value-type="float" office:value="65" calcext:value-type="float">
            <text:p>65</text:p>
          </table:table-cell>
          <table:table-cell table:formula="of:=IF(AND(ISNUMBER([.G65]);ISNUMBER([.C65]));[.C65]-[.G65];0)" office:value-type="float" office:value="0" calcext:value-type="float">
            <text:p>0</text:p>
          </table:table-cell>
          <table:table-cell/>
          <table:table-cell table:formula="of:=IF(AND(ISNUMBER([.I65]);ISNUMBER([.E65]));[.E65]-[.I65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5]+1" office:value-type="float" office:value="66" calcext:value-type="float">
            <text:p>66</text:p>
          </table:table-cell>
          <table:table-cell table:formula="of:=IF(AND(ISNUMBER([.G66]);ISNUMBER([.C66]));[.C66]-[.G66];0)" office:value-type="float" office:value="0" calcext:value-type="float">
            <text:p>0</text:p>
          </table:table-cell>
          <table:table-cell/>
          <table:table-cell table:formula="of:=IF(AND(ISNUMBER([.I66]);ISNUMBER([.E66]));[.E66]-[.I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6]+1" office:value-type="float" office:value="67" calcext:value-type="float">
            <text:p>67</text:p>
          </table:table-cell>
          <table:table-cell table:formula="of:=IF(AND(ISNUMBER([.G67]);ISNUMBER([.C67]));[.C67]-[.G67];0)" office:value-type="float" office:value="0" calcext:value-type="float">
            <text:p>0</text:p>
          </table:table-cell>
          <table:table-cell/>
          <table:table-cell table:formula="of:=IF(AND(ISNUMBER([.I67]);ISNUMBER([.E67]));[.E67]-[.I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7]+1" office:value-type="float" office:value="68" calcext:value-type="float">
            <text:p>68</text:p>
          </table:table-cell>
          <table:table-cell table:formula="of:=IF(AND(ISNUMBER([.G68]);ISNUMBER([.C68]));[.C68]-[.G68];0)" office:value-type="float" office:value="-0.01" calcext:value-type="float">
            <text:p>-0.01</text:p>
          </table:table-cell>
          <table:table-cell/>
          <table:table-cell table:formula="of:=IF(AND(ISNUMBER([.I68]);ISNUMBER([.E68]));[.E68]-[.I6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8]+1" office:value-type="float" office:value="69" calcext:value-type="float">
            <text:p>69</text:p>
          </table:table-cell>
          <table:table-cell table:formula="of:=IF(AND(ISNUMBER([.G69]);ISNUMBER([.C69]));[.C69]-[.G69];0)" office:value-type="float" office:value="-0.03" calcext:value-type="float">
            <text:p>-0.03</text:p>
          </table:table-cell>
          <table:table-cell/>
          <table:table-cell table:formula="of:=IF(AND(ISNUMBER([.I69]);ISNUMBER([.E69]));[.E69]-[.I69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9]+1" office:value-type="float" office:value="70" calcext:value-type="float">
            <text:p>70</text:p>
          </table:table-cell>
          <table:table-cell table:formula="of:=IF(AND(ISNUMBER([.G70]);ISNUMBER([.C70]));[.C70]-[.G70];0)" office:value-type="float" office:value="0.04" calcext:value-type="float">
            <text:p>0.04</text:p>
          </table:table-cell>
          <table:table-cell/>
          <table:table-cell table:formula="of:=IF(AND(ISNUMBER([.I70]);ISNUMBER([.E70]));[.E70]-[.I70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70]+1" office:value-type="float" office:value="71" calcext:value-type="float">
            <text:p>71</text:p>
          </table:table-cell>
          <table:table-cell table:formula="of:=IF(AND(ISNUMBER([.G71]);ISNUMBER([.C71]));[.C71]-[.G71];0)" office:value-type="float" office:value="0" calcext:value-type="float">
            <text:p>0</text:p>
          </table:table-cell>
          <table:table-cell/>
          <table:table-cell table:formula="of:=IF(AND(ISNUMBER([.I71]);ISNUMBER([.E71]));[.E71]-[.I71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1]+1" office:value-type="float" office:value="72" calcext:value-type="float">
            <text:p>72</text:p>
          </table:table-cell>
          <table:table-cell table:formula="of:=IF(AND(ISNUMBER([.G72]);ISNUMBER([.C72]));[.C72]-[.G72];0)" office:value-type="float" office:value="0" calcext:value-type="float">
            <text:p>0</text:p>
          </table:table-cell>
          <table:table-cell/>
          <table:table-cell table:formula="of:=IF(AND(ISNUMBER([.I72]);ISNUMBER([.E72]));[.E72]-[.I7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2]+1" office:value-type="float" office:value="73" calcext:value-type="float">
            <text:p>73</text:p>
          </table:table-cell>
          <table:table-cell table:formula="of:=IF(AND(ISNUMBER([.G73]);ISNUMBER([.C73]));[.C73]-[.G73];0)" office:value-type="float" office:value="0.01" calcext:value-type="float">
            <text:p>0.01</text:p>
          </table:table-cell>
          <table:table-cell/>
          <table:table-cell table:formula="of:=IF(AND(ISNUMBER([.I73]);ISNUMBER([.E73]));[.E73]-[.I73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3]+1" office:value-type="float" office:value="74" calcext:value-type="float">
            <text:p>74</text:p>
          </table:table-cell>
          <table:table-cell table:formula="of:=IF(AND(ISNUMBER([.G74]);ISNUMBER([.C74]));[.C74]-[.G74];0)" office:value-type="float" office:value="0" calcext:value-type="float">
            <text:p>0</text:p>
          </table:table-cell>
          <table:table-cell/>
          <table:table-cell table:formula="of:=IF(AND(ISNUMBER([.I74]);ISNUMBER([.E74]));[.E74]-[.I74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4]+1" office:value-type="float" office:value="75" calcext:value-type="float">
            <text:p>75</text:p>
          </table:table-cell>
          <table:table-cell table:formula="of:=IF(AND(ISNUMBER([.G75]);ISNUMBER([.C75]));[.C75]-[.G75];0)" office:value-type="float" office:value="0" calcext:value-type="float">
            <text:p>0</text:p>
          </table:table-cell>
          <table:table-cell/>
          <table:table-cell table:formula="of:=IF(AND(ISNUMBER([.I75]);ISNUMBER([.E75]));[.E75]-[.I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5]+1" office:value-type="float" office:value="76" calcext:value-type="float">
            <text:p>76</text:p>
          </table:table-cell>
          <table:table-cell table:formula="of:=IF(AND(ISNUMBER([.G76]);ISNUMBER([.C76]));[.C76]-[.G76];0)" office:value-type="float" office:value="-0.04" calcext:value-type="float">
            <text:p>-0.04</text:p>
          </table:table-cell>
          <table:table-cell/>
          <table:table-cell table:formula="of:=IF(AND(ISNUMBER([.I76]);ISNUMBER([.E76]));[.E76]-[.I7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]+1" office:value-type="float" office:value="77" calcext:value-type="float">
            <text:p>77</text:p>
          </table:table-cell>
          <table:table-cell table:formula="of:=IF(AND(ISNUMBER([.G77]);ISNUMBER([.C77]));[.C77]-[.G77];0)" office:value-type="float" office:value="0" calcext:value-type="float">
            <text:p>0</text:p>
          </table:table-cell>
          <table:table-cell/>
          <table:table-cell table:formula="of:=IF(AND(ISNUMBER([.I77]);ISNUMBER([.E77]));[.E77]-[.I7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7]+1" office:value-type="float" office:value="78" calcext:value-type="float">
            <text:p>78</text:p>
          </table:table-cell>
          <table:table-cell table:formula="of:=IF(AND(ISNUMBER([.G78]);ISNUMBER([.C78]));[.C78]-[.G78];0)" office:value-type="float" office:value="-0.04" calcext:value-type="float">
            <text:p>-0.04</text:p>
          </table:table-cell>
          <table:table-cell/>
          <table:table-cell table:formula="of:=IF(AND(ISNUMBER([.I78]);ISNUMBER([.E78]));[.E78]-[.I78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8]+1" office:value-type="float" office:value="79" calcext:value-type="float">
            <text:p>79</text:p>
          </table:table-cell>
          <table:table-cell table:formula="of:=IF(AND(ISNUMBER([.G79]);ISNUMBER([.C79]));[.C79]-[.G79];0)" office:value-type="float" office:value="0" calcext:value-type="float">
            <text:p>0</text:p>
          </table:table-cell>
          <table:table-cell/>
          <table:table-cell table:formula="of:=IF(AND(ISNUMBER([.I79]);ISNUMBER([.E79]));[.E79]-[.I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9]+1" office:value-type="float" office:value="80" calcext:value-type="float">
            <text:p>80</text:p>
          </table:table-cell>
          <table:table-cell table:formula="of:=IF(AND(ISNUMBER([.G80]);ISNUMBER([.C80]));[.C80]-[.G80];0)" office:value-type="float" office:value="0.01" calcext:value-type="float">
            <text:p>0.01</text:p>
          </table:table-cell>
          <table:table-cell/>
          <table:table-cell table:formula="of:=IF(AND(ISNUMBER([.I80]);ISNUMBER([.E80]));[.E80]-[.I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]+1" office:value-type="float" office:value="81" calcext:value-type="float">
            <text:p>81</text:p>
          </table:table-cell>
          <table:table-cell table:formula="of:=IF(AND(ISNUMBER([.G81]);ISNUMBER([.C81]));[.C81]-[.G81];0)" office:value-type="float" office:value="0" calcext:value-type="float">
            <text:p>0</text:p>
          </table:table-cell>
          <table:table-cell/>
          <table:table-cell table:formula="of:=IF(AND(ISNUMBER([.I81]);ISNUMBER([.E81]));[.E81]-[.I81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1]+1" office:value-type="float" office:value="82" calcext:value-type="float">
            <text:p>82</text:p>
          </table:table-cell>
          <table:table-cell table:formula="of:=IF(AND(ISNUMBER([.G82]);ISNUMBER([.C82]));[.C82]-[.G82];0)" office:value-type="float" office:value="-0.01" calcext:value-type="float">
            <text:p>-0.01</text:p>
          </table:table-cell>
          <table:table-cell/>
          <table:table-cell table:formula="of:=IF(AND(ISNUMBER([.I82]);ISNUMBER([.E82]));[.E82]-[.I82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2]+1" office:value-type="float" office:value="83" calcext:value-type="float">
            <text:p>83</text:p>
          </table:table-cell>
          <table:table-cell table:formula="of:=IF(AND(ISNUMBER([.G83]);ISNUMBER([.C83]));[.C83]-[.G83];0)" office:value-type="float" office:value="-0.01" calcext:value-type="float">
            <text:p>-0.01</text:p>
          </table:table-cell>
          <table:table-cell/>
          <table:table-cell table:formula="of:=IF(AND(ISNUMBER([.I83]);ISNUMBER([.E83]));[.E83]-[.I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3]+1" office:value-type="float" office:value="84" calcext:value-type="float">
            <text:p>84</text:p>
          </table:table-cell>
          <table:table-cell table:formula="of:=IF(AND(ISNUMBER([.G84]);ISNUMBER([.C84]));[.C84]-[.G84];0)" office:value-type="float" office:value="0.01" calcext:value-type="float">
            <text:p>0.01</text:p>
          </table:table-cell>
          <table:table-cell/>
          <table:table-cell table:formula="of:=IF(AND(ISNUMBER([.I84]);ISNUMBER([.E84]));[.E84]-[.I84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4]+1" office:value-type="float" office:value="85" calcext:value-type="float">
            <text:p>85</text:p>
          </table:table-cell>
          <table:table-cell table:formula="of:=IF(AND(ISNUMBER([.G85]);ISNUMBER([.C85]));[.C85]-[.G85];0)" office:value-type="float" office:value="-0.01" calcext:value-type="float">
            <text:p>-0.01</text:p>
          </table:table-cell>
          <table:table-cell/>
          <table:table-cell table:formula="of:=IF(AND(ISNUMBER([.I85]);ISNUMBER([.E85]));[.E85]-[.I85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5]+1" office:value-type="float" office:value="86" calcext:value-type="float">
            <text:p>86</text:p>
          </table:table-cell>
          <table:table-cell table:formula="of:=IF(AND(ISNUMBER([.G86]);ISNUMBER([.C86]));[.C86]-[.G86];0)" office:value-type="float" office:value="-0.01" calcext:value-type="float">
            <text:p>-0.01</text:p>
          </table:table-cell>
          <table:table-cell/>
          <table:table-cell table:formula="of:=IF(AND(ISNUMBER([.I86]);ISNUMBER([.E86]));[.E86]-[.I8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6]+1" office:value-type="float" office:value="87" calcext:value-type="float">
            <text:p>87</text:p>
          </table:table-cell>
          <table:table-cell table:formula="of:=IF(AND(ISNUMBER([.G87]);ISNUMBER([.C87]));[.C87]-[.G87];0)" office:value-type="float" office:value="0" calcext:value-type="float">
            <text:p>0</text:p>
          </table:table-cell>
          <table:table-cell/>
          <table:table-cell table:formula="of:=IF(AND(ISNUMBER([.I87]);ISNUMBER([.E87]));[.E87]-[.I87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7]+1" office:value-type="float" office:value="88" calcext:value-type="float">
            <text:p>88</text:p>
          </table:table-cell>
          <table:table-cell table:formula="of:=IF(AND(ISNUMBER([.G88]);ISNUMBER([.C88]));[.C88]-[.G88];0)" office:value-type="float" office:value="-0.04" calcext:value-type="float">
            <text:p>-0.04</text:p>
          </table:table-cell>
          <table:table-cell/>
          <table:table-cell table:formula="of:=IF(AND(ISNUMBER([.I88]);ISNUMBER([.E88]));[.E88]-[.I8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8]+1" office:value-type="float" office:value="89" calcext:value-type="float">
            <text:p>89</text:p>
          </table:table-cell>
          <table:table-cell table:formula="of:=IF(AND(ISNUMBER([.G89]);ISNUMBER([.C89]));[.C89]-[.G89];0)" office:value-type="float" office:value="-0.01" calcext:value-type="float">
            <text:p>-0.01</text:p>
          </table:table-cell>
          <table:table-cell/>
          <table:table-cell table:formula="of:=IF(AND(ISNUMBER([.I89]);ISNUMBER([.E89]));[.E89]-[.I8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89]+1" office:value-type="float" office:value="90" calcext:value-type="float">
            <text:p>90</text:p>
          </table:table-cell>
          <table:table-cell table:formula="of:=IF(AND(ISNUMBER([.G90]);ISNUMBER([.C90]));[.C90]-[.G90];0)" office:value-type="float" office:value="0" calcext:value-type="float">
            <text:p>0</text:p>
          </table:table-cell>
          <table:table-cell/>
          <table:table-cell table:formula="of:=IF(AND(ISNUMBER([.I90]);ISNUMBER([.E90]));[.E90]-[.I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90]+1" office:value-type="float" office:value="91" calcext:value-type="float">
            <text:p>91</text:p>
          </table:table-cell>
          <table:table-cell table:formula="of:=IF(AND(ISNUMBER([.G91]);ISNUMBER([.C91]));[.C91]-[.G91];0)" office:value-type="float" office:value="0.01" calcext:value-type="float">
            <text:p>0.01</text:p>
          </table:table-cell>
          <table:table-cell/>
          <table:table-cell table:formula="of:=IF(AND(ISNUMBER([.I91]);ISNUMBER([.E91]));[.E91]-[.I9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1]+1" office:value-type="float" office:value="92" calcext:value-type="float">
            <text:p>92</text:p>
          </table:table-cell>
          <table:table-cell table:formula="of:=IF(AND(ISNUMBER([.G92]);ISNUMBER([.C92]));[.C92]-[.G92];0)" office:value-type="float" office:value="0" calcext:value-type="float">
            <text:p>0</text:p>
          </table:table-cell>
          <table:table-cell/>
          <table:table-cell table:formula="of:=IF(AND(ISNUMBER([.I92]);ISNUMBER([.E92]));[.E92]-[.I9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table:formula="of:=[.K92]+1" office:value-type="float" office:value="93" calcext:value-type="float">
            <text:p>93</text:p>
          </table:table-cell>
          <table:table-cell table:formula="of:=IF(AND(ISNUMBER([.G93]);ISNUMBER([.C93]));[.C93]-[.G93];0)" office:value-type="float" office:value="0.01" calcext:value-type="float">
            <text:p>0.01</text:p>
          </table:table-cell>
          <table:table-cell/>
          <table:table-cell table:formula="of:=IF(AND(ISNUMBER([.I93]);ISNUMBER([.E93]));[.E93]-[.I93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3]+1" office:value-type="float" office:value="94" calcext:value-type="float">
            <text:p>94</text:p>
          </table:table-cell>
          <table:table-cell table:formula="of:=IF(AND(ISNUMBER([.G94]);ISNUMBER([.C94]));[.C94]-[.G94];0)" office:value-type="float" office:value="0.02" calcext:value-type="float">
            <text:p>0.02</text:p>
          </table:table-cell>
          <table:table-cell/>
          <table:table-cell table:formula="of:=IF(AND(ISNUMBER([.I94]);ISNUMBER([.E94]));[.E94]-[.I94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4]+1" office:value-type="float" office:value="95" calcext:value-type="float">
            <text:p>95</text:p>
          </table:table-cell>
          <table:table-cell table:formula="of:=IF(AND(ISNUMBER([.G95]);ISNUMBER([.C95]));[.C95]-[.G95];0)" office:value-type="float" office:value="0.01" calcext:value-type="float">
            <text:p>0.01</text:p>
          </table:table-cell>
          <table:table-cell/>
          <table:table-cell table:formula="of:=IF(AND(ISNUMBER([.I95]);ISNUMBER([.E95]));[.E95]-[.I95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5]+1" office:value-type="float" office:value="96" calcext:value-type="float">
            <text:p>96</text:p>
          </table:table-cell>
          <table:table-cell table:formula="of:=IF(AND(ISNUMBER([.G96]);ISNUMBER([.C96]));[.C96]-[.G96];0)" office:value-type="float" office:value="0" calcext:value-type="float">
            <text:p>0</text:p>
          </table:table-cell>
          <table:table-cell/>
          <table:table-cell table:formula="of:=IF(AND(ISNUMBER([.I96]);ISNUMBER([.E96]));[.E96]-[.I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96]+1" office:value-type="float" office:value="97" calcext:value-type="float">
            <text:p>97</text:p>
          </table:table-cell>
          <table:table-cell table:formula="of:=IF(AND(ISNUMBER([.G97]);ISNUMBER([.C97]));[.C97]-[.G97];0)" office:value-type="float" office:value="0.02" calcext:value-type="float">
            <text:p>0.02</text:p>
          </table:table-cell>
          <table:table-cell/>
          <table:table-cell table:formula="of:=IF(AND(ISNUMBER([.I97]);ISNUMBER([.E97]));[.E97]-[.I9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7]+1" office:value-type="float" office:value="98" calcext:value-type="float">
            <text:p>98</text:p>
          </table:table-cell>
          <table:table-cell table:formula="of:=IF(AND(ISNUMBER([.G98]);ISNUMBER([.C98]));[.C98]-[.G98];0)" office:value-type="float" office:value="0.01" calcext:value-type="float">
            <text:p>0.01</text:p>
          </table:table-cell>
          <table:table-cell/>
          <table:table-cell table:formula="of:=IF(AND(ISNUMBER([.I98]);ISNUMBER([.E98]));[.E98]-[.I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8]+1" office:value-type="float" office:value="99" calcext:value-type="float">
            <text:p>99</text:p>
          </table:table-cell>
          <table:table-cell table:formula="of:=IF(AND(ISNUMBER([.G99]);ISNUMBER([.C99]));[.C99]-[.G99];0)" office:value-type="float" office:value="0.03" calcext:value-type="float">
            <text:p>0.03</text:p>
          </table:table-cell>
          <table:table-cell/>
          <table:table-cell table:formula="of:=IF(AND(ISNUMBER([.I99]);ISNUMBER([.E99]));[.E99]-[.I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99]+1" office:value-type="float" office:value="100" calcext:value-type="float">
            <text:p>100</text:p>
          </table:table-cell>
          <table:table-cell table:formula="of:=IF(AND(ISNUMBER([.G100]);ISNUMBER([.C100]));[.C100]-[.G100];0)" office:value-type="float" office:value="0.05" calcext:value-type="float">
            <text:p>0.05</text:p>
          </table:table-cell>
          <table:table-cell/>
          <table:table-cell table:formula="of:=IF(AND(ISNUMBER([.I100]);ISNUMBER([.E100]));[.E100]-[.I100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0]+1" office:value-type="float" office:value="101" calcext:value-type="float">
            <text:p>101</text:p>
          </table:table-cell>
          <table:table-cell table:formula="of:=IF(AND(ISNUMBER([.G101]);ISNUMBER([.C101]));[.C101]-[.G101];0)" office:value-type="float" office:value="0.01" calcext:value-type="float">
            <text:p>0.01</text:p>
          </table:table-cell>
          <table:table-cell/>
          <table:table-cell table:formula="of:=IF(AND(ISNUMBER([.I101]);ISNUMBER([.E101]));[.E101]-[.I1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1]+1" office:value-type="float" office:value="102" calcext:value-type="float">
            <text:p>102</text:p>
          </table:table-cell>
          <table:table-cell table:formula="of:=IF(AND(ISNUMBER([.G102]);ISNUMBER([.C102]));[.C102]-[.G102];0)" office:value-type="float" office:value="-0.01" calcext:value-type="float">
            <text:p>-0.01</text:p>
          </table:table-cell>
          <table:table-cell/>
          <table:table-cell table:formula="of:=IF(AND(ISNUMBER([.I102]);ISNUMBER([.E102]));[.E102]-[.I1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2]+1" office:value-type="float" office:value="103" calcext:value-type="float">
            <text:p>103</text:p>
          </table:table-cell>
          <table:table-cell table:formula="of:=IF(AND(ISNUMBER([.G103]);ISNUMBER([.C103]));[.C103]-[.G103];0)" office:value-type="float" office:value="0" calcext:value-type="float">
            <text:p>0</text:p>
          </table:table-cell>
          <table:table-cell/>
          <table:table-cell table:formula="of:=IF(AND(ISNUMBER([.I103]);ISNUMBER([.E103]));[.E103]-[.I1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3]+1" office:value-type="float" office:value="104" calcext:value-type="float">
            <text:p>104</text:p>
          </table:table-cell>
          <table:table-cell table:formula="of:=IF(AND(ISNUMBER([.G104]);ISNUMBER([.C104]));[.C104]-[.G104];0)" office:value-type="float" office:value="0.01" calcext:value-type="float">
            <text:p>0.01</text:p>
          </table:table-cell>
          <table:table-cell/>
          <table:table-cell table:formula="of:=IF(AND(ISNUMBER([.I104]);ISNUMBER([.E104]));[.E104]-[.I1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]+1" office:value-type="float" office:value="105" calcext:value-type="float">
            <text:p>105</text:p>
          </table:table-cell>
          <table:table-cell table:formula="of:=IF(AND(ISNUMBER([.G105]);ISNUMBER([.C105]));[.C105]-[.G105];0)" office:value-type="float" office:value="0" calcext:value-type="float">
            <text:p>0</text:p>
          </table:table-cell>
          <table:table-cell/>
          <table:table-cell table:formula="of:=IF(AND(ISNUMBER([.I105]);ISNUMBER([.E105]));[.E105]-[.I1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5]+1" office:value-type="float" office:value="106" calcext:value-type="float">
            <text:p>106</text:p>
          </table:table-cell>
          <table:table-cell table:formula="of:=IF(AND(ISNUMBER([.G106]);ISNUMBER([.C106]));[.C106]-[.G106];0)" office:value-type="float" office:value="0" calcext:value-type="float">
            <text:p>0</text:p>
          </table:table-cell>
          <table:table-cell/>
          <table:table-cell table:formula="of:=IF(AND(ISNUMBER([.I106]);ISNUMBER([.E106]));[.E106]-[.I1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]+1" office:value-type="float" office:value="107" calcext:value-type="float">
            <text:p>107</text:p>
          </table:table-cell>
          <table:table-cell table:formula="of:=IF(AND(ISNUMBER([.G107]);ISNUMBER([.C107]));[.C107]-[.G107];0)" office:value-type="float" office:value="0" calcext:value-type="float">
            <text:p>0</text:p>
          </table:table-cell>
          <table:table-cell/>
          <table:table-cell table:formula="of:=IF(AND(ISNUMBER([.I107]);ISNUMBER([.E107]));[.E107]-[.I1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K107]+1" office:value-type="float" office:value="108" calcext:value-type="float">
            <text:p>108</text:p>
          </table:table-cell>
          <table:table-cell table:formula="of:=IF(AND(ISNUMBER([.G108]);ISNUMBER([.C108]));[.C108]-[.G108];0)" office:value-type="float" office:value="0" calcext:value-type="float">
            <text:p>0</text:p>
          </table:table-cell>
          <table:table-cell/>
          <table:table-cell table:formula="of:=IF(AND(ISNUMBER([.I108]);ISNUMBER([.E108]));[.E108]-[.I10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]+1" office:value-type="float" office:value="109" calcext:value-type="float">
            <text:p>109</text:p>
          </table:table-cell>
          <table:table-cell table:formula="of:=IF(AND(ISNUMBER([.G109]);ISNUMBER([.C109]));[.C109]-[.G109];0)" office:value-type="float" office:value="0" calcext:value-type="float">
            <text:p>0</text:p>
          </table:table-cell>
          <table:table-cell/>
          <table:table-cell table:formula="of:=IF(AND(ISNUMBER([.I109]);ISNUMBER([.E109]));[.E109]-[.I1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9]+1" office:value-type="float" office:value="110" calcext:value-type="float">
            <text:p>110</text:p>
          </table:table-cell>
          <table:table-cell table:formula="of:=IF(AND(ISNUMBER([.G110]);ISNUMBER([.C110]));[.C110]-[.G110];0)" office:value-type="float" office:value="0" calcext:value-type="float">
            <text:p>0</text:p>
          </table:table-cell>
          <table:table-cell/>
          <table:table-cell table:formula="of:=IF(AND(ISNUMBER([.I110]);ISNUMBER([.E110]));[.E110]-[.I1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10]+1" office:value-type="float" office:value="111" calcext:value-type="float">
            <text:p>111</text:p>
          </table:table-cell>
          <table:table-cell table:formula="of:=IF(AND(ISNUMBER([.G111]);ISNUMBER([.C111]));[.C111]-[.G111];0)" office:value-type="float" office:value="0" calcext:value-type="float">
            <text:p>0</text:p>
          </table:table-cell>
          <table:table-cell/>
          <table:table-cell table:formula="of:=IF(AND(ISNUMBER([.I111]);ISNUMBER([.E111]));[.E111]-[.I1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11]+1" office:value-type="float" office:value="112" calcext:value-type="float">
            <text:p>112</text:p>
          </table:table-cell>
          <table:table-cell table:formula="of:=IF(AND(ISNUMBER([.G112]);ISNUMBER([.C112]));[.C112]-[.G112];0)" office:value-type="float" office:value="0" calcext:value-type="float">
            <text:p>0</text:p>
          </table:table-cell>
          <table:table-cell/>
          <table:table-cell table:formula="of:=IF(AND(ISNUMBER([.I112]);ISNUMBER([.E112]));[.E112]-[.I1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2]+1" office:value-type="float" office:value="113" calcext:value-type="float">
            <text:p>113</text:p>
          </table:table-cell>
          <table:table-cell table:formula="of:=IF(AND(ISNUMBER([.G113]);ISNUMBER([.C113]));[.C113]-[.G113];0)" office:value-type="float" office:value="0.01" calcext:value-type="float">
            <text:p>0.01</text:p>
          </table:table-cell>
          <table:table-cell/>
          <table:table-cell table:formula="of:=IF(AND(ISNUMBER([.I113]);ISNUMBER([.E113]));[.E113]-[.I11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3]+1" office:value-type="float" office:value="114" calcext:value-type="float">
            <text:p>114</text:p>
          </table:table-cell>
          <table:table-cell table:formula="of:=IF(AND(ISNUMBER([.G114]);ISNUMBER([.C114]));[.C114]-[.G114];0)" office:value-type="float" office:value="0" calcext:value-type="float">
            <text:p>0</text:p>
          </table:table-cell>
          <table:table-cell/>
          <table:table-cell table:formula="of:=IF(AND(ISNUMBER([.I114]);ISNUMBER([.E114]));[.E114]-[.I1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4]+1" office:value-type="float" office:value="115" calcext:value-type="float">
            <text:p>115</text:p>
          </table:table-cell>
          <table:table-cell table:formula="of:=IF(AND(ISNUMBER([.G115]);ISNUMBER([.C115]));[.C115]-[.G115];0)" office:value-type="float" office:value="0" calcext:value-type="float">
            <text:p>0</text:p>
          </table:table-cell>
          <table:table-cell/>
          <table:table-cell table:formula="of:=IF(AND(ISNUMBER([.I115]);ISNUMBER([.E115]));[.E115]-[.I1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5]+1" office:value-type="float" office:value="116" calcext:value-type="float">
            <text:p>116</text:p>
          </table:table-cell>
          <table:table-cell table:formula="of:=IF(AND(ISNUMBER([.G116]);ISNUMBER([.C116]));[.C116]-[.G116];0)" office:value-type="float" office:value="0" calcext:value-type="float">
            <text:p>0</text:p>
          </table:table-cell>
          <table:table-cell/>
          <table:table-cell table:formula="of:=IF(AND(ISNUMBER([.I116]);ISNUMBER([.E116]));[.E116]-[.I11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16]+1" office:value-type="float" office:value="117" calcext:value-type="float">
            <text:p>117</text:p>
          </table:table-cell>
          <table:table-cell table:formula="of:=IF(AND(ISNUMBER([.G117]);ISNUMBER([.C117]));[.C117]-[.G117];0)" office:value-type="float" office:value="-0.01" calcext:value-type="float">
            <text:p>-0.01</text:p>
          </table:table-cell>
          <table:table-cell/>
          <table:table-cell table:formula="of:=IF(AND(ISNUMBER([.I117]);ISNUMBER([.E117]));[.E117]-[.I1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1.47" calcext:value-type="float">
            <text:p>1.47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1.77" calcext:value-type="float">
            <text:p>1.77</text:p>
          </table:table-cell>
          <table:table-cell/>
          <table:table-cell table:formula="of:=[.K117]+1" office:value-type="float" office:value="118" calcext:value-type="float">
            <text:p>118</text:p>
          </table:table-cell>
          <table:table-cell table:formula="of:=IF(AND(ISNUMBER([.G118]);ISNUMBER([.C118]));[.C118]-[.G118];0)" office:value-type="float" office:value="1.42" calcext:value-type="float">
            <text:p>1.42</text:p>
          </table:table-cell>
          <table:table-cell/>
          <table:table-cell table:formula="of:=IF(AND(ISNUMBER([.I118]);ISNUMBER([.E118]));[.E118]-[.I118];0)" office:value-type="float" office:value="-0.0800000000000001" calcext:value-type="float">
            <text:p>-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252.29" calcext:value-type="float">
            <text:p>252.2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118]+1" office:value-type="float" office:value="119" calcext:value-type="float">
            <text:p>119</text:p>
          </table:table-cell>
          <table:table-cell table:formula="of:=IF(AND(ISNUMBER([.G119]);ISNUMBER([.C119]));[.C119]-[.G119];0)" office:value-type="float" office:value="252.21" calcext:value-type="float">
            <text:p>252.21</text:p>
          </table:table-cell>
          <table:table-cell/>
          <table:table-cell table:formula="of:=IF(AND(ISNUMBER([.I119]);ISNUMBER([.E119]));[.E119]-[.I119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.19" calcext:value-type="float">
            <text:p>9.19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table:formula="of:=[.K119]+1" office:value-type="float" office:value="120" calcext:value-type="float">
            <text:p>120</text:p>
          </table:table-cell>
          <table:table-cell table:formula="of:=IF(AND(ISNUMBER([.G120]);ISNUMBER([.C120]));[.C120]-[.G120];0)" office:value-type="float" office:value="0" calcext:value-type="float">
            <text:p>0</text:p>
          </table:table-cell>
          <table:table-cell/>
          <table:table-cell table:formula="of:=IF(AND(ISNUMBER([.I120]);ISNUMBER([.E120]));[.E120]-[.I120];0)" office:value-type="float" office:value="7.45" calcext:value-type="float">
            <text:p>7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50.98" calcext:value-type="float">
            <text:p>150.98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21.57" calcext:value-type="float">
            <text:p>21.57</text:p>
          </table:table-cell>
          <table:table-cell/>
          <table:table-cell table:formula="of:=[.K120]+1" office:value-type="float" office:value="121" calcext:value-type="float">
            <text:p>121</text:p>
          </table:table-cell>
          <table:table-cell table:formula="of:=IF(AND(ISNUMBER([.G121]);ISNUMBER([.C121]));[.C121]-[.G121];0)" office:value-type="float" office:value="0" calcext:value-type="float">
            <text:p>0</text:p>
          </table:table-cell>
          <table:table-cell/>
          <table:table-cell table:formula="of:=IF(AND(ISNUMBER([.I121]);ISNUMBER([.E121]));[.E121]-[.I121];0)" office:value-type="float" office:value="129.41" calcext:value-type="float">
            <text:p>129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29.65" calcext:value-type="float">
            <text:p>129.65</text:p>
          </table:table-cell>
          <table:table-cell/>
          <table:table-cell table:formula="of:=[.K121]+1" office:value-type="float" office:value="122" calcext:value-type="float">
            <text:p>122</text:p>
          </table:table-cell>
          <table:table-cell table:formula="of:=IF(AND(ISNUMBER([.G122]);ISNUMBER([.C122]));[.C122]-[.G122];0)" office:value-type="float" office:value="-0.23" calcext:value-type="float">
            <text:p>-0.23</text:p>
          </table:table-cell>
          <table:table-cell/>
          <table:table-cell table:formula="of:=IF(AND(ISNUMBER([.I122]);ISNUMBER([.E122]));[.E122]-[.I122];0)" office:value-type="float" office:value="-129.54" calcext:value-type="float">
            <text:p>-129.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22]+1" office:value-type="float" office:value="123" calcext:value-type="float">
            <text:p>123</text:p>
          </table:table-cell>
          <table:table-cell table:formula="of:=IF(AND(ISNUMBER([.G123]);ISNUMBER([.C123]));[.C123]-[.G123];0)" office:value-type="float" office:value="-0.38" calcext:value-type="float">
            <text:p>-0.38</text:p>
          </table:table-cell>
          <table:table-cell/>
          <table:table-cell table:formula="of:=IF(AND(ISNUMBER([.I123]);ISNUMBER([.E123]));[.E123]-[.I1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23]+1" office:value-type="float" office:value="124" calcext:value-type="float">
            <text:p>124</text:p>
          </table:table-cell>
          <table:table-cell table:formula="of:=IF(AND(ISNUMBER([.G124]);ISNUMBER([.C124]));[.C124]-[.G124];0)" office:value-type="float" office:value="-0.56" calcext:value-type="float">
            <text:p>-0.56</text:p>
          </table:table-cell>
          <table:table-cell/>
          <table:table-cell table:formula="of:=IF(AND(ISNUMBER([.I124]);ISNUMBER([.E124]));[.E124]-[.I1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24]+1" office:value-type="float" office:value="125" calcext:value-type="float">
            <text:p>125</text:p>
          </table:table-cell>
          <table:table-cell table:formula="of:=IF(AND(ISNUMBER([.G125]);ISNUMBER([.C125]));[.C125]-[.G125];0)" office:value-type="float" office:value="-0.89" calcext:value-type="float">
            <text:p>-0.89</text:p>
          </table:table-cell>
          <table:table-cell/>
          <table:table-cell table:formula="of:=IF(AND(ISNUMBER([.I125]);ISNUMBER([.E125]));[.E125]-[.I1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2.12" calcext:value-type="float">
            <text:p>2.12</text:p>
          </table:table-cell>
          <table:table-cell/>
          <table:table-cell office:value-type="float" office:value="5.24" calcext:value-type="float">
            <text:p>5.24</text:p>
          </table:table-cell>
          <table:table-cell/>
          <table:table-cell office:value-type="float" office:value="205.57" calcext:value-type="float">
            <text:p>205.57</text:p>
          </table:table-cell>
          <table:table-cell/>
          <table:table-cell table:formula="of:=[.K125]+1" office:value-type="float" office:value="126" calcext:value-type="float">
            <text:p>126</text:p>
          </table:table-cell>
          <table:table-cell table:formula="of:=IF(AND(ISNUMBER([.G126]);ISNUMBER([.C126]));[.C126]-[.G126];0)" office:value-type="float" office:value="-2.84" calcext:value-type="float">
            <text:p>-2.84</text:p>
          </table:table-cell>
          <table:table-cell/>
          <table:table-cell table:formula="of:=IF(AND(ISNUMBER([.I126]);ISNUMBER([.E126]));[.E126]-[.I126];0)" office:value-type="float" office:value="-203.45" calcext:value-type="float">
            <text:p>-203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float" office:value="2.23" calcext:value-type="float">
            <text:p>2.23</text:p>
          </table:table-cell>
          <table:table-cell/>
          <table:table-cell office:value-type="float" office:value="34.95" calcext:value-type="float">
            <text:p>34.95</text:p>
          </table:table-cell>
          <table:table-cell/>
          <table:table-cell office:value-type="float" office:value="207.44" calcext:value-type="float">
            <text:p>207.44</text:p>
          </table:table-cell>
          <table:table-cell/>
          <table:table-cell table:formula="of:=[.K126]+1" office:value-type="float" office:value="127" calcext:value-type="float">
            <text:p>127</text:p>
          </table:table-cell>
          <table:table-cell table:formula="of:=IF(AND(ISNUMBER([.G127]);ISNUMBER([.C127]));[.C127]-[.G127];0)" office:value-type="float" office:value="-32.09" calcext:value-type="float">
            <text:p>-32.09</text:p>
          </table:table-cell>
          <table:table-cell/>
          <table:table-cell table:formula="of:=IF(AND(ISNUMBER([.I127]);ISNUMBER([.E127]));[.E127]-[.I127];0)" office:value-type="float" office:value="-205.21" calcext:value-type="float">
            <text:p>-205.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float" office:value="4.02" calcext:value-type="float">
            <text:p>4.02</text:p>
          </table:table-cell>
          <table:table-cell/>
          <table:table-cell office:value-type="float" office:value="3.11" calcext:value-type="float">
            <text:p>3.11</text:p>
          </table:table-cell>
          <table:table-cell/>
          <table:table-cell office:value-type="float" office:value="11.88" calcext:value-type="float">
            <text:p>11.88</text:p>
          </table:table-cell>
          <table:table-cell/>
          <table:table-cell office:value-type="float" office:value="157.16" calcext:value-type="float">
            <text:p>157.16</text:p>
          </table:table-cell>
          <table:table-cell/>
          <table:table-cell table:formula="of:=[.K127]+1" office:value-type="float" office:value="128" calcext:value-type="float">
            <text:p>128</text:p>
          </table:table-cell>
          <table:table-cell table:formula="of:=IF(AND(ISNUMBER([.G128]);ISNUMBER([.C128]));[.C128]-[.G128];0)" office:value-type="float" office:value="-7.86" calcext:value-type="float">
            <text:p>-7.86</text:p>
          </table:table-cell>
          <table:table-cell/>
          <table:table-cell table:formula="of:=IF(AND(ISNUMBER([.I128]);ISNUMBER([.E128]));[.E128]-[.I128];0)" office:value-type="float" office:value="-154.05" calcext:value-type="float">
            <text:p>-154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6.06" calcext:value-type="float">
            <text:p>6.06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30.79" calcext:value-type="float">
            <text:p>230.79</text:p>
          </table:table-cell>
          <table:table-cell/>
          <table:table-cell table:formula="of:=[.K128]+1" office:value-type="float" office:value="129" calcext:value-type="float">
            <text:p>129</text:p>
          </table:table-cell>
          <table:table-cell table:formula="of:=IF(AND(ISNUMBER([.G129]);ISNUMBER([.C129]));[.C129]-[.G129];0)" office:value-type="float" office:value="-8.66" calcext:value-type="float">
            <text:p>-8.66</text:p>
          </table:table-cell>
          <table:table-cell/>
          <table:table-cell table:formula="of:=IF(AND(ISNUMBER([.I129]);ISNUMBER([.E129]));[.E129]-[.I129];0)" office:value-type="float" office:value="-224.73" calcext:value-type="float">
            <text:p>-224.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float" office:value="7.17" calcext:value-type="float">
            <text:p>7.17</text:p>
          </table:table-cell>
          <table:table-cell/>
          <table:table-cell office:value-type="float" office:value="18.64" calcext:value-type="float">
            <text:p>18.64</text:p>
          </table:table-cell>
          <table:table-cell/>
          <table:table-cell office:value-type="float" office:value="126.86" calcext:value-type="float">
            <text:p>126.86</text:p>
          </table:table-cell>
          <table:table-cell/>
          <table:table-cell office:value-type="float" office:value="139.7" calcext:value-type="float">
            <text:p>139.7</text:p>
          </table:table-cell>
          <table:table-cell/>
          <table:table-cell table:formula="of:=[.K129]+1" office:value-type="float" office:value="130" calcext:value-type="float">
            <text:p>130</text:p>
          </table:table-cell>
          <table:table-cell table:formula="of:=IF(AND(ISNUMBER([.G130]);ISNUMBER([.C130]));[.C130]-[.G130];0)" office:value-type="float" office:value="-119.69" calcext:value-type="float">
            <text:p>-119.69</text:p>
          </table:table-cell>
          <table:table-cell/>
          <table:table-cell table:formula="of:=IF(AND(ISNUMBER([.I130]);ISNUMBER([.E130]));[.E130]-[.I130];0)" office:value-type="float" office:value="-121.06" calcext:value-type="float">
            <text:p>-121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float" office:value="9.22" calcext:value-type="float">
            <text:p>9.22</text:p>
          </table:table-cell>
          <table:table-cell/>
          <table:table-cell office:value-type="float" office:value="19.62" calcext:value-type="float">
            <text:p>19.62</text:p>
          </table:table-cell>
          <table:table-cell/>
          <table:table-cell office:value-type="float" office:value="26.41" calcext:value-type="float">
            <text:p>26.41</text:p>
          </table:table-cell>
          <table:table-cell/>
          <table:table-cell office:value-type="float" office:value="219.65" calcext:value-type="float">
            <text:p>219.65</text:p>
          </table:table-cell>
          <table:table-cell/>
          <table:table-cell table:formula="of:=[.K130]+1" office:value-type="float" office:value="131" calcext:value-type="float">
            <text:p>131</text:p>
          </table:table-cell>
          <table:table-cell table:formula="of:=IF(AND(ISNUMBER([.G131]);ISNUMBER([.C131]));[.C131]-[.G131];0)" office:value-type="float" office:value="-17.19" calcext:value-type="float">
            <text:p>-17.19</text:p>
          </table:table-cell>
          <table:table-cell/>
          <table:table-cell table:formula="of:=IF(AND(ISNUMBER([.I131]);ISNUMBER([.E131]));[.E131]-[.I131];0)" office:value-type="float" office:value="-200.03" calcext:value-type="float">
            <text:p>-20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float" office:value="11.25" calcext:value-type="float">
            <text:p>11.25</text:p>
          </table:table-cell>
          <table:table-cell/>
          <table:table-cell office:value-type="float" office:value="25.95" calcext:value-type="float">
            <text:p>25.95</text:p>
          </table:table-cell>
          <table:table-cell/>
          <table:table-cell office:value-type="float" office:value="50.45" calcext:value-type="float">
            <text:p>50.45</text:p>
          </table:table-cell>
          <table:table-cell/>
          <table:table-cell office:value-type="float" office:value="168.51" calcext:value-type="float">
            <text:p>168.51</text:p>
          </table:table-cell>
          <table:table-cell/>
          <table:table-cell table:formula="of:=[.K131]+1" office:value-type="float" office:value="132" calcext:value-type="float">
            <text:p>132</text:p>
          </table:table-cell>
          <table:table-cell table:formula="of:=IF(AND(ISNUMBER([.G132]);ISNUMBER([.C132]));[.C132]-[.G132];0)" office:value-type="float" office:value="-39.2" calcext:value-type="float">
            <text:p>-39.2</text:p>
          </table:table-cell>
          <table:table-cell/>
          <table:table-cell table:formula="of:=IF(AND(ISNUMBER([.I132]);ISNUMBER([.E132]));[.E132]-[.I132];0)" office:value-type="float" office:value="-142.56" calcext:value-type="float">
            <text:p>-142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float" office:value="14.19" calcext:value-type="float">
            <text:p>14.19</text:p>
          </table:table-cell>
          <table:table-cell/>
          <table:table-cell office:value-type="float" office:value="36.47" calcext:value-type="float">
            <text:p>36.47</text:p>
          </table:table-cell>
          <table:table-cell/>
          <table:table-cell office:value-type="float" office:value="637.99" calcext:value-type="float">
            <text:p>637.99</text:p>
          </table:table-cell>
          <table:table-cell/>
          <table:table-cell office:value-type="float" office:value="258.96" calcext:value-type="float">
            <text:p>258.96</text:p>
          </table:table-cell>
          <table:table-cell/>
          <table:table-cell table:formula="of:=[.K132]+1" office:value-type="float" office:value="133" calcext:value-type="float">
            <text:p>133</text:p>
          </table:table-cell>
          <table:table-cell table:formula="of:=IF(AND(ISNUMBER([.G133]);ISNUMBER([.C133]));[.C133]-[.G133];0)" office:value-type="float" office:value="-623.8" calcext:value-type="float">
            <text:p>-623.8</text:p>
          </table:table-cell>
          <table:table-cell/>
          <table:table-cell table:formula="of:=IF(AND(ISNUMBER([.I133]);ISNUMBER([.E133]));[.E133]-[.I133];0)" office:value-type="float" office:value="-222.49" calcext:value-type="float">
            <text:p>-222.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float" office:value="22.33" calcext:value-type="float">
            <text:p>22.33</text:p>
          </table:table-cell>
          <table:table-cell/>
          <table:table-cell office:value-type="float" office:value="31.74" calcext:value-type="float">
            <text:p>31.74</text:p>
          </table:table-cell>
          <table:table-cell/>
          <table:table-cell office:value-type="float" office:value="142.34" calcext:value-type="float">
            <text:p>142.34</text:p>
          </table:table-cell>
          <table:table-cell/>
          <table:table-cell office:value-type="float" office:value="224.17" calcext:value-type="float">
            <text:p>224.17</text:p>
          </table:table-cell>
          <table:table-cell/>
          <table:table-cell table:formula="of:=[.K133]+1" office:value-type="float" office:value="134" calcext:value-type="float">
            <text:p>134</text:p>
          </table:table-cell>
          <table:table-cell table:formula="of:=IF(AND(ISNUMBER([.G134]);ISNUMBER([.C134]));[.C134]-[.G134];0)" office:value-type="float" office:value="-120.01" calcext:value-type="float">
            <text:p>-120.01</text:p>
          </table:table-cell>
          <table:table-cell/>
          <table:table-cell table:formula="of:=IF(AND(ISNUMBER([.I134]);ISNUMBER([.E134]));[.E134]-[.I134];0)" office:value-type="float" office:value="-192.43" calcext:value-type="float">
            <text:p>-192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float" office:value="21.3" calcext:value-type="float">
            <text:p>21.3</text:p>
          </table:table-cell>
          <table:table-cell/>
          <table:table-cell office:value-type="float" office:value="48.91" calcext:value-type="float">
            <text:p>48.91</text:p>
          </table:table-cell>
          <table:table-cell/>
          <table:table-cell office:value-type="float" office:value="158.34" calcext:value-type="float">
            <text:p>158.34</text:p>
          </table:table-cell>
          <table:table-cell/>
          <table:table-cell office:value-type="float" office:value="179.79" calcext:value-type="float">
            <text:p>179.79</text:p>
          </table:table-cell>
          <table:table-cell/>
          <table:table-cell table:formula="of:=[.K134]+1" office:value-type="float" office:value="135" calcext:value-type="float">
            <text:p>135</text:p>
          </table:table-cell>
          <table:table-cell table:formula="of:=IF(AND(ISNUMBER([.G135]);ISNUMBER([.C135]));[.C135]-[.G135];0)" office:value-type="float" office:value="-137.04" calcext:value-type="float">
            <text:p>-137.04</text:p>
          </table:table-cell>
          <table:table-cell/>
          <table:table-cell table:formula="of:=IF(AND(ISNUMBER([.I135]);ISNUMBER([.E135]));[.E135]-[.I135];0)" office:value-type="float" office:value="-130.88" calcext:value-type="float">
            <text:p>-130.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float" office:value="35.48" calcext:value-type="float">
            <text:p>35.48</text:p>
          </table:table-cell>
          <table:table-cell/>
          <table:table-cell office:value-type="float" office:value="61.62" calcext:value-type="float">
            <text:p>61.6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53.25" calcext:value-type="float">
            <text:p>253.25</text:p>
          </table:table-cell>
          <table:table-cell/>
          <table:table-cell table:formula="of:=[.K135]+1" office:value-type="float" office:value="136" calcext:value-type="float">
            <text:p>136</text:p>
          </table:table-cell>
          <table:table-cell table:formula="of:=IF(AND(ISNUMBER([.G136]);ISNUMBER([.C136]));[.C136]-[.G136];0)" office:value-type="float" office:value="0" calcext:value-type="float">
            <text:p>0</text:p>
          </table:table-cell>
          <table:table-cell/>
          <table:table-cell table:formula="of:=IF(AND(ISNUMBER([.I136]);ISNUMBER([.E136]));[.E136]-[.I136];0)" office:value-type="float" office:value="-191.63" calcext:value-type="float">
            <text:p>-191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float" office:value="39.87" calcext:value-type="float">
            <text:p>39.87</text:p>
          </table:table-cell>
          <table:table-cell/>
          <table:table-cell office:value-type="float" office:value="64.58" calcext:value-type="float">
            <text:p>64.58</text:p>
          </table:table-cell>
          <table:table-cell/>
          <table:table-cell office:value-type="float" office:value="255.38" calcext:value-type="float">
            <text:p>255.38</text:p>
          </table:table-cell>
          <table:table-cell/>
          <table:table-cell office:value-type="float" office:value="243.95" calcext:value-type="float">
            <text:p>243.95</text:p>
          </table:table-cell>
          <table:table-cell/>
          <table:table-cell table:formula="of:=[.K136]+1" office:value-type="float" office:value="137" calcext:value-type="float">
            <text:p>137</text:p>
          </table:table-cell>
          <table:table-cell table:formula="of:=IF(AND(ISNUMBER([.G137]);ISNUMBER([.C137]));[.C137]-[.G137];0)" office:value-type="float" office:value="-215.51" calcext:value-type="float">
            <text:p>-215.51</text:p>
          </table:table-cell>
          <table:table-cell/>
          <table:table-cell table:formula="of:=IF(AND(ISNUMBER([.I137]);ISNUMBER([.E137]));[.E137]-[.I137];0)" office:value-type="float" office:value="-179.37" calcext:value-type="float">
            <text:p>-179.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float" office:value="47.01" calcext:value-type="float">
            <text:p>47.01</text:p>
          </table:table-cell>
          <table:table-cell/>
          <table:table-cell office:value-type="float" office:value="117.84" calcext:value-type="float">
            <text:p>117.84</text:p>
          </table:table-cell>
          <table:table-cell/>
          <table:table-cell office:value-type="float" office:value="274.13" calcext:value-type="float">
            <text:p>274.13</text:p>
          </table:table-cell>
          <table:table-cell/>
          <table:table-cell office:value-type="float" office:value="259.78" calcext:value-type="float">
            <text:p>259.78</text:p>
          </table:table-cell>
          <table:table-cell/>
          <table:table-cell table:formula="of:=[.K137]+1" office:value-type="float" office:value="138" calcext:value-type="float">
            <text:p>138</text:p>
          </table:table-cell>
          <table:table-cell table:formula="of:=IF(AND(ISNUMBER([.G138]);ISNUMBER([.C138]));[.C138]-[.G138];0)" office:value-type="float" office:value="-227.12" calcext:value-type="float">
            <text:p>-227.12</text:p>
          </table:table-cell>
          <table:table-cell/>
          <table:table-cell table:formula="of:=IF(AND(ISNUMBER([.I138]);ISNUMBER([.E138]));[.E138]-[.I138];0)" office:value-type="float" office:value="-141.94" calcext:value-type="float">
            <text:p>-141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float" office:value="60.16" calcext:value-type="float">
            <text:p>60.16</text:p>
          </table:table-cell>
          <table:table-cell/>
          <table:table-cell office:value-type="float" office:value="113.3" calcext:value-type="float">
            <text:p>113.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71.5" calcext:value-type="float">
            <text:p>271.5</text:p>
          </table:table-cell>
          <table:table-cell/>
          <table:table-cell table:formula="of:=[.K138]+1" office:value-type="float" office:value="139" calcext:value-type="float">
            <text:p>139</text:p>
          </table:table-cell>
          <table:table-cell table:formula="of:=IF(AND(ISNUMBER([.G139]);ISNUMBER([.C139]));[.C139]-[.G139];0)" office:value-type="float" office:value="0" calcext:value-type="float">
            <text:p>0</text:p>
          </table:table-cell>
          <table:table-cell/>
          <table:table-cell table:formula="of:=IF(AND(ISNUMBER([.I139]);ISNUMBER([.E139]));[.E139]-[.I139];0)" office:value-type="float" office:value="-158.2" calcext:value-type="float">
            <text:p>-15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float" office:value="75.03" calcext:value-type="float">
            <text:p>75.03</text:p>
          </table:table-cell>
          <table:table-cell/>
          <table:table-cell office:value-type="float" office:value="118.88" calcext:value-type="float">
            <text:p>118.88</text:p>
          </table:table-cell>
          <table:table-cell/>
          <table:table-cell office:value-type="float" office:value="360.64" calcext:value-type="float">
            <text:p>360.64</text:p>
          </table:table-cell>
          <table:table-cell/>
          <table:table-cell office:value-type="float" office:value="362.06" calcext:value-type="float">
            <text:p>362.06</text:p>
          </table:table-cell>
          <table:table-cell/>
          <table:table-cell table:formula="of:=[.K139]+1" office:value-type="float" office:value="140" calcext:value-type="float">
            <text:p>140</text:p>
          </table:table-cell>
          <table:table-cell table:formula="of:=IF(AND(ISNUMBER([.G140]);ISNUMBER([.C140]));[.C140]-[.G140];0)" office:value-type="float" office:value="-285.61" calcext:value-type="float">
            <text:p>-285.61</text:p>
          </table:table-cell>
          <table:table-cell/>
          <table:table-cell table:formula="of:=IF(AND(ISNUMBER([.I140]);ISNUMBER([.E140]));[.E140]-[.I140];0)" office:value-type="float" office:value="-243.18" calcext:value-type="float">
            <text:p>-243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float" office:value="94.13" calcext:value-type="float">
            <text:p>94.13</text:p>
          </table:table-cell>
          <table:table-cell/>
          <table:table-cell office:value-type="float" office:value="233.65" calcext:value-type="float">
            <text:p>233.65</text:p>
          </table:table-cell>
          <table:table-cell/>
          <table:table-cell office:value-type="float" office:value="637" calcext:value-type="float">
            <text:p>637</text:p>
          </table:table-cell>
          <table:table-cell/>
          <table:table-cell office:value-type="float" office:value="399.09" calcext:value-type="float">
            <text:p>399.09</text:p>
          </table:table-cell>
          <table:table-cell/>
          <table:table-cell table:formula="of:=[.K140]+1" office:value-type="float" office:value="141" calcext:value-type="float">
            <text:p>141</text:p>
          </table:table-cell>
          <table:table-cell table:formula="of:=IF(AND(ISNUMBER([.G141]);ISNUMBER([.C141]));[.C141]-[.G141];0)" office:value-type="float" office:value="-542.87" calcext:value-type="float">
            <text:p>-542.87</text:p>
          </table:table-cell>
          <table:table-cell/>
          <table:table-cell table:formula="of:=IF(AND(ISNUMBER([.I141]);ISNUMBER([.E141]));[.E141]-[.I141];0)" office:value-type="float" office:value="-165.44" calcext:value-type="float">
            <text:p>-165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float" office:value="103.53" calcext:value-type="float">
            <text:p>103.53</text:p>
          </table:table-cell>
          <table:table-cell/>
          <table:table-cell office:value-type="float" office:value="349.01" calcext:value-type="float">
            <text:p>349.0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70.27" calcext:value-type="float">
            <text:p>570.27</text:p>
          </table:table-cell>
          <table:table-cell/>
          <table:table-cell table:formula="of:=[.K141]+1" office:value-type="float" office:value="142" calcext:value-type="float">
            <text:p>142</text:p>
          </table:table-cell>
          <table:table-cell table:formula="of:=IF(AND(ISNUMBER([.G142]);ISNUMBER([.C142]));[.C142]-[.G142];0)" office:value-type="float" office:value="0" calcext:value-type="float">
            <text:p>0</text:p>
          </table:table-cell>
          <table:table-cell/>
          <table:table-cell table:formula="of:=IF(AND(ISNUMBER([.I142]);ISNUMBER([.E142]));[.E142]-[.I142];0)" office:value-type="float" office:value="-221.26" calcext:value-type="float">
            <text:p>-221.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float" office:value="132.61" calcext:value-type="float">
            <text:p>132.61</text:p>
          </table:table-cell>
          <table:table-cell/>
          <table:table-cell office:value-type="float" office:value="305.69" calcext:value-type="float">
            <text:p>305.69</text:p>
          </table:table-cell>
          <table:table-cell/>
          <table:table-cell office:value-type="float" office:value="851.43" calcext:value-type="float">
            <text:p>851.43</text:p>
          </table:table-cell>
          <table:table-cell/>
          <table:table-cell office:value-type="float" office:value="415.04" calcext:value-type="float">
            <text:p>415.04</text:p>
          </table:table-cell>
          <table:table-cell/>
          <table:table-cell table:formula="of:=[.K142]+1" office:value-type="float" office:value="143" calcext:value-type="float">
            <text:p>143</text:p>
          </table:table-cell>
          <table:table-cell table:formula="of:=IF(AND(ISNUMBER([.G143]);ISNUMBER([.C143]));[.C143]-[.G143];0)" office:value-type="float" office:value="-718.82" calcext:value-type="float">
            <text:p>-718.82</text:p>
          </table:table-cell>
          <table:table-cell/>
          <table:table-cell table:formula="of:=IF(AND(ISNUMBER([.I143]);ISNUMBER([.E143]));[.E143]-[.I143];0)" office:value-type="float" office:value="-109.35" calcext:value-type="float">
            <text:p>-109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float" office:value="176.23" calcext:value-type="float">
            <text:p>176.23</text:p>
          </table:table-cell>
          <table:table-cell/>
          <table:table-cell office:value-type="float" office:value="297.85" calcext:value-type="float">
            <text:p>297.85</text:p>
          </table:table-cell>
          <table:table-cell/>
          <table:table-cell office:value-type="float" office:value="992.09" calcext:value-type="float">
            <text:p>992.09</text:p>
          </table:table-cell>
          <table:table-cell/>
          <table:table-cell office:value-type="float" office:value="356.47" calcext:value-type="float">
            <text:p>356.47</text:p>
          </table:table-cell>
          <table:table-cell/>
          <table:table-cell table:formula="of:=[.K143]+1" office:value-type="float" office:value="144" calcext:value-type="float">
            <text:p>144</text:p>
          </table:table-cell>
          <table:table-cell table:formula="of:=IF(AND(ISNUMBER([.G144]);ISNUMBER([.C144]));[.C144]-[.G144];0)" office:value-type="float" office:value="-815.86" calcext:value-type="float">
            <text:p>-815.86</text:p>
          </table:table-cell>
          <table:table-cell/>
          <table:table-cell table:formula="of:=IF(AND(ISNUMBER([.I144]);ISNUMBER([.E144]));[.E144]-[.I144];0)" office:value-type="float" office:value="-58.62" calcext:value-type="float">
            <text:p>-58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float" office:value="204.2" calcext:value-type="float">
            <text:p>204.2</text:p>
          </table:table-cell>
          <table:table-cell/>
          <table:table-cell office:value-type="float" office:value="497.83" calcext:value-type="float">
            <text:p>497.8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21.31" calcext:value-type="float">
            <text:p>421.31</text:p>
          </table:table-cell>
          <table:table-cell/>
          <table:table-cell table:formula="of:=[.K144]+1" office:value-type="float" office:value="145" calcext:value-type="float">
            <text:p>145</text:p>
          </table:table-cell>
          <table:table-cell table:formula="of:=IF(AND(ISNUMBER([.G145]);ISNUMBER([.C145]));[.C145]-[.G145];0)" office:value-type="float" office:value="0" calcext:value-type="float">
            <text:p>0</text:p>
          </table:table-cell>
          <table:table-cell/>
          <table:table-cell table:formula="of:=IF(AND(ISNUMBER([.I145]);ISNUMBER([.E145]));[.E145]-[.I145];0)" office:value-type="float" office:value="76.52" calcext:value-type="float">
            <text:p>76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float" office:value="228.57" calcext:value-type="float">
            <text:p>228.57</text:p>
          </table:table-cell>
          <table:table-cell/>
          <table:table-cell office:value-type="float" office:value="439.78" calcext:value-type="float">
            <text:p>439.7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90.49" calcext:value-type="float">
            <text:p>490.49</text:p>
          </table:table-cell>
          <table:table-cell/>
          <table:table-cell table:formula="of:=[.K145]+1" office:value-type="float" office:value="146" calcext:value-type="float">
            <text:p>146</text:p>
          </table:table-cell>
          <table:table-cell table:formula="of:=IF(AND(ISNUMBER([.G146]);ISNUMBER([.C146]));[.C146]-[.G146];0)" office:value-type="float" office:value="0" calcext:value-type="float">
            <text:p>0</text:p>
          </table:table-cell>
          <table:table-cell/>
          <table:table-cell table:formula="of:=IF(AND(ISNUMBER([.I146]);ISNUMBER([.E146]));[.E146]-[.I146];0)" office:value-type="float" office:value="-50.71" calcext:value-type="float">
            <text:p>-50.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float" office:value="258.64" calcext:value-type="float">
            <text:p>258.64</text:p>
          </table:table-cell>
          <table:table-cell/>
          <table:table-cell office:value-type="float" office:value="593.99" calcext:value-type="float">
            <text:p>593.9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384.33" calcext:value-type="float">
            <text:p>384.33</text:p>
          </table:table-cell>
          <table:table-cell/>
          <table:table-cell table:formula="of:=[.K146]+1" office:value-type="float" office:value="147" calcext:value-type="float">
            <text:p>147</text:p>
          </table:table-cell>
          <table:table-cell table:formula="of:=IF(AND(ISNUMBER([.G147]);ISNUMBER([.C147]));[.C147]-[.G147];0)" office:value-type="float" office:value="0" calcext:value-type="float">
            <text:p>0</text:p>
          </table:table-cell>
          <table:table-cell/>
          <table:table-cell table:formula="of:=IF(AND(ISNUMBER([.I147]);ISNUMBER([.E147]));[.E147]-[.I147];0)" office:value-type="float" office:value="209.66" calcext:value-type="float">
            <text:p>209.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float" office:value="346.14" calcext:value-type="float">
            <text:p>346.14</text:p>
          </table:table-cell>
          <table:table-cell/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53.17" calcext:value-type="float">
            <text:p>553.17</text:p>
          </table:table-cell>
          <table:table-cell/>
          <table:table-cell table:formula="of:=[.K147]+1" office:value-type="float" office:value="148" calcext:value-type="float">
            <text:p>148</text:p>
          </table:table-cell>
          <table:table-cell table:formula="of:=IF(AND(ISNUMBER([.G148]);ISNUMBER([.C148]));[.C148]-[.G148];0)" office:value-type="float" office:value="0" calcext:value-type="float">
            <text:p>0</text:p>
          </table:table-cell>
          <table:table-cell/>
          <table:table-cell table:formula="of:=IF(AND(ISNUMBER([.I148]);ISNUMBER([.E148]));[.E148]-[.I148];0)" office:value-type="float" office:value="304.83" calcext:value-type="float">
            <text:p>304.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float" office:value="384.41" calcext:value-type="float">
            <text:p>384.41</text:p>
          </table:table-cell>
          <table:table-cell/>
          <table:table-cell office:value-type="float" office:value="698.38" calcext:value-type="float">
            <text:p>698.3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69.94" calcext:value-type="float">
            <text:p>469.94</text:p>
          </table:table-cell>
          <table:table-cell/>
          <table:table-cell table:formula="of:=[.K148]+1" office:value-type="float" office:value="149" calcext:value-type="float">
            <text:p>149</text:p>
          </table:table-cell>
          <table:table-cell table:formula="of:=IF(AND(ISNUMBER([.G149]);ISNUMBER([.C149]));[.C149]-[.G149];0)" office:value-type="float" office:value="0" calcext:value-type="float">
            <text:p>0</text:p>
          </table:table-cell>
          <table:table-cell/>
          <table:table-cell table:formula="of:=IF(AND(ISNUMBER([.I149]);ISNUMBER([.E149]));[.E149]-[.I149];0)" office:value-type="float" office:value="228.44" calcext:value-type="float">
            <text:p>228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float" office:value="490.86" calcext:value-type="float">
            <text:p>490.8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21.57" calcext:value-type="float">
            <text:p>421.57</text:p>
          </table:table-cell>
          <table:table-cell/>
          <table:table-cell table:formula="of:=[.K149]+1" office:value-type="float" office:value="150" calcext:value-type="float">
            <text:p>150</text:p>
          </table:table-cell>
          <table:table-cell table:formula="of:=IF(AND(ISNUMBER([.G150]);ISNUMBER([.C150]));[.C150]-[.G150];0)" office:value-type="float" office:value="0" calcext:value-type="float">
            <text:p>0</text:p>
          </table:table-cell>
          <table:table-cell/>
          <table:table-cell table:formula="of:=IF(AND(ISNUMBER([.I150]);ISNUMBER([.E150]));[.E150]-[.I1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float" office:value="432.21" calcext:value-type="float">
            <text:p>432.2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65.84" calcext:value-type="float">
            <text:p>465.84</text:p>
          </table:table-cell>
          <table:table-cell/>
          <table:table-cell table:formula="of:=[.K150]+1" office:value-type="float" office:value="151" calcext:value-type="float">
            <text:p>151</text:p>
          </table:table-cell>
          <table:table-cell table:formula="of:=IF(AND(ISNUMBER([.G151]);ISNUMBER([.C151]));[.C151]-[.G151];0)" office:value-type="float" office:value="0" calcext:value-type="float">
            <text:p>0</text:p>
          </table:table-cell>
          <table:table-cell/>
          <table:table-cell table:formula="of:=IF(AND(ISNUMBER([.I151]);ISNUMBER([.E151]));[.E151]-[.I1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float" office:value="505.06" calcext:value-type="float">
            <text:p>505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87.9" calcext:value-type="float">
            <text:p>487.9</text:p>
          </table:table-cell>
          <table:table-cell/>
          <table:table-cell table:formula="of:=[.K151]+1" office:value-type="float" office:value="152" calcext:value-type="float">
            <text:p>152</text:p>
          </table:table-cell>
          <table:table-cell table:formula="of:=IF(AND(ISNUMBER([.G152]);ISNUMBER([.C152]));[.C152]-[.G152];0)" office:value-type="float" office:value="0" calcext:value-type="float">
            <text:p>0</text:p>
          </table:table-cell>
          <table:table-cell/>
          <table:table-cell table:formula="of:=IF(AND(ISNUMBER([.I152]);ISNUMBER([.E152]));[.E152]-[.I15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float" office:value="625.12" calcext:value-type="float">
            <text:p>625.1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68.57" calcext:value-type="float">
            <text:p>568.57</text:p>
          </table:table-cell>
          <table:table-cell/>
          <table:table-cell table:formula="of:=[.K152]+1" office:value-type="float" office:value="153" calcext:value-type="float">
            <text:p>153</text:p>
          </table:table-cell>
          <table:table-cell table:formula="of:=IF(AND(ISNUMBER([.G153]);ISNUMBER([.C153]));[.C153]-[.G153];0)" office:value-type="float" office:value="0" calcext:value-type="float">
            <text:p>0</text:p>
          </table:table-cell>
          <table:table-cell/>
          <table:table-cell table:formula="of:=IF(AND(ISNUMBER([.I153]);ISNUMBER([.E153]));[.E153]-[.I1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float" office:value="617.07" calcext:value-type="float">
            <text:p>617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75.13" calcext:value-type="float">
            <text:p>575.13</text:p>
          </table:table-cell>
          <table:table-cell/>
          <table:table-cell table:formula="of:=[.K153]+1" office:value-type="float" office:value="154" calcext:value-type="float">
            <text:p>154</text:p>
          </table:table-cell>
          <table:table-cell table:formula="of:=IF(AND(ISNUMBER([.G154]);ISNUMBER([.C154]));[.C154]-[.G154];0)" office:value-type="float" office:value="0" calcext:value-type="float">
            <text:p>0</text:p>
          </table:table-cell>
          <table:table-cell/>
          <table:table-cell table:formula="of:=IF(AND(ISNUMBER([.I154]);ISNUMBER([.E154]));[.E154]-[.I1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float" office:value="648.21" calcext:value-type="float">
            <text:p>648.2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48.75" calcext:value-type="float">
            <text:p>548.75</text:p>
          </table:table-cell>
          <table:table-cell/>
          <table:table-cell table:formula="of:=[.K154]+1" office:value-type="float" office:value="155" calcext:value-type="float">
            <text:p>155</text:p>
          </table:table-cell>
          <table:table-cell table:formula="of:=IF(AND(ISNUMBER([.G155]);ISNUMBER([.C155]));[.C155]-[.G155];0)" office:value-type="float" office:value="0" calcext:value-type="float">
            <text:p>0</text:p>
          </table:table-cell>
          <table:table-cell/>
          <table:table-cell table:formula="of:=IF(AND(ISNUMBER([.I155]);ISNUMBER([.E155]));[.E155]-[.I1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float" office:value="670.56" calcext:value-type="float">
            <text:p>670.5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655.93" calcext:value-type="float">
            <text:p>655.93</text:p>
          </table:table-cell>
          <table:table-cell/>
          <table:table-cell table:formula="of:=[.K155]+1" office:value-type="float" office:value="156" calcext:value-type="float">
            <text:p>156</text:p>
          </table:table-cell>
          <table:table-cell table:formula="of:=IF(AND(ISNUMBER([.G156]);ISNUMBER([.C156]));[.C156]-[.G156];0)" office:value-type="float" office:value="0" calcext:value-type="float">
            <text:p>0</text:p>
          </table:table-cell>
          <table:table-cell/>
          <table:table-cell table:formula="of:=IF(AND(ISNUMBER([.I156]);ISNUMBER([.E156]));[.E156]-[.I1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float" office:value="877.21" calcext:value-type="float">
            <text:p>877.2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883.05" calcext:value-type="float">
            <text:p>883.05</text:p>
          </table:table-cell>
          <table:table-cell/>
          <table:table-cell table:formula="of:=[.K156]+1" office:value-type="float" office:value="157" calcext:value-type="float">
            <text:p>157</text:p>
          </table:table-cell>
          <table:table-cell table:formula="of:=IF(AND(ISNUMBER([.G157]);ISNUMBER([.C157]));[.C157]-[.G157];0)" office:value-type="float" office:value="0" calcext:value-type="float">
            <text:p>0</text:p>
          </table:table-cell>
          <table:table-cell/>
          <table:table-cell table:formula="of:=IF(AND(ISNUMBER([.I157]);ISNUMBER([.E157]));[.E157]-[.I1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float" office:value="922.34" calcext:value-type="float">
            <text:p>922.3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57]+1" office:value-type="float" office:value="158" calcext:value-type="float">
            <text:p>158</text:p>
          </table:table-cell>
          <table:table-cell table:formula="of:=IF(AND(ISNUMBER([.G158]);ISNUMBER([.C158]));[.C158]-[.G158];0)" office:value-type="float" office:value="0" calcext:value-type="float">
            <text:p>0</text:p>
          </table:table-cell>
          <table:table-cell/>
          <table:table-cell table:formula="of:=IF(AND(ISNUMBER([.I158]);ISNUMBER([.E158]));[.E158]-[.I1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58]+1" office:value-type="float" office:value="159" calcext:value-type="float">
            <text:p>159</text:p>
          </table:table-cell>
          <table:table-cell table:formula="of:=IF(AND(ISNUMBER([.G159]);ISNUMBER([.C159]));[.C159]-[.G159];0)" office:value-type="float" office:value="0" calcext:value-type="float">
            <text:p>0</text:p>
          </table:table-cell>
          <table:table-cell/>
          <table:table-cell table:formula="of:=IF(AND(ISNUMBER([.I159]);ISNUMBER([.E159]));[.E159]-[.I1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891.71" calcext:value-type="float">
            <text:p>891.71</text:p>
          </table:table-cell>
          <table:table-cell/>
          <table:table-cell table:formula="of:=[.K159]+1" office:value-type="float" office:value="160" calcext:value-type="float">
            <text:p>160</text:p>
          </table:table-cell>
          <table:table-cell table:formula="of:=IF(AND(ISNUMBER([.G160]);ISNUMBER([.C160]));[.C160]-[.G160];0)" office:value-type="float" office:value="0" calcext:value-type="float">
            <text:p>0</text:p>
          </table:table-cell>
          <table:table-cell/>
          <table:table-cell table:formula="of:=IF(AND(ISNUMBER([.I160]);ISNUMBER([.E160]));[.E160]-[.I1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763.74" calcext:value-type="float">
            <text:p>763.74</text:p>
          </table:table-cell>
          <table:table-cell/>
          <table:table-cell table:formula="of:=[.K160]+1" office:value-type="float" office:value="161" calcext:value-type="float">
            <text:p>161</text:p>
          </table:table-cell>
          <table:table-cell table:formula="of:=IF(AND(ISNUMBER([.G161]);ISNUMBER([.C161]));[.C161]-[.G161];0)" office:value-type="float" office:value="0" calcext:value-type="float">
            <text:p>0</text:p>
          </table:table-cell>
          <table:table-cell/>
          <table:table-cell table:formula="of:=IF(AND(ISNUMBER([.I161]);ISNUMBER([.E161]));[.E161]-[.I1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61]+1" office:value-type="float" office:value="162" calcext:value-type="float">
            <text:p>162</text:p>
          </table:table-cell>
          <table:table-cell table:formula="of:=IF(AND(ISNUMBER([.G162]);ISNUMBER([.C162]));[.C162]-[.G162];0)" office:value-type="float" office:value="0" calcext:value-type="float">
            <text:p>0</text:p>
          </table:table-cell>
          <table:table-cell/>
          <table:table-cell table:formula="of:=IF(AND(ISNUMBER([.I162]);ISNUMBER([.E162]));[.E162]-[.I1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833.12" calcext:value-type="float">
            <text:p>833.12</text:p>
          </table:table-cell>
          <table:table-cell/>
          <table:table-cell table:formula="of:=[.K162]+1" office:value-type="float" office:value="163" calcext:value-type="float">
            <text:p>163</text:p>
          </table:table-cell>
          <table:table-cell table:formula="of:=IF(AND(ISNUMBER([.G163]);ISNUMBER([.C163]));[.C163]-[.G163];0)" office:value-type="float" office:value="0" calcext:value-type="float">
            <text:p>0</text:p>
          </table:table-cell>
          <table:table-cell/>
          <table:table-cell table:formula="of:=IF(AND(ISNUMBER([.I163]);ISNUMBER([.E163]));[.E163]-[.I1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63]+1" office:value-type="float" office:value="164" calcext:value-type="float">
            <text:p>164</text:p>
          </table:table-cell>
          <table:table-cell table:formula="of:=IF(AND(ISNUMBER([.G164]);ISNUMBER([.C164]));[.C164]-[.G164];0)" office:value-type="float" office:value="0" calcext:value-type="float">
            <text:p>0</text:p>
          </table:table-cell>
          <table:table-cell/>
          <table:table-cell table:formula="of:=IF(AND(ISNUMBER([.I164]);ISNUMBER([.E164]));[.E164]-[.I1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64]+1" office:value-type="float" office:value="165" calcext:value-type="float">
            <text:p>165</text:p>
          </table:table-cell>
          <table:table-cell table:formula="of:=IF(AND(ISNUMBER([.G165]);ISNUMBER([.C165]));[.C165]-[.G165];0)" office:value-type="float" office:value="0" calcext:value-type="float">
            <text:p>0</text:p>
          </table:table-cell>
          <table:table-cell/>
          <table:table-cell table:formula="of:=IF(AND(ISNUMBER([.I165]);ISNUMBER([.E165]));[.E165]-[.I1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65]+1" office:value-type="float" office:value="166" calcext:value-type="float">
            <text:p>166</text:p>
          </table:table-cell>
          <table:table-cell table:formula="of:=IF(AND(ISNUMBER([.G166]);ISNUMBER([.C166]));[.C166]-[.G166];0)" office:value-type="float" office:value="0.01" calcext:value-type="float">
            <text:p>0.01</text:p>
          </table:table-cell>
          <table:table-cell/>
          <table:table-cell table:formula="of:=IF(AND(ISNUMBER([.I166]);ISNUMBER([.E166]));[.E166]-[.I16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table:formula="of:=[.K166]+1" office:value-type="float" office:value="167" calcext:value-type="float">
            <text:p>167</text:p>
          </table:table-cell>
          <table:table-cell table:formula="of:=IF(AND(ISNUMBER([.G167]);ISNUMBER([.C167]));[.C167]-[.G167];0)" office:value-type="float" office:value="-0.05" calcext:value-type="float">
            <text:p>-0.05</text:p>
          </table:table-cell>
          <table:table-cell/>
          <table:table-cell table:formula="of:=IF(AND(ISNUMBER([.I167]);ISNUMBER([.E167]));[.E167]-[.I167];0)" office:value-type="float" office:value="-0.2" calcext:value-type="float">
            <text:p>-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665.5" calcext:value-type="float">
            <text:p>665.5</text:p>
          </table:table-cell>
          <table:table-cell/>
          <table:table-cell office:value-type="float" office:value="2.23" calcext:value-type="float">
            <text:p>2.23</text:p>
          </table:table-cell>
          <table:table-cell/>
          <table:table-cell table:formula="of:=[.K167]+1" office:value-type="float" office:value="168" calcext:value-type="float">
            <text:p>168</text:p>
          </table:table-cell>
          <table:table-cell table:formula="of:=IF(AND(ISNUMBER([.G168]);ISNUMBER([.C168]));[.C168]-[.G168];0)" office:value-type="float" office:value="-665.38" calcext:value-type="float">
            <text:p>-665.38</text:p>
          </table:table-cell>
          <table:table-cell/>
          <table:table-cell table:formula="of:=IF(AND(ISNUMBER([.I168]);ISNUMBER([.E168]));[.E168]-[.I168];0)" office:value-type="float" office:value="-2.09" calcext:value-type="float">
            <text:p>-2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436.35" calcext:value-type="float">
            <text:p>436.3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68]+1" office:value-type="float" office:value="169" calcext:value-type="float">
            <text:p>169</text:p>
          </table:table-cell>
          <table:table-cell table:formula="of:=IF(AND(ISNUMBER([.G169]);ISNUMBER([.C169]));[.C169]-[.G169];0)" office:value-type="float" office:value="-435.98" calcext:value-type="float">
            <text:p>-435.98</text:p>
          </table:table-cell>
          <table:table-cell/>
          <table:table-cell table:formula="of:=IF(AND(ISNUMBER([.I169]);ISNUMBER([.E169]));[.E169]-[.I1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69]+1" office:value-type="float" office:value="170" calcext:value-type="float">
            <text:p>170</text:p>
          </table:table-cell>
          <table:table-cell table:formula="of:=IF(AND(ISNUMBER([.G170]);ISNUMBER([.C170]));[.C170]-[.G170];0)" office:value-type="float" office:value="0" calcext:value-type="float">
            <text:p>0</text:p>
          </table:table-cell>
          <table:table-cell/>
          <table:table-cell table:formula="of:=IF(AND(ISNUMBER([.I170]);ISNUMBER([.E170]));[.E170]-[.I1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35.09" calcext:value-type="float">
            <text:p>35.0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84.43" calcext:value-type="float">
            <text:p>184.43</text:p>
          </table:table-cell>
          <table:table-cell/>
          <table:table-cell table:formula="of:=[.K170]+1" office:value-type="float" office:value="171" calcext:value-type="float">
            <text:p>171</text:p>
          </table:table-cell>
          <table:table-cell table:formula="of:=IF(AND(ISNUMBER([.G171]);ISNUMBER([.C171]));[.C171]-[.G171];0)" office:value-type="float" office:value="0" calcext:value-type="float">
            <text:p>0</text:p>
          </table:table-cell>
          <table:table-cell/>
          <table:table-cell table:formula="of:=IF(AND(ISNUMBER([.I171]);ISNUMBER([.E171]));[.E171]-[.I171];0)" office:value-type="float" office:value="-149.34" calcext:value-type="float">
            <text:p>-149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float" office:value="943.48" calcext:value-type="float">
            <text:p>943.4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77.5" calcext:value-type="float">
            <text:p>177.5</text:p>
          </table:table-cell>
          <table:table-cell/>
          <table:table-cell table:formula="of:=[.K171]+1" office:value-type="float" office:value="172" calcext:value-type="float">
            <text:p>172</text:p>
          </table:table-cell>
          <table:table-cell table:formula="of:=IF(AND(ISNUMBER([.G172]);ISNUMBER([.C172]));[.C172]-[.G172];0)" office:value-type="float" office:value="0" calcext:value-type="float">
            <text:p>0</text:p>
          </table:table-cell>
          <table:table-cell/>
          <table:table-cell table:formula="of:=IF(AND(ISNUMBER([.I172]);ISNUMBER([.E172]));[.E172]-[.I172];0)" office:value-type="float" office:value="765.98" calcext:value-type="float">
            <text:p>765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float" office:value="16.25" calcext:value-type="float">
            <text:p>16.2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2]+1" office:value-type="float" office:value="173" calcext:value-type="float">
            <text:p>173</text:p>
          </table:table-cell>
          <table:table-cell table:formula="of:=IF(AND(ISNUMBER([.G173]);ISNUMBER([.C173]));[.C173]-[.G173];0)" office:value-type="float" office:value="0" calcext:value-type="float">
            <text:p>0</text:p>
          </table:table-cell>
          <table:table-cell/>
          <table:table-cell table:formula="of:=IF(AND(ISNUMBER([.I173]);ISNUMBER([.E173]));[.E173]-[.I1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3]+1" office:value-type="float" office:value="174" calcext:value-type="float">
            <text:p>174</text:p>
          </table:table-cell>
          <table:table-cell table:formula="of:=IF(AND(ISNUMBER([.G174]);ISNUMBER([.C174]));[.C174]-[.G174];0)" office:value-type="float" office:value="0" calcext:value-type="float">
            <text:p>0</text:p>
          </table:table-cell>
          <table:table-cell/>
          <table:table-cell table:formula="of:=IF(AND(ISNUMBER([.I174]);ISNUMBER([.E174]));[.E174]-[.I1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float" office:value="59.19" calcext:value-type="float">
            <text:p>59.1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4]+1" office:value-type="float" office:value="175" calcext:value-type="float">
            <text:p>175</text:p>
          </table:table-cell>
          <table:table-cell table:formula="of:=IF(AND(ISNUMBER([.G175]);ISNUMBER([.C175]));[.C175]-[.G175];0)" office:value-type="float" office:value="0" calcext:value-type="float">
            <text:p>0</text:p>
          </table:table-cell>
          <table:table-cell/>
          <table:table-cell table:formula="of:=IF(AND(ISNUMBER([.I175]);ISNUMBER([.E175]));[.E175]-[.I1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5]+1" office:value-type="float" office:value="176" calcext:value-type="float">
            <text:p>176</text:p>
          </table:table-cell>
          <table:table-cell table:formula="of:=IF(AND(ISNUMBER([.G176]);ISNUMBER([.C176]));[.C176]-[.G176];0)" office:value-type="float" office:value="0" calcext:value-type="float">
            <text:p>0</text:p>
          </table:table-cell>
          <table:table-cell/>
          <table:table-cell table:formula="of:=IF(AND(ISNUMBER([.I176]);ISNUMBER([.E176]));[.E176]-[.I1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float" office:value="349.36" calcext:value-type="float">
            <text:p>349.3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6]+1" office:value-type="float" office:value="177" calcext:value-type="float">
            <text:p>177</text:p>
          </table:table-cell>
          <table:table-cell table:formula="of:=IF(AND(ISNUMBER([.G177]);ISNUMBER([.C177]));[.C177]-[.G177];0)" office:value-type="float" office:value="0" calcext:value-type="float">
            <text:p>0</text:p>
          </table:table-cell>
          <table:table-cell/>
          <table:table-cell table:formula="of:=IF(AND(ISNUMBER([.I177]);ISNUMBER([.E177]));[.E177]-[.I1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float" office:value="891.54" calcext:value-type="float">
            <text:p>891.5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7]+1" office:value-type="float" office:value="178" calcext:value-type="float">
            <text:p>178</text:p>
          </table:table-cell>
          <table:table-cell table:formula="of:=IF(AND(ISNUMBER([.G178]);ISNUMBER([.C178]));[.C178]-[.G178];0)" office:value-type="float" office:value="0" calcext:value-type="float">
            <text:p>0</text:p>
          </table:table-cell>
          <table:table-cell/>
          <table:table-cell table:formula="of:=IF(AND(ISNUMBER([.I178]);ISNUMBER([.E178]));[.E178]-[.I1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8]+1" office:value-type="float" office:value="179" calcext:value-type="float">
            <text:p>179</text:p>
          </table:table-cell>
          <table:table-cell table:formula="of:=IF(AND(ISNUMBER([.G179]);ISNUMBER([.C179]));[.C179]-[.G179];0)" office:value-type="float" office:value="0" calcext:value-type="float">
            <text:p>0</text:p>
          </table:table-cell>
          <table:table-cell/>
          <table:table-cell table:formula="of:=IF(AND(ISNUMBER([.I179]);ISNUMBER([.E179]));[.E179]-[.I1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79]+1" office:value-type="float" office:value="180" calcext:value-type="float">
            <text:p>180</text:p>
          </table:table-cell>
          <table:table-cell table:formula="of:=IF(AND(ISNUMBER([.G180]);ISNUMBER([.C180]));[.C180]-[.G180];0)" office:value-type="float" office:value="0" calcext:value-type="float">
            <text:p>0</text:p>
          </table:table-cell>
          <table:table-cell/>
          <table:table-cell table:formula="of:=IF(AND(ISNUMBER([.I180]);ISNUMBER([.E180]));[.E180]-[.I1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0]+1" office:value-type="float" office:value="181" calcext:value-type="float">
            <text:p>181</text:p>
          </table:table-cell>
          <table:table-cell table:formula="of:=IF(AND(ISNUMBER([.G181]);ISNUMBER([.C181]));[.C181]-[.G181];0)" office:value-type="float" office:value="0" calcext:value-type="float">
            <text:p>0</text:p>
          </table:table-cell>
          <table:table-cell/>
          <table:table-cell table:formula="of:=IF(AND(ISNUMBER([.I181]);ISNUMBER([.E181]));[.E181]-[.I1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1]+1" office:value-type="float" office:value="182" calcext:value-type="float">
            <text:p>182</text:p>
          </table:table-cell>
          <table:table-cell table:formula="of:=IF(AND(ISNUMBER([.G182]);ISNUMBER([.C182]));[.C182]-[.G182];0)" office:value-type="float" office:value="0" calcext:value-type="float">
            <text:p>0</text:p>
          </table:table-cell>
          <table:table-cell/>
          <table:table-cell table:formula="of:=IF(AND(ISNUMBER([.I182]);ISNUMBER([.E182]));[.E182]-[.I1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2]+1" office:value-type="float" office:value="183" calcext:value-type="float">
            <text:p>183</text:p>
          </table:table-cell>
          <table:table-cell table:formula="of:=IF(AND(ISNUMBER([.G183]);ISNUMBER([.C183]));[.C183]-[.G183];0)" office:value-type="float" office:value="0" calcext:value-type="float">
            <text:p>0</text:p>
          </table:table-cell>
          <table:table-cell/>
          <table:table-cell table:formula="of:=IF(AND(ISNUMBER([.I183]);ISNUMBER([.E183]));[.E183]-[.I1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3]+1" office:value-type="float" office:value="184" calcext:value-type="float">
            <text:p>184</text:p>
          </table:table-cell>
          <table:table-cell table:formula="of:=IF(AND(ISNUMBER([.G184]);ISNUMBER([.C184]));[.C184]-[.G184];0)" office:value-type="float" office:value="0" calcext:value-type="float">
            <text:p>0</text:p>
          </table:table-cell>
          <table:table-cell/>
          <table:table-cell table:formula="of:=IF(AND(ISNUMBER([.I184]);ISNUMBER([.E184]));[.E184]-[.I1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4]+1" office:value-type="float" office:value="185" calcext:value-type="float">
            <text:p>185</text:p>
          </table:table-cell>
          <table:table-cell table:formula="of:=IF(AND(ISNUMBER([.G185]);ISNUMBER([.C185]));[.C185]-[.G185];0)" office:value-type="float" office:value="0" calcext:value-type="float">
            <text:p>0</text:p>
          </table:table-cell>
          <table:table-cell/>
          <table:table-cell table:formula="of:=IF(AND(ISNUMBER([.I185]);ISNUMBER([.E185]));[.E185]-[.I1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5]+1" office:value-type="float" office:value="186" calcext:value-type="float">
            <text:p>186</text:p>
          </table:table-cell>
          <table:table-cell table:formula="of:=IF(AND(ISNUMBER([.G186]);ISNUMBER([.C186]));[.C186]-[.G186];0)" office:value-type="float" office:value="0" calcext:value-type="float">
            <text:p>0</text:p>
          </table:table-cell>
          <table:table-cell/>
          <table:table-cell table:formula="of:=IF(AND(ISNUMBER([.I186]);ISNUMBER([.E186]));[.E186]-[.I1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6]+1" office:value-type="float" office:value="187" calcext:value-type="float">
            <text:p>187</text:p>
          </table:table-cell>
          <table:table-cell table:formula="of:=IF(AND(ISNUMBER([.G187]);ISNUMBER([.C187]));[.C187]-[.G187];0)" office:value-type="float" office:value="0" calcext:value-type="float">
            <text:p>0</text:p>
          </table:table-cell>
          <table:table-cell/>
          <table:table-cell table:formula="of:=IF(AND(ISNUMBER([.I187]);ISNUMBER([.E187]));[.E187]-[.I1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7]+1" office:value-type="float" office:value="188" calcext:value-type="float">
            <text:p>188</text:p>
          </table:table-cell>
          <table:table-cell table:formula="of:=IF(AND(ISNUMBER([.G188]);ISNUMBER([.C188]));[.C188]-[.G188];0)" office:value-type="float" office:value="0" calcext:value-type="float">
            <text:p>0</text:p>
          </table:table-cell>
          <table:table-cell/>
          <table:table-cell table:formula="of:=IF(AND(ISNUMBER([.I188]);ISNUMBER([.E188]));[.E188]-[.I1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8]+1" office:value-type="float" office:value="189" calcext:value-type="float">
            <text:p>189</text:p>
          </table:table-cell>
          <table:table-cell table:formula="of:=IF(AND(ISNUMBER([.G189]);ISNUMBER([.C189]));[.C189]-[.G189];0)" office:value-type="float" office:value="0" calcext:value-type="float">
            <text:p>0</text:p>
          </table:table-cell>
          <table:table-cell/>
          <table:table-cell table:formula="of:=IF(AND(ISNUMBER([.I189]);ISNUMBER([.E189]));[.E189]-[.I1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89]+1" office:value-type="float" office:value="190" calcext:value-type="float">
            <text:p>190</text:p>
          </table:table-cell>
          <table:table-cell table:formula="of:=IF(AND(ISNUMBER([.G190]);ISNUMBER([.C190]));[.C190]-[.G190];0)" office:value-type="float" office:value="0" calcext:value-type="float">
            <text:p>0</text:p>
          </table:table-cell>
          <table:table-cell/>
          <table:table-cell table:formula="of:=IF(AND(ISNUMBER([.I190]);ISNUMBER([.E190]));[.E190]-[.I1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0]+1" office:value-type="float" office:value="191" calcext:value-type="float">
            <text:p>191</text:p>
          </table:table-cell>
          <table:table-cell table:formula="of:=IF(AND(ISNUMBER([.G191]);ISNUMBER([.C191]));[.C191]-[.G191];0)" office:value-type="float" office:value="0" calcext:value-type="float">
            <text:p>0</text:p>
          </table:table-cell>
          <table:table-cell/>
          <table:table-cell table:formula="of:=IF(AND(ISNUMBER([.I191]);ISNUMBER([.E191]));[.E191]-[.I1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1]+1" office:value-type="float" office:value="192" calcext:value-type="float">
            <text:p>192</text:p>
          </table:table-cell>
          <table:table-cell table:formula="of:=IF(AND(ISNUMBER([.G192]);ISNUMBER([.C192]));[.C192]-[.G192];0)" office:value-type="float" office:value="0" calcext:value-type="float">
            <text:p>0</text:p>
          </table:table-cell>
          <table:table-cell/>
          <table:table-cell table:formula="of:=IF(AND(ISNUMBER([.I192]);ISNUMBER([.E192]));[.E192]-[.I1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2]+1" office:value-type="float" office:value="193" calcext:value-type="float">
            <text:p>193</text:p>
          </table:table-cell>
          <table:table-cell table:formula="of:=IF(AND(ISNUMBER([.G193]);ISNUMBER([.C193]));[.C193]-[.G193];0)" office:value-type="float" office:value="0" calcext:value-type="float">
            <text:p>0</text:p>
          </table:table-cell>
          <table:table-cell/>
          <table:table-cell table:formula="of:=IF(AND(ISNUMBER([.I193]);ISNUMBER([.E193]));[.E193]-[.I1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3]+1" office:value-type="float" office:value="194" calcext:value-type="float">
            <text:p>194</text:p>
          </table:table-cell>
          <table:table-cell table:formula="of:=IF(AND(ISNUMBER([.G194]);ISNUMBER([.C194]));[.C194]-[.G194];0)" office:value-type="float" office:value="0" calcext:value-type="float">
            <text:p>0</text:p>
          </table:table-cell>
          <table:table-cell/>
          <table:table-cell table:formula="of:=IF(AND(ISNUMBER([.I194]);ISNUMBER([.E194]));[.E194]-[.I19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4]+1" office:value-type="float" office:value="195" calcext:value-type="float">
            <text:p>195</text:p>
          </table:table-cell>
          <table:table-cell table:formula="of:=IF(AND(ISNUMBER([.G195]);ISNUMBER([.C195]));[.C195]-[.G195];0)" office:value-type="float" office:value="0" calcext:value-type="float">
            <text:p>0</text:p>
          </table:table-cell>
          <table:table-cell/>
          <table:table-cell table:formula="of:=IF(AND(ISNUMBER([.I195]);ISNUMBER([.E195]));[.E195]-[.I1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5]+1" office:value-type="float" office:value="196" calcext:value-type="float">
            <text:p>196</text:p>
          </table:table-cell>
          <table:table-cell table:formula="of:=IF(AND(ISNUMBER([.G196]);ISNUMBER([.C196]));[.C196]-[.G196];0)" office:value-type="float" office:value="0" calcext:value-type="float">
            <text:p>0</text:p>
          </table:table-cell>
          <table:table-cell/>
          <table:table-cell table:formula="of:=IF(AND(ISNUMBER([.I196]);ISNUMBER([.E196]));[.E196]-[.I1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6]+1" office:value-type="float" office:value="197" calcext:value-type="float">
            <text:p>197</text:p>
          </table:table-cell>
          <table:table-cell table:formula="of:=IF(AND(ISNUMBER([.G197]);ISNUMBER([.C197]));[.C197]-[.G197];0)" office:value-type="float" office:value="0" calcext:value-type="float">
            <text:p>0</text:p>
          </table:table-cell>
          <table:table-cell/>
          <table:table-cell table:formula="of:=IF(AND(ISNUMBER([.I197]);ISNUMBER([.E197]));[.E197]-[.I1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7]+1" office:value-type="float" office:value="198" calcext:value-type="float">
            <text:p>198</text:p>
          </table:table-cell>
          <table:table-cell table:formula="of:=IF(AND(ISNUMBER([.G198]);ISNUMBER([.C198]));[.C198]-[.G198];0)" office:value-type="float" office:value="0" calcext:value-type="float">
            <text:p>0</text:p>
          </table:table-cell>
          <table:table-cell/>
          <table:table-cell table:formula="of:=IF(AND(ISNUMBER([.I198]);ISNUMBER([.E198]));[.E198]-[.I1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8]+1" office:value-type="float" office:value="199" calcext:value-type="float">
            <text:p>199</text:p>
          </table:table-cell>
          <table:table-cell table:formula="of:=IF(AND(ISNUMBER([.G199]);ISNUMBER([.C199]));[.C199]-[.G199];0)" office:value-type="float" office:value="0" calcext:value-type="float">
            <text:p>0</text:p>
          </table:table-cell>
          <table:table-cell/>
          <table:table-cell table:formula="of:=IF(AND(ISNUMBER([.I199]);ISNUMBER([.E199]));[.E199]-[.I1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99]+1" office:value-type="float" office:value="200" calcext:value-type="float">
            <text:p>200</text:p>
          </table:table-cell>
          <table:table-cell table:formula="of:=IF(AND(ISNUMBER([.G200]);ISNUMBER([.C200]));[.C200]-[.G200];0)" office:value-type="float" office:value="0" calcext:value-type="float">
            <text:p>0</text:p>
          </table:table-cell>
          <table:table-cell/>
          <table:table-cell table:formula="of:=IF(AND(ISNUMBER([.I200]);ISNUMBER([.E200]));[.E200]-[.I2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200]+1" office:value-type="float" office:value="201" calcext:value-type="float">
            <text:p>201</text:p>
          </table:table-cell>
          <table:table-cell table:formula="of:=IF(AND(ISNUMBER([.G201]);ISNUMBER([.C201]));[.C201]-[.G201];0)" office:value-type="float" office:value="0" calcext:value-type="float">
            <text:p>0</text:p>
          </table:table-cell>
          <table:table-cell/>
          <table:table-cell table:formula="of:=IF(AND(ISNUMBER([.I201]);ISNUMBER([.E201]));[.E201]-[.I2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201]+1" office:value-type="float" office:value="202" calcext:value-type="float">
            <text:p>202</text:p>
          </table:table-cell>
          <table:table-cell table:formula="of:=IF(AND(ISNUMBER([.G202]);ISNUMBER([.C202]));[.C202]-[.G202];0)" office:value-type="float" office:value="0" calcext:value-type="float">
            <text:p>0</text:p>
          </table:table-cell>
          <table:table-cell/>
          <table:table-cell table:formula="of:=IF(AND(ISNUMBER([.I202]);ISNUMBER([.E202]));[.E202]-[.I2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2]+1" office:value-type="float" office:value="203" calcext:value-type="float">
            <text:p>203</text:p>
          </table:table-cell>
          <table:table-cell table:formula="of:=IF(AND(ISNUMBER([.G203]);ISNUMBER([.C203]));[.C203]-[.G203];0)" office:value-type="float" office:value="0" calcext:value-type="float">
            <text:p>0</text:p>
          </table:table-cell>
          <table:table-cell/>
          <table:table-cell table:formula="of:=IF(AND(ISNUMBER([.I203]);ISNUMBER([.E203]));[.E203]-[.I2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3]+1" office:value-type="float" office:value="204" calcext:value-type="float">
            <text:p>204</text:p>
          </table:table-cell>
          <table:table-cell table:formula="of:=IF(AND(ISNUMBER([.G204]);ISNUMBER([.C204]));[.C204]-[.G204];0)" office:value-type="float" office:value="0" calcext:value-type="float">
            <text:p>0</text:p>
          </table:table-cell>
          <table:table-cell/>
          <table:table-cell table:formula="of:=IF(AND(ISNUMBER([.I204]);ISNUMBER([.E204]));[.E204]-[.I2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4]+1" office:value-type="float" office:value="205" calcext:value-type="float">
            <text:p>205</text:p>
          </table:table-cell>
          <table:table-cell table:formula="of:=IF(AND(ISNUMBER([.G205]);ISNUMBER([.C205]));[.C205]-[.G205];0)" office:value-type="float" office:value="-0.01" calcext:value-type="float">
            <text:p>-0.01</text:p>
          </table:table-cell>
          <table:table-cell/>
          <table:table-cell table:formula="of:=IF(AND(ISNUMBER([.I205]);ISNUMBER([.E205]));[.E205]-[.I2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5]+1" office:value-type="float" office:value="206" calcext:value-type="float">
            <text:p>206</text:p>
          </table:table-cell>
          <table:table-cell table:formula="of:=IF(AND(ISNUMBER([.G206]);ISNUMBER([.C206]));[.C206]-[.G206];0)" office:value-type="float" office:value="0.01" calcext:value-type="float">
            <text:p>0.01</text:p>
          </table:table-cell>
          <table:table-cell/>
          <table:table-cell table:formula="of:=IF(AND(ISNUMBER([.I206]);ISNUMBER([.E206]));[.E206]-[.I20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6]+1" office:value-type="float" office:value="207" calcext:value-type="float">
            <text:p>207</text:p>
          </table:table-cell>
          <table:table-cell table:formula="of:=IF(AND(ISNUMBER([.G207]);ISNUMBER([.C207]));[.C207]-[.G207];0)" office:value-type="float" office:value="0" calcext:value-type="float">
            <text:p>0</text:p>
          </table:table-cell>
          <table:table-cell/>
          <table:table-cell table:formula="of:=IF(AND(ISNUMBER([.I207]);ISNUMBER([.E207]));[.E207]-[.I2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7]+1" office:value-type="float" office:value="208" calcext:value-type="float">
            <text:p>208</text:p>
          </table:table-cell>
          <table:table-cell table:formula="of:=IF(AND(ISNUMBER([.G208]);ISNUMBER([.C208]));[.C208]-[.G208];0)" office:value-type="float" office:value="0" calcext:value-type="float">
            <text:p>0</text:p>
          </table:table-cell>
          <table:table-cell/>
          <table:table-cell table:formula="of:=IF(AND(ISNUMBER([.I208]);ISNUMBER([.E208]));[.E208]-[.I2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8]+1" office:value-type="float" office:value="209" calcext:value-type="float">
            <text:p>209</text:p>
          </table:table-cell>
          <table:table-cell table:formula="of:=IF(AND(ISNUMBER([.G209]);ISNUMBER([.C209]));[.C209]-[.G209];0)" office:value-type="float" office:value="-0.01" calcext:value-type="float">
            <text:p>-0.01</text:p>
          </table:table-cell>
          <table:table-cell/>
          <table:table-cell table:formula="of:=IF(AND(ISNUMBER([.I209]);ISNUMBER([.E209]));[.E209]-[.I2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09]+1" office:value-type="float" office:value="210" calcext:value-type="float">
            <text:p>210</text:p>
          </table:table-cell>
          <table:table-cell table:formula="of:=IF(AND(ISNUMBER([.G210]);ISNUMBER([.C210]));[.C210]-[.G210];0)" office:value-type="float" office:value="-0.01" calcext:value-type="float">
            <text:p>-0.01</text:p>
          </table:table-cell>
          <table:table-cell/>
          <table:table-cell table:formula="of:=IF(AND(ISNUMBER([.I210]);ISNUMBER([.E210]));[.E210]-[.I21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0]+1" office:value-type="float" office:value="211" calcext:value-type="float">
            <text:p>211</text:p>
          </table:table-cell>
          <table:table-cell table:formula="of:=IF(AND(ISNUMBER([.G211]);ISNUMBER([.C211]));[.C211]-[.G211];0)" office:value-type="float" office:value="-0.01" calcext:value-type="float">
            <text:p>-0.01</text:p>
          </table:table-cell>
          <table:table-cell/>
          <table:table-cell table:formula="of:=IF(AND(ISNUMBER([.I211]);ISNUMBER([.E211]));[.E211]-[.I2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1]+1" office:value-type="float" office:value="212" calcext:value-type="float">
            <text:p>212</text:p>
          </table:table-cell>
          <table:table-cell table:formula="of:=IF(AND(ISNUMBER([.G212]);ISNUMBER([.C212]));[.C212]-[.G212];0)" office:value-type="float" office:value="-0.02" calcext:value-type="float">
            <text:p>-0.02</text:p>
          </table:table-cell>
          <table:table-cell/>
          <table:table-cell table:formula="of:=IF(AND(ISNUMBER([.I212]);ISNUMBER([.E212]));[.E212]-[.I2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2]+1" office:value-type="float" office:value="213" calcext:value-type="float">
            <text:p>213</text:p>
          </table:table-cell>
          <table:table-cell table:formula="of:=IF(AND(ISNUMBER([.G213]);ISNUMBER([.C213]));[.C213]-[.G213];0)" office:value-type="float" office:value="-0.03" calcext:value-type="float">
            <text:p>-0.03</text:p>
          </table:table-cell>
          <table:table-cell/>
          <table:table-cell table:formula="of:=IF(AND(ISNUMBER([.I213]);ISNUMBER([.E213]));[.E213]-[.I2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3]+1" office:value-type="float" office:value="214" calcext:value-type="float">
            <text:p>214</text:p>
          </table:table-cell>
          <table:table-cell table:formula="of:=IF(AND(ISNUMBER([.G214]);ISNUMBER([.C214]));[.C214]-[.G214];0)" office:value-type="float" office:value="0.01" calcext:value-type="float">
            <text:p>0.01</text:p>
          </table:table-cell>
          <table:table-cell/>
          <table:table-cell table:formula="of:=IF(AND(ISNUMBER([.I214]);ISNUMBER([.E214]));[.E214]-[.I21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4]+1" office:value-type="float" office:value="215" calcext:value-type="float">
            <text:p>215</text:p>
          </table:table-cell>
          <table:table-cell table:formula="of:=IF(AND(ISNUMBER([.G215]);ISNUMBER([.C215]));[.C215]-[.G215];0)" office:value-type="float" office:value="0.03" calcext:value-type="float">
            <text:p>0.03</text:p>
          </table:table-cell>
          <table:table-cell/>
          <table:table-cell table:formula="of:=IF(AND(ISNUMBER([.I215]);ISNUMBER([.E215]));[.E215]-[.I2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5]+1" office:value-type="float" office:value="216" calcext:value-type="float">
            <text:p>216</text:p>
          </table:table-cell>
          <table:table-cell table:formula="of:=IF(AND(ISNUMBER([.G216]);ISNUMBER([.C216]));[.C216]-[.G216];0)" office:value-type="float" office:value="0.02" calcext:value-type="float">
            <text:p>0.02</text:p>
          </table:table-cell>
          <table:table-cell/>
          <table:table-cell table:formula="of:=IF(AND(ISNUMBER([.I216]);ISNUMBER([.E216]));[.E216]-[.I21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6]+1" office:value-type="float" office:value="217" calcext:value-type="float">
            <text:p>217</text:p>
          </table:table-cell>
          <table:table-cell table:formula="of:=IF(AND(ISNUMBER([.G217]);ISNUMBER([.C217]));[.C217]-[.G217];0)" office:value-type="float" office:value="0.02" calcext:value-type="float">
            <text:p>0.02</text:p>
          </table:table-cell>
          <table:table-cell/>
          <table:table-cell table:formula="of:=IF(AND(ISNUMBER([.I217]);ISNUMBER([.E217]));[.E217]-[.I2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7]+1" office:value-type="float" office:value="218" calcext:value-type="float">
            <text:p>218</text:p>
          </table:table-cell>
          <table:table-cell table:formula="of:=IF(AND(ISNUMBER([.G218]);ISNUMBER([.C218]));[.C218]-[.G218];0)" office:value-type="float" office:value="0.02" calcext:value-type="float">
            <text:p>0.02</text:p>
          </table:table-cell>
          <table:table-cell/>
          <table:table-cell table:formula="of:=IF(AND(ISNUMBER([.I218]);ISNUMBER([.E218]));[.E218]-[.I2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8]+1" office:value-type="float" office:value="219" calcext:value-type="float">
            <text:p>219</text:p>
          </table:table-cell>
          <table:table-cell table:formula="of:=IF(AND(ISNUMBER([.G219]);ISNUMBER([.C219]));[.C219]-[.G219];0)" office:value-type="float" office:value="0.02" calcext:value-type="float">
            <text:p>0.02</text:p>
          </table:table-cell>
          <table:table-cell/>
          <table:table-cell table:formula="of:=IF(AND(ISNUMBER([.I219]);ISNUMBER([.E219]));[.E219]-[.I2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19]+1" office:value-type="float" office:value="220" calcext:value-type="float">
            <text:p>220</text:p>
          </table:table-cell>
          <table:table-cell table:formula="of:=IF(AND(ISNUMBER([.G220]);ISNUMBER([.C220]));[.C220]-[.G220];0)" office:value-type="float" office:value="0.06" calcext:value-type="float">
            <text:p>0.06</text:p>
          </table:table-cell>
          <table:table-cell/>
          <table:table-cell table:formula="of:=IF(AND(ISNUMBER([.I220]);ISNUMBER([.E220]));[.E220]-[.I2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0]+1" office:value-type="float" office:value="221" calcext:value-type="float">
            <text:p>221</text:p>
          </table:table-cell>
          <table:table-cell table:formula="of:=IF(AND(ISNUMBER([.G221]);ISNUMBER([.C221]));[.C221]-[.G221];0)" office:value-type="float" office:value="0.05" calcext:value-type="float">
            <text:p>0.05</text:p>
          </table:table-cell>
          <table:table-cell/>
          <table:table-cell table:formula="of:=IF(AND(ISNUMBER([.I221]);ISNUMBER([.E221]));[.E221]-[.I2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1]+1" office:value-type="float" office:value="222" calcext:value-type="float">
            <text:p>222</text:p>
          </table:table-cell>
          <table:table-cell table:formula="of:=IF(AND(ISNUMBER([.G222]);ISNUMBER([.C222]));[.C222]-[.G222];0)" office:value-type="float" office:value="0.11" calcext:value-type="float">
            <text:p>0.11</text:p>
          </table:table-cell>
          <table:table-cell/>
          <table:table-cell table:formula="of:=IF(AND(ISNUMBER([.I222]);ISNUMBER([.E222]));[.E222]-[.I2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2]+1" office:value-type="float" office:value="223" calcext:value-type="float">
            <text:p>223</text:p>
          </table:table-cell>
          <table:table-cell table:formula="of:=IF(AND(ISNUMBER([.G223]);ISNUMBER([.C223]));[.C223]-[.G223];0)" office:value-type="float" office:value="0.07" calcext:value-type="float">
            <text:p>0.07</text:p>
          </table:table-cell>
          <table:table-cell/>
          <table:table-cell table:formula="of:=IF(AND(ISNUMBER([.I223]);ISNUMBER([.E223]));[.E223]-[.I2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3]+1" office:value-type="float" office:value="224" calcext:value-type="float">
            <text:p>224</text:p>
          </table:table-cell>
          <table:table-cell table:formula="of:=IF(AND(ISNUMBER([.G224]);ISNUMBER([.C224]));[.C224]-[.G224];0)" office:value-type="float" office:value="0.14" calcext:value-type="float">
            <text:p>0.14</text:p>
          </table:table-cell>
          <table:table-cell/>
          <table:table-cell table:formula="of:=IF(AND(ISNUMBER([.I224]);ISNUMBER([.E224]));[.E224]-[.I2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4]+1" office:value-type="float" office:value="225" calcext:value-type="float">
            <text:p>225</text:p>
          </table:table-cell>
          <table:table-cell table:formula="of:=IF(AND(ISNUMBER([.G225]);ISNUMBER([.C225]));[.C225]-[.G225];0)" office:value-type="float" office:value="0" calcext:value-type="float">
            <text:p>0</text:p>
          </table:table-cell>
          <table:table-cell/>
          <table:table-cell table:formula="of:=IF(AND(ISNUMBER([.I225]);ISNUMBER([.E225]));[.E225]-[.I22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5]+1" office:value-type="float" office:value="226" calcext:value-type="float">
            <text:p>226</text:p>
          </table:table-cell>
          <table:table-cell table:formula="of:=IF(AND(ISNUMBER([.G226]);ISNUMBER([.C226]));[.C226]-[.G226];0)" office:value-type="float" office:value="-0.01" calcext:value-type="float">
            <text:p>-0.01</text:p>
          </table:table-cell>
          <table:table-cell/>
          <table:table-cell table:formula="of:=IF(AND(ISNUMBER([.I226]);ISNUMBER([.E226]));[.E226]-[.I2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6]+1" office:value-type="float" office:value="227" calcext:value-type="float">
            <text:p>227</text:p>
          </table:table-cell>
          <table:table-cell table:formula="of:=IF(AND(ISNUMBER([.G227]);ISNUMBER([.C227]));[.C227]-[.G227];0)" office:value-type="float" office:value="-0.02" calcext:value-type="float">
            <text:p>-0.02</text:p>
          </table:table-cell>
          <table:table-cell/>
          <table:table-cell table:formula="of:=IF(AND(ISNUMBER([.I227]);ISNUMBER([.E227]));[.E227]-[.I22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7]+1" office:value-type="float" office:value="228" calcext:value-type="float">
            <text:p>228</text:p>
          </table:table-cell>
          <table:table-cell table:formula="of:=IF(AND(ISNUMBER([.G228]);ISNUMBER([.C228]));[.C228]-[.G228];0)" office:value-type="float" office:value="0" calcext:value-type="float">
            <text:p>0</text:p>
          </table:table-cell>
          <table:table-cell/>
          <table:table-cell table:formula="of:=IF(AND(ISNUMBER([.I228]);ISNUMBER([.E228]));[.E228]-[.I2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8]+1" office:value-type="float" office:value="229" calcext:value-type="float">
            <text:p>229</text:p>
          </table:table-cell>
          <table:table-cell table:formula="of:=IF(AND(ISNUMBER([.G229]);ISNUMBER([.C229]));[.C229]-[.G229];0)" office:value-type="float" office:value="0" calcext:value-type="float">
            <text:p>0</text:p>
          </table:table-cell>
          <table:table-cell/>
          <table:table-cell table:formula="of:=IF(AND(ISNUMBER([.I229]);ISNUMBER([.E229]));[.E229]-[.I2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29]+1" office:value-type="float" office:value="230" calcext:value-type="float">
            <text:p>230</text:p>
          </table:table-cell>
          <table:table-cell table:formula="of:=IF(AND(ISNUMBER([.G230]);ISNUMBER([.C230]));[.C230]-[.G230];0)" office:value-type="float" office:value="-0.03" calcext:value-type="float">
            <text:p>-0.03</text:p>
          </table:table-cell>
          <table:table-cell/>
          <table:table-cell table:formula="of:=IF(AND(ISNUMBER([.I230]);ISNUMBER([.E230]));[.E230]-[.I2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0]+1" office:value-type="float" office:value="231" calcext:value-type="float">
            <text:p>231</text:p>
          </table:table-cell>
          <table:table-cell table:formula="of:=IF(AND(ISNUMBER([.G231]);ISNUMBER([.C231]));[.C231]-[.G231];0)" office:value-type="float" office:value="0" calcext:value-type="float">
            <text:p>0</text:p>
          </table:table-cell>
          <table:table-cell/>
          <table:table-cell table:formula="of:=IF(AND(ISNUMBER([.I231]);ISNUMBER([.E231]));[.E231]-[.I2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1]+1" office:value-type="float" office:value="232" calcext:value-type="float">
            <text:p>232</text:p>
          </table:table-cell>
          <table:table-cell table:formula="of:=IF(AND(ISNUMBER([.G232]);ISNUMBER([.C232]));[.C232]-[.G232];0)" office:value-type="float" office:value="-0.01" calcext:value-type="float">
            <text:p>-0.01</text:p>
          </table:table-cell>
          <table:table-cell/>
          <table:table-cell table:formula="of:=IF(AND(ISNUMBER([.I232]);ISNUMBER([.E232]));[.E232]-[.I2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2]+1" office:value-type="float" office:value="233" calcext:value-type="float">
            <text:p>233</text:p>
          </table:table-cell>
          <table:table-cell table:formula="of:=IF(AND(ISNUMBER([.G233]);ISNUMBER([.C233]));[.C233]-[.G233];0)" office:value-type="float" office:value="-0.03" calcext:value-type="float">
            <text:p>-0.03</text:p>
          </table:table-cell>
          <table:table-cell/>
          <table:table-cell table:formula="of:=IF(AND(ISNUMBER([.I233]);ISNUMBER([.E233]));[.E233]-[.I2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K233]+1" office:value-type="float" office:value="234" calcext:value-type="float">
            <text:p>234</text:p>
          </table:table-cell>
          <table:table-cell table:formula="of:=IF(AND(ISNUMBER([.G234]);ISNUMBER([.C234]));[.C234]-[.G234];0)" office:value-type="float" office:value="-0.02" calcext:value-type="float">
            <text:p>-0.02</text:p>
          </table:table-cell>
          <table:table-cell/>
          <table:table-cell table:formula="of:=IF(AND(ISNUMBER([.I234]);ISNUMBER([.E234]));[.E234]-[.I23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4]+1" office:value-type="float" office:value="235" calcext:value-type="float">
            <text:p>235</text:p>
          </table:table-cell>
          <table:table-cell table:formula="of:=IF(AND(ISNUMBER([.G235]);ISNUMBER([.C235]));[.C235]-[.G235];0)" office:value-type="float" office:value="-0.03" calcext:value-type="float">
            <text:p>-0.03</text:p>
          </table:table-cell>
          <table:table-cell/>
          <table:table-cell table:formula="of:=IF(AND(ISNUMBER([.I235]);ISNUMBER([.E235]));[.E235]-[.I2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5]+1" office:value-type="float" office:value="236" calcext:value-type="float">
            <text:p>236</text:p>
          </table:table-cell>
          <table:table-cell table:formula="of:=IF(AND(ISNUMBER([.G236]);ISNUMBER([.C236]));[.C236]-[.G236];0)" office:value-type="float" office:value="-0.03" calcext:value-type="float">
            <text:p>-0.03</text:p>
          </table:table-cell>
          <table:table-cell/>
          <table:table-cell table:formula="of:=IF(AND(ISNUMBER([.I236]);ISNUMBER([.E236]));[.E236]-[.I2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6]+1" office:value-type="float" office:value="237" calcext:value-type="float">
            <text:p>237</text:p>
          </table:table-cell>
          <table:table-cell table:formula="of:=IF(AND(ISNUMBER([.G237]);ISNUMBER([.C237]));[.C237]-[.G237];0)" office:value-type="float" office:value="-0.03" calcext:value-type="float">
            <text:p>-0.03</text:p>
          </table:table-cell>
          <table:table-cell/>
          <table:table-cell table:formula="of:=IF(AND(ISNUMBER([.I237]);ISNUMBER([.E237]));[.E237]-[.I2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7]+1" office:value-type="float" office:value="238" calcext:value-type="float">
            <text:p>238</text:p>
          </table:table-cell>
          <table:table-cell table:formula="of:=IF(AND(ISNUMBER([.G238]);ISNUMBER([.C238]));[.C238]-[.G238];0)" office:value-type="float" office:value="-0.01" calcext:value-type="float">
            <text:p>-0.01</text:p>
          </table:table-cell>
          <table:table-cell/>
          <table:table-cell table:formula="of:=IF(AND(ISNUMBER([.I238]);ISNUMBER([.E238]));[.E238]-[.I2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8]+1" office:value-type="float" office:value="239" calcext:value-type="float">
            <text:p>239</text:p>
          </table:table-cell>
          <table:table-cell table:formula="of:=IF(AND(ISNUMBER([.G239]);ISNUMBER([.C239]));[.C239]-[.G239];0)" office:value-type="float" office:value="-0.04" calcext:value-type="float">
            <text:p>-0.04</text:p>
          </table:table-cell>
          <table:table-cell/>
          <table:table-cell table:formula="of:=IF(AND(ISNUMBER([.I239]);ISNUMBER([.E239]));[.E239]-[.I23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39]+1" office:value-type="float" office:value="240" calcext:value-type="float">
            <text:p>240</text:p>
          </table:table-cell>
          <table:table-cell table:formula="of:=IF(AND(ISNUMBER([.G240]);ISNUMBER([.C240]));[.C240]-[.G240];0)" office:value-type="float" office:value="-0.05" calcext:value-type="float">
            <text:p>-0.05</text:p>
          </table:table-cell>
          <table:table-cell/>
          <table:table-cell table:formula="of:=IF(AND(ISNUMBER([.I240]);ISNUMBER([.E240]));[.E240]-[.I2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0]+1" office:value-type="float" office:value="241" calcext:value-type="float">
            <text:p>241</text:p>
          </table:table-cell>
          <table:table-cell table:formula="of:=IF(AND(ISNUMBER([.G241]);ISNUMBER([.C241]));[.C241]-[.G241];0)" office:value-type="float" office:value="-0.06" calcext:value-type="float">
            <text:p>-0.06</text:p>
          </table:table-cell>
          <table:table-cell/>
          <table:table-cell table:formula="of:=IF(AND(ISNUMBER([.I241]);ISNUMBER([.E241]));[.E241]-[.I2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1]+1" office:value-type="float" office:value="242" calcext:value-type="float">
            <text:p>242</text:p>
          </table:table-cell>
          <table:table-cell table:formula="of:=IF(AND(ISNUMBER([.G242]);ISNUMBER([.C242]));[.C242]-[.G242];0)" office:value-type="float" office:value="-0.07" calcext:value-type="float">
            <text:p>-0.07</text:p>
          </table:table-cell>
          <table:table-cell/>
          <table:table-cell table:formula="of:=IF(AND(ISNUMBER([.I242]);ISNUMBER([.E242]));[.E242]-[.I2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2]+1" office:value-type="float" office:value="243" calcext:value-type="float">
            <text:p>243</text:p>
          </table:table-cell>
          <table:table-cell table:formula="of:=IF(AND(ISNUMBER([.G243]);ISNUMBER([.C243]));[.C243]-[.G243];0)" office:value-type="float" office:value="-0.1" calcext:value-type="float">
            <text:p>-0.1</text:p>
          </table:table-cell>
          <table:table-cell/>
          <table:table-cell table:formula="of:=IF(AND(ISNUMBER([.I243]);ISNUMBER([.E243]));[.E243]-[.I2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3]+1" office:value-type="float" office:value="244" calcext:value-type="float">
            <text:p>244</text:p>
          </table:table-cell>
          <table:table-cell table:formula="of:=IF(AND(ISNUMBER([.G244]);ISNUMBER([.C244]));[.C244]-[.G244];0)" office:value-type="float" office:value="-0.1" calcext:value-type="float">
            <text:p>-0.1</text:p>
          </table:table-cell>
          <table:table-cell/>
          <table:table-cell table:formula="of:=IF(AND(ISNUMBER([.I244]);ISNUMBER([.E244]));[.E244]-[.I2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4]+1" office:value-type="float" office:value="245" calcext:value-type="float">
            <text:p>245</text:p>
          </table:table-cell>
          <table:table-cell table:formula="of:=IF(AND(ISNUMBER([.G245]);ISNUMBER([.C245]));[.C245]-[.G245];0)" office:value-type="float" office:value="-0.1" calcext:value-type="float">
            <text:p>-0.1</text:p>
          </table:table-cell>
          <table:table-cell/>
          <table:table-cell table:formula="of:=IF(AND(ISNUMBER([.I245]);ISNUMBER([.E245]));[.E245]-[.I2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5]+1" office:value-type="float" office:value="246" calcext:value-type="float">
            <text:p>246</text:p>
          </table:table-cell>
          <table:table-cell table:formula="of:=IF(AND(ISNUMBER([.G246]);ISNUMBER([.C246]));[.C246]-[.G246];0)" office:value-type="float" office:value="-0.02" calcext:value-type="float">
            <text:p>-0.02</text:p>
          </table:table-cell>
          <table:table-cell/>
          <table:table-cell table:formula="of:=IF(AND(ISNUMBER([.I246]);ISNUMBER([.E246]));[.E246]-[.I2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6]+1" office:value-type="float" office:value="247" calcext:value-type="float">
            <text:p>247</text:p>
          </table:table-cell>
          <table:table-cell table:formula="of:=IF(AND(ISNUMBER([.G247]);ISNUMBER([.C247]));[.C247]-[.G247];0)" office:value-type="float" office:value="-0.03" calcext:value-type="float">
            <text:p>-0.03</text:p>
          </table:table-cell>
          <table:table-cell/>
          <table:table-cell table:formula="of:=IF(AND(ISNUMBER([.I247]);ISNUMBER([.E247]));[.E247]-[.I2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7]+1" office:value-type="float" office:value="248" calcext:value-type="float">
            <text:p>248</text:p>
          </table:table-cell>
          <table:table-cell table:formula="of:=IF(AND(ISNUMBER([.G248]);ISNUMBER([.C248]));[.C248]-[.G248];0)" office:value-type="float" office:value="-0.02" calcext:value-type="float">
            <text:p>-0.02</text:p>
          </table:table-cell>
          <table:table-cell/>
          <table:table-cell table:formula="of:=IF(AND(ISNUMBER([.I248]);ISNUMBER([.E248]));[.E248]-[.I24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48]+1" office:value-type="float" office:value="249" calcext:value-type="float">
            <text:p>249</text:p>
          </table:table-cell>
          <table:table-cell table:formula="of:=IF(AND(ISNUMBER([.G249]);ISNUMBER([.C249]));[.C249]-[.G249];0)" office:value-type="float" office:value="0.00999999999999998" calcext:value-type="float">
            <text:p>0.01</text:p>
          </table:table-cell>
          <table:table-cell/>
          <table:table-cell table:formula="of:=IF(AND(ISNUMBER([.I249]);ISNUMBER([.E249]));[.E249]-[.I24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49]+1" office:value-type="float" office:value="250" calcext:value-type="float">
            <text:p>250</text:p>
          </table:table-cell>
          <table:table-cell table:formula="of:=IF(AND(ISNUMBER([.G250]);ISNUMBER([.C250]));[.C250]-[.G250];0)" office:value-type="float" office:value="0.0100000000000001" calcext:value-type="float">
            <text:p>0.01</text:p>
          </table:table-cell>
          <table:table-cell/>
          <table:table-cell table:formula="of:=IF(AND(ISNUMBER([.I250]);ISNUMBER([.E250]));[.E250]-[.I25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0]+1" office:value-type="float" office:value="251" calcext:value-type="float">
            <text:p>251</text:p>
          </table:table-cell>
          <table:table-cell table:formula="of:=IF(AND(ISNUMBER([.G251]);ISNUMBER([.C251]));[.C251]-[.G251];0)" office:value-type="float" office:value="0" calcext:value-type="float">
            <text:p>0</text:p>
          </table:table-cell>
          <table:table-cell/>
          <table:table-cell table:formula="of:=IF(AND(ISNUMBER([.I251]);ISNUMBER([.E251]));[.E251]-[.I2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1]+1" office:value-type="float" office:value="252" calcext:value-type="float">
            <text:p>252</text:p>
          </table:table-cell>
          <table:table-cell table:formula="of:=IF(AND(ISNUMBER([.G252]);ISNUMBER([.C252]));[.C252]-[.G252];0)" office:value-type="float" office:value="-0.03" calcext:value-type="float">
            <text:p>-0.03</text:p>
          </table:table-cell>
          <table:table-cell/>
          <table:table-cell table:formula="of:=IF(AND(ISNUMBER([.I252]);ISNUMBER([.E252]));[.E252]-[.I25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2]+1" office:value-type="float" office:value="253" calcext:value-type="float">
            <text:p>253</text:p>
          </table:table-cell>
          <table:table-cell table:formula="of:=IF(AND(ISNUMBER([.G253]);ISNUMBER([.C253]));[.C253]-[.G253];0)" office:value-type="float" office:value="0" calcext:value-type="float">
            <text:p>0</text:p>
          </table:table-cell>
          <table:table-cell/>
          <table:table-cell table:formula="of:=IF(AND(ISNUMBER([.I253]);ISNUMBER([.E253]));[.E253]-[.I2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3]+1" office:value-type="float" office:value="254" calcext:value-type="float">
            <text:p>254</text:p>
          </table:table-cell>
          <table:table-cell table:formula="of:=IF(AND(ISNUMBER([.G254]);ISNUMBER([.C254]));[.C254]-[.G254];0)" office:value-type="float" office:value="-0.01" calcext:value-type="float">
            <text:p>-0.01</text:p>
          </table:table-cell>
          <table:table-cell/>
          <table:table-cell table:formula="of:=IF(AND(ISNUMBER([.I254]);ISNUMBER([.E254]));[.E254]-[.I2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4]+1" office:value-type="float" office:value="255" calcext:value-type="float">
            <text:p>255</text:p>
          </table:table-cell>
          <table:table-cell table:formula="of:=IF(AND(ISNUMBER([.G255]);ISNUMBER([.C255]));[.C255]-[.G255];0)" office:value-type="float" office:value="0" calcext:value-type="float">
            <text:p>0</text:p>
          </table:table-cell>
          <table:table-cell/>
          <table:table-cell table:formula="of:=IF(AND(ISNUMBER([.I255]);ISNUMBER([.E255]));[.E255]-[.I2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5]+1" office:value-type="float" office:value="256" calcext:value-type="float">
            <text:p>256</text:p>
          </table:table-cell>
          <table:table-cell table:formula="of:=IF(AND(ISNUMBER([.G256]);ISNUMBER([.C256]));[.C256]-[.G256];0)" office:value-type="float" office:value="0" calcext:value-type="float">
            <text:p>0</text:p>
          </table:table-cell>
          <table:table-cell/>
          <table:table-cell table:formula="of:=IF(AND(ISNUMBER([.I256]);ISNUMBER([.E256]));[.E256]-[.I2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6]+1" office:value-type="float" office:value="257" calcext:value-type="float">
            <text:p>257</text:p>
          </table:table-cell>
          <table:table-cell table:formula="of:=IF(AND(ISNUMBER([.G257]);ISNUMBER([.C257]));[.C257]-[.G257];0)" office:value-type="float" office:value="-0.01" calcext:value-type="float">
            <text:p>-0.01</text:p>
          </table:table-cell>
          <table:table-cell/>
          <table:table-cell table:formula="of:=IF(AND(ISNUMBER([.I257]);ISNUMBER([.E257]));[.E257]-[.I2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57]+1" office:value-type="float" office:value="258" calcext:value-type="float">
            <text:p>258</text:p>
          </table:table-cell>
          <table:table-cell table:formula="of:=IF(AND(ISNUMBER([.G258]);ISNUMBER([.C258]));[.C258]-[.G258];0)" office:value-type="float" office:value="0.01" calcext:value-type="float">
            <text:p>0.01</text:p>
          </table:table-cell>
          <table:table-cell/>
          <table:table-cell table:formula="of:=IF(AND(ISNUMBER([.I258]);ISNUMBER([.E258]));[.E258]-[.I2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58]+1" office:value-type="float" office:value="259" calcext:value-type="float">
            <text:p>259</text:p>
          </table:table-cell>
          <table:table-cell table:formula="of:=IF(AND(ISNUMBER([.G259]);ISNUMBER([.C259]));[.C259]-[.G259];0)" office:value-type="float" office:value="0.01" calcext:value-type="float">
            <text:p>0.01</text:p>
          </table:table-cell>
          <table:table-cell/>
          <table:table-cell table:formula="of:=IF(AND(ISNUMBER([.I259]);ISNUMBER([.E259]));[.E259]-[.I25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59]+1" office:value-type="float" office:value="260" calcext:value-type="float">
            <text:p>260</text:p>
          </table:table-cell>
          <table:table-cell table:formula="of:=IF(AND(ISNUMBER([.G260]);ISNUMBER([.C260]));[.C260]-[.G260];0)" office:value-type="float" office:value="-0.01" calcext:value-type="float">
            <text:p>-0.01</text:p>
          </table:table-cell>
          <table:table-cell/>
          <table:table-cell table:formula="of:=IF(AND(ISNUMBER([.I260]);ISNUMBER([.E260]));[.E260]-[.I2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0]+1" office:value-type="float" office:value="261" calcext:value-type="float">
            <text:p>261</text:p>
          </table:table-cell>
          <table:table-cell table:formula="of:=IF(AND(ISNUMBER([.G261]);ISNUMBER([.C261]));[.C261]-[.G261];0)" office:value-type="float" office:value="-0.01" calcext:value-type="float">
            <text:p>-0.01</text:p>
          </table:table-cell>
          <table:table-cell/>
          <table:table-cell table:formula="of:=IF(AND(ISNUMBER([.I261]);ISNUMBER([.E261]));[.E261]-[.I2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61]+1" office:value-type="float" office:value="262" calcext:value-type="float">
            <text:p>262</text:p>
          </table:table-cell>
          <table:table-cell table:formula="of:=IF(AND(ISNUMBER([.G262]);ISNUMBER([.C262]));[.C262]-[.G262];0)" office:value-type="float" office:value="0" calcext:value-type="float">
            <text:p>0</text:p>
          </table:table-cell>
          <table:table-cell/>
          <table:table-cell table:formula="of:=IF(AND(ISNUMBER([.I262]);ISNUMBER([.E262]));[.E262]-[.I2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62]+1" office:value-type="float" office:value="263" calcext:value-type="float">
            <text:p>263</text:p>
          </table:table-cell>
          <table:table-cell table:formula="of:=IF(AND(ISNUMBER([.G263]);ISNUMBER([.C263]));[.C263]-[.G263];0)" office:value-type="float" office:value="0" calcext:value-type="float">
            <text:p>0</text:p>
          </table:table-cell>
          <table:table-cell/>
          <table:table-cell table:formula="of:=IF(AND(ISNUMBER([.I263]);ISNUMBER([.E263]));[.E263]-[.I2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3]+1" office:value-type="float" office:value="264" calcext:value-type="float">
            <text:p>264</text:p>
          </table:table-cell>
          <table:table-cell table:formula="of:=IF(AND(ISNUMBER([.G264]);ISNUMBER([.C264]));[.C264]-[.G264];0)" office:value-type="float" office:value="-0.01" calcext:value-type="float">
            <text:p>-0.01</text:p>
          </table:table-cell>
          <table:table-cell/>
          <table:table-cell table:formula="of:=IF(AND(ISNUMBER([.I264]);ISNUMBER([.E264]));[.E264]-[.I2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4]+1" office:value-type="float" office:value="265" calcext:value-type="float">
            <text:p>265</text:p>
          </table:table-cell>
          <table:table-cell table:formula="of:=IF(AND(ISNUMBER([.G265]);ISNUMBER([.C265]));[.C265]-[.G265];0)" office:value-type="float" office:value="0" calcext:value-type="float">
            <text:p>0</text:p>
          </table:table-cell>
          <table:table-cell/>
          <table:table-cell table:formula="of:=IF(AND(ISNUMBER([.I265]);ISNUMBER([.E265]));[.E265]-[.I26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65]+1" office:value-type="float" office:value="266" calcext:value-type="float">
            <text:p>266</text:p>
          </table:table-cell>
          <table:table-cell table:formula="of:=IF(AND(ISNUMBER([.G266]);ISNUMBER([.C266]));[.C266]-[.G266];0)" office:value-type="float" office:value="0.01" calcext:value-type="float">
            <text:p>0.01</text:p>
          </table:table-cell>
          <table:table-cell/>
          <table:table-cell table:formula="of:=IF(AND(ISNUMBER([.I266]);ISNUMBER([.E266]));[.E266]-[.I2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6]+1" office:value-type="float" office:value="267" calcext:value-type="float">
            <text:p>267</text:p>
          </table:table-cell>
          <table:table-cell table:formula="of:=IF(AND(ISNUMBER([.G267]);ISNUMBER([.C267]));[.C267]-[.G267];0)" office:value-type="float" office:value="0" calcext:value-type="float">
            <text:p>0</text:p>
          </table:table-cell>
          <table:table-cell/>
          <table:table-cell table:formula="of:=IF(AND(ISNUMBER([.I267]);ISNUMBER([.E267]));[.E267]-[.I26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7]+1" office:value-type="float" office:value="268" calcext:value-type="float">
            <text:p>268</text:p>
          </table:table-cell>
          <table:table-cell table:formula="of:=IF(AND(ISNUMBER([.G268]);ISNUMBER([.C268]));[.C268]-[.G268];0)" office:value-type="float" office:value="0" calcext:value-type="float">
            <text:p>0</text:p>
          </table:table-cell>
          <table:table-cell/>
          <table:table-cell table:formula="of:=IF(AND(ISNUMBER([.I268]);ISNUMBER([.E268]));[.E268]-[.I26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68]+1" office:value-type="float" office:value="269" calcext:value-type="float">
            <text:p>269</text:p>
          </table:table-cell>
          <table:table-cell table:formula="of:=IF(AND(ISNUMBER([.G269]);ISNUMBER([.C269]));[.C269]-[.G269];0)" office:value-type="float" office:value="-0.01" calcext:value-type="float">
            <text:p>-0.01</text:p>
          </table:table-cell>
          <table:table-cell/>
          <table:table-cell table:formula="of:=IF(AND(ISNUMBER([.I269]);ISNUMBER([.E269]));[.E269]-[.I26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69]+1" office:value-type="float" office:value="270" calcext:value-type="float">
            <text:p>270</text:p>
          </table:table-cell>
          <table:table-cell table:formula="of:=IF(AND(ISNUMBER([.G270]);ISNUMBER([.C270]));[.C270]-[.G270];0)" office:value-type="float" office:value="0" calcext:value-type="float">
            <text:p>0</text:p>
          </table:table-cell>
          <table:table-cell/>
          <table:table-cell table:formula="of:=IF(AND(ISNUMBER([.I270]);ISNUMBER([.E270]));[.E270]-[.I2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70]+1" office:value-type="float" office:value="271" calcext:value-type="float">
            <text:p>271</text:p>
          </table:table-cell>
          <table:table-cell table:formula="of:=IF(AND(ISNUMBER([.G271]);ISNUMBER([.C271]));[.C271]-[.G271];0)" office:value-type="float" office:value="-0.01" calcext:value-type="float">
            <text:p>-0.01</text:p>
          </table:table-cell>
          <table:table-cell/>
          <table:table-cell table:formula="of:=IF(AND(ISNUMBER([.I271]);ISNUMBER([.E271]));[.E271]-[.I271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1]+1" office:value-type="float" office:value="272" calcext:value-type="float">
            <text:p>272</text:p>
          </table:table-cell>
          <table:table-cell table:formula="of:=IF(AND(ISNUMBER([.G272]);ISNUMBER([.C272]));[.C272]-[.G272];0)" office:value-type="float" office:value="0.01" calcext:value-type="float">
            <text:p>0.01</text:p>
          </table:table-cell>
          <table:table-cell/>
          <table:table-cell table:formula="of:=IF(AND(ISNUMBER([.I272]);ISNUMBER([.E272]));[.E272]-[.I272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2]+1" office:value-type="float" office:value="273" calcext:value-type="float">
            <text:p>273</text:p>
          </table:table-cell>
          <table:table-cell table:formula="of:=IF(AND(ISNUMBER([.G273]);ISNUMBER([.C273]));[.C273]-[.G273];0)" office:value-type="float" office:value="0" calcext:value-type="float">
            <text:p>0</text:p>
          </table:table-cell>
          <table:table-cell/>
          <table:table-cell table:formula="of:=IF(AND(ISNUMBER([.I273]);ISNUMBER([.E273]));[.E273]-[.I27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3]+1" office:value-type="float" office:value="274" calcext:value-type="float">
            <text:p>274</text:p>
          </table:table-cell>
          <table:table-cell table:formula="of:=IF(AND(ISNUMBER([.G274]);ISNUMBER([.C274]));[.C274]-[.G274];0)" office:value-type="float" office:value="0.01" calcext:value-type="float">
            <text:p>0.01</text:p>
          </table:table-cell>
          <table:table-cell/>
          <table:table-cell table:formula="of:=IF(AND(ISNUMBER([.I274]);ISNUMBER([.E274]));[.E274]-[.I2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74]+1" office:value-type="float" office:value="275" calcext:value-type="float">
            <text:p>275</text:p>
          </table:table-cell>
          <table:table-cell table:formula="of:=IF(AND(ISNUMBER([.G275]);ISNUMBER([.C275]));[.C275]-[.G275];0)" office:value-type="float" office:value="-0.01" calcext:value-type="float">
            <text:p>-0.01</text:p>
          </table:table-cell>
          <table:table-cell/>
          <table:table-cell table:formula="of:=IF(AND(ISNUMBER([.I275]);ISNUMBER([.E275]));[.E275]-[.I27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5]+1" office:value-type="float" office:value="276" calcext:value-type="float">
            <text:p>276</text:p>
          </table:table-cell>
          <table:table-cell table:formula="of:=IF(AND(ISNUMBER([.G276]);ISNUMBER([.C276]));[.C276]-[.G276];0)" office:value-type="float" office:value="0.02" calcext:value-type="float">
            <text:p>0.02</text:p>
          </table:table-cell>
          <table:table-cell/>
          <table:table-cell table:formula="of:=IF(AND(ISNUMBER([.I276]);ISNUMBER([.E276]));[.E276]-[.I2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6]+1" office:value-type="float" office:value="277" calcext:value-type="float">
            <text:p>277</text:p>
          </table:table-cell>
          <table:table-cell table:formula="of:=IF(AND(ISNUMBER([.G277]);ISNUMBER([.C277]));[.C277]-[.G277];0)" office:value-type="float" office:value="0.03" calcext:value-type="float">
            <text:p>0.03</text:p>
          </table:table-cell>
          <table:table-cell/>
          <table:table-cell table:formula="of:=IF(AND(ISNUMBER([.I277]);ISNUMBER([.E277]));[.E277]-[.I2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77]+1" office:value-type="float" office:value="278" calcext:value-type="float">
            <text:p>278</text:p>
          </table:table-cell>
          <table:table-cell table:formula="of:=IF(AND(ISNUMBER([.G278]);ISNUMBER([.C278]));[.C278]-[.G278];0)" office:value-type="float" office:value="0" calcext:value-type="float">
            <text:p>0</text:p>
          </table:table-cell>
          <table:table-cell/>
          <table:table-cell table:formula="of:=IF(AND(ISNUMBER([.I278]);ISNUMBER([.E278]));[.E278]-[.I278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8]+1" office:value-type="float" office:value="279" calcext:value-type="float">
            <text:p>279</text:p>
          </table:table-cell>
          <table:table-cell table:formula="of:=IF(AND(ISNUMBER([.G279]);ISNUMBER([.C279]));[.C279]-[.G279];0)" office:value-type="float" office:value="0" calcext:value-type="float">
            <text:p>0</text:p>
          </table:table-cell>
          <table:table-cell/>
          <table:table-cell table:formula="of:=IF(AND(ISNUMBER([.I279]);ISNUMBER([.E279]));[.E279]-[.I2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79]+1" office:value-type="float" office:value="280" calcext:value-type="float">
            <text:p>280</text:p>
          </table:table-cell>
          <table:table-cell table:formula="of:=IF(AND(ISNUMBER([.G280]);ISNUMBER([.C280]));[.C280]-[.G280];0)" office:value-type="float" office:value="-0.02" calcext:value-type="float">
            <text:p>-0.02</text:p>
          </table:table-cell>
          <table:table-cell/>
          <table:table-cell table:formula="of:=IF(AND(ISNUMBER([.I280]);ISNUMBER([.E280]));[.E280]-[.I28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0]+1" office:value-type="float" office:value="281" calcext:value-type="float">
            <text:p>281</text:p>
          </table:table-cell>
          <table:table-cell table:formula="of:=IF(AND(ISNUMBER([.G281]);ISNUMBER([.C281]));[.C281]-[.G281];0)" office:value-type="float" office:value="0.01" calcext:value-type="float">
            <text:p>0.01</text:p>
          </table:table-cell>
          <table:table-cell/>
          <table:table-cell table:formula="of:=IF(AND(ISNUMBER([.I281]);ISNUMBER([.E281]));[.E281]-[.I2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1]+1" office:value-type="float" office:value="282" calcext:value-type="float">
            <text:p>282</text:p>
          </table:table-cell>
          <table:table-cell table:formula="of:=IF(AND(ISNUMBER([.G282]);ISNUMBER([.C282]));[.C282]-[.G282];0)" office:value-type="float" office:value="0.01" calcext:value-type="float">
            <text:p>0.01</text:p>
          </table:table-cell>
          <table:table-cell/>
          <table:table-cell table:formula="of:=IF(AND(ISNUMBER([.I282]);ISNUMBER([.E282]));[.E282]-[.I2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2]+1" office:value-type="float" office:value="283" calcext:value-type="float">
            <text:p>283</text:p>
          </table:table-cell>
          <table:table-cell table:formula="of:=IF(AND(ISNUMBER([.G283]);ISNUMBER([.C283]));[.C283]-[.G283];0)" office:value-type="float" office:value="-0.02" calcext:value-type="float">
            <text:p>-0.02</text:p>
          </table:table-cell>
          <table:table-cell/>
          <table:table-cell table:formula="of:=IF(AND(ISNUMBER([.I283]);ISNUMBER([.E283]));[.E283]-[.I28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83]+1" office:value-type="float" office:value="284" calcext:value-type="float">
            <text:p>284</text:p>
          </table:table-cell>
          <table:table-cell table:formula="of:=IF(AND(ISNUMBER([.G284]);ISNUMBER([.C284]));[.C284]-[.G284];0)" office:value-type="float" office:value="-0.02" calcext:value-type="float">
            <text:p>-0.02</text:p>
          </table:table-cell>
          <table:table-cell/>
          <table:table-cell table:formula="of:=IF(AND(ISNUMBER([.I284]);ISNUMBER([.E284]));[.E284]-[.I28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4]+1" office:value-type="float" office:value="285" calcext:value-type="float">
            <text:p>285</text:p>
          </table:table-cell>
          <table:table-cell table:formula="of:=IF(AND(ISNUMBER([.G285]);ISNUMBER([.C285]));[.C285]-[.G285];0)" office:value-type="float" office:value="0" calcext:value-type="float">
            <text:p>0</text:p>
          </table:table-cell>
          <table:table-cell/>
          <table:table-cell table:formula="of:=IF(AND(ISNUMBER([.I285]);ISNUMBER([.E285]));[.E285]-[.I28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5]+1" office:value-type="float" office:value="286" calcext:value-type="float">
            <text:p>286</text:p>
          </table:table-cell>
          <table:table-cell table:formula="of:=IF(AND(ISNUMBER([.G286]);ISNUMBER([.C286]));[.C286]-[.G286];0)" office:value-type="float" office:value="0.02" calcext:value-type="float">
            <text:p>0.02</text:p>
          </table:table-cell>
          <table:table-cell/>
          <table:table-cell table:formula="of:=IF(AND(ISNUMBER([.I286]);ISNUMBER([.E286]));[.E286]-[.I2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286]+1" office:value-type="float" office:value="287" calcext:value-type="float">
            <text:p>287</text:p>
          </table:table-cell>
          <table:table-cell table:formula="of:=IF(AND(ISNUMBER([.G287]);ISNUMBER([.C287]));[.C287]-[.G287];0)" office:value-type="float" office:value="0" calcext:value-type="float">
            <text:p>0</text:p>
          </table:table-cell>
          <table:table-cell/>
          <table:table-cell table:formula="of:=IF(AND(ISNUMBER([.I287]);ISNUMBER([.E287]));[.E287]-[.I287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87]+1" office:value-type="float" office:value="288" calcext:value-type="float">
            <text:p>288</text:p>
          </table:table-cell>
          <table:table-cell table:formula="of:=IF(AND(ISNUMBER([.G288]);ISNUMBER([.C288]));[.C288]-[.G288];0)" office:value-type="float" office:value="0.01" calcext:value-type="float">
            <text:p>0.01</text:p>
          </table:table-cell>
          <table:table-cell/>
          <table:table-cell table:formula="of:=IF(AND(ISNUMBER([.I288]);ISNUMBER([.E288]));[.E288]-[.I28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88]+1" office:value-type="float" office:value="289" calcext:value-type="float">
            <text:p>289</text:p>
          </table:table-cell>
          <table:table-cell table:formula="of:=IF(AND(ISNUMBER([.G289]);ISNUMBER([.C289]));[.C289]-[.G289];0)" office:value-type="float" office:value="-0.02" calcext:value-type="float">
            <text:p>-0.02</text:p>
          </table:table-cell>
          <table:table-cell/>
          <table:table-cell table:formula="of:=IF(AND(ISNUMBER([.I289]);ISNUMBER([.E289]));[.E289]-[.I28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89]+1" office:value-type="float" office:value="290" calcext:value-type="float">
            <text:p>290</text:p>
          </table:table-cell>
          <table:table-cell table:formula="of:=IF(AND(ISNUMBER([.G290]);ISNUMBER([.C290]));[.C290]-[.G290];0)" office:value-type="float" office:value="-0.01" calcext:value-type="float">
            <text:p>-0.01</text:p>
          </table:table-cell>
          <table:table-cell/>
          <table:table-cell table:formula="of:=IF(AND(ISNUMBER([.I290]);ISNUMBER([.E290]));[.E290]-[.I2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0]+1" office:value-type="float" office:value="291" calcext:value-type="float">
            <text:p>291</text:p>
          </table:table-cell>
          <table:table-cell table:formula="of:=IF(AND(ISNUMBER([.G291]);ISNUMBER([.C291]));[.C291]-[.G291];0)" office:value-type="float" office:value="-0.01" calcext:value-type="float">
            <text:p>-0.01</text:p>
          </table:table-cell>
          <table:table-cell/>
          <table:table-cell table:formula="of:=IF(AND(ISNUMBER([.I291]);ISNUMBER([.E291]));[.E291]-[.I29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1]+1" office:value-type="float" office:value="292" calcext:value-type="float">
            <text:p>292</text:p>
          </table:table-cell>
          <table:table-cell table:formula="of:=IF(AND(ISNUMBER([.G292]);ISNUMBER([.C292]));[.C292]-[.G292];0)" office:value-type="float" office:value="-0.03" calcext:value-type="float">
            <text:p>-0.03</text:p>
          </table:table-cell>
          <table:table-cell/>
          <table:table-cell table:formula="of:=IF(AND(ISNUMBER([.I292]);ISNUMBER([.E292]));[.E292]-[.I2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92]+1" office:value-type="float" office:value="293" calcext:value-type="float">
            <text:p>293</text:p>
          </table:table-cell>
          <table:table-cell table:formula="of:=IF(AND(ISNUMBER([.G293]);ISNUMBER([.C293]));[.C293]-[.G293];0)" office:value-type="float" office:value="-0.02" calcext:value-type="float">
            <text:p>-0.02</text:p>
          </table:table-cell>
          <table:table-cell/>
          <table:table-cell table:formula="of:=IF(AND(ISNUMBER([.I293]);ISNUMBER([.E293]));[.E293]-[.I29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93]+1" office:value-type="float" office:value="294" calcext:value-type="float">
            <text:p>294</text:p>
          </table:table-cell>
          <table:table-cell table:formula="of:=IF(AND(ISNUMBER([.G294]);ISNUMBER([.C294]));[.C294]-[.G294];0)" office:value-type="float" office:value="0" calcext:value-type="float">
            <text:p>0</text:p>
          </table:table-cell>
          <table:table-cell/>
          <table:table-cell table:formula="of:=IF(AND(ISNUMBER([.I294]);ISNUMBER([.E294]));[.E294]-[.I29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4]+1" office:value-type="float" office:value="295" calcext:value-type="float">
            <text:p>295</text:p>
          </table:table-cell>
          <table:table-cell table:formula="of:=IF(AND(ISNUMBER([.G295]);ISNUMBER([.C295]));[.C295]-[.G295];0)" office:value-type="float" office:value="0.02" calcext:value-type="float">
            <text:p>0.02</text:p>
          </table:table-cell>
          <table:table-cell/>
          <table:table-cell table:formula="of:=IF(AND(ISNUMBER([.I295]);ISNUMBER([.E295]));[.E295]-[.I2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5]+1" office:value-type="float" office:value="296" calcext:value-type="float">
            <text:p>296</text:p>
          </table:table-cell>
          <table:table-cell table:formula="of:=IF(AND(ISNUMBER([.G296]);ISNUMBER([.C296]));[.C296]-[.G296];0)" office:value-type="float" office:value="0.01" calcext:value-type="float">
            <text:p>0.01</text:p>
          </table:table-cell>
          <table:table-cell/>
          <table:table-cell table:formula="of:=IF(AND(ISNUMBER([.I296]);ISNUMBER([.E296]));[.E296]-[.I29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6]+1" office:value-type="float" office:value="297" calcext:value-type="float">
            <text:p>297</text:p>
          </table:table-cell>
          <table:table-cell table:formula="of:=IF(AND(ISNUMBER([.G297]);ISNUMBER([.C297]));[.C297]-[.G297];0)" office:value-type="float" office:value="-0.03" calcext:value-type="float">
            <text:p>-0.03</text:p>
          </table:table-cell>
          <table:table-cell/>
          <table:table-cell table:formula="of:=IF(AND(ISNUMBER([.I297]);ISNUMBER([.E297]));[.E297]-[.I29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97]+1" office:value-type="float" office:value="298" calcext:value-type="float">
            <text:p>298</text:p>
          </table:table-cell>
          <table:table-cell table:formula="of:=IF(AND(ISNUMBER([.G298]);ISNUMBER([.C298]));[.C298]-[.G298];0)" office:value-type="float" office:value="0" calcext:value-type="float">
            <text:p>0</text:p>
          </table:table-cell>
          <table:table-cell/>
          <table:table-cell table:formula="of:=IF(AND(ISNUMBER([.I298]);ISNUMBER([.E298]));[.E298]-[.I29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298]+1" office:value-type="float" office:value="299" calcext:value-type="float">
            <text:p>299</text:p>
          </table:table-cell>
          <table:table-cell table:formula="of:=IF(AND(ISNUMBER([.G299]);ISNUMBER([.C299]));[.C299]-[.G299];0)" office:value-type="float" office:value="0" calcext:value-type="float">
            <text:p>0</text:p>
          </table:table-cell>
          <table:table-cell/>
          <table:table-cell table:formula="of:=IF(AND(ISNUMBER([.I299]);ISNUMBER([.E299]));[.E299]-[.I2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299]+1" office:value-type="float" office:value="300" calcext:value-type="float">
            <text:p>300</text:p>
          </table:table-cell>
          <table:table-cell table:formula="of:=IF(AND(ISNUMBER([.G300]);ISNUMBER([.C300]));[.C300]-[.G300];0)" office:value-type="float" office:value="0.02" calcext:value-type="float">
            <text:p>0.02</text:p>
          </table:table-cell>
          <table:table-cell/>
          <table:table-cell table:formula="of:=IF(AND(ISNUMBER([.I300]);ISNUMBER([.E300]));[.E300]-[.I30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00]+1" office:value-type="float" office:value="301" calcext:value-type="float">
            <text:p>301</text:p>
          </table:table-cell>
          <table:table-cell table:formula="of:=IF(AND(ISNUMBER([.G301]);ISNUMBER([.C301]));[.C301]-[.G301];0)" office:value-type="float" office:value="0.01" calcext:value-type="float">
            <text:p>0.01</text:p>
          </table:table-cell>
          <table:table-cell/>
          <table:table-cell table:formula="of:=IF(AND(ISNUMBER([.I301]);ISNUMBER([.E301]));[.E301]-[.I3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01]+1" office:value-type="float" office:value="302" calcext:value-type="float">
            <text:p>302</text:p>
          </table:table-cell>
          <table:table-cell table:formula="of:=IF(AND(ISNUMBER([.G302]);ISNUMBER([.C302]));[.C302]-[.G302];0)" office:value-type="float" office:value="-0.04" calcext:value-type="float">
            <text:p>-0.04</text:p>
          </table:table-cell>
          <table:table-cell/>
          <table:table-cell table:formula="of:=IF(AND(ISNUMBER([.I302]);ISNUMBER([.E302]));[.E302]-[.I3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02]+1" office:value-type="float" office:value="303" calcext:value-type="float">
            <text:p>303</text:p>
          </table:table-cell>
          <table:table-cell table:formula="of:=IF(AND(ISNUMBER([.G303]);ISNUMBER([.C303]));[.C303]-[.G303];0)" office:value-type="float" office:value="0" calcext:value-type="float">
            <text:p>0</text:p>
          </table:table-cell>
          <table:table-cell/>
          <table:table-cell table:formula="of:=IF(AND(ISNUMBER([.I303]);ISNUMBER([.E303]));[.E303]-[.I3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03]+1" office:value-type="float" office:value="304" calcext:value-type="float">
            <text:p>304</text:p>
          </table:table-cell>
          <table:table-cell table:formula="of:=IF(AND(ISNUMBER([.G304]);ISNUMBER([.C304]));[.C304]-[.G304];0)" office:value-type="float" office:value="0.01" calcext:value-type="float">
            <text:p>0.01</text:p>
          </table:table-cell>
          <table:table-cell/>
          <table:table-cell table:formula="of:=IF(AND(ISNUMBER([.I304]);ISNUMBER([.E304]));[.E304]-[.I30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04]+1" office:value-type="float" office:value="305" calcext:value-type="float">
            <text:p>305</text:p>
          </table:table-cell>
          <table:table-cell table:formula="of:=IF(AND(ISNUMBER([.G305]);ISNUMBER([.C305]));[.C305]-[.G305];0)" office:value-type="float" office:value="0.01" calcext:value-type="float">
            <text:p>0.01</text:p>
          </table:table-cell>
          <table:table-cell/>
          <table:table-cell table:formula="of:=IF(AND(ISNUMBER([.I305]);ISNUMBER([.E305]));[.E305]-[.I3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05]+1" office:value-type="float" office:value="306" calcext:value-type="float">
            <text:p>306</text:p>
          </table:table-cell>
          <table:table-cell table:formula="of:=IF(AND(ISNUMBER([.G306]);ISNUMBER([.C306]));[.C306]-[.G306];0)" office:value-type="float" office:value="-0.01" calcext:value-type="float">
            <text:p>-0.01</text:p>
          </table:table-cell>
          <table:table-cell/>
          <table:table-cell table:formula="of:=IF(AND(ISNUMBER([.I306]);ISNUMBER([.E306]));[.E306]-[.I30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06]+1" office:value-type="float" office:value="307" calcext:value-type="float">
            <text:p>307</text:p>
          </table:table-cell>
          <table:table-cell table:formula="of:=IF(AND(ISNUMBER([.G307]);ISNUMBER([.C307]));[.C307]-[.G307];0)" office:value-type="float" office:value="0" calcext:value-type="float">
            <text:p>0</text:p>
          </table:table-cell>
          <table:table-cell/>
          <table:table-cell table:formula="of:=IF(AND(ISNUMBER([.I307]);ISNUMBER([.E307]));[.E307]-[.I3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07]+1" office:value-type="float" office:value="308" calcext:value-type="float">
            <text:p>308</text:p>
          </table:table-cell>
          <table:table-cell table:formula="of:=IF(AND(ISNUMBER([.G308]);ISNUMBER([.C308]));[.C308]-[.G308];0)" office:value-type="float" office:value="0.01" calcext:value-type="float">
            <text:p>0.01</text:p>
          </table:table-cell>
          <table:table-cell/>
          <table:table-cell table:formula="of:=IF(AND(ISNUMBER([.I308]);ISNUMBER([.E308]));[.E308]-[.I30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08]+1" office:value-type="float" office:value="309" calcext:value-type="float">
            <text:p>309</text:p>
          </table:table-cell>
          <table:table-cell table:formula="of:=IF(AND(ISNUMBER([.G309]);ISNUMBER([.C309]));[.C309]-[.G309];0)" office:value-type="float" office:value="0" calcext:value-type="float">
            <text:p>0</text:p>
          </table:table-cell>
          <table:table-cell/>
          <table:table-cell table:formula="of:=IF(AND(ISNUMBER([.I309]);ISNUMBER([.E309]));[.E309]-[.I3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09]+1" office:value-type="float" office:value="310" calcext:value-type="float">
            <text:p>310</text:p>
          </table:table-cell>
          <table:table-cell table:formula="of:=IF(AND(ISNUMBER([.G310]);ISNUMBER([.C310]));[.C310]-[.G310];0)" office:value-type="float" office:value="0" calcext:value-type="float">
            <text:p>0</text:p>
          </table:table-cell>
          <table:table-cell/>
          <table:table-cell table:formula="of:=IF(AND(ISNUMBER([.I310]);ISNUMBER([.E310]));[.E310]-[.I31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10]+1" office:value-type="float" office:value="311" calcext:value-type="float">
            <text:p>311</text:p>
          </table:table-cell>
          <table:table-cell table:formula="of:=IF(AND(ISNUMBER([.G311]);ISNUMBER([.C311]));[.C311]-[.G311];0)" office:value-type="float" office:value="0.02" calcext:value-type="float">
            <text:p>0.02</text:p>
          </table:table-cell>
          <table:table-cell/>
          <table:table-cell table:formula="of:=IF(AND(ISNUMBER([.I311]);ISNUMBER([.E311]));[.E311]-[.I3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11]+1" office:value-type="float" office:value="312" calcext:value-type="float">
            <text:p>312</text:p>
          </table:table-cell>
          <table:table-cell table:formula="of:=IF(AND(ISNUMBER([.G312]);ISNUMBER([.C312]));[.C312]-[.G312];0)" office:value-type="float" office:value="0.02" calcext:value-type="float">
            <text:p>0.02</text:p>
          </table:table-cell>
          <table:table-cell/>
          <table:table-cell table:formula="of:=IF(AND(ISNUMBER([.I312]);ISNUMBER([.E312]));[.E312]-[.I312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12]+1" office:value-type="float" office:value="313" calcext:value-type="float">
            <text:p>313</text:p>
          </table:table-cell>
          <table:table-cell table:formula="of:=IF(AND(ISNUMBER([.G313]);ISNUMBER([.C313]));[.C313]-[.G313];0)" office:value-type="float" office:value="0.01" calcext:value-type="float">
            <text:p>0.01</text:p>
          </table:table-cell>
          <table:table-cell/>
          <table:table-cell table:formula="of:=IF(AND(ISNUMBER([.I313]);ISNUMBER([.E313]));[.E313]-[.I3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13]+1" office:value-type="float" office:value="314" calcext:value-type="float">
            <text:p>314</text:p>
          </table:table-cell>
          <table:table-cell table:formula="of:=IF(AND(ISNUMBER([.G314]);ISNUMBER([.C314]));[.C314]-[.G314];0)" office:value-type="float" office:value="0.03" calcext:value-type="float">
            <text:p>0.03</text:p>
          </table:table-cell>
          <table:table-cell/>
          <table:table-cell table:formula="of:=IF(AND(ISNUMBER([.I314]);ISNUMBER([.E314]));[.E314]-[.I31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14]+1" office:value-type="float" office:value="315" calcext:value-type="float">
            <text:p>315</text:p>
          </table:table-cell>
          <table:table-cell table:formula="of:=IF(AND(ISNUMBER([.G315]);ISNUMBER([.C315]));[.C315]-[.G315];0)" office:value-type="float" office:value="0.01" calcext:value-type="float">
            <text:p>0.01</text:p>
          </table:table-cell>
          <table:table-cell/>
          <table:table-cell table:formula="of:=IF(AND(ISNUMBER([.I315]);ISNUMBER([.E315]));[.E315]-[.I3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315]+1" office:value-type="float" office:value="316" calcext:value-type="float">
            <text:p>316</text:p>
          </table:table-cell>
          <table:table-cell table:formula="of:=IF(AND(ISNUMBER([.G316]);ISNUMBER([.C316]));[.C316]-[.G316];0)" office:value-type="float" office:value="0.01" calcext:value-type="float">
            <text:p>0.01</text:p>
          </table:table-cell>
          <table:table-cell/>
          <table:table-cell table:formula="of:=IF(AND(ISNUMBER([.I316]);ISNUMBER([.E316]));[.E316]-[.I316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16]+1" office:value-type="float" office:value="317" calcext:value-type="float">
            <text:p>317</text:p>
          </table:table-cell>
          <table:table-cell table:formula="of:=IF(AND(ISNUMBER([.G317]);ISNUMBER([.C317]));[.C317]-[.G317];0)" office:value-type="float" office:value="0.03" calcext:value-type="float">
            <text:p>0.03</text:p>
          </table:table-cell>
          <table:table-cell/>
          <table:table-cell table:formula="of:=IF(AND(ISNUMBER([.I317]);ISNUMBER([.E317]));[.E317]-[.I31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17]+1" office:value-type="float" office:value="318" calcext:value-type="float">
            <text:p>318</text:p>
          </table:table-cell>
          <table:table-cell table:formula="of:=IF(AND(ISNUMBER([.G318]);ISNUMBER([.C318]));[.C318]-[.G318];0)" office:value-type="float" office:value="0.01" calcext:value-type="float">
            <text:p>0.01</text:p>
          </table:table-cell>
          <table:table-cell/>
          <table:table-cell table:formula="of:=IF(AND(ISNUMBER([.I318]);ISNUMBER([.E318]));[.E318]-[.I31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18]+1" office:value-type="float" office:value="319" calcext:value-type="float">
            <text:p>319</text:p>
          </table:table-cell>
          <table:table-cell table:formula="of:=IF(AND(ISNUMBER([.G319]);ISNUMBER([.C319]));[.C319]-[.G319];0)" office:value-type="float" office:value="0.06" calcext:value-type="float">
            <text:p>0.06</text:p>
          </table:table-cell>
          <table:table-cell/>
          <table:table-cell table:formula="of:=IF(AND(ISNUMBER([.I319]);ISNUMBER([.E319]));[.E319]-[.I31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19]+1" office:value-type="float" office:value="320" calcext:value-type="float">
            <text:p>320</text:p>
          </table:table-cell>
          <table:table-cell table:formula="of:=IF(AND(ISNUMBER([.G320]);ISNUMBER([.C320]));[.C320]-[.G320];0)" office:value-type="float" office:value="0.06" calcext:value-type="float">
            <text:p>0.06</text:p>
          </table:table-cell>
          <table:table-cell/>
          <table:table-cell table:formula="of:=IF(AND(ISNUMBER([.I320]);ISNUMBER([.E320]));[.E320]-[.I32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20]+1" office:value-type="float" office:value="321" calcext:value-type="float">
            <text:p>321</text:p>
          </table:table-cell>
          <table:table-cell table:formula="of:=IF(AND(ISNUMBER([.G321]);ISNUMBER([.C321]));[.C321]-[.G321];0)" office:value-type="float" office:value="0.06" calcext:value-type="float">
            <text:p>0.06</text:p>
          </table:table-cell>
          <table:table-cell/>
          <table:table-cell table:formula="of:=IF(AND(ISNUMBER([.I321]);ISNUMBER([.E321]));[.E321]-[.I3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table:formula="of:=[.K321]+1" office:value-type="float" office:value="322" calcext:value-type="float">
            <text:p>322</text:p>
          </table:table-cell>
          <table:table-cell table:formula="of:=IF(AND(ISNUMBER([.G322]);ISNUMBER([.C322]));[.C322]-[.G322];0)" office:value-type="float" office:value="0.06" calcext:value-type="float">
            <text:p>0.06</text:p>
          </table:table-cell>
          <table:table-cell/>
          <table:table-cell table:formula="of:=IF(AND(ISNUMBER([.I322]);ISNUMBER([.E322]));[.E322]-[.I322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22]+1" office:value-type="float" office:value="323" calcext:value-type="float">
            <text:p>323</text:p>
          </table:table-cell>
          <table:table-cell table:formula="of:=IF(AND(ISNUMBER([.G323]);ISNUMBER([.C323]));[.C323]-[.G323];0)" office:value-type="float" office:value="0.02" calcext:value-type="float">
            <text:p>0.02</text:p>
          </table:table-cell>
          <table:table-cell/>
          <table:table-cell table:formula="of:=IF(AND(ISNUMBER([.I323]);ISNUMBER([.E323]));[.E323]-[.I32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23]+1" office:value-type="float" office:value="324" calcext:value-type="float">
            <text:p>324</text:p>
          </table:table-cell>
          <table:table-cell table:formula="of:=IF(AND(ISNUMBER([.G324]);ISNUMBER([.C324]));[.C324]-[.G324];0)" office:value-type="float" office:value="-0.01" calcext:value-type="float">
            <text:p>-0.01</text:p>
          </table:table-cell>
          <table:table-cell/>
          <table:table-cell table:formula="of:=IF(AND(ISNUMBER([.I324]);ISNUMBER([.E324]));[.E324]-[.I32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24]+1" office:value-type="float" office:value="325" calcext:value-type="float">
            <text:p>325</text:p>
          </table:table-cell>
          <table:table-cell table:formula="of:=IF(AND(ISNUMBER([.G325]);ISNUMBER([.C325]));[.C325]-[.G325];0)" office:value-type="float" office:value="0" calcext:value-type="float">
            <text:p>0</text:p>
          </table:table-cell>
          <table:table-cell/>
          <table:table-cell table:formula="of:=IF(AND(ISNUMBER([.I325]);ISNUMBER([.E325]));[.E325]-[.I3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25]+1" office:value-type="float" office:value="326" calcext:value-type="float">
            <text:p>326</text:p>
          </table:table-cell>
          <table:table-cell table:formula="of:=IF(AND(ISNUMBER([.G326]);ISNUMBER([.C326]));[.C326]-[.G326];0)" office:value-type="float" office:value="-0.01" calcext:value-type="float">
            <text:p>-0.01</text:p>
          </table:table-cell>
          <table:table-cell/>
          <table:table-cell table:formula="of:=IF(AND(ISNUMBER([.I326]);ISNUMBER([.E326]));[.E326]-[.I32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26]+1" office:value-type="float" office:value="327" calcext:value-type="float">
            <text:p>327</text:p>
          </table:table-cell>
          <table:table-cell table:formula="of:=IF(AND(ISNUMBER([.G327]);ISNUMBER([.C327]));[.C327]-[.G327];0)" office:value-type="float" office:value="0.01" calcext:value-type="float">
            <text:p>0.01</text:p>
          </table:table-cell>
          <table:table-cell/>
          <table:table-cell table:formula="of:=IF(AND(ISNUMBER([.I327]);ISNUMBER([.E327]));[.E327]-[.I32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27]+1" office:value-type="float" office:value="328" calcext:value-type="float">
            <text:p>328</text:p>
          </table:table-cell>
          <table:table-cell table:formula="of:=IF(AND(ISNUMBER([.G328]);ISNUMBER([.C328]));[.C328]-[.G328];0)" office:value-type="float" office:value="0.01" calcext:value-type="float">
            <text:p>0.01</text:p>
          </table:table-cell>
          <table:table-cell/>
          <table:table-cell table:formula="of:=IF(AND(ISNUMBER([.I328]);ISNUMBER([.E328]));[.E328]-[.I32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28]+1" office:value-type="float" office:value="329" calcext:value-type="float">
            <text:p>329</text:p>
          </table:table-cell>
          <table:table-cell table:formula="of:=IF(AND(ISNUMBER([.G329]);ISNUMBER([.C329]));[.C329]-[.G329];0)" office:value-type="float" office:value="-0.02" calcext:value-type="float">
            <text:p>-0.02</text:p>
          </table:table-cell>
          <table:table-cell/>
          <table:table-cell table:formula="of:=IF(AND(ISNUMBER([.I329]);ISNUMBER([.E329]));[.E329]-[.I3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29]+1" office:value-type="float" office:value="330" calcext:value-type="float">
            <text:p>330</text:p>
          </table:table-cell>
          <table:table-cell table:formula="of:=IF(AND(ISNUMBER([.G330]);ISNUMBER([.C330]));[.C330]-[.G330];0)" office:value-type="float" office:value="0" calcext:value-type="float">
            <text:p>0</text:p>
          </table:table-cell>
          <table:table-cell/>
          <table:table-cell table:formula="of:=IF(AND(ISNUMBER([.I330]);ISNUMBER([.E330]));[.E330]-[.I33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0]+1" office:value-type="float" office:value="331" calcext:value-type="float">
            <text:p>331</text:p>
          </table:table-cell>
          <table:table-cell table:formula="of:=IF(AND(ISNUMBER([.G331]);ISNUMBER([.C331]));[.C331]-[.G331];0)" office:value-type="float" office:value="0.01" calcext:value-type="float">
            <text:p>0.01</text:p>
          </table:table-cell>
          <table:table-cell/>
          <table:table-cell table:formula="of:=IF(AND(ISNUMBER([.I331]);ISNUMBER([.E331]));[.E331]-[.I33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1]+1" office:value-type="float" office:value="332" calcext:value-type="float">
            <text:p>332</text:p>
          </table:table-cell>
          <table:table-cell table:formula="of:=IF(AND(ISNUMBER([.G332]);ISNUMBER([.C332]));[.C332]-[.G332];0)" office:value-type="float" office:value="0" calcext:value-type="float">
            <text:p>0</text:p>
          </table:table-cell>
          <table:table-cell/>
          <table:table-cell table:formula="of:=IF(AND(ISNUMBER([.I332]);ISNUMBER([.E332]));[.E332]-[.I3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2]+1" office:value-type="float" office:value="333" calcext:value-type="float">
            <text:p>333</text:p>
          </table:table-cell>
          <table:table-cell table:formula="of:=IF(AND(ISNUMBER([.G333]);ISNUMBER([.C333]));[.C333]-[.G333];0)" office:value-type="float" office:value="0.01" calcext:value-type="float">
            <text:p>0.01</text:p>
          </table:table-cell>
          <table:table-cell/>
          <table:table-cell table:formula="of:=IF(AND(ISNUMBER([.I333]);ISNUMBER([.E333]));[.E333]-[.I3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3]+1" office:value-type="float" office:value="334" calcext:value-type="float">
            <text:p>334</text:p>
          </table:table-cell>
          <table:table-cell table:formula="of:=IF(AND(ISNUMBER([.G334]);ISNUMBER([.C334]));[.C334]-[.G334];0)" office:value-type="float" office:value="-0.01" calcext:value-type="float">
            <text:p>-0.01</text:p>
          </table:table-cell>
          <table:table-cell/>
          <table:table-cell table:formula="of:=IF(AND(ISNUMBER([.I334]);ISNUMBER([.E334]));[.E334]-[.I33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34]+1" office:value-type="float" office:value="335" calcext:value-type="float">
            <text:p>335</text:p>
          </table:table-cell>
          <table:table-cell table:formula="of:=IF(AND(ISNUMBER([.G335]);ISNUMBER([.C335]));[.C335]-[.G335];0)" office:value-type="float" office:value="0.36" calcext:value-type="float">
            <text:p>0.36</text:p>
          </table:table-cell>
          <table:table-cell/>
          <table:table-cell table:formula="of:=IF(AND(ISNUMBER([.I335]);ISNUMBER([.E335]));[.E335]-[.I3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35]+1" office:value-type="float" office:value="336" calcext:value-type="float">
            <text:p>336</text:p>
          </table:table-cell>
          <table:table-cell table:formula="of:=IF(AND(ISNUMBER([.G336]);ISNUMBER([.C336]));[.C336]-[.G336];0)" office:value-type="float" office:value="-0.02" calcext:value-type="float">
            <text:p>-0.02</text:p>
          </table:table-cell>
          <table:table-cell/>
          <table:table-cell table:formula="of:=IF(AND(ISNUMBER([.I336]);ISNUMBER([.E336]));[.E336]-[.I33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6]+1" office:value-type="float" office:value="337" calcext:value-type="float">
            <text:p>337</text:p>
          </table:table-cell>
          <table:table-cell table:formula="of:=IF(AND(ISNUMBER([.G337]);ISNUMBER([.C337]));[.C337]-[.G337];0)" office:value-type="float" office:value="0.36" calcext:value-type="float">
            <text:p>0.36</text:p>
          </table:table-cell>
          <table:table-cell/>
          <table:table-cell table:formula="of:=IF(AND(ISNUMBER([.I337]);ISNUMBER([.E337]));[.E337]-[.I3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37]+1" office:value-type="float" office:value="338" calcext:value-type="float">
            <text:p>338</text:p>
          </table:table-cell>
          <table:table-cell table:formula="of:=IF(AND(ISNUMBER([.G338]);ISNUMBER([.C338]));[.C338]-[.G338];0)" office:value-type="float" office:value="-0.02" calcext:value-type="float">
            <text:p>-0.02</text:p>
          </table:table-cell>
          <table:table-cell/>
          <table:table-cell table:formula="of:=IF(AND(ISNUMBER([.I338]);ISNUMBER([.E338]));[.E338]-[.I3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8]+1" office:value-type="float" office:value="339" calcext:value-type="float">
            <text:p>339</text:p>
          </table:table-cell>
          <table:table-cell table:formula="of:=IF(AND(ISNUMBER([.G339]);ISNUMBER([.C339]));[.C339]-[.G339];0)" office:value-type="float" office:value="0.53" calcext:value-type="float">
            <text:p>0.53</text:p>
          </table:table-cell>
          <table:table-cell/>
          <table:table-cell table:formula="of:=IF(AND(ISNUMBER([.I339]);ISNUMBER([.E339]));[.E339]-[.I339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39]+1" office:value-type="float" office:value="340" calcext:value-type="float">
            <text:p>340</text:p>
          </table:table-cell>
          <table:table-cell table:formula="of:=IF(AND(ISNUMBER([.G340]);ISNUMBER([.C340]));[.C340]-[.G340];0)" office:value-type="float" office:value="0" calcext:value-type="float">
            <text:p>0</text:p>
          </table:table-cell>
          <table:table-cell/>
          <table:table-cell table:formula="of:=IF(AND(ISNUMBER([.I340]);ISNUMBER([.E340]));[.E340]-[.I34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40]+1" office:value-type="float" office:value="341" calcext:value-type="float">
            <text:p>341</text:p>
          </table:table-cell>
          <table:table-cell table:formula="of:=IF(AND(ISNUMBER([.G341]);ISNUMBER([.C341]));[.C341]-[.G341];0)" office:value-type="float" office:value="0.55" calcext:value-type="float">
            <text:p>0.55</text:p>
          </table:table-cell>
          <table:table-cell/>
          <table:table-cell table:formula="of:=IF(AND(ISNUMBER([.I341]);ISNUMBER([.E341]));[.E341]-[.I34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341]+1" office:value-type="float" office:value="342" calcext:value-type="float">
            <text:p>342</text:p>
          </table:table-cell>
          <table:table-cell table:formula="of:=IF(AND(ISNUMBER([.G342]);ISNUMBER([.C342]));[.C342]-[.G342];0)" office:value-type="float" office:value="-0.02" calcext:value-type="float">
            <text:p>-0.02</text:p>
          </table:table-cell>
          <table:table-cell/>
          <table:table-cell table:formula="of:=IF(AND(ISNUMBER([.I342]);ISNUMBER([.E342]));[.E342]-[.I34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42]+1" office:value-type="float" office:value="343" calcext:value-type="float">
            <text:p>343</text:p>
          </table:table-cell>
          <table:table-cell table:formula="of:=IF(AND(ISNUMBER([.G343]);ISNUMBER([.C343]));[.C343]-[.G343];0)" office:value-type="float" office:value="0.9" calcext:value-type="float">
            <text:p>0.9</text:p>
          </table:table-cell>
          <table:table-cell/>
          <table:table-cell table:formula="of:=IF(AND(ISNUMBER([.I343]);ISNUMBER([.E343]));[.E343]-[.I3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43]+1" office:value-type="float" office:value="344" calcext:value-type="float">
            <text:p>344</text:p>
          </table:table-cell>
          <table:table-cell table:formula="of:=IF(AND(ISNUMBER([.G344]);ISNUMBER([.C344]));[.C344]-[.G344];0)" office:value-type="float" office:value="0" calcext:value-type="float">
            <text:p>0</text:p>
          </table:table-cell>
          <table:table-cell/>
          <table:table-cell table:formula="of:=IF(AND(ISNUMBER([.I344]);ISNUMBER([.E344]));[.E344]-[.I344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44]+1" office:value-type="float" office:value="345" calcext:value-type="float">
            <text:p>345</text:p>
          </table:table-cell>
          <table:table-cell table:formula="of:=IF(AND(ISNUMBER([.G345]);ISNUMBER([.C345]));[.C345]-[.G345];0)" office:value-type="float" office:value="1.11" calcext:value-type="float">
            <text:p>1.11</text:p>
          </table:table-cell>
          <table:table-cell/>
          <table:table-cell table:formula="of:=IF(AND(ISNUMBER([.I345]);ISNUMBER([.E345]));[.E345]-[.I3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45]+1" office:value-type="float" office:value="346" calcext:value-type="float">
            <text:p>346</text:p>
          </table:table-cell>
          <table:table-cell table:formula="of:=IF(AND(ISNUMBER([.G346]);ISNUMBER([.C346]));[.C346]-[.G346];0)" office:value-type="float" office:value="0.27" calcext:value-type="float">
            <text:p>0.27</text:p>
          </table:table-cell>
          <table:table-cell/>
          <table:table-cell table:formula="of:=IF(AND(ISNUMBER([.I346]);ISNUMBER([.E346]));[.E346]-[.I3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table:formula="of:=[.K346]+1" office:value-type="float" office:value="347" calcext:value-type="float">
            <text:p>347</text:p>
          </table:table-cell>
          <table:table-cell table:formula="of:=IF(AND(ISNUMBER([.G347]);ISNUMBER([.C347]));[.C347]-[.G347];0)" office:value-type="float" office:value="-0.01" calcext:value-type="float">
            <text:p>-0.01</text:p>
          </table:table-cell>
          <table:table-cell/>
          <table:table-cell table:formula="of:=IF(AND(ISNUMBER([.I347]);ISNUMBER([.E347]));[.E347]-[.I347];0)" office:value-type="float" office:value="-0.43" calcext:value-type="float">
            <text:p>-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table:formula="of:=[.K347]+1" office:value-type="float" office:value="348" calcext:value-type="float">
            <text:p>348</text:p>
          </table:table-cell>
          <table:table-cell table:formula="of:=IF(AND(ISNUMBER([.G348]);ISNUMBER([.C348]));[.C348]-[.G348];0)" office:value-type="float" office:value="0.38" calcext:value-type="float">
            <text:p>0.38</text:p>
          </table:table-cell>
          <table:table-cell/>
          <table:table-cell table:formula="of:=IF(AND(ISNUMBER([.I348]);ISNUMBER([.E348]));[.E348]-[.I348];0)" office:value-type="float" office:value="-0.07" calcext:value-type="float">
            <text:p>-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table:formula="of:=[.K348]+1" office:value-type="float" office:value="349" calcext:value-type="float">
            <text:p>349</text:p>
          </table:table-cell>
          <table:table-cell table:formula="of:=IF(AND(ISNUMBER([.G349]);ISNUMBER([.C349]));[.C349]-[.G349];0)" office:value-type="float" office:value="-0.01" calcext:value-type="float">
            <text:p>-0.01</text:p>
          </table:table-cell>
          <table:table-cell/>
          <table:table-cell table:formula="of:=IF(AND(ISNUMBER([.I349]);ISNUMBER([.E349]));[.E349]-[.I34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table:formula="of:=[.K349]+1" office:value-type="float" office:value="350" calcext:value-type="float">
            <text:p>350</text:p>
          </table:table-cell>
          <table:table-cell table:formula="of:=IF(AND(ISNUMBER([.G350]);ISNUMBER([.C350]));[.C350]-[.G350];0)" office:value-type="float" office:value="0.43" calcext:value-type="float">
            <text:p>0.43</text:p>
          </table:table-cell>
          <table:table-cell/>
          <table:table-cell table:formula="of:=IF(AND(ISNUMBER([.I350]);ISNUMBER([.E350]));[.E350]-[.I350];0)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6" calcext:value-type="float">
            <text:p>0.5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table:formula="of:=[.K350]+1" office:value-type="float" office:value="351" calcext:value-type="float">
            <text:p>351</text:p>
          </table:table-cell>
          <table:table-cell table:formula="of:=IF(AND(ISNUMBER([.G351]);ISNUMBER([.C351]));[.C351]-[.G351];0)" office:value-type="float" office:value="-0.02" calcext:value-type="float">
            <text:p>-0.02</text:p>
          </table:table-cell>
          <table:table-cell/>
          <table:table-cell table:formula="of:=IF(AND(ISNUMBER([.I351]);ISNUMBER([.E351]));[.E351]-[.I351];0)" office:value-type="float" office:value="0.0800000000000001" calcext:value-type="float">
            <text:p>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table:formula="of:=[.K351]+1" office:value-type="float" office:value="352" calcext:value-type="float">
            <text:p>352</text:p>
          </table:table-cell>
          <table:table-cell table:formula="of:=IF(AND(ISNUMBER([.G352]);ISNUMBER([.C352]));[.C352]-[.G352];0)" office:value-type="float" office:value="-0.01" calcext:value-type="float">
            <text:p>-0.01</text:p>
          </table:table-cell>
          <table:table-cell/>
          <table:table-cell table:formula="of:=IF(AND(ISNUMBER([.I352]);ISNUMBER([.E352]));[.E352]-[.I352];0)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52]+1" office:value-type="float" office:value="353" calcext:value-type="float">
            <text:p>353</text:p>
          </table:table-cell>
          <table:table-cell table:formula="of:=IF(AND(ISNUMBER([.G353]);ISNUMBER([.C353]));[.C353]-[.G353];0)" office:value-type="float" office:value="0" calcext:value-type="float">
            <text:p>0</text:p>
          </table:table-cell>
          <table:table-cell/>
          <table:table-cell table:formula="of:=IF(AND(ISNUMBER([.I353]);ISNUMBER([.E353]));[.E353]-[.I3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53]+1" office:value-type="float" office:value="354" calcext:value-type="float">
            <text:p>354</text:p>
          </table:table-cell>
          <table:table-cell table:formula="of:=IF(AND(ISNUMBER([.G354]);ISNUMBER([.C354]));[.C354]-[.G354];0)" office:value-type="float" office:value="0" calcext:value-type="float">
            <text:p>0</text:p>
          </table:table-cell>
          <table:table-cell/>
          <table:table-cell table:formula="of:=IF(AND(ISNUMBER([.I354]);ISNUMBER([.E354]));[.E354]-[.I3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54]+1" office:value-type="float" office:value="355" calcext:value-type="float">
            <text:p>355</text:p>
          </table:table-cell>
          <table:table-cell table:formula="of:=IF(AND(ISNUMBER([.G355]);ISNUMBER([.C355]));[.C355]-[.G355];0)" office:value-type="float" office:value="0.01" calcext:value-type="float">
            <text:p>0.01</text:p>
          </table:table-cell>
          <table:table-cell/>
          <table:table-cell table:formula="of:=IF(AND(ISNUMBER([.I355]);ISNUMBER([.E355]));[.E355]-[.I3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55]+1" office:value-type="float" office:value="356" calcext:value-type="float">
            <text:p>356</text:p>
          </table:table-cell>
          <table:table-cell table:formula="of:=IF(AND(ISNUMBER([.G356]);ISNUMBER([.C356]));[.C356]-[.G356];0)" office:value-type="float" office:value="0" calcext:value-type="float">
            <text:p>0</text:p>
          </table:table-cell>
          <table:table-cell/>
          <table:table-cell table:formula="of:=IF(AND(ISNUMBER([.I356]);ISNUMBER([.E356]));[.E356]-[.I3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56]+1" office:value-type="float" office:value="357" calcext:value-type="float">
            <text:p>357</text:p>
          </table:table-cell>
          <table:table-cell table:formula="of:=IF(AND(ISNUMBER([.G357]);ISNUMBER([.C357]));[.C357]-[.G357];0)" office:value-type="float" office:value="0.02" calcext:value-type="float">
            <text:p>0.02</text:p>
          </table:table-cell>
          <table:table-cell/>
          <table:table-cell table:formula="of:=IF(AND(ISNUMBER([.I357]);ISNUMBER([.E357]));[.E357]-[.I357];0)"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357]+1" office:value-type="float" office:value="358" calcext:value-type="float">
            <text:p>358</text:p>
          </table:table-cell>
          <table:table-cell table:formula="of:=IF(AND(ISNUMBER([.G358]);ISNUMBER([.C358]));[.C358]-[.G358];0)" office:value-type="float" office:value="0.14" calcext:value-type="float">
            <text:p>0.14</text:p>
          </table:table-cell>
          <table:table-cell/>
          <table:table-cell table:formula="of:=IF(AND(ISNUMBER([.I358]);ISNUMBER([.E358]));[.E358]-[.I358];0)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1.39" calcext:value-type="float">
            <text:p>1.39</text:p>
          </table:table-cell>
          <table:table-cell/>
          <table:table-cell office:value-type="float" office:value="1.05" calcext:value-type="float">
            <text:p>1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58]+1" office:value-type="float" office:value="359" calcext:value-type="float">
            <text:p>359</text:p>
          </table:table-cell>
          <table:table-cell table:formula="of:=IF(AND(ISNUMBER([.G359]);ISNUMBER([.C359]));[.C359]-[.G359];0)" office:value-type="float" office:value="1.37" calcext:value-type="float">
            <text:p>1.37</text:p>
          </table:table-cell>
          <table:table-cell/>
          <table:table-cell table:formula="of:=IF(AND(ISNUMBER([.I359]);ISNUMBER([.E359]));[.E359]-[.I359];0)" office:value-type="float" office:value="1.03" calcext:value-type="float">
            <text:p>1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53.74" calcext:value-type="float">
            <text:p>53.74</text:p>
          </table:table-cell>
          <table:table-cell/>
          <table:table-cell office:value-type="float" office:value="16.57" calcext:value-type="float">
            <text:p>16.5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59]+1" office:value-type="float" office:value="360" calcext:value-type="float">
            <text:p>360</text:p>
          </table:table-cell>
          <table:table-cell table:formula="of:=IF(AND(ISNUMBER([.G360]);ISNUMBER([.C360]));[.C360]-[.G360];0)" office:value-type="float" office:value="53.71" calcext:value-type="float">
            <text:p>53.71</text:p>
          </table:table-cell>
          <table:table-cell/>
          <table:table-cell table:formula="of:=IF(AND(ISNUMBER([.I360]);ISNUMBER([.E360]));[.E360]-[.I360];0)" office:value-type="float" office:value="16.54" calcext:value-type="float">
            <text:p>16.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976.33" calcext:value-type="float">
            <text:p>976.33</text:p>
          </table:table-cell>
          <table:table-cell/>
          <table:table-cell office:value-type="float" office:value="282.25" calcext:value-type="float">
            <text:p>282.2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60]+1" office:value-type="float" office:value="361" calcext:value-type="float">
            <text:p>361</text:p>
          </table:table-cell>
          <table:table-cell table:formula="of:=IF(AND(ISNUMBER([.G361]);ISNUMBER([.C361]));[.C361]-[.G361];0)" office:value-type="float" office:value="976.31" calcext:value-type="float">
            <text:p>976.31</text:p>
          </table:table-cell>
          <table:table-cell/>
          <table:table-cell table:formula="of:=IF(AND(ISNUMBER([.I361]);ISNUMBER([.E361]));[.E361]-[.I361];0)" office:value-type="float" office:value="282.22" calcext:value-type="float">
            <text:p>282.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1]+1" office:value-type="float" office:value="362" calcext:value-type="float">
            <text:p>362</text:p>
          </table:table-cell>
          <table:table-cell table:formula="of:=IF(AND(ISNUMBER([.G362]);ISNUMBER([.C362]));[.C362]-[.G362];0)" office:value-type="float" office:value="0" calcext:value-type="float">
            <text:p>0</text:p>
          </table:table-cell>
          <table:table-cell/>
          <table:table-cell table:formula="of:=IF(AND(ISNUMBER([.I362]);ISNUMBER([.E362]));[.E362]-[.I3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62]+1" office:value-type="float" office:value="363" calcext:value-type="float">
            <text:p>363</text:p>
          </table:table-cell>
          <table:table-cell table:formula="of:=IF(AND(ISNUMBER([.G363]);ISNUMBER([.C363]));[.C363]-[.G363];0)" office:value-type="float" office:value="0" calcext:value-type="float">
            <text:p>0</text:p>
          </table:table-cell>
          <table:table-cell/>
          <table:table-cell table:formula="of:=IF(AND(ISNUMBER([.I363]);ISNUMBER([.E363]));[.E363]-[.I3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3]+1" office:value-type="float" office:value="364" calcext:value-type="float">
            <text:p>364</text:p>
          </table:table-cell>
          <table:table-cell table:formula="of:=IF(AND(ISNUMBER([.G364]);ISNUMBER([.C364]));[.C364]-[.G364];0)" office:value-type="float" office:value="0" calcext:value-type="float">
            <text:p>0</text:p>
          </table:table-cell>
          <table:table-cell/>
          <table:table-cell table:formula="of:=IF(AND(ISNUMBER([.I364]);ISNUMBER([.E364]));[.E364]-[.I3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64]+1" office:value-type="float" office:value="365" calcext:value-type="float">
            <text:p>365</text:p>
          </table:table-cell>
          <table:table-cell table:formula="of:=IF(AND(ISNUMBER([.G365]);ISNUMBER([.C365]));[.C365]-[.G365];0)" office:value-type="float" office:value="0" calcext:value-type="float">
            <text:p>0</text:p>
          </table:table-cell>
          <table:table-cell/>
          <table:table-cell table:formula="of:=IF(AND(ISNUMBER([.I365]);ISNUMBER([.E365]));[.E365]-[.I3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5]+1" office:value-type="float" office:value="366" calcext:value-type="float">
            <text:p>366</text:p>
          </table:table-cell>
          <table:table-cell table:formula="of:=IF(AND(ISNUMBER([.G366]);ISNUMBER([.C366]));[.C366]-[.G366];0)" office:value-type="float" office:value="0" calcext:value-type="float">
            <text:p>0</text:p>
          </table:table-cell>
          <table:table-cell/>
          <table:table-cell table:formula="of:=IF(AND(ISNUMBER([.I366]);ISNUMBER([.E366]));[.E366]-[.I3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float" office:value="419.02" calcext:value-type="float">
            <text:p>419.02</text:p>
          </table:table-cell>
          <table:table-cell/>
          <table:table-cell office:value-type="float" office:value="305.01" calcext:value-type="float">
            <text:p>305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66]+1" office:value-type="float" office:value="367" calcext:value-type="float">
            <text:p>367</text:p>
          </table:table-cell>
          <table:table-cell table:formula="of:=IF(AND(ISNUMBER([.G367]);ISNUMBER([.C367]));[.C367]-[.G367];0)" office:value-type="float" office:value="418.98" calcext:value-type="float">
            <text:p>418.98</text:p>
          </table:table-cell>
          <table:table-cell/>
          <table:table-cell table:formula="of:=IF(AND(ISNUMBER([.I367]);ISNUMBER([.E367]));[.E367]-[.I367];0)" office:value-type="float" office:value="304.98" calcext:value-type="float">
            <text:p>304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7]+1" office:value-type="float" office:value="368" calcext:value-type="float">
            <text:p>368</text:p>
          </table:table-cell>
          <table:table-cell table:formula="of:=IF(AND(ISNUMBER([.G368]);ISNUMBER([.C368]));[.C368]-[.G368];0)" office:value-type="float" office:value="0" calcext:value-type="float">
            <text:p>0</text:p>
          </table:table-cell>
          <table:table-cell/>
          <table:table-cell table:formula="of:=IF(AND(ISNUMBER([.I368]);ISNUMBER([.E368]));[.E368]-[.I3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8]+1" office:value-type="float" office:value="369" calcext:value-type="float">
            <text:p>369</text:p>
          </table:table-cell>
          <table:table-cell table:formula="of:=IF(AND(ISNUMBER([.G369]);ISNUMBER([.C369]));[.C369]-[.G369];0)" office:value-type="float" office:value="0" calcext:value-type="float">
            <text:p>0</text:p>
          </table:table-cell>
          <table:table-cell/>
          <table:table-cell table:formula="of:=IF(AND(ISNUMBER([.I369]);ISNUMBER([.E369]));[.E369]-[.I3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69]+1" office:value-type="float" office:value="370" calcext:value-type="float">
            <text:p>370</text:p>
          </table:table-cell>
          <table:table-cell table:formula="of:=IF(AND(ISNUMBER([.G370]);ISNUMBER([.C370]));[.C370]-[.G370];0)" office:value-type="float" office:value="0" calcext:value-type="float">
            <text:p>0</text:p>
          </table:table-cell>
          <table:table-cell/>
          <table:table-cell table:formula="of:=IF(AND(ISNUMBER([.I370]);ISNUMBER([.E370]));[.E370]-[.I3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370]+1" office:value-type="float" office:value="371" calcext:value-type="float">
            <text:p>371</text:p>
          </table:table-cell>
          <table:table-cell table:formula="of:=IF(AND(ISNUMBER([.G371]);ISNUMBER([.C371]));[.C371]-[.G371];0)" office:value-type="float" office:value="0" calcext:value-type="float">
            <text:p>0</text:p>
          </table:table-cell>
          <table:table-cell/>
          <table:table-cell table:formula="of:=IF(AND(ISNUMBER([.I371]);ISNUMBER([.E371]));[.E371]-[.I3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371]+1" office:value-type="float" office:value="372" calcext:value-type="float">
            <text:p>372</text:p>
          </table:table-cell>
          <table:table-cell table:formula="of:=IF(AND(ISNUMBER([.G372]);ISNUMBER([.C372]));[.C372]-[.G372];0)" office:value-type="float" office:value="0" calcext:value-type="float">
            <text:p>0</text:p>
          </table:table-cell>
          <table:table-cell/>
          <table:table-cell table:formula="of:=IF(AND(ISNUMBER([.I372]);ISNUMBER([.E372]));[.E372]-[.I3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2]+1" office:value-type="float" office:value="373" calcext:value-type="float">
            <text:p>373</text:p>
          </table:table-cell>
          <table:table-cell table:formula="of:=IF(AND(ISNUMBER([.G373]);ISNUMBER([.C373]));[.C373]-[.G373];0)" office:value-type="float" office:value="0" calcext:value-type="float">
            <text:p>0</text:p>
          </table:table-cell>
          <table:table-cell/>
          <table:table-cell table:formula="of:=IF(AND(ISNUMBER([.I373]);ISNUMBER([.E373]));[.E373]-[.I3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3]+1" office:value-type="float" office:value="374" calcext:value-type="float">
            <text:p>374</text:p>
          </table:table-cell>
          <table:table-cell table:formula="of:=IF(AND(ISNUMBER([.G374]);ISNUMBER([.C374]));[.C374]-[.G374];0)" office:value-type="float" office:value="0" calcext:value-type="float">
            <text:p>0</text:p>
          </table:table-cell>
          <table:table-cell/>
          <table:table-cell table:formula="of:=IF(AND(ISNUMBER([.I374]);ISNUMBER([.E374]));[.E374]-[.I3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4]+1" office:value-type="float" office:value="375" calcext:value-type="float">
            <text:p>375</text:p>
          </table:table-cell>
          <table:table-cell table:formula="of:=IF(AND(ISNUMBER([.G375]);ISNUMBER([.C375]));[.C375]-[.G375];0)" office:value-type="float" office:value="0" calcext:value-type="float">
            <text:p>0</text:p>
          </table:table-cell>
          <table:table-cell/>
          <table:table-cell table:formula="of:=IF(AND(ISNUMBER([.I375]);ISNUMBER([.E375]));[.E375]-[.I3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5]+1" office:value-type="float" office:value="376" calcext:value-type="float">
            <text:p>376</text:p>
          </table:table-cell>
          <table:table-cell table:formula="of:=IF(AND(ISNUMBER([.G376]);ISNUMBER([.C376]));[.C376]-[.G376];0)" office:value-type="float" office:value="0" calcext:value-type="float">
            <text:p>0</text:p>
          </table:table-cell>
          <table:table-cell/>
          <table:table-cell table:formula="of:=IF(AND(ISNUMBER([.I376]);ISNUMBER([.E376]));[.E376]-[.I3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6]+1" office:value-type="float" office:value="377" calcext:value-type="float">
            <text:p>377</text:p>
          </table:table-cell>
          <table:table-cell table:formula="of:=IF(AND(ISNUMBER([.G377]);ISNUMBER([.C377]));[.C377]-[.G377];0)" office:value-type="float" office:value="0" calcext:value-type="float">
            <text:p>0</text:p>
          </table:table-cell>
          <table:table-cell/>
          <table:table-cell table:formula="of:=IF(AND(ISNUMBER([.I377]);ISNUMBER([.E377]));[.E377]-[.I3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7]+1" office:value-type="float" office:value="378" calcext:value-type="float">
            <text:p>378</text:p>
          </table:table-cell>
          <table:table-cell table:formula="of:=IF(AND(ISNUMBER([.G378]);ISNUMBER([.C378]));[.C378]-[.G378];0)" office:value-type="float" office:value="0" calcext:value-type="float">
            <text:p>0</text:p>
          </table:table-cell>
          <table:table-cell/>
          <table:table-cell table:formula="of:=IF(AND(ISNUMBER([.I378]);ISNUMBER([.E378]));[.E378]-[.I3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8]+1" office:value-type="float" office:value="379" calcext:value-type="float">
            <text:p>379</text:p>
          </table:table-cell>
          <table:table-cell table:formula="of:=IF(AND(ISNUMBER([.G379]);ISNUMBER([.C379]));[.C379]-[.G379];0)" office:value-type="float" office:value="0" calcext:value-type="float">
            <text:p>0</text:p>
          </table:table-cell>
          <table:table-cell/>
          <table:table-cell table:formula="of:=IF(AND(ISNUMBER([.I379]);ISNUMBER([.E379]));[.E379]-[.I3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79]+1" office:value-type="float" office:value="380" calcext:value-type="float">
            <text:p>380</text:p>
          </table:table-cell>
          <table:table-cell table:formula="of:=IF(AND(ISNUMBER([.G380]);ISNUMBER([.C380]));[.C380]-[.G380];0)" office:value-type="float" office:value="0" calcext:value-type="float">
            <text:p>0</text:p>
          </table:table-cell>
          <table:table-cell/>
          <table:table-cell table:formula="of:=IF(AND(ISNUMBER([.I380]);ISNUMBER([.E380]));[.E380]-[.I3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0]+1" office:value-type="float" office:value="381" calcext:value-type="float">
            <text:p>381</text:p>
          </table:table-cell>
          <table:table-cell table:formula="of:=IF(AND(ISNUMBER([.G381]);ISNUMBER([.C381]));[.C381]-[.G381];0)" office:value-type="float" office:value="0" calcext:value-type="float">
            <text:p>0</text:p>
          </table:table-cell>
          <table:table-cell/>
          <table:table-cell table:formula="of:=IF(AND(ISNUMBER([.I381]);ISNUMBER([.E381]));[.E381]-[.I3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1]+1" office:value-type="float" office:value="382" calcext:value-type="float">
            <text:p>382</text:p>
          </table:table-cell>
          <table:table-cell table:formula="of:=IF(AND(ISNUMBER([.G382]);ISNUMBER([.C382]));[.C382]-[.G382];0)" office:value-type="float" office:value="0" calcext:value-type="float">
            <text:p>0</text:p>
          </table:table-cell>
          <table:table-cell/>
          <table:table-cell table:formula="of:=IF(AND(ISNUMBER([.I382]);ISNUMBER([.E382]));[.E382]-[.I3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2]+1" office:value-type="float" office:value="383" calcext:value-type="float">
            <text:p>383</text:p>
          </table:table-cell>
          <table:table-cell table:formula="of:=IF(AND(ISNUMBER([.G383]);ISNUMBER([.C383]));[.C383]-[.G383];0)" office:value-type="float" office:value="0" calcext:value-type="float">
            <text:p>0</text:p>
          </table:table-cell>
          <table:table-cell/>
          <table:table-cell table:formula="of:=IF(AND(ISNUMBER([.I383]);ISNUMBER([.E383]));[.E383]-[.I3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3]+1" office:value-type="float" office:value="384" calcext:value-type="float">
            <text:p>384</text:p>
          </table:table-cell>
          <table:table-cell table:formula="of:=IF(AND(ISNUMBER([.G384]);ISNUMBER([.C384]));[.C384]-[.G384];0)" office:value-type="float" office:value="0" calcext:value-type="float">
            <text:p>0</text:p>
          </table:table-cell>
          <table:table-cell/>
          <table:table-cell table:formula="of:=IF(AND(ISNUMBER([.I384]);ISNUMBER([.E384]));[.E384]-[.I3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4]+1" office:value-type="float" office:value="385" calcext:value-type="float">
            <text:p>385</text:p>
          </table:table-cell>
          <table:table-cell table:formula="of:=IF(AND(ISNUMBER([.G385]);ISNUMBER([.C385]));[.C385]-[.G385];0)" office:value-type="float" office:value="0" calcext:value-type="float">
            <text:p>0</text:p>
          </table:table-cell>
          <table:table-cell/>
          <table:table-cell table:formula="of:=IF(AND(ISNUMBER([.I385]);ISNUMBER([.E385]));[.E385]-[.I3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5]+1" office:value-type="float" office:value="386" calcext:value-type="float">
            <text:p>386</text:p>
          </table:table-cell>
          <table:table-cell table:formula="of:=IF(AND(ISNUMBER([.G386]);ISNUMBER([.C386]));[.C386]-[.G386];0)" office:value-type="float" office:value="0" calcext:value-type="float">
            <text:p>0</text:p>
          </table:table-cell>
          <table:table-cell/>
          <table:table-cell table:formula="of:=IF(AND(ISNUMBER([.I386]);ISNUMBER([.E386]));[.E386]-[.I3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6]+1" office:value-type="float" office:value="387" calcext:value-type="float">
            <text:p>387</text:p>
          </table:table-cell>
          <table:table-cell table:formula="of:=IF(AND(ISNUMBER([.G387]);ISNUMBER([.C387]));[.C387]-[.G387];0)" office:value-type="float" office:value="0" calcext:value-type="float">
            <text:p>0</text:p>
          </table:table-cell>
          <table:table-cell/>
          <table:table-cell table:formula="of:=IF(AND(ISNUMBER([.I387]);ISNUMBER([.E387]));[.E387]-[.I3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7]+1" office:value-type="float" office:value="388" calcext:value-type="float">
            <text:p>388</text:p>
          </table:table-cell>
          <table:table-cell table:formula="of:=IF(AND(ISNUMBER([.G388]);ISNUMBER([.C388]));[.C388]-[.G388];0)" office:value-type="float" office:value="0" calcext:value-type="float">
            <text:p>0</text:p>
          </table:table-cell>
          <table:table-cell/>
          <table:table-cell table:formula="of:=IF(AND(ISNUMBER([.I388]);ISNUMBER([.E388]));[.E388]-[.I3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8]+1" office:value-type="float" office:value="389" calcext:value-type="float">
            <text:p>389</text:p>
          </table:table-cell>
          <table:table-cell table:formula="of:=IF(AND(ISNUMBER([.G389]);ISNUMBER([.C389]));[.C389]-[.G389];0)" office:value-type="float" office:value="0" calcext:value-type="float">
            <text:p>0</text:p>
          </table:table-cell>
          <table:table-cell/>
          <table:table-cell table:formula="of:=IF(AND(ISNUMBER([.I389]);ISNUMBER([.E389]));[.E389]-[.I3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89]+1" office:value-type="float" office:value="390" calcext:value-type="float">
            <text:p>390</text:p>
          </table:table-cell>
          <table:table-cell table:formula="of:=IF(AND(ISNUMBER([.G390]);ISNUMBER([.C390]));[.C390]-[.G390];0)" office:value-type="float" office:value="0" calcext:value-type="float">
            <text:p>0</text:p>
          </table:table-cell>
          <table:table-cell/>
          <table:table-cell table:formula="of:=IF(AND(ISNUMBER([.I390]);ISNUMBER([.E390]));[.E390]-[.I3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0]+1" office:value-type="float" office:value="391" calcext:value-type="float">
            <text:p>391</text:p>
          </table:table-cell>
          <table:table-cell table:formula="of:=IF(AND(ISNUMBER([.G391]);ISNUMBER([.C391]));[.C391]-[.G391];0)" office:value-type="float" office:value="0" calcext:value-type="float">
            <text:p>0</text:p>
          </table:table-cell>
          <table:table-cell/>
          <table:table-cell table:formula="of:=IF(AND(ISNUMBER([.I391]);ISNUMBER([.E391]));[.E391]-[.I3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1]+1" office:value-type="float" office:value="392" calcext:value-type="float">
            <text:p>392</text:p>
          </table:table-cell>
          <table:table-cell table:formula="of:=IF(AND(ISNUMBER([.G392]);ISNUMBER([.C392]));[.C392]-[.G392];0)" office:value-type="float" office:value="0" calcext:value-type="float">
            <text:p>0</text:p>
          </table:table-cell>
          <table:table-cell/>
          <table:table-cell table:formula="of:=IF(AND(ISNUMBER([.I392]);ISNUMBER([.E392]));[.E392]-[.I3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2]+1" office:value-type="float" office:value="393" calcext:value-type="float">
            <text:p>393</text:p>
          </table:table-cell>
          <table:table-cell table:formula="of:=IF(AND(ISNUMBER([.G393]);ISNUMBER([.C393]));[.C393]-[.G393];0)" office:value-type="float" office:value="0" calcext:value-type="float">
            <text:p>0</text:p>
          </table:table-cell>
          <table:table-cell/>
          <table:table-cell table:formula="of:=IF(AND(ISNUMBER([.I393]);ISNUMBER([.E393]));[.E393]-[.I3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3]+1" office:value-type="float" office:value="394" calcext:value-type="float">
            <text:p>394</text:p>
          </table:table-cell>
          <table:table-cell table:formula="of:=IF(AND(ISNUMBER([.G394]);ISNUMBER([.C394]));[.C394]-[.G394];0)" office:value-type="float" office:value="0" calcext:value-type="float">
            <text:p>0</text:p>
          </table:table-cell>
          <table:table-cell/>
          <table:table-cell table:formula="of:=IF(AND(ISNUMBER([.I394]);ISNUMBER([.E394]));[.E394]-[.I39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4]+1" office:value-type="float" office:value="395" calcext:value-type="float">
            <text:p>395</text:p>
          </table:table-cell>
          <table:table-cell table:formula="of:=IF(AND(ISNUMBER([.G395]);ISNUMBER([.C395]));[.C395]-[.G395];0)" office:value-type="float" office:value="0" calcext:value-type="float">
            <text:p>0</text:p>
          </table:table-cell>
          <table:table-cell/>
          <table:table-cell table:formula="of:=IF(AND(ISNUMBER([.I395]);ISNUMBER([.E395]));[.E395]-[.I3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5]+1" office:value-type="float" office:value="396" calcext:value-type="float">
            <text:p>396</text:p>
          </table:table-cell>
          <table:table-cell table:formula="of:=IF(AND(ISNUMBER([.G396]);ISNUMBER([.C396]));[.C396]-[.G396];0)" office:value-type="float" office:value="0" calcext:value-type="float">
            <text:p>0</text:p>
          </table:table-cell>
          <table:table-cell/>
          <table:table-cell table:formula="of:=IF(AND(ISNUMBER([.I396]);ISNUMBER([.E396]));[.E396]-[.I3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6]+1" office:value-type="float" office:value="397" calcext:value-type="float">
            <text:p>397</text:p>
          </table:table-cell>
          <table:table-cell table:formula="of:=IF(AND(ISNUMBER([.G397]);ISNUMBER([.C397]));[.C397]-[.G397];0)" office:value-type="float" office:value="0" calcext:value-type="float">
            <text:p>0</text:p>
          </table:table-cell>
          <table:table-cell/>
          <table:table-cell table:formula="of:=IF(AND(ISNUMBER([.I397]);ISNUMBER([.E397]));[.E397]-[.I3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7]+1" office:value-type="float" office:value="398" calcext:value-type="float">
            <text:p>398</text:p>
          </table:table-cell>
          <table:table-cell table:formula="of:=IF(AND(ISNUMBER([.G398]);ISNUMBER([.C398]));[.C398]-[.G398];0)" office:value-type="float" office:value="0" calcext:value-type="float">
            <text:p>0</text:p>
          </table:table-cell>
          <table:table-cell/>
          <table:table-cell table:formula="of:=IF(AND(ISNUMBER([.I398]);ISNUMBER([.E398]));[.E398]-[.I3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8]+1" office:value-type="float" office:value="399" calcext:value-type="float">
            <text:p>399</text:p>
          </table:table-cell>
          <table:table-cell table:formula="of:=IF(AND(ISNUMBER([.G399]);ISNUMBER([.C399]));[.C399]-[.G399];0)" office:value-type="float" office:value="0" calcext:value-type="float">
            <text:p>0</text:p>
          </table:table-cell>
          <table:table-cell/>
          <table:table-cell table:formula="of:=IF(AND(ISNUMBER([.I399]);ISNUMBER([.E399]));[.E399]-[.I3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399]+1" office:value-type="float" office:value="400" calcext:value-type="float">
            <text:p>400</text:p>
          </table:table-cell>
          <table:table-cell table:formula="of:=IF(AND(ISNUMBER([.G400]);ISNUMBER([.C400]));[.C400]-[.G400];0)" office:value-type="float" office:value="0" calcext:value-type="float">
            <text:p>0</text:p>
          </table:table-cell>
          <table:table-cell/>
          <table:table-cell table:formula="of:=IF(AND(ISNUMBER([.I400]);ISNUMBER([.E400]));[.E400]-[.I4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400]+1" office:value-type="float" office:value="401" calcext:value-type="float">
            <text:p>401</text:p>
          </table:table-cell>
          <table:table-cell table:formula="of:=IF(AND(ISNUMBER([.G401]);ISNUMBER([.C401]));[.C401]-[.G401];0)" office:value-type="float" office:value="0" calcext:value-type="float">
            <text:p>0</text:p>
          </table:table-cell>
          <table:table-cell/>
          <table:table-cell table:formula="of:=IF(AND(ISNUMBER([.I401]);ISNUMBER([.E401]));[.E401]-[.I4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401]+1" office:value-type="float" office:value="402" calcext:value-type="float">
            <text:p>402</text:p>
          </table:table-cell>
          <table:table-cell table:formula="of:=IF(AND(ISNUMBER([.G402]);ISNUMBER([.C402]));[.C402]-[.G402];0)" office:value-type="float" office:value="0" calcext:value-type="float">
            <text:p>0</text:p>
          </table:table-cell>
          <table:table-cell/>
          <table:table-cell table:formula="of:=IF(AND(ISNUMBER([.I402]);ISNUMBER([.E402]));[.E402]-[.I4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02]+1" office:value-type="float" office:value="403" calcext:value-type="float">
            <text:p>403</text:p>
          </table:table-cell>
          <table:table-cell table:formula="of:=IF(AND(ISNUMBER([.G403]);ISNUMBER([.C403]));[.C403]-[.G403];0)" office:value-type="float" office:value="0" calcext:value-type="float">
            <text:p>0</text:p>
          </table:table-cell>
          <table:table-cell/>
          <table:table-cell table:formula="of:=IF(AND(ISNUMBER([.I403]);ISNUMBER([.E403]));[.E403]-[.I4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03]+1" office:value-type="float" office:value="404" calcext:value-type="float">
            <text:p>404</text:p>
          </table:table-cell>
          <table:table-cell table:formula="of:=IF(AND(ISNUMBER([.G404]);ISNUMBER([.C404]));[.C404]-[.G404];0)" office:value-type="float" office:value="0" calcext:value-type="float">
            <text:p>0</text:p>
          </table:table-cell>
          <table:table-cell/>
          <table:table-cell table:formula="of:=IF(AND(ISNUMBER([.I404]);ISNUMBER([.E404]));[.E404]-[.I4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404]+1" office:value-type="float" office:value="405" calcext:value-type="float">
            <text:p>405</text:p>
          </table:table-cell>
          <table:table-cell table:formula="of:=IF(AND(ISNUMBER([.G405]);ISNUMBER([.C405]));[.C405]-[.G405];0)" office:value-type="float" office:value="0" calcext:value-type="float">
            <text:p>0</text:p>
          </table:table-cell>
          <table:table-cell/>
          <table:table-cell table:formula="of:=IF(AND(ISNUMBER([.I405]);ISNUMBER([.E405]));[.E405]-[.I4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405]+1" office:value-type="float" office:value="406" calcext:value-type="float">
            <text:p>406</text:p>
          </table:table-cell>
          <table:table-cell table:formula="of:=IF(AND(ISNUMBER([.G406]);ISNUMBER([.C406]));[.C406]-[.G406];0)" office:value-type="float" office:value="-2.93" calcext:value-type="float">
            <text:p>-2.93</text:p>
          </table:table-cell>
          <table:table-cell/>
          <table:table-cell table:formula="of:=IF(AND(ISNUMBER([.I406]);ISNUMBER([.E406]));[.E406]-[.I4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43.43" calcext:value-type="float">
            <text:p>43.4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06]+1" office:value-type="float" office:value="407" calcext:value-type="float">
            <text:p>407</text:p>
          </table:table-cell>
          <table:table-cell table:formula="of:=IF(AND(ISNUMBER([.G407]);ISNUMBER([.C407]));[.C407]-[.G407];0)" office:value-type="float" office:value="43.38" calcext:value-type="float">
            <text:p>43.38</text:p>
          </table:table-cell>
          <table:table-cell/>
          <table:table-cell table:formula="of:=IF(AND(ISNUMBER([.I407]);ISNUMBER([.E407]));[.E407]-[.I40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float" office:value="983.6" calcext:value-type="float">
            <text:p>983.6</text:p>
          </table:table-cell>
          <table:table-cell/>
          <table:table-cell office:value-type="float" office:value="9.66" calcext:value-type="float">
            <text:p>9.66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9.46" calcext:value-type="float">
            <text:p>9.46</text:p>
          </table:table-cell>
          <table:table-cell/>
          <table:table-cell table:formula="of:=[.K407]+1" office:value-type="float" office:value="408" calcext:value-type="float">
            <text:p>408</text:p>
          </table:table-cell>
          <table:table-cell table:formula="of:=IF(AND(ISNUMBER([.G408]);ISNUMBER([.C408]));[.C408]-[.G408];0)" office:value-type="float" office:value="983.51" calcext:value-type="float">
            <text:p>983.51</text:p>
          </table:table-cell>
          <table:table-cell/>
          <table:table-cell table:formula="of:=IF(AND(ISNUMBER([.I408]);ISNUMBER([.E408]));[.E408]-[.I408];0)" office:value-type="float" office:value="0.199999999999999" calcext:value-type="float">
            <text:p>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08]+1" office:value-type="float" office:value="409" calcext:value-type="float">
            <text:p>409</text:p>
          </table:table-cell>
          <table:table-cell table:formula="of:=IF(AND(ISNUMBER([.G409]);ISNUMBER([.C409]));[.C409]-[.G409];0)" office:value-type="float" office:value="-0.06" calcext:value-type="float">
            <text:p>-0.06</text:p>
          </table:table-cell>
          <table:table-cell/>
          <table:table-cell table:formula="of:=IF(AND(ISNUMBER([.I409]);ISNUMBER([.E409]));[.E409]-[.I409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409]+1" office:value-type="float" office:value="410" calcext:value-type="float">
            <text:p>410</text:p>
          </table:table-cell>
          <table:table-cell table:formula="of:=IF(AND(ISNUMBER([.G410]);ISNUMBER([.C410]));[.C410]-[.G410];0)" office:value-type="float" office:value="-0.08" calcext:value-type="float">
            <text:p>-0.08</text:p>
          </table:table-cell>
          <table:table-cell/>
          <table:table-cell table:formula="of:=IF(AND(ISNUMBER([.I410]);ISNUMBER([.E410]));[.E410]-[.I410];0)"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410]+1" office:value-type="float" office:value="411" calcext:value-type="float">
            <text:p>411</text:p>
          </table:table-cell>
          <table:table-cell table:formula="of:=IF(AND(ISNUMBER([.G411]);ISNUMBER([.C411]));[.C411]-[.G411];0)" office:value-type="float" office:value="-0.16" calcext:value-type="float">
            <text:p>-0.16</text:p>
          </table:table-cell>
          <table:table-cell/>
          <table:table-cell table:formula="of:=IF(AND(ISNUMBER([.I411]);ISNUMBER([.E411]));[.E411]-[.I41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31" calcext:value-type="float">
            <text:p>0.3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411]+1" office:value-type="float" office:value="412" calcext:value-type="float">
            <text:p>412</text:p>
          </table:table-cell>
          <table:table-cell table:formula="of:=IF(AND(ISNUMBER([.G412]);ISNUMBER([.C412]));[.C412]-[.G412];0)" office:value-type="float" office:value="-0.2" calcext:value-type="float">
            <text:p>-0.2</text:p>
          </table:table-cell>
          <table:table-cell/>
          <table:table-cell table:formula="of:=IF(AND(ISNUMBER([.I412]);ISNUMBER([.E412]));[.E412]-[.I41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table:formula="of:=[.K412]+1" office:value-type="float" office:value="413" calcext:value-type="float">
            <text:p>413</text:p>
          </table:table-cell>
          <table:table-cell table:formula="of:=IF(AND(ISNUMBER([.G413]);ISNUMBER([.C413]));[.C413]-[.G413];0)" office:value-type="float" office:value="-0.07" calcext:value-type="float">
            <text:p>-0.07</text:p>
          </table:table-cell>
          <table:table-cell/>
          <table:table-cell table:formula="of:=IF(AND(ISNUMBER([.I413]);ISNUMBER([.E413]));[.E413]-[.I4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173.15" calcext:value-type="float">
            <text:p>173.15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table:formula="of:=[.K413]+1" office:value-type="float" office:value="414" calcext:value-type="float">
            <text:p>414</text:p>
          </table:table-cell>
          <table:table-cell table:formula="of:=IF(AND(ISNUMBER([.G414]);ISNUMBER([.C414]));[.C414]-[.G414];0)" office:value-type="float" office:value="-171.86" calcext:value-type="float">
            <text:p>-171.86</text:p>
          </table:table-cell>
          <table:table-cell/>
          <table:table-cell table:formula="of:=IF(AND(ISNUMBER([.I414]);ISNUMBER([.E414]));[.E414]-[.I414];0)" office:value-type="float" office:value="-0.54" calcext:value-type="float">
            <text:p>-0.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2.06" calcext:value-type="float">
            <text:p>2.06</text:p>
          </table:table-cell>
          <table:table-cell/>
          <table:table-cell office:value-type="float" office:value="136.81" calcext:value-type="float">
            <text:p>136.8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414]+1" office:value-type="float" office:value="415" calcext:value-type="float">
            <text:p>415</text:p>
          </table:table-cell>
          <table:table-cell table:formula="of:=IF(AND(ISNUMBER([.G415]);ISNUMBER([.C415]));[.C415]-[.G415];0)" office:value-type="float" office:value="-135.06" calcext:value-type="float">
            <text:p>-135.06</text:p>
          </table:table-cell>
          <table:table-cell/>
          <table:table-cell table:formula="of:=IF(AND(ISNUMBER([.I415]);ISNUMBER([.E415]));[.E415]-[.I415];0)" office:value-type="float" office:value="1.99" calcext:value-type="float">
            <text:p>1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6.14" calcext:value-type="float">
            <text:p>126.14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K415]+1" office:value-type="float" office:value="416" calcext:value-type="float">
            <text:p>416</text:p>
          </table:table-cell>
          <table:table-cell table:formula="of:=IF(AND(ISNUMBER([.G416]);ISNUMBER([.C416]));[.C416]-[.G416];0)" office:value-type="float" office:value="-124.16" calcext:value-type="float">
            <text:p>-124.16</text:p>
          </table:table-cell>
          <table:table-cell/>
          <table:table-cell table:formula="of:=IF(AND(ISNUMBER([.I416]);ISNUMBER([.E416]));[.E416]-[.I416];0)" office:value-type="float" office:value="2.9" calcext:value-type="float">
            <text:p>2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float" office:value="3.43" calcext:value-type="float">
            <text:p>3.43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126.27" calcext:value-type="float">
            <text:p>126.27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table:formula="of:=[.K416]+1" office:value-type="float" office:value="417" calcext:value-type="float">
            <text:p>417</text:p>
          </table:table-cell>
          <table:table-cell table:formula="of:=IF(AND(ISNUMBER([.G417]);ISNUMBER([.C417]));[.C417]-[.G417];0)" office:value-type="float" office:value="-122.84" calcext:value-type="float">
            <text:p>-122.84</text:p>
          </table:table-cell>
          <table:table-cell/>
          <table:table-cell table:formula="of:=IF(AND(ISNUMBER([.I417]);ISNUMBER([.E417]));[.E417]-[.I417];0)" office:value-type="float" office:value="2.11" calcext:value-type="float">
            <text:p>2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117.84" calcext:value-type="float">
            <text:p>117.84</text:p>
          </table:table-cell>
          <table:table-cell/>
          <table:table-cell office:value-type="float" office:value="2.45" calcext:value-type="float">
            <text:p>2.45</text:p>
          </table:table-cell>
          <table:table-cell/>
          <table:table-cell table:formula="of:=[.K417]+1" office:value-type="float" office:value="418" calcext:value-type="float">
            <text:p>418</text:p>
          </table:table-cell>
          <table:table-cell table:formula="of:=IF(AND(ISNUMBER([.G418]);ISNUMBER([.C418]));[.C418]-[.G418];0)" office:value-type="float" office:value="-113.35" calcext:value-type="float">
            <text:p>-113.35</text:p>
          </table:table-cell>
          <table:table-cell/>
          <table:table-cell table:formula="of:=IF(AND(ISNUMBER([.I418]);ISNUMBER([.E418]));[.E418]-[.I418];0)" office:value-type="float" office:value="3.45" calcext:value-type="float">
            <text:p>3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8.09" calcext:value-type="float">
            <text:p>8.09</text:p>
          </table:table-cell>
          <table:table-cell/>
          <table:table-cell office:value-type="float" office:value="116.13" calcext:value-type="float">
            <text:p>116.13</text:p>
          </table:table-cell>
          <table:table-cell/>
          <table:table-cell office:value-type="float" office:value="2.57" calcext:value-type="float">
            <text:p>2.57</text:p>
          </table:table-cell>
          <table:table-cell/>
          <table:table-cell table:formula="of:=[.K418]+1" office:value-type="float" office:value="419" calcext:value-type="float">
            <text:p>419</text:p>
          </table:table-cell>
          <table:table-cell table:formula="of:=IF(AND(ISNUMBER([.G419]);ISNUMBER([.C419]));[.C419]-[.G419];0)" office:value-type="float" office:value="-110.9" calcext:value-type="float">
            <text:p>-110.9</text:p>
          </table:table-cell>
          <table:table-cell/>
          <table:table-cell table:formula="of:=IF(AND(ISNUMBER([.I419]);ISNUMBER([.E419]));[.E419]-[.I419];0)" office:value-type="float" office:value="5.52" calcext:value-type="float">
            <text:p>5.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9.98" calcext:value-type="float">
            <text:p>9.98</text:p>
          </table:table-cell>
          <table:table-cell/>
          <table:table-cell office:value-type="float" office:value="157.77" calcext:value-type="float">
            <text:p>157.77</text:p>
          </table:table-cell>
          <table:table-cell/>
          <table:table-cell office:value-type="float" office:value="2.71" calcext:value-type="float">
            <text:p>2.71</text:p>
          </table:table-cell>
          <table:table-cell/>
          <table:table-cell table:formula="of:=[.K419]+1" office:value-type="float" office:value="420" calcext:value-type="float">
            <text:p>420</text:p>
          </table:table-cell>
          <table:table-cell table:formula="of:=IF(AND(ISNUMBER([.G420]);ISNUMBER([.C420]));[.C420]-[.G420];0)" office:value-type="float" office:value="-149.19" calcext:value-type="float">
            <text:p>-149.19</text:p>
          </table:table-cell>
          <table:table-cell/>
          <table:table-cell table:formula="of:=IF(AND(ISNUMBER([.I420]);ISNUMBER([.E420]));[.E420]-[.I420];0)" office:value-type="float" office:value="7.27" calcext:value-type="float">
            <text:p>7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float" office:value="8.97" calcext:value-type="float">
            <text:p>8.97</text:p>
          </table:table-cell>
          <table:table-cell/>
          <table:table-cell office:value-type="float" office:value="13.68" calcext:value-type="float">
            <text:p>13.68</text:p>
          </table:table-cell>
          <table:table-cell/>
          <table:table-cell office:value-type="float" office:value="199.2" calcext:value-type="float">
            <text:p>199.2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table:formula="of:=[.K420]+1" office:value-type="float" office:value="421" calcext:value-type="float">
            <text:p>421</text:p>
          </table:table-cell>
          <table:table-cell table:formula="of:=IF(AND(ISNUMBER([.G421]);ISNUMBER([.C421]));[.C421]-[.G421];0)" office:value-type="float" office:value="-190.23" calcext:value-type="float">
            <text:p>-190.23</text:p>
          </table:table-cell>
          <table:table-cell/>
          <table:table-cell table:formula="of:=IF(AND(ISNUMBER([.I421]);ISNUMBER([.E421]));[.E421]-[.I421];0)" office:value-type="float" office:value="9.18" calcext:value-type="float">
            <text:p>9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17.14" calcext:value-type="float">
            <text:p>17.14</text:p>
          </table:table-cell>
          <table:table-cell/>
          <table:table-cell office:value-type="float" office:value="236.5" calcext:value-type="float">
            <text:p>236.5</text:p>
          </table:table-cell>
          <table:table-cell/>
          <table:table-cell office:value-type="float" office:value="5.45" calcext:value-type="float">
            <text:p>5.45</text:p>
          </table:table-cell>
          <table:table-cell/>
          <table:table-cell table:formula="of:=[.K421]+1" office:value-type="float" office:value="422" calcext:value-type="float">
            <text:p>422</text:p>
          </table:table-cell>
          <table:table-cell table:formula="of:=IF(AND(ISNUMBER([.G422]);ISNUMBER([.C422]));[.C422]-[.G422];0)" office:value-type="float" office:value="-222.3" calcext:value-type="float">
            <text:p>-222.3</text:p>
          </table:table-cell>
          <table:table-cell/>
          <table:table-cell table:formula="of:=IF(AND(ISNUMBER([.I422]);ISNUMBER([.E422]));[.E422]-[.I422];0)" office:value-type="float" office:value="11.69" calcext:value-type="float">
            <text:p>11.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float" office:value="19.83" calcext:value-type="float">
            <text:p>19.83</text:p>
          </table:table-cell>
          <table:table-cell/>
          <table:table-cell office:value-type="float" office:value="19.89" calcext:value-type="float">
            <text:p>19.89</text:p>
          </table:table-cell>
          <table:table-cell/>
          <table:table-cell office:value-type="float" office:value="360.26" calcext:value-type="float">
            <text:p>360.26</text:p>
          </table:table-cell>
          <table:table-cell/>
          <table:table-cell office:value-type="float" office:value="4.79" calcext:value-type="float">
            <text:p>4.79</text:p>
          </table:table-cell>
          <table:table-cell/>
          <table:table-cell table:formula="of:=[.K422]+1" office:value-type="float" office:value="423" calcext:value-type="float">
            <text:p>423</text:p>
          </table:table-cell>
          <table:table-cell table:formula="of:=IF(AND(ISNUMBER([.G423]);ISNUMBER([.C423]));[.C423]-[.G423];0)" office:value-type="float" office:value="-340.43" calcext:value-type="float">
            <text:p>-340.43</text:p>
          </table:table-cell>
          <table:table-cell/>
          <table:table-cell table:formula="of:=IF(AND(ISNUMBER([.I423]);ISNUMBER([.E423]));[.E423]-[.I423];0)" office:value-type="float" office:value="15.1" calcext:value-type="float">
            <text:p>15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float" office:value="22.95" calcext:value-type="float">
            <text:p>22.95</text:p>
          </table:table-cell>
          <table:table-cell/>
          <table:table-cell office:value-type="float" office:value="21.29" calcext:value-type="float">
            <text:p>21.29</text:p>
          </table:table-cell>
          <table:table-cell/>
          <table:table-cell office:value-type="float" office:value="400.19" calcext:value-type="float">
            <text:p>400.19</text:p>
          </table:table-cell>
          <table:table-cell/>
          <table:table-cell office:value-type="float" office:value="9.11" calcext:value-type="float">
            <text:p>9.11</text:p>
          </table:table-cell>
          <table:table-cell/>
          <table:table-cell table:formula="of:=[.K423]+1" office:value-type="float" office:value="424" calcext:value-type="float">
            <text:p>424</text:p>
          </table:table-cell>
          <table:table-cell table:formula="of:=IF(AND(ISNUMBER([.G424]);ISNUMBER([.C424]));[.C424]-[.G424];0)" office:value-type="float" office:value="-377.24" calcext:value-type="float">
            <text:p>-377.24</text:p>
          </table:table-cell>
          <table:table-cell/>
          <table:table-cell table:formula="of:=IF(AND(ISNUMBER([.I424]);ISNUMBER([.E424]));[.E424]-[.I424];0)" office:value-type="float" office:value="12.18" calcext:value-type="float">
            <text:p>12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float" office:value="31.48" calcext:value-type="float">
            <text:p>31.48</text:p>
          </table:table-cell>
          <table:table-cell/>
          <table:table-cell office:value-type="float" office:value="26.82" calcext:value-type="float">
            <text:p>26.82</text:p>
          </table:table-cell>
          <table:table-cell/>
          <table:table-cell office:value-type="float" office:value="498.02" calcext:value-type="float">
            <text:p>498.02</text:p>
          </table:table-cell>
          <table:table-cell/>
          <table:table-cell office:value-type="float" office:value="10.69" calcext:value-type="float">
            <text:p>10.69</text:p>
          </table:table-cell>
          <table:table-cell/>
          <table:table-cell table:formula="of:=[.K424]+1" office:value-type="float" office:value="425" calcext:value-type="float">
            <text:p>425</text:p>
          </table:table-cell>
          <table:table-cell table:formula="of:=IF(AND(ISNUMBER([.G425]);ISNUMBER([.C425]));[.C425]-[.G425];0)" office:value-type="float" office:value="-466.54" calcext:value-type="float">
            <text:p>-466.54</text:p>
          </table:table-cell>
          <table:table-cell/>
          <table:table-cell table:formula="of:=IF(AND(ISNUMBER([.I425]);ISNUMBER([.E425]));[.E425]-[.I425];0)" office:value-type="float" office:value="16.13" calcext:value-type="float">
            <text:p>16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float" office:value="25.46" calcext:value-type="float">
            <text:p>25.46</text:p>
          </table:table-cell>
          <table:table-cell/>
          <table:table-cell office:value-type="float" office:value="33.17" calcext:value-type="float">
            <text:p>33.17</text:p>
          </table:table-cell>
          <table:table-cell/>
          <table:table-cell office:value-type="float" office:value="684.55" calcext:value-type="float">
            <text:p>684.55</text:p>
          </table:table-cell>
          <table:table-cell/>
          <table:table-cell office:value-type="float" office:value="11.83" calcext:value-type="float">
            <text:p>11.83</text:p>
          </table:table-cell>
          <table:table-cell/>
          <table:table-cell table:formula="of:=[.K425]+1" office:value-type="float" office:value="426" calcext:value-type="float">
            <text:p>426</text:p>
          </table:table-cell>
          <table:table-cell table:formula="of:=IF(AND(ISNUMBER([.G426]);ISNUMBER([.C426]));[.C426]-[.G426];0)" office:value-type="float" office:value="-659.09" calcext:value-type="float">
            <text:p>-659.09</text:p>
          </table:table-cell>
          <table:table-cell/>
          <table:table-cell table:formula="of:=IF(AND(ISNUMBER([.I426]);ISNUMBER([.E426]));[.E426]-[.I426];0)" office:value-type="float" office:value="21.34" calcext:value-type="float">
            <text:p>21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float" office:value="49.02" calcext:value-type="float">
            <text:p>49.02</text:p>
          </table:table-cell>
          <table:table-cell/>
          <table:table-cell office:value-type="float" office:value="59.19" calcext:value-type="float">
            <text:p>59.19</text:p>
          </table:table-cell>
          <table:table-cell/>
          <table:table-cell office:value-type="float" office:value="805.23" calcext:value-type="float">
            <text:p>805.23</text:p>
          </table:table-cell>
          <table:table-cell/>
          <table:table-cell office:value-type="float" office:value="18.27" calcext:value-type="float">
            <text:p>18.27</text:p>
          </table:table-cell>
          <table:table-cell/>
          <table:table-cell table:formula="of:=[.K426]+1" office:value-type="float" office:value="427" calcext:value-type="float">
            <text:p>427</text:p>
          </table:table-cell>
          <table:table-cell table:formula="of:=IF(AND(ISNUMBER([.G427]);ISNUMBER([.C427]));[.C427]-[.G427];0)" office:value-type="float" office:value="-756.21" calcext:value-type="float">
            <text:p>-756.21</text:p>
          </table:table-cell>
          <table:table-cell/>
          <table:table-cell table:formula="of:=IF(AND(ISNUMBER([.I427]);ISNUMBER([.E427]));[.E427]-[.I427];0)" office:value-type="float" office:value="40.92" calcext:value-type="float">
            <text:p>40.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float" office:value="57.34" calcext:value-type="float">
            <text:p>57.34</text:p>
          </table:table-cell>
          <table:table-cell/>
          <table:table-cell office:value-type="float" office:value="51.98" calcext:value-type="float">
            <text:p>51.9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1.33" calcext:value-type="float">
            <text:p>21.33</text:p>
          </table:table-cell>
          <table:table-cell/>
          <table:table-cell table:formula="of:=[.K427]+1" office:value-type="float" office:value="428" calcext:value-type="float">
            <text:p>428</text:p>
          </table:table-cell>
          <table:table-cell table:formula="of:=IF(AND(ISNUMBER([.G428]);ISNUMBER([.C428]));[.C428]-[.G428];0)" office:value-type="float" office:value="0" calcext:value-type="float">
            <text:p>0</text:p>
          </table:table-cell>
          <table:table-cell/>
          <table:table-cell table:formula="of:=IF(AND(ISNUMBER([.I428]);ISNUMBER([.E428]));[.E428]-[.I428];0)" office:value-type="float" office:value="30.65" calcext:value-type="float">
            <text:p>30.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62.56" calcext:value-type="float">
            <text:p>62.5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7.49" calcext:value-type="float">
            <text:p>17.49</text:p>
          </table:table-cell>
          <table:table-cell/>
          <table:table-cell table:formula="of:=[.K428]+1" office:value-type="float" office:value="429" calcext:value-type="float">
            <text:p>429</text:p>
          </table:table-cell>
          <table:table-cell table:formula="of:=IF(AND(ISNUMBER([.G429]);ISNUMBER([.C429]));[.C429]-[.G429];0)" office:value-type="float" office:value="0" calcext:value-type="float">
            <text:p>0</text:p>
          </table:table-cell>
          <table:table-cell/>
          <table:table-cell table:formula="of:=IF(AND(ISNUMBER([.I429]);ISNUMBER([.E429]));[.E429]-[.I429];0)" office:value-type="float" office:value="45.07" calcext:value-type="float">
            <text:p>45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float" office:value="93.69" calcext:value-type="float">
            <text:p>93.69</text:p>
          </table:table-cell>
          <table:table-cell/>
          <table:table-cell office:value-type="float" office:value="81.63" calcext:value-type="float">
            <text:p>81.6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30.99" calcext:value-type="float">
            <text:p>30.99</text:p>
          </table:table-cell>
          <table:table-cell/>
          <table:table-cell table:formula="of:=[.K429]+1" office:value-type="float" office:value="430" calcext:value-type="float">
            <text:p>430</text:p>
          </table:table-cell>
          <table:table-cell table:formula="of:=IF(AND(ISNUMBER([.G430]);ISNUMBER([.C430]));[.C430]-[.G430];0)" office:value-type="float" office:value="0" calcext:value-type="float">
            <text:p>0</text:p>
          </table:table-cell>
          <table:table-cell/>
          <table:table-cell table:formula="of:=IF(AND(ISNUMBER([.I430]);ISNUMBER([.E430]));[.E430]-[.I430];0)" office:value-type="float" office:value="50.64" calcext:value-type="float">
            <text:p>50.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float" office:value="92.83" calcext:value-type="float">
            <text:p>92.83</text:p>
          </table:table-cell>
          <table:table-cell/>
          <table:table-cell office:value-type="float" office:value="145.4" calcext:value-type="float">
            <text:p>145.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6.87" calcext:value-type="float">
            <text:p>26.87</text:p>
          </table:table-cell>
          <table:table-cell/>
          <table:table-cell table:formula="of:=[.K430]+1" office:value-type="float" office:value="431" calcext:value-type="float">
            <text:p>431</text:p>
          </table:table-cell>
          <table:table-cell table:formula="of:=IF(AND(ISNUMBER([.G431]);ISNUMBER([.C431]));[.C431]-[.G431];0)" office:value-type="float" office:value="0" calcext:value-type="float">
            <text:p>0</text:p>
          </table:table-cell>
          <table:table-cell/>
          <table:table-cell table:formula="of:=IF(AND(ISNUMBER([.I431]);ISNUMBER([.E431]));[.E431]-[.I431];0)" office:value-type="float" office:value="118.53" calcext:value-type="float">
            <text:p>118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float" office:value="138.63" calcext:value-type="float">
            <text:p>138.63</text:p>
          </table:table-cell>
          <table:table-cell/>
          <table:table-cell office:value-type="float" office:value="157.17" calcext:value-type="float">
            <text:p>157.1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7.58" calcext:value-type="float">
            <text:p>27.58</text:p>
          </table:table-cell>
          <table:table-cell/>
          <table:table-cell table:formula="of:=[.K431]+1" office:value-type="float" office:value="432" calcext:value-type="float">
            <text:p>432</text:p>
          </table:table-cell>
          <table:table-cell table:formula="of:=IF(AND(ISNUMBER([.G432]);ISNUMBER([.C432]));[.C432]-[.G432];0)" office:value-type="float" office:value="0" calcext:value-type="float">
            <text:p>0</text:p>
          </table:table-cell>
          <table:table-cell/>
          <table:table-cell table:formula="of:=IF(AND(ISNUMBER([.I432]);ISNUMBER([.E432]));[.E432]-[.I432];0)" office:value-type="float" office:value="129.59" calcext:value-type="float">
            <text:p>129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float" office:value="160.92" calcext:value-type="float">
            <text:p>160.92</text:p>
          </table:table-cell>
          <table:table-cell/>
          <table:table-cell office:value-type="float" office:value="197.33" calcext:value-type="float">
            <text:p>197.3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56.02" calcext:value-type="float">
            <text:p>56.02</text:p>
          </table:table-cell>
          <table:table-cell/>
          <table:table-cell table:formula="of:=[.K432]+1" office:value-type="float" office:value="433" calcext:value-type="float">
            <text:p>433</text:p>
          </table:table-cell>
          <table:table-cell table:formula="of:=IF(AND(ISNUMBER([.G433]);ISNUMBER([.C433]));[.C433]-[.G433];0)" office:value-type="float" office:value="0" calcext:value-type="float">
            <text:p>0</text:p>
          </table:table-cell>
          <table:table-cell/>
          <table:table-cell table:formula="of:=IF(AND(ISNUMBER([.I433]);ISNUMBER([.E433]));[.E433]-[.I433];0)" office:value-type="float" office:value="141.31" calcext:value-type="float">
            <text:p>141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float" office:value="165.75" calcext:value-type="float">
            <text:p>165.75</text:p>
          </table:table-cell>
          <table:table-cell/>
          <table:table-cell office:value-type="float" office:value="260.1" calcext:value-type="float">
            <text:p>260.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4.79" calcext:value-type="float">
            <text:p>44.79</text:p>
          </table:table-cell>
          <table:table-cell/>
          <table:table-cell table:formula="of:=[.K433]+1" office:value-type="float" office:value="434" calcext:value-type="float">
            <text:p>434</text:p>
          </table:table-cell>
          <table:table-cell table:formula="of:=IF(AND(ISNUMBER([.G434]);ISNUMBER([.C434]));[.C434]-[.G434];0)" office:value-type="float" office:value="0" calcext:value-type="float">
            <text:p>0</text:p>
          </table:table-cell>
          <table:table-cell/>
          <table:table-cell table:formula="of:=IF(AND(ISNUMBER([.I434]);ISNUMBER([.E434]));[.E434]-[.I434];0)" office:value-type="float" office:value="215.31" calcext:value-type="float">
            <text:p>215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float" office:value="231.72" calcext:value-type="float">
            <text:p>231.72</text:p>
          </table:table-cell>
          <table:table-cell/>
          <table:table-cell office:value-type="float" office:value="259.48" calcext:value-type="float">
            <text:p>259.4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5.87" calcext:value-type="float">
            <text:p>45.87</text:p>
          </table:table-cell>
          <table:table-cell/>
          <table:table-cell table:formula="of:=[.K434]+1" office:value-type="float" office:value="435" calcext:value-type="float">
            <text:p>435</text:p>
          </table:table-cell>
          <table:table-cell table:formula="of:=IF(AND(ISNUMBER([.G435]);ISNUMBER([.C435]));[.C435]-[.G435];0)" office:value-type="float" office:value="0" calcext:value-type="float">
            <text:p>0</text:p>
          </table:table-cell>
          <table:table-cell/>
          <table:table-cell table:formula="of:=IF(AND(ISNUMBER([.I435]);ISNUMBER([.E435]));[.E435]-[.I435];0)" office:value-type="float" office:value="213.61" calcext:value-type="float">
            <text:p>213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float" office:value="227.13" calcext:value-type="float">
            <text:p>227.13</text:p>
          </table:table-cell>
          <table:table-cell/>
          <table:table-cell office:value-type="float" office:value="306.16" calcext:value-type="float">
            <text:p>306.1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75.22" calcext:value-type="float">
            <text:p>75.22</text:p>
          </table:table-cell>
          <table:table-cell/>
          <table:table-cell table:formula="of:=[.K435]+1" office:value-type="float" office:value="436" calcext:value-type="float">
            <text:p>436</text:p>
          </table:table-cell>
          <table:table-cell table:formula="of:=IF(AND(ISNUMBER([.G436]);ISNUMBER([.C436]));[.C436]-[.G436];0)" office:value-type="float" office:value="0" calcext:value-type="float">
            <text:p>0</text:p>
          </table:table-cell>
          <table:table-cell/>
          <table:table-cell table:formula="of:=IF(AND(ISNUMBER([.I436]);ISNUMBER([.E436]));[.E436]-[.I436];0)" office:value-type="float" office:value="230.94" calcext:value-type="float">
            <text:p>230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float" office:value="304.92" calcext:value-type="float">
            <text:p>304.92</text:p>
          </table:table-cell>
          <table:table-cell/>
          <table:table-cell office:value-type="float" office:value="357.16" calcext:value-type="float">
            <text:p>357.1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86.78" calcext:value-type="float">
            <text:p>86.78</text:p>
          </table:table-cell>
          <table:table-cell/>
          <table:table-cell table:formula="of:=[.K436]+1" office:value-type="float" office:value="437" calcext:value-type="float">
            <text:p>437</text:p>
          </table:table-cell>
          <table:table-cell table:formula="of:=IF(AND(ISNUMBER([.G437]);ISNUMBER([.C437]));[.C437]-[.G437];0)" office:value-type="float" office:value="0" calcext:value-type="float">
            <text:p>0</text:p>
          </table:table-cell>
          <table:table-cell/>
          <table:table-cell table:formula="of:=IF(AND(ISNUMBER([.I437]);ISNUMBER([.E437]));[.E437]-[.I437];0)" office:value-type="float" office:value="270.38" calcext:value-type="float">
            <text:p>270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float" office:value="384.21" calcext:value-type="float">
            <text:p>384.21</text:p>
          </table:table-cell>
          <table:table-cell/>
          <table:table-cell office:value-type="float" office:value="458.01" calcext:value-type="float">
            <text:p>458.0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68.35" calcext:value-type="float">
            <text:p>68.35</text:p>
          </table:table-cell>
          <table:table-cell/>
          <table:table-cell table:formula="of:=[.K437]+1" office:value-type="float" office:value="438" calcext:value-type="float">
            <text:p>438</text:p>
          </table:table-cell>
          <table:table-cell table:formula="of:=IF(AND(ISNUMBER([.G438]);ISNUMBER([.C438]));[.C438]-[.G438];0)" office:value-type="float" office:value="0" calcext:value-type="float">
            <text:p>0</text:p>
          </table:table-cell>
          <table:table-cell/>
          <table:table-cell table:formula="of:=IF(AND(ISNUMBER([.I438]);ISNUMBER([.E438]));[.E438]-[.I438];0)" office:value-type="float" office:value="389.66" calcext:value-type="float">
            <text:p>389.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float" office:value="388.78" calcext:value-type="float">
            <text:p>388.78</text:p>
          </table:table-cell>
          <table:table-cell/>
          <table:table-cell office:value-type="float" office:value="574.25" calcext:value-type="float">
            <text:p>574.2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11.22" calcext:value-type="float">
            <text:p>111.22</text:p>
          </table:table-cell>
          <table:table-cell/>
          <table:table-cell table:formula="of:=[.K438]+1" office:value-type="float" office:value="439" calcext:value-type="float">
            <text:p>439</text:p>
          </table:table-cell>
          <table:table-cell table:formula="of:=IF(AND(ISNUMBER([.G439]);ISNUMBER([.C439]));[.C439]-[.G439];0)" office:value-type="float" office:value="0" calcext:value-type="float">
            <text:p>0</text:p>
          </table:table-cell>
          <table:table-cell/>
          <table:table-cell table:formula="of:=IF(AND(ISNUMBER([.I439]);ISNUMBER([.E439]));[.E439]-[.I439];0)" office:value-type="float" office:value="463.03" calcext:value-type="float">
            <text:p>463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float" office:value="393.73" calcext:value-type="float">
            <text:p>393.73</text:p>
          </table:table-cell>
          <table:table-cell/>
          <table:table-cell office:value-type="float" office:value="637.75" calcext:value-type="float">
            <text:p>637.7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83.41" calcext:value-type="float">
            <text:p>83.41</text:p>
          </table:table-cell>
          <table:table-cell/>
          <table:table-cell table:formula="of:=[.K439]+1" office:value-type="float" office:value="440" calcext:value-type="float">
            <text:p>440</text:p>
          </table:table-cell>
          <table:table-cell table:formula="of:=IF(AND(ISNUMBER([.G440]);ISNUMBER([.C440]));[.C440]-[.G440];0)" office:value-type="float" office:value="0" calcext:value-type="float">
            <text:p>0</text:p>
          </table:table-cell>
          <table:table-cell/>
          <table:table-cell table:formula="of:=IF(AND(ISNUMBER([.I440]);ISNUMBER([.E440]));[.E440]-[.I440];0)" office:value-type="float" office:value="554.34" calcext:value-type="float">
            <text:p>554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float" office:value="403.46" calcext:value-type="float">
            <text:p>403.46</text:p>
          </table:table-cell>
          <table:table-cell/>
          <table:table-cell office:value-type="float" office:value="703.56" calcext:value-type="float">
            <text:p>703.5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01.93" calcext:value-type="float">
            <text:p>101.93</text:p>
          </table:table-cell>
          <table:table-cell/>
          <table:table-cell table:formula="of:=[.K440]+1" office:value-type="float" office:value="441" calcext:value-type="float">
            <text:p>441</text:p>
          </table:table-cell>
          <table:table-cell table:formula="of:=IF(AND(ISNUMBER([.G441]);ISNUMBER([.C441]));[.C441]-[.G441];0)" office:value-type="float" office:value="0" calcext:value-type="float">
            <text:p>0</text:p>
          </table:table-cell>
          <table:table-cell/>
          <table:table-cell table:formula="of:=IF(AND(ISNUMBER([.I441]);ISNUMBER([.E441]));[.E441]-[.I441];0)" office:value-type="float" office:value="601.63" calcext:value-type="float">
            <text:p>601.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float" office:value="616.69" calcext:value-type="float">
            <text:p>616.6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75.13" calcext:value-type="float">
            <text:p>175.13</text:p>
          </table:table-cell>
          <table:table-cell/>
          <table:table-cell table:formula="of:=[.K441]+1" office:value-type="float" office:value="442" calcext:value-type="float">
            <text:p>442</text:p>
          </table:table-cell>
          <table:table-cell table:formula="of:=IF(AND(ISNUMBER([.G442]);ISNUMBER([.C442]));[.C442]-[.G442];0)" office:value-type="float" office:value="0" calcext:value-type="float">
            <text:p>0</text:p>
          </table:table-cell>
          <table:table-cell/>
          <table:table-cell table:formula="of:=IF(AND(ISNUMBER([.I442]);ISNUMBER([.E442]));[.E442]-[.I4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float" office:value="581.25" calcext:value-type="float">
            <text:p>581.25</text:p>
          </table:table-cell>
          <table:table-cell/>
          <table:table-cell office:value-type="float" office:value="907.97" calcext:value-type="float">
            <text:p>907.9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03.2" calcext:value-type="float">
            <text:p>203.2</text:p>
          </table:table-cell>
          <table:table-cell/>
          <table:table-cell table:formula="of:=[.K442]+1" office:value-type="float" office:value="443" calcext:value-type="float">
            <text:p>443</text:p>
          </table:table-cell>
          <table:table-cell table:formula="of:=IF(AND(ISNUMBER([.G443]);ISNUMBER([.C443]));[.C443]-[.G443];0)" office:value-type="float" office:value="0" calcext:value-type="float">
            <text:p>0</text:p>
          </table:table-cell>
          <table:table-cell/>
          <table:table-cell table:formula="of:=IF(AND(ISNUMBER([.I443]);ISNUMBER([.E443]));[.E443]-[.I443];0)" office:value-type="float" office:value="704.77" calcext:value-type="float">
            <text:p>704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float" office:value="522.12" calcext:value-type="float">
            <text:p>522.12</text:p>
          </table:table-cell>
          <table:table-cell/>
          <table:table-cell office:value-type="float" office:value="786.67" calcext:value-type="float">
            <text:p>786.6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70.17" calcext:value-type="float">
            <text:p>170.17</text:p>
          </table:table-cell>
          <table:table-cell/>
          <table:table-cell table:formula="of:=[.K443]+1" office:value-type="float" office:value="444" calcext:value-type="float">
            <text:p>444</text:p>
          </table:table-cell>
          <table:table-cell table:formula="of:=IF(AND(ISNUMBER([.G444]);ISNUMBER([.C444]));[.C444]-[.G444];0)" office:value-type="float" office:value="0" calcext:value-type="float">
            <text:p>0</text:p>
          </table:table-cell>
          <table:table-cell/>
          <table:table-cell table:formula="of:=IF(AND(ISNUMBER([.I444]);ISNUMBER([.E444]));[.E444]-[.I444];0)" office:value-type="float" office:value="616.5" calcext:value-type="float">
            <text:p>616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float" office:value="843.39" calcext:value-type="float">
            <text:p>843.3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73.36" calcext:value-type="float">
            <text:p>273.36</text:p>
          </table:table-cell>
          <table:table-cell/>
          <table:table-cell table:formula="of:=[.K444]+1" office:value-type="float" office:value="445" calcext:value-type="float">
            <text:p>445</text:p>
          </table:table-cell>
          <table:table-cell table:formula="of:=IF(AND(ISNUMBER([.G445]);ISNUMBER([.C445]));[.C445]-[.G445];0)" office:value-type="float" office:value="0" calcext:value-type="float">
            <text:p>0</text:p>
          </table:table-cell>
          <table:table-cell/>
          <table:table-cell table:formula="of:=IF(AND(ISNUMBER([.I445]);ISNUMBER([.E445]));[.E445]-[.I4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389.91" calcext:value-type="float">
            <text:p>389.91</text:p>
          </table:table-cell>
          <table:table-cell/>
          <table:table-cell table:formula="of:=[.K445]+1" office:value-type="float" office:value="446" calcext:value-type="float">
            <text:p>446</text:p>
          </table:table-cell>
          <table:table-cell table:formula="of:=IF(AND(ISNUMBER([.G446]);ISNUMBER([.C446]));[.C446]-[.G446];0)" office:value-type="float" office:value="0" calcext:value-type="float">
            <text:p>0</text:p>
          </table:table-cell>
          <table:table-cell/>
          <table:table-cell table:formula="of:=IF(AND(ISNUMBER([.I446]);ISNUMBER([.E446]));[.E446]-[.I4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float" office:value="957.57" calcext:value-type="float">
            <text:p>957.5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00.77" calcext:value-type="float">
            <text:p>200.77</text:p>
          </table:table-cell>
          <table:table-cell/>
          <table:table-cell table:formula="of:=[.K446]+1" office:value-type="float" office:value="447" calcext:value-type="float">
            <text:p>447</text:p>
          </table:table-cell>
          <table:table-cell table:formula="of:=IF(AND(ISNUMBER([.G447]);ISNUMBER([.C447]));[.C447]-[.G447];0)" office:value-type="float" office:value="0" calcext:value-type="float">
            <text:p>0</text:p>
          </table:table-cell>
          <table:table-cell/>
          <table:table-cell table:formula="of:=IF(AND(ISNUMBER([.I447]);ISNUMBER([.E447]));[.E447]-[.I4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310.98" calcext:value-type="float">
            <text:p>310.98</text:p>
          </table:table-cell>
          <table:table-cell/>
          <table:table-cell table:formula="of:=[.K447]+1" office:value-type="float" office:value="448" calcext:value-type="float">
            <text:p>448</text:p>
          </table:table-cell>
          <table:table-cell table:formula="of:=IF(AND(ISNUMBER([.G448]);ISNUMBER([.C448]));[.C448]-[.G448];0)" office:value-type="float" office:value="0" calcext:value-type="float">
            <text:p>0</text:p>
          </table:table-cell>
          <table:table-cell/>
          <table:table-cell table:formula="of:=IF(AND(ISNUMBER([.I448]);ISNUMBER([.E448]));[.E448]-[.I44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355.18" calcext:value-type="float">
            <text:p>355.18</text:p>
          </table:table-cell>
          <table:table-cell/>
          <table:table-cell table:formula="of:=[.K448]+1" office:value-type="float" office:value="449" calcext:value-type="float">
            <text:p>449</text:p>
          </table:table-cell>
          <table:table-cell table:formula="of:=IF(AND(ISNUMBER([.G449]);ISNUMBER([.C449]));[.C449]-[.G449];0)" office:value-type="float" office:value="0" calcext:value-type="float">
            <text:p>0</text:p>
          </table:table-cell>
          <table:table-cell/>
          <table:table-cell table:formula="of:=IF(AND(ISNUMBER([.I449]);ISNUMBER([.E449]));[.E449]-[.I44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269.23" calcext:value-type="float">
            <text:p>269.23</text:p>
          </table:table-cell>
          <table:table-cell/>
          <table:table-cell table:formula="of:=[.K449]+1" office:value-type="float" office:value="450" calcext:value-type="float">
            <text:p>450</text:p>
          </table:table-cell>
          <table:table-cell table:formula="of:=IF(AND(ISNUMBER([.G450]);ISNUMBER([.C450]));[.C450]-[.G450];0)" office:value-type="float" office:value="0" calcext:value-type="float">
            <text:p>0</text:p>
          </table:table-cell>
          <table:table-cell/>
          <table:table-cell table:formula="of:=IF(AND(ISNUMBER([.I450]);ISNUMBER([.E450]));[.E450]-[.I4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36.81" calcext:value-type="float">
            <text:p>436.81</text:p>
          </table:table-cell>
          <table:table-cell/>
          <table:table-cell table:formula="of:=[.K450]+1" office:value-type="float" office:value="451" calcext:value-type="float">
            <text:p>451</text:p>
          </table:table-cell>
          <table:table-cell table:formula="of:=IF(AND(ISNUMBER([.G451]);ISNUMBER([.C451]));[.C451]-[.G451];0)" office:value-type="float" office:value="0" calcext:value-type="float">
            <text:p>0</text:p>
          </table:table-cell>
          <table:table-cell/>
          <table:table-cell table:formula="of:=IF(AND(ISNUMBER([.I451]);ISNUMBER([.E451]));[.E451]-[.I4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77.12" calcext:value-type="float">
            <text:p>477.12</text:p>
          </table:table-cell>
          <table:table-cell/>
          <table:table-cell table:formula="of:=[.K451]+1" office:value-type="float" office:value="452" calcext:value-type="float">
            <text:p>452</text:p>
          </table:table-cell>
          <table:table-cell table:formula="of:=IF(AND(ISNUMBER([.G452]);ISNUMBER([.C452]));[.C452]-[.G452];0)" office:value-type="float" office:value="0" calcext:value-type="float">
            <text:p>0</text:p>
          </table:table-cell>
          <table:table-cell/>
          <table:table-cell table:formula="of:=IF(AND(ISNUMBER([.I452]);ISNUMBER([.E452]));[.E452]-[.I45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52]+1" office:value-type="float" office:value="453" calcext:value-type="float">
            <text:p>453</text:p>
          </table:table-cell>
          <table:table-cell table:formula="of:=IF(AND(ISNUMBER([.G453]);ISNUMBER([.C453]));[.C453]-[.G453];0)" office:value-type="float" office:value="0" calcext:value-type="float">
            <text:p>0</text:p>
          </table:table-cell>
          <table:table-cell/>
          <table:table-cell table:formula="of:=IF(AND(ISNUMBER([.I453]);ISNUMBER([.E453]));[.E453]-[.I4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453]+1" office:value-type="float" office:value="454" calcext:value-type="float">
            <text:p>454</text:p>
          </table:table-cell>
          <table:table-cell table:formula="of:=IF(AND(ISNUMBER([.G454]);ISNUMBER([.C454]));[.C454]-[.G454];0)" office:value-type="float" office:value="0.01" calcext:value-type="float">
            <text:p>0.01</text:p>
          </table:table-cell>
          <table:table-cell/>
          <table:table-cell table:formula="of:=IF(AND(ISNUMBER([.I454]);ISNUMBER([.E454]));[.E454]-[.I45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table:formula="of:=[.K454]+1" office:value-type="float" office:value="455" calcext:value-type="float">
            <text:p>455</text:p>
          </table:table-cell>
          <table:table-cell table:formula="of:=IF(AND(ISNUMBER([.G455]);ISNUMBER([.C455]));[.C455]-[.G455];0)" office:value-type="float" office:value="-0.06" calcext:value-type="float">
            <text:p>-0.06</text:p>
          </table:table-cell>
          <table:table-cell/>
          <table:table-cell table:formula="of:=IF(AND(ISNUMBER([.I455]);ISNUMBER([.E455]));[.E455]-[.I455];0)" office:value-type="float" office:value="-0.14" calcext:value-type="float">
            <text:p>-0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687.66" calcext:value-type="float">
            <text:p>687.66</text:p>
          </table:table-cell>
          <table:table-cell/>
          <table:table-cell office:value-type="float" office:value="2.43" calcext:value-type="float">
            <text:p>2.43</text:p>
          </table:table-cell>
          <table:table-cell/>
          <table:table-cell table:formula="of:=[.K455]+1" office:value-type="float" office:value="456" calcext:value-type="float">
            <text:p>456</text:p>
          </table:table-cell>
          <table:table-cell table:formula="of:=IF(AND(ISNUMBER([.G456]);ISNUMBER([.C456]));[.C456]-[.G456];0)" office:value-type="float" office:value="-687.54" calcext:value-type="float">
            <text:p>-687.54</text:p>
          </table:table-cell>
          <table:table-cell/>
          <table:table-cell table:formula="of:=IF(AND(ISNUMBER([.I456]);ISNUMBER([.E456]));[.E456]-[.I456];0)" office:value-type="float" office:value="-2.3" calcext:value-type="float">
            <text:p>-2.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468.6" calcext:value-type="float">
            <text:p>468.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56]+1" office:value-type="float" office:value="457" calcext:value-type="float">
            <text:p>457</text:p>
          </table:table-cell>
          <table:table-cell table:formula="of:=IF(AND(ISNUMBER([.G457]);ISNUMBER([.C457]));[.C457]-[.G457];0)" office:value-type="float" office:value="-468.2" calcext:value-type="float">
            <text:p>-468.2</text:p>
          </table:table-cell>
          <table:table-cell/>
          <table:table-cell table:formula="of:=IF(AND(ISNUMBER([.I457]);ISNUMBER([.E457]));[.E457]-[.I4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57]+1" office:value-type="float" office:value="458" calcext:value-type="float">
            <text:p>458</text:p>
          </table:table-cell>
          <table:table-cell table:formula="of:=IF(AND(ISNUMBER([.G458]);ISNUMBER([.C458]));[.C458]-[.G458];0)" office:value-type="float" office:value="0" calcext:value-type="float">
            <text:p>0</text:p>
          </table:table-cell>
          <table:table-cell/>
          <table:table-cell table:formula="of:=IF(AND(ISNUMBER([.I458]);ISNUMBER([.E458]));[.E458]-[.I4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34.52" calcext:value-type="float">
            <text:p>34.5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85.84" calcext:value-type="float">
            <text:p>185.84</text:p>
          </table:table-cell>
          <table:table-cell/>
          <table:table-cell table:formula="of:=[.K458]+1" office:value-type="float" office:value="459" calcext:value-type="float">
            <text:p>459</text:p>
          </table:table-cell>
          <table:table-cell table:formula="of:=IF(AND(ISNUMBER([.G459]);ISNUMBER([.C459]));[.C459]-[.G459];0)" office:value-type="float" office:value="0" calcext:value-type="float">
            <text:p>0</text:p>
          </table:table-cell>
          <table:table-cell/>
          <table:table-cell table:formula="of:=IF(AND(ISNUMBER([.I459]);ISNUMBER([.E459]));[.E459]-[.I459];0)" office:value-type="float" office:value="-151.32" calcext:value-type="float">
            <text:p>-151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float" office:value="3.06" calcext:value-type="float">
            <text:p>3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84.28" calcext:value-type="float">
            <text:p>184.28</text:p>
          </table:table-cell>
          <table:table-cell/>
          <table:table-cell table:formula="of:=[.K459]+1" office:value-type="float" office:value="460" calcext:value-type="float">
            <text:p>460</text:p>
          </table:table-cell>
          <table:table-cell table:formula="of:=IF(AND(ISNUMBER([.G460]);ISNUMBER([.C460]));[.C460]-[.G460];0)" office:value-type="float" office:value="0" calcext:value-type="float">
            <text:p>0</text:p>
          </table:table-cell>
          <table:table-cell/>
          <table:table-cell table:formula="of:=IF(AND(ISNUMBER([.I460]);ISNUMBER([.E460]));[.E460]-[.I4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float" office:value="10.93" calcext:value-type="float">
            <text:p>10.9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0]+1" office:value-type="float" office:value="461" calcext:value-type="float">
            <text:p>461</text:p>
          </table:table-cell>
          <table:table-cell table:formula="of:=IF(AND(ISNUMBER([.G461]);ISNUMBER([.C461]));[.C461]-[.G461];0)" office:value-type="float" office:value="0" calcext:value-type="float">
            <text:p>0</text:p>
          </table:table-cell>
          <table:table-cell/>
          <table:table-cell table:formula="of:=IF(AND(ISNUMBER([.I461]);ISNUMBER([.E461]));[.E461]-[.I4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float" office:value="16.19" calcext:value-type="float">
            <text:p>16.1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1]+1" office:value-type="float" office:value="462" calcext:value-type="float">
            <text:p>462</text:p>
          </table:table-cell>
          <table:table-cell table:formula="of:=IF(AND(ISNUMBER([.G462]);ISNUMBER([.C462]));[.C462]-[.G462];0)" office:value-type="float" office:value="0" calcext:value-type="float">
            <text:p>0</text:p>
          </table:table-cell>
          <table:table-cell/>
          <table:table-cell table:formula="of:=IF(AND(ISNUMBER([.I462]);ISNUMBER([.E462]));[.E462]-[.I4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2]+1" office:value-type="float" office:value="463" calcext:value-type="float">
            <text:p>463</text:p>
          </table:table-cell>
          <table:table-cell table:formula="of:=IF(AND(ISNUMBER([.G463]);ISNUMBER([.C463]));[.C463]-[.G463];0)" office:value-type="float" office:value="0" calcext:value-type="float">
            <text:p>0</text:p>
          </table:table-cell>
          <table:table-cell/>
          <table:table-cell table:formula="of:=IF(AND(ISNUMBER([.I463]);ISNUMBER([.E463]));[.E463]-[.I4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float" office:value="140.32" calcext:value-type="float">
            <text:p>140.3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3]+1" office:value-type="float" office:value="464" calcext:value-type="float">
            <text:p>464</text:p>
          </table:table-cell>
          <table:table-cell table:formula="of:=IF(AND(ISNUMBER([.G464]);ISNUMBER([.C464]));[.C464]-[.G464];0)" office:value-type="float" office:value="0" calcext:value-type="float">
            <text:p>0</text:p>
          </table:table-cell>
          <table:table-cell/>
          <table:table-cell table:formula="of:=IF(AND(ISNUMBER([.I464]);ISNUMBER([.E464]));[.E464]-[.I4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float" office:value="335.59" calcext:value-type="float">
            <text:p>335.5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4]+1" office:value-type="float" office:value="465" calcext:value-type="float">
            <text:p>465</text:p>
          </table:table-cell>
          <table:table-cell table:formula="of:=IF(AND(ISNUMBER([.G465]);ISNUMBER([.C465]));[.C465]-[.G465];0)" office:value-type="float" office:value="0" calcext:value-type="float">
            <text:p>0</text:p>
          </table:table-cell>
          <table:table-cell/>
          <table:table-cell table:formula="of:=IF(AND(ISNUMBER([.I465]);ISNUMBER([.E465]));[.E465]-[.I4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float" office:value="806.77" calcext:value-type="float">
            <text:p>806.7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5]+1" office:value-type="float" office:value="466" calcext:value-type="float">
            <text:p>466</text:p>
          </table:table-cell>
          <table:table-cell table:formula="of:=IF(AND(ISNUMBER([.G466]);ISNUMBER([.C466]));[.C466]-[.G466];0)" office:value-type="float" office:value="0" calcext:value-type="float">
            <text:p>0</text:p>
          </table:table-cell>
          <table:table-cell/>
          <table:table-cell table:formula="of:=IF(AND(ISNUMBER([.I466]);ISNUMBER([.E466]));[.E466]-[.I4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6]+1" office:value-type="float" office:value="467" calcext:value-type="float">
            <text:p>467</text:p>
          </table:table-cell>
          <table:table-cell table:formula="of:=IF(AND(ISNUMBER([.G467]);ISNUMBER([.C467]));[.C467]-[.G467];0)" office:value-type="float" office:value="0" calcext:value-type="float">
            <text:p>0</text:p>
          </table:table-cell>
          <table:table-cell/>
          <table:table-cell table:formula="of:=IF(AND(ISNUMBER([.I467]);ISNUMBER([.E467]));[.E467]-[.I4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7]+1" office:value-type="float" office:value="468" calcext:value-type="float">
            <text:p>468</text:p>
          </table:table-cell>
          <table:table-cell table:formula="of:=IF(AND(ISNUMBER([.G468]);ISNUMBER([.C468]));[.C468]-[.G468];0)" office:value-type="float" office:value="0" calcext:value-type="float">
            <text:p>0</text:p>
          </table:table-cell>
          <table:table-cell/>
          <table:table-cell table:formula="of:=IF(AND(ISNUMBER([.I468]);ISNUMBER([.E468]));[.E468]-[.I4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8]+1" office:value-type="float" office:value="469" calcext:value-type="float">
            <text:p>469</text:p>
          </table:table-cell>
          <table:table-cell table:formula="of:=IF(AND(ISNUMBER([.G469]);ISNUMBER([.C469]));[.C469]-[.G469];0)" office:value-type="float" office:value="0" calcext:value-type="float">
            <text:p>0</text:p>
          </table:table-cell>
          <table:table-cell/>
          <table:table-cell table:formula="of:=IF(AND(ISNUMBER([.I469]);ISNUMBER([.E469]));[.E469]-[.I4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69]+1" office:value-type="float" office:value="470" calcext:value-type="float">
            <text:p>470</text:p>
          </table:table-cell>
          <table:table-cell table:formula="of:=IF(AND(ISNUMBER([.G470]);ISNUMBER([.C470]));[.C470]-[.G470];0)" office:value-type="float" office:value="0" calcext:value-type="float">
            <text:p>0</text:p>
          </table:table-cell>
          <table:table-cell/>
          <table:table-cell table:formula="of:=IF(AND(ISNUMBER([.I470]);ISNUMBER([.E470]));[.E470]-[.I4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0]+1" office:value-type="float" office:value="471" calcext:value-type="float">
            <text:p>471</text:p>
          </table:table-cell>
          <table:table-cell table:formula="of:=IF(AND(ISNUMBER([.G471]);ISNUMBER([.C471]));[.C471]-[.G471];0)" office:value-type="float" office:value="0" calcext:value-type="float">
            <text:p>0</text:p>
          </table:table-cell>
          <table:table-cell/>
          <table:table-cell table:formula="of:=IF(AND(ISNUMBER([.I471]);ISNUMBER([.E471]));[.E471]-[.I4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1]+1" office:value-type="float" office:value="472" calcext:value-type="float">
            <text:p>472</text:p>
          </table:table-cell>
          <table:table-cell table:formula="of:=IF(AND(ISNUMBER([.G472]);ISNUMBER([.C472]));[.C472]-[.G472];0)" office:value-type="float" office:value="0" calcext:value-type="float">
            <text:p>0</text:p>
          </table:table-cell>
          <table:table-cell/>
          <table:table-cell table:formula="of:=IF(AND(ISNUMBER([.I472]);ISNUMBER([.E472]));[.E472]-[.I4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2]+1" office:value-type="float" office:value="473" calcext:value-type="float">
            <text:p>473</text:p>
          </table:table-cell>
          <table:table-cell table:formula="of:=IF(AND(ISNUMBER([.G473]);ISNUMBER([.C473]));[.C473]-[.G473];0)" office:value-type="float" office:value="0" calcext:value-type="float">
            <text:p>0</text:p>
          </table:table-cell>
          <table:table-cell/>
          <table:table-cell table:formula="of:=IF(AND(ISNUMBER([.I473]);ISNUMBER([.E473]));[.E473]-[.I4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3]+1" office:value-type="float" office:value="474" calcext:value-type="float">
            <text:p>474</text:p>
          </table:table-cell>
          <table:table-cell table:formula="of:=IF(AND(ISNUMBER([.G474]);ISNUMBER([.C474]));[.C474]-[.G474];0)" office:value-type="float" office:value="0" calcext:value-type="float">
            <text:p>0</text:p>
          </table:table-cell>
          <table:table-cell/>
          <table:table-cell table:formula="of:=IF(AND(ISNUMBER([.I474]);ISNUMBER([.E474]));[.E474]-[.I4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4]+1" office:value-type="float" office:value="475" calcext:value-type="float">
            <text:p>475</text:p>
          </table:table-cell>
          <table:table-cell table:formula="of:=IF(AND(ISNUMBER([.G475]);ISNUMBER([.C475]));[.C475]-[.G475];0)" office:value-type="float" office:value="0" calcext:value-type="float">
            <text:p>0</text:p>
          </table:table-cell>
          <table:table-cell/>
          <table:table-cell table:formula="of:=IF(AND(ISNUMBER([.I475]);ISNUMBER([.E475]));[.E475]-[.I4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5]+1" office:value-type="float" office:value="476" calcext:value-type="float">
            <text:p>476</text:p>
          </table:table-cell>
          <table:table-cell table:formula="of:=IF(AND(ISNUMBER([.G476]);ISNUMBER([.C476]));[.C476]-[.G476];0)" office:value-type="float" office:value="0" calcext:value-type="float">
            <text:p>0</text:p>
          </table:table-cell>
          <table:table-cell/>
          <table:table-cell table:formula="of:=IF(AND(ISNUMBER([.I476]);ISNUMBER([.E476]));[.E476]-[.I4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6]+1" office:value-type="float" office:value="477" calcext:value-type="float">
            <text:p>477</text:p>
          </table:table-cell>
          <table:table-cell table:formula="of:=IF(AND(ISNUMBER([.G477]);ISNUMBER([.C477]));[.C477]-[.G477];0)" office:value-type="float" office:value="0" calcext:value-type="float">
            <text:p>0</text:p>
          </table:table-cell>
          <table:table-cell/>
          <table:table-cell table:formula="of:=IF(AND(ISNUMBER([.I477]);ISNUMBER([.E477]));[.E477]-[.I4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7]+1" office:value-type="float" office:value="478" calcext:value-type="float">
            <text:p>478</text:p>
          </table:table-cell>
          <table:table-cell table:formula="of:=IF(AND(ISNUMBER([.G478]);ISNUMBER([.C478]));[.C478]-[.G478];0)" office:value-type="float" office:value="0" calcext:value-type="float">
            <text:p>0</text:p>
          </table:table-cell>
          <table:table-cell/>
          <table:table-cell table:formula="of:=IF(AND(ISNUMBER([.I478]);ISNUMBER([.E478]));[.E478]-[.I4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8]+1" office:value-type="float" office:value="479" calcext:value-type="float">
            <text:p>479</text:p>
          </table:table-cell>
          <table:table-cell table:formula="of:=IF(AND(ISNUMBER([.G479]);ISNUMBER([.C479]));[.C479]-[.G479];0)" office:value-type="float" office:value="0" calcext:value-type="float">
            <text:p>0</text:p>
          </table:table-cell>
          <table:table-cell/>
          <table:table-cell table:formula="of:=IF(AND(ISNUMBER([.I479]);ISNUMBER([.E479]));[.E479]-[.I4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79]+1" office:value-type="float" office:value="480" calcext:value-type="float">
            <text:p>480</text:p>
          </table:table-cell>
          <table:table-cell table:formula="of:=IF(AND(ISNUMBER([.G480]);ISNUMBER([.C480]));[.C480]-[.G480];0)" office:value-type="float" office:value="0" calcext:value-type="float">
            <text:p>0</text:p>
          </table:table-cell>
          <table:table-cell/>
          <table:table-cell table:formula="of:=IF(AND(ISNUMBER([.I480]);ISNUMBER([.E480]));[.E480]-[.I4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0]+1" office:value-type="float" office:value="481" calcext:value-type="float">
            <text:p>481</text:p>
          </table:table-cell>
          <table:table-cell table:formula="of:=IF(AND(ISNUMBER([.G481]);ISNUMBER([.C481]));[.C481]-[.G481];0)" office:value-type="float" office:value="0" calcext:value-type="float">
            <text:p>0</text:p>
          </table:table-cell>
          <table:table-cell/>
          <table:table-cell table:formula="of:=IF(AND(ISNUMBER([.I481]);ISNUMBER([.E481]));[.E481]-[.I4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1]+1" office:value-type="float" office:value="482" calcext:value-type="float">
            <text:p>482</text:p>
          </table:table-cell>
          <table:table-cell table:formula="of:=IF(AND(ISNUMBER([.G482]);ISNUMBER([.C482]));[.C482]-[.G482];0)" office:value-type="float" office:value="0" calcext:value-type="float">
            <text:p>0</text:p>
          </table:table-cell>
          <table:table-cell/>
          <table:table-cell table:formula="of:=IF(AND(ISNUMBER([.I482]);ISNUMBER([.E482]));[.E482]-[.I4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2]+1" office:value-type="float" office:value="483" calcext:value-type="float">
            <text:p>483</text:p>
          </table:table-cell>
          <table:table-cell table:formula="of:=IF(AND(ISNUMBER([.G483]);ISNUMBER([.C483]));[.C483]-[.G483];0)" office:value-type="float" office:value="0" calcext:value-type="float">
            <text:p>0</text:p>
          </table:table-cell>
          <table:table-cell/>
          <table:table-cell table:formula="of:=IF(AND(ISNUMBER([.I483]);ISNUMBER([.E483]));[.E483]-[.I4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3]+1" office:value-type="float" office:value="484" calcext:value-type="float">
            <text:p>484</text:p>
          </table:table-cell>
          <table:table-cell table:formula="of:=IF(AND(ISNUMBER([.G484]);ISNUMBER([.C484]));[.C484]-[.G484];0)" office:value-type="float" office:value="0" calcext:value-type="float">
            <text:p>0</text:p>
          </table:table-cell>
          <table:table-cell/>
          <table:table-cell table:formula="of:=IF(AND(ISNUMBER([.I484]);ISNUMBER([.E484]));[.E484]-[.I4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4]+1" office:value-type="float" office:value="485" calcext:value-type="float">
            <text:p>485</text:p>
          </table:table-cell>
          <table:table-cell table:formula="of:=IF(AND(ISNUMBER([.G485]);ISNUMBER([.C485]));[.C485]-[.G485];0)" office:value-type="float" office:value="0" calcext:value-type="float">
            <text:p>0</text:p>
          </table:table-cell>
          <table:table-cell/>
          <table:table-cell table:formula="of:=IF(AND(ISNUMBER([.I485]);ISNUMBER([.E485]));[.E485]-[.I4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5]+1" office:value-type="float" office:value="486" calcext:value-type="float">
            <text:p>486</text:p>
          </table:table-cell>
          <table:table-cell table:formula="of:=IF(AND(ISNUMBER([.G486]);ISNUMBER([.C486]));[.C486]-[.G486];0)" office:value-type="float" office:value="0" calcext:value-type="float">
            <text:p>0</text:p>
          </table:table-cell>
          <table:table-cell/>
          <table:table-cell table:formula="of:=IF(AND(ISNUMBER([.I486]);ISNUMBER([.E486]));[.E486]-[.I4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6]+1" office:value-type="float" office:value="487" calcext:value-type="float">
            <text:p>487</text:p>
          </table:table-cell>
          <table:table-cell table:formula="of:=IF(AND(ISNUMBER([.G487]);ISNUMBER([.C487]));[.C487]-[.G487];0)" office:value-type="float" office:value="0" calcext:value-type="float">
            <text:p>0</text:p>
          </table:table-cell>
          <table:table-cell/>
          <table:table-cell table:formula="of:=IF(AND(ISNUMBER([.I487]);ISNUMBER([.E487]));[.E487]-[.I4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7]+1" office:value-type="float" office:value="488" calcext:value-type="float">
            <text:p>488</text:p>
          </table:table-cell>
          <table:table-cell table:formula="of:=IF(AND(ISNUMBER([.G488]);ISNUMBER([.C488]));[.C488]-[.G488];0)" office:value-type="float" office:value="0" calcext:value-type="float">
            <text:p>0</text:p>
          </table:table-cell>
          <table:table-cell/>
          <table:table-cell table:formula="of:=IF(AND(ISNUMBER([.I488]);ISNUMBER([.E488]));[.E488]-[.I4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8]+1" office:value-type="float" office:value="489" calcext:value-type="float">
            <text:p>489</text:p>
          </table:table-cell>
          <table:table-cell table:formula="of:=IF(AND(ISNUMBER([.G489]);ISNUMBER([.C489]));[.C489]-[.G489];0)" office:value-type="float" office:value="0" calcext:value-type="float">
            <text:p>0</text:p>
          </table:table-cell>
          <table:table-cell/>
          <table:table-cell table:formula="of:=IF(AND(ISNUMBER([.I489]);ISNUMBER([.E489]));[.E489]-[.I4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489]+1" office:value-type="float" office:value="490" calcext:value-type="float">
            <text:p>490</text:p>
          </table:table-cell>
          <table:table-cell table:formula="of:=IF(AND(ISNUMBER([.G490]);ISNUMBER([.C490]));[.C490]-[.G490];0)" office:value-type="float" office:value="0" calcext:value-type="float">
            <text:p>0</text:p>
          </table:table-cell>
          <table:table-cell/>
          <table:table-cell table:formula="of:=IF(AND(ISNUMBER([.I490]);ISNUMBER([.E490]));[.E490]-[.I4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0]+1" office:value-type="float" office:value="491" calcext:value-type="float">
            <text:p>491</text:p>
          </table:table-cell>
          <table:table-cell table:formula="of:=IF(AND(ISNUMBER([.G491]);ISNUMBER([.C491]));[.C491]-[.G491];0)" office:value-type="float" office:value="0" calcext:value-type="float">
            <text:p>0</text:p>
          </table:table-cell>
          <table:table-cell/>
          <table:table-cell table:formula="of:=IF(AND(ISNUMBER([.I491]);ISNUMBER([.E491]));[.E491]-[.I4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1]+1" office:value-type="float" office:value="492" calcext:value-type="float">
            <text:p>492</text:p>
          </table:table-cell>
          <table:table-cell table:formula="of:=IF(AND(ISNUMBER([.G492]);ISNUMBER([.C492]));[.C492]-[.G492];0)" office:value-type="float" office:value="0" calcext:value-type="float">
            <text:p>0</text:p>
          </table:table-cell>
          <table:table-cell/>
          <table:table-cell table:formula="of:=IF(AND(ISNUMBER([.I492]);ISNUMBER([.E492]));[.E492]-[.I4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2]+1" office:value-type="float" office:value="493" calcext:value-type="float">
            <text:p>493</text:p>
          </table:table-cell>
          <table:table-cell table:formula="of:=IF(AND(ISNUMBER([.G493]);ISNUMBER([.C493]));[.C493]-[.G493];0)" office:value-type="float" office:value="0" calcext:value-type="float">
            <text:p>0</text:p>
          </table:table-cell>
          <table:table-cell/>
          <table:table-cell table:formula="of:=IF(AND(ISNUMBER([.I493]);ISNUMBER([.E493]));[.E493]-[.I4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3]+1" office:value-type="float" office:value="494" calcext:value-type="float">
            <text:p>494</text:p>
          </table:table-cell>
          <table:table-cell table:formula="of:=IF(AND(ISNUMBER([.G494]);ISNUMBER([.C494]));[.C494]-[.G494];0)" office:value-type="float" office:value="0" calcext:value-type="float">
            <text:p>0</text:p>
          </table:table-cell>
          <table:table-cell/>
          <table:table-cell table:formula="of:=IF(AND(ISNUMBER([.I494]);ISNUMBER([.E494]));[.E494]-[.I49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4]+1" office:value-type="float" office:value="495" calcext:value-type="float">
            <text:p>495</text:p>
          </table:table-cell>
          <table:table-cell table:formula="of:=IF(AND(ISNUMBER([.G495]);ISNUMBER([.C495]));[.C495]-[.G495];0)" office:value-type="float" office:value="0" calcext:value-type="float">
            <text:p>0</text:p>
          </table:table-cell>
          <table:table-cell/>
          <table:table-cell table:formula="of:=IF(AND(ISNUMBER([.I495]);ISNUMBER([.E495]));[.E495]-[.I4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5]+1" office:value-type="float" office:value="496" calcext:value-type="float">
            <text:p>496</text:p>
          </table:table-cell>
          <table:table-cell table:formula="of:=IF(AND(ISNUMBER([.G496]);ISNUMBER([.C496]));[.C496]-[.G496];0)" office:value-type="float" office:value="0" calcext:value-type="float">
            <text:p>0</text:p>
          </table:table-cell>
          <table:table-cell/>
          <table:table-cell table:formula="of:=IF(AND(ISNUMBER([.I496]);ISNUMBER([.E496]));[.E496]-[.I4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6]+1" office:value-type="float" office:value="497" calcext:value-type="float">
            <text:p>497</text:p>
          </table:table-cell>
          <table:table-cell table:formula="of:=IF(AND(ISNUMBER([.G497]);ISNUMBER([.C497]));[.C497]-[.G497];0)" office:value-type="float" office:value="0" calcext:value-type="float">
            <text:p>0</text:p>
          </table:table-cell>
          <table:table-cell/>
          <table:table-cell table:formula="of:=IF(AND(ISNUMBER([.I497]);ISNUMBER([.E497]));[.E497]-[.I4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7]+1" office:value-type="float" office:value="498" calcext:value-type="float">
            <text:p>498</text:p>
          </table:table-cell>
          <table:table-cell table:formula="of:=IF(AND(ISNUMBER([.G498]);ISNUMBER([.C498]));[.C498]-[.G498];0)" office:value-type="float" office:value="-0.03" calcext:value-type="float">
            <text:p>-0.03</text:p>
          </table:table-cell>
          <table:table-cell/>
          <table:table-cell table:formula="of:=IF(AND(ISNUMBER([.I498]);ISNUMBER([.E498]));[.E498]-[.I4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8]+1" office:value-type="float" office:value="499" calcext:value-type="float">
            <text:p>499</text:p>
          </table:table-cell>
          <table:table-cell table:formula="of:=IF(AND(ISNUMBER([.G499]);ISNUMBER([.C499]));[.C499]-[.G499];0)" office:value-type="float" office:value="-0.01" calcext:value-type="float">
            <text:p>-0.01</text:p>
          </table:table-cell>
          <table:table-cell/>
          <table:table-cell table:formula="of:=IF(AND(ISNUMBER([.I499]);ISNUMBER([.E499]));[.E499]-[.I4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499]+1" office:value-type="float" office:value="500" calcext:value-type="float">
            <text:p>500</text:p>
          </table:table-cell>
          <table:table-cell table:formula="of:=IF(AND(ISNUMBER([.G500]);ISNUMBER([.C500]));[.C500]-[.G500];0)" office:value-type="float" office:value="-0.05" calcext:value-type="float">
            <text:p>-0.05</text:p>
          </table:table-cell>
          <table:table-cell/>
          <table:table-cell table:formula="of:=IF(AND(ISNUMBER([.I500]);ISNUMBER([.E500]));[.E500]-[.I5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0]+1" office:value-type="float" office:value="501" calcext:value-type="float">
            <text:p>501</text:p>
          </table:table-cell>
          <table:table-cell table:formula="of:=IF(AND(ISNUMBER([.G501]);ISNUMBER([.C501]));[.C501]-[.G501];0)" office:value-type="float" office:value="-0.02" calcext:value-type="float">
            <text:p>-0.02</text:p>
          </table:table-cell>
          <table:table-cell/>
          <table:table-cell table:formula="of:=IF(AND(ISNUMBER([.I501]);ISNUMBER([.E501]));[.E501]-[.I5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1]+1" office:value-type="float" office:value="502" calcext:value-type="float">
            <text:p>502</text:p>
          </table:table-cell>
          <table:table-cell table:formula="of:=IF(AND(ISNUMBER([.G502]);ISNUMBER([.C502]));[.C502]-[.G502];0)" office:value-type="float" office:value="0.02" calcext:value-type="float">
            <text:p>0.02</text:p>
          </table:table-cell>
          <table:table-cell/>
          <table:table-cell table:formula="of:=IF(AND(ISNUMBER([.I502]);ISNUMBER([.E502]));[.E502]-[.I5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2]+1" office:value-type="float" office:value="503" calcext:value-type="float">
            <text:p>503</text:p>
          </table:table-cell>
          <table:table-cell table:formula="of:=IF(AND(ISNUMBER([.G503]);ISNUMBER([.C503]));[.C503]-[.G503];0)" office:value-type="float" office:value="0.02" calcext:value-type="float">
            <text:p>0.02</text:p>
          </table:table-cell>
          <table:table-cell/>
          <table:table-cell table:formula="of:=IF(AND(ISNUMBER([.I503]);ISNUMBER([.E503]));[.E503]-[.I5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3]+1" office:value-type="float" office:value="504" calcext:value-type="float">
            <text:p>504</text:p>
          </table:table-cell>
          <table:table-cell table:formula="of:=IF(AND(ISNUMBER([.G504]);ISNUMBER([.C504]));[.C504]-[.G504];0)" office:value-type="float" office:value="0.01" calcext:value-type="float">
            <text:p>0.01</text:p>
          </table:table-cell>
          <table:table-cell/>
          <table:table-cell table:formula="of:=IF(AND(ISNUMBER([.I504]);ISNUMBER([.E504]));[.E504]-[.I5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4]+1" office:value-type="float" office:value="505" calcext:value-type="float">
            <text:p>505</text:p>
          </table:table-cell>
          <table:table-cell table:formula="of:=IF(AND(ISNUMBER([.G505]);ISNUMBER([.C505]));[.C505]-[.G505];0)" office:value-type="float" office:value="0.01" calcext:value-type="float">
            <text:p>0.01</text:p>
          </table:table-cell>
          <table:table-cell/>
          <table:table-cell table:formula="of:=IF(AND(ISNUMBER([.I505]);ISNUMBER([.E505]));[.E505]-[.I5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5]+1" office:value-type="float" office:value="506" calcext:value-type="float">
            <text:p>506</text:p>
          </table:table-cell>
          <table:table-cell table:formula="of:=IF(AND(ISNUMBER([.G506]);ISNUMBER([.C506]));[.C506]-[.G506];0)" office:value-type="float" office:value="0.02" calcext:value-type="float">
            <text:p>0.02</text:p>
          </table:table-cell>
          <table:table-cell/>
          <table:table-cell table:formula="of:=IF(AND(ISNUMBER([.I506]);ISNUMBER([.E506]));[.E506]-[.I5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6]+1" office:value-type="float" office:value="507" calcext:value-type="float">
            <text:p>507</text:p>
          </table:table-cell>
          <table:table-cell table:formula="of:=IF(AND(ISNUMBER([.G507]);ISNUMBER([.C507]));[.C507]-[.G507];0)" office:value-type="float" office:value="0.02" calcext:value-type="float">
            <text:p>0.02</text:p>
          </table:table-cell>
          <table:table-cell/>
          <table:table-cell table:formula="of:=IF(AND(ISNUMBER([.I507]);ISNUMBER([.E507]));[.E507]-[.I5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7]+1" office:value-type="float" office:value="508" calcext:value-type="float">
            <text:p>508</text:p>
          </table:table-cell>
          <table:table-cell table:formula="of:=IF(AND(ISNUMBER([.G508]);ISNUMBER([.C508]));[.C508]-[.G508];0)" office:value-type="float" office:value="0.04" calcext:value-type="float">
            <text:p>0.04</text:p>
          </table:table-cell>
          <table:table-cell/>
          <table:table-cell table:formula="of:=IF(AND(ISNUMBER([.I508]);ISNUMBER([.E508]));[.E508]-[.I5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8]+1" office:value-type="float" office:value="509" calcext:value-type="float">
            <text:p>509</text:p>
          </table:table-cell>
          <table:table-cell table:formula="of:=IF(AND(ISNUMBER([.G509]);ISNUMBER([.C509]));[.C509]-[.G509];0)" office:value-type="float" office:value="0.05" calcext:value-type="float">
            <text:p>0.05</text:p>
          </table:table-cell>
          <table:table-cell/>
          <table:table-cell table:formula="of:=IF(AND(ISNUMBER([.I509]);ISNUMBER([.E509]));[.E509]-[.I5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09]+1" office:value-type="float" office:value="510" calcext:value-type="float">
            <text:p>510</text:p>
          </table:table-cell>
          <table:table-cell table:formula="of:=IF(AND(ISNUMBER([.G510]);ISNUMBER([.C510]));[.C510]-[.G510];0)" office:value-type="float" office:value="0.06" calcext:value-type="float">
            <text:p>0.06</text:p>
          </table:table-cell>
          <table:table-cell/>
          <table:table-cell table:formula="of:=IF(AND(ISNUMBER([.I510]);ISNUMBER([.E510]));[.E510]-[.I5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0]+1" office:value-type="float" office:value="511" calcext:value-type="float">
            <text:p>511</text:p>
          </table:table-cell>
          <table:table-cell table:formula="of:=IF(AND(ISNUMBER([.G511]);ISNUMBER([.C511]));[.C511]-[.G511];0)" office:value-type="float" office:value="0.06" calcext:value-type="float">
            <text:p>0.06</text:p>
          </table:table-cell>
          <table:table-cell/>
          <table:table-cell table:formula="of:=IF(AND(ISNUMBER([.I511]);ISNUMBER([.E511]));[.E511]-[.I5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1]+1" office:value-type="float" office:value="512" calcext:value-type="float">
            <text:p>512</text:p>
          </table:table-cell>
          <table:table-cell table:formula="of:=IF(AND(ISNUMBER([.G512]);ISNUMBER([.C512]));[.C512]-[.G512];0)" office:value-type="float" office:value="0.08" calcext:value-type="float">
            <text:p>0.08</text:p>
          </table:table-cell>
          <table:table-cell/>
          <table:table-cell table:formula="of:=IF(AND(ISNUMBER([.I512]);ISNUMBER([.E512]));[.E512]-[.I5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2]+1" office:value-type="float" office:value="513" calcext:value-type="float">
            <text:p>513</text:p>
          </table:table-cell>
          <table:table-cell table:formula="of:=IF(AND(ISNUMBER([.G513]);ISNUMBER([.C513]));[.C513]-[.G513];0)" office:value-type="float" office:value="0" calcext:value-type="float">
            <text:p>0</text:p>
          </table:table-cell>
          <table:table-cell/>
          <table:table-cell table:formula="of:=IF(AND(ISNUMBER([.I513]);ISNUMBER([.E513]));[.E513]-[.I5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3]+1" office:value-type="float" office:value="514" calcext:value-type="float">
            <text:p>514</text:p>
          </table:table-cell>
          <table:table-cell table:formula="of:=IF(AND(ISNUMBER([.G514]);ISNUMBER([.C514]));[.C514]-[.G514];0)" office:value-type="float" office:value="-0.01" calcext:value-type="float">
            <text:p>-0.01</text:p>
          </table:table-cell>
          <table:table-cell/>
          <table:table-cell table:formula="of:=IF(AND(ISNUMBER([.I514]);ISNUMBER([.E514]));[.E514]-[.I5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4]+1" office:value-type="float" office:value="515" calcext:value-type="float">
            <text:p>515</text:p>
          </table:table-cell>
          <table:table-cell table:formula="of:=IF(AND(ISNUMBER([.G515]);ISNUMBER([.C515]));[.C515]-[.G515];0)" office:value-type="float" office:value="0" calcext:value-type="float">
            <text:p>0</text:p>
          </table:table-cell>
          <table:table-cell/>
          <table:table-cell table:formula="of:=IF(AND(ISNUMBER([.I515]);ISNUMBER([.E515]));[.E515]-[.I5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5]+1" office:value-type="float" office:value="516" calcext:value-type="float">
            <text:p>516</text:p>
          </table:table-cell>
          <table:table-cell table:formula="of:=IF(AND(ISNUMBER([.G516]);ISNUMBER([.C516]));[.C516]-[.G516];0)" office:value-type="float" office:value="0" calcext:value-type="float">
            <text:p>0</text:p>
          </table:table-cell>
          <table:table-cell/>
          <table:table-cell table:formula="of:=IF(AND(ISNUMBER([.I516]);ISNUMBER([.E516]));[.E516]-[.I51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6]+1" office:value-type="float" office:value="517" calcext:value-type="float">
            <text:p>517</text:p>
          </table:table-cell>
          <table:table-cell table:formula="of:=IF(AND(ISNUMBER([.G517]);ISNUMBER([.C517]));[.C517]-[.G517];0)" office:value-type="float" office:value="0.01" calcext:value-type="float">
            <text:p>0.01</text:p>
          </table:table-cell>
          <table:table-cell/>
          <table:table-cell table:formula="of:=IF(AND(ISNUMBER([.I517]);ISNUMBER([.E517]));[.E517]-[.I5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7]+1" office:value-type="float" office:value="518" calcext:value-type="float">
            <text:p>518</text:p>
          </table:table-cell>
          <table:table-cell table:formula="of:=IF(AND(ISNUMBER([.G518]);ISNUMBER([.C518]));[.C518]-[.G518];0)" office:value-type="float" office:value="-0.05" calcext:value-type="float">
            <text:p>-0.05</text:p>
          </table:table-cell>
          <table:table-cell/>
          <table:table-cell table:formula="of:=IF(AND(ISNUMBER([.I518]);ISNUMBER([.E518]));[.E518]-[.I5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8]+1" office:value-type="float" office:value="519" calcext:value-type="float">
            <text:p>519</text:p>
          </table:table-cell>
          <table:table-cell table:formula="of:=IF(AND(ISNUMBER([.G519]);ISNUMBER([.C519]));[.C519]-[.G519];0)" office:value-type="float" office:value="0.01" calcext:value-type="float">
            <text:p>0.01</text:p>
          </table:table-cell>
          <table:table-cell/>
          <table:table-cell table:formula="of:=IF(AND(ISNUMBER([.I519]);ISNUMBER([.E519]));[.E519]-[.I5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19]+1" office:value-type="float" office:value="520" calcext:value-type="float">
            <text:p>520</text:p>
          </table:table-cell>
          <table:table-cell table:formula="of:=IF(AND(ISNUMBER([.G520]);ISNUMBER([.C520]));[.C520]-[.G520];0)" office:value-type="float" office:value="0" calcext:value-type="float">
            <text:p>0</text:p>
          </table:table-cell>
          <table:table-cell/>
          <table:table-cell table:formula="of:=IF(AND(ISNUMBER([.I520]);ISNUMBER([.E520]));[.E520]-[.I5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0]+1" office:value-type="float" office:value="521" calcext:value-type="float">
            <text:p>521</text:p>
          </table:table-cell>
          <table:table-cell table:formula="of:=IF(AND(ISNUMBER([.G521]);ISNUMBER([.C521]));[.C521]-[.G521];0)" office:value-type="float" office:value="-0.03" calcext:value-type="float">
            <text:p>-0.03</text:p>
          </table:table-cell>
          <table:table-cell/>
          <table:table-cell table:formula="of:=IF(AND(ISNUMBER([.I521]);ISNUMBER([.E521]));[.E521]-[.I5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1]+1" office:value-type="float" office:value="522" calcext:value-type="float">
            <text:p>522</text:p>
          </table:table-cell>
          <table:table-cell table:formula="of:=IF(AND(ISNUMBER([.G522]);ISNUMBER([.C522]));[.C522]-[.G522];0)" office:value-type="float" office:value="-0.02" calcext:value-type="float">
            <text:p>-0.02</text:p>
          </table:table-cell>
          <table:table-cell/>
          <table:table-cell table:formula="of:=IF(AND(ISNUMBER([.I522]);ISNUMBER([.E522]));[.E522]-[.I5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2]+1" office:value-type="float" office:value="523" calcext:value-type="float">
            <text:p>523</text:p>
          </table:table-cell>
          <table:table-cell table:formula="of:=IF(AND(ISNUMBER([.G523]);ISNUMBER([.C523]));[.C523]-[.G523];0)" office:value-type="float" office:value="-0.04" calcext:value-type="float">
            <text:p>-0.04</text:p>
          </table:table-cell>
          <table:table-cell/>
          <table:table-cell table:formula="of:=IF(AND(ISNUMBER([.I523]);ISNUMBER([.E523]));[.E523]-[.I5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3]+1" office:value-type="float" office:value="524" calcext:value-type="float">
            <text:p>524</text:p>
          </table:table-cell>
          <table:table-cell table:formula="of:=IF(AND(ISNUMBER([.G524]);ISNUMBER([.C524]));[.C524]-[.G524];0)" office:value-type="float" office:value="-0.04" calcext:value-type="float">
            <text:p>-0.04</text:p>
          </table:table-cell>
          <table:table-cell/>
          <table:table-cell table:formula="of:=IF(AND(ISNUMBER([.I524]);ISNUMBER([.E524]));[.E524]-[.I5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4]+1" office:value-type="float" office:value="525" calcext:value-type="float">
            <text:p>525</text:p>
          </table:table-cell>
          <table:table-cell table:formula="of:=IF(AND(ISNUMBER([.G525]);ISNUMBER([.C525]));[.C525]-[.G525];0)" office:value-type="float" office:value="-0.02" calcext:value-type="float">
            <text:p>-0.02</text:p>
          </table:table-cell>
          <table:table-cell/>
          <table:table-cell table:formula="of:=IF(AND(ISNUMBER([.I525]);ISNUMBER([.E525]));[.E525]-[.I5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5]+1" office:value-type="float" office:value="526" calcext:value-type="float">
            <text:p>526</text:p>
          </table:table-cell>
          <table:table-cell table:formula="of:=IF(AND(ISNUMBER([.G526]);ISNUMBER([.C526]));[.C526]-[.G526];0)" office:value-type="float" office:value="-0.02" calcext:value-type="float">
            <text:p>-0.02</text:p>
          </table:table-cell>
          <table:table-cell/>
          <table:table-cell table:formula="of:=IF(AND(ISNUMBER([.I526]);ISNUMBER([.E526]));[.E526]-[.I5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6]+1" office:value-type="float" office:value="527" calcext:value-type="float">
            <text:p>527</text:p>
          </table:table-cell>
          <table:table-cell table:formula="of:=IF(AND(ISNUMBER([.G527]);ISNUMBER([.C527]));[.C527]-[.G527];0)" office:value-type="float" office:value="-0.05" calcext:value-type="float">
            <text:p>-0.05</text:p>
          </table:table-cell>
          <table:table-cell/>
          <table:table-cell table:formula="of:=IF(AND(ISNUMBER([.I527]);ISNUMBER([.E527]));[.E527]-[.I52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7]+1" office:value-type="float" office:value="528" calcext:value-type="float">
            <text:p>528</text:p>
          </table:table-cell>
          <table:table-cell table:formula="of:=IF(AND(ISNUMBER([.G528]);ISNUMBER([.C528]));[.C528]-[.G528];0)" office:value-type="float" office:value="-0.01" calcext:value-type="float">
            <text:p>-0.01</text:p>
          </table:table-cell>
          <table:table-cell/>
          <table:table-cell table:formula="of:=IF(AND(ISNUMBER([.I528]);ISNUMBER([.E528]));[.E528]-[.I5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8]+1" office:value-type="float" office:value="529" calcext:value-type="float">
            <text:p>529</text:p>
          </table:table-cell>
          <table:table-cell table:formula="of:=IF(AND(ISNUMBER([.G529]);ISNUMBER([.C529]));[.C529]-[.G529];0)" office:value-type="float" office:value="-0.05" calcext:value-type="float">
            <text:p>-0.05</text:p>
          </table:table-cell>
          <table:table-cell/>
          <table:table-cell table:formula="of:=IF(AND(ISNUMBER([.I529]);ISNUMBER([.E529]));[.E529]-[.I5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29]+1" office:value-type="float" office:value="530" calcext:value-type="float">
            <text:p>530</text:p>
          </table:table-cell>
          <table:table-cell table:formula="of:=IF(AND(ISNUMBER([.G530]);ISNUMBER([.C530]));[.C530]-[.G530];0)" office:value-type="float" office:value="-0.07" calcext:value-type="float">
            <text:p>-0.07</text:p>
          </table:table-cell>
          <table:table-cell/>
          <table:table-cell table:formula="of:=IF(AND(ISNUMBER([.I530]);ISNUMBER([.E530]));[.E530]-[.I5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0]+1" office:value-type="float" office:value="531" calcext:value-type="float">
            <text:p>531</text:p>
          </table:table-cell>
          <table:table-cell table:formula="of:=IF(AND(ISNUMBER([.G531]);ISNUMBER([.C531]));[.C531]-[.G531];0)" office:value-type="float" office:value="-0.14" calcext:value-type="float">
            <text:p>-0.14</text:p>
          </table:table-cell>
          <table:table-cell/>
          <table:table-cell table:formula="of:=IF(AND(ISNUMBER([.I531]);ISNUMBER([.E531]));[.E531]-[.I5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1]+1" office:value-type="float" office:value="532" calcext:value-type="float">
            <text:p>532</text:p>
          </table:table-cell>
          <table:table-cell table:formula="of:=IF(AND(ISNUMBER([.G532]);ISNUMBER([.C532]));[.C532]-[.G532];0)" office:value-type="float" office:value="-0.09" calcext:value-type="float">
            <text:p>-0.09</text:p>
          </table:table-cell>
          <table:table-cell/>
          <table:table-cell table:formula="of:=IF(AND(ISNUMBER([.I532]);ISNUMBER([.E532]));[.E532]-[.I5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2]+1" office:value-type="float" office:value="533" calcext:value-type="float">
            <text:p>533</text:p>
          </table:table-cell>
          <table:table-cell table:formula="of:=IF(AND(ISNUMBER([.G533]);ISNUMBER([.C533]));[.C533]-[.G533];0)" office:value-type="float" office:value="-0.06" calcext:value-type="float">
            <text:p>-0.06</text:p>
          </table:table-cell>
          <table:table-cell/>
          <table:table-cell table:formula="of:=IF(AND(ISNUMBER([.I533]);ISNUMBER([.E533]));[.E533]-[.I5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3]+1" office:value-type="float" office:value="534" calcext:value-type="float">
            <text:p>534</text:p>
          </table:table-cell>
          <table:table-cell table:formula="of:=IF(AND(ISNUMBER([.G534]);ISNUMBER([.C534]));[.C534]-[.G534];0)" office:value-type="float" office:value="0" calcext:value-type="float">
            <text:p>0</text:p>
          </table:table-cell>
          <table:table-cell/>
          <table:table-cell table:formula="of:=IF(AND(ISNUMBER([.I534]);ISNUMBER([.E534]));[.E534]-[.I53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4]+1" office:value-type="float" office:value="535" calcext:value-type="float">
            <text:p>535</text:p>
          </table:table-cell>
          <table:table-cell table:formula="of:=IF(AND(ISNUMBER([.G535]);ISNUMBER([.C535]));[.C535]-[.G535];0)" office:value-type="float" office:value="-0.02" calcext:value-type="float">
            <text:p>-0.02</text:p>
          </table:table-cell>
          <table:table-cell/>
          <table:table-cell table:formula="of:=IF(AND(ISNUMBER([.I535]);ISNUMBER([.E535]));[.E535]-[.I5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5]+1" office:value-type="float" office:value="536" calcext:value-type="float">
            <text:p>536</text:p>
          </table:table-cell>
          <table:table-cell table:formula="of:=IF(AND(ISNUMBER([.G536]);ISNUMBER([.C536]));[.C536]-[.G536];0)" office:value-type="float" office:value="-0.02" calcext:value-type="float">
            <text:p>-0.02</text:p>
          </table:table-cell>
          <table:table-cell/>
          <table:table-cell table:formula="of:=IF(AND(ISNUMBER([.I536]);ISNUMBER([.E536]));[.E536]-[.I5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6]+1" office:value-type="float" office:value="537" calcext:value-type="float">
            <text:p>537</text:p>
          </table:table-cell>
          <table:table-cell table:formula="of:=IF(AND(ISNUMBER([.G537]);ISNUMBER([.C537]));[.C537]-[.G537];0)" office:value-type="float" office:value="-0.02" calcext:value-type="float">
            <text:p>-0.02</text:p>
          </table:table-cell>
          <table:table-cell/>
          <table:table-cell table:formula="of:=IF(AND(ISNUMBER([.I537]);ISNUMBER([.E537]));[.E537]-[.I5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7]+1" office:value-type="float" office:value="538" calcext:value-type="float">
            <text:p>538</text:p>
          </table:table-cell>
          <table:table-cell table:formula="of:=IF(AND(ISNUMBER([.G538]);ISNUMBER([.C538]));[.C538]-[.G538];0)" office:value-type="float" office:value="-0.02" calcext:value-type="float">
            <text:p>-0.02</text:p>
          </table:table-cell>
          <table:table-cell/>
          <table:table-cell table:formula="of:=IF(AND(ISNUMBER([.I538]);ISNUMBER([.E538]));[.E538]-[.I53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8]+1" office:value-type="float" office:value="539" calcext:value-type="float">
            <text:p>539</text:p>
          </table:table-cell>
          <table:table-cell table:formula="of:=IF(AND(ISNUMBER([.G539]);ISNUMBER([.C539]));[.C539]-[.G539];0)" office:value-type="float" office:value="-0.03" calcext:value-type="float">
            <text:p>-0.03</text:p>
          </table:table-cell>
          <table:table-cell/>
          <table:table-cell table:formula="of:=IF(AND(ISNUMBER([.I539]);ISNUMBER([.E539]));[.E539]-[.I53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39]+1" office:value-type="float" office:value="540" calcext:value-type="float">
            <text:p>540</text:p>
          </table:table-cell>
          <table:table-cell table:formula="of:=IF(AND(ISNUMBER([.G540]);ISNUMBER([.C540]));[.C540]-[.G540];0)" office:value-type="float" office:value="-0.04" calcext:value-type="float">
            <text:p>-0.04</text:p>
          </table:table-cell>
          <table:table-cell/>
          <table:table-cell table:formula="of:=IF(AND(ISNUMBER([.I540]);ISNUMBER([.E540]));[.E540]-[.I5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0]+1" office:value-type="float" office:value="541" calcext:value-type="float">
            <text:p>541</text:p>
          </table:table-cell>
          <table:table-cell table:formula="of:=IF(AND(ISNUMBER([.G541]);ISNUMBER([.C541]));[.C541]-[.G541];0)" office:value-type="float" office:value="0" calcext:value-type="float">
            <text:p>0</text:p>
          </table:table-cell>
          <table:table-cell/>
          <table:table-cell table:formula="of:=IF(AND(ISNUMBER([.I541]);ISNUMBER([.E541]));[.E541]-[.I5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1]+1" office:value-type="float" office:value="542" calcext:value-type="float">
            <text:p>542</text:p>
          </table:table-cell>
          <table:table-cell table:formula="of:=IF(AND(ISNUMBER([.G542]);ISNUMBER([.C542]));[.C542]-[.G542];0)" office:value-type="float" office:value="0.01" calcext:value-type="float">
            <text:p>0.01</text:p>
          </table:table-cell>
          <table:table-cell/>
          <table:table-cell table:formula="of:=IF(AND(ISNUMBER([.I542]);ISNUMBER([.E542]));[.E542]-[.I5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2]+1" office:value-type="float" office:value="543" calcext:value-type="float">
            <text:p>543</text:p>
          </table:table-cell>
          <table:table-cell table:formula="of:=IF(AND(ISNUMBER([.G543]);ISNUMBER([.C543]));[.C543]-[.G543];0)" office:value-type="float" office:value="0" calcext:value-type="float">
            <text:p>0</text:p>
          </table:table-cell>
          <table:table-cell/>
          <table:table-cell table:formula="of:=IF(AND(ISNUMBER([.I543]);ISNUMBER([.E543]));[.E543]-[.I54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3]+1" office:value-type="float" office:value="544" calcext:value-type="float">
            <text:p>544</text:p>
          </table:table-cell>
          <table:table-cell table:formula="of:=IF(AND(ISNUMBER([.G544]);ISNUMBER([.C544]));[.C544]-[.G544];0)" office:value-type="float" office:value="0" calcext:value-type="float">
            <text:p>0</text:p>
          </table:table-cell>
          <table:table-cell/>
          <table:table-cell table:formula="of:=IF(AND(ISNUMBER([.I544]);ISNUMBER([.E544]));[.E544]-[.I5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4]+1" office:value-type="float" office:value="545" calcext:value-type="float">
            <text:p>545</text:p>
          </table:table-cell>
          <table:table-cell table:formula="of:=IF(AND(ISNUMBER([.G545]);ISNUMBER([.C545]));[.C545]-[.G545];0)" office:value-type="float" office:value="0.01" calcext:value-type="float">
            <text:p>0.01</text:p>
          </table:table-cell>
          <table:table-cell/>
          <table:table-cell table:formula="of:=IF(AND(ISNUMBER([.I545]);ISNUMBER([.E545]));[.E545]-[.I5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5]+1" office:value-type="float" office:value="546" calcext:value-type="float">
            <text:p>546</text:p>
          </table:table-cell>
          <table:table-cell table:formula="of:=IF(AND(ISNUMBER([.G546]);ISNUMBER([.C546]));[.C546]-[.G546];0)" office:value-type="float" office:value="-0.01" calcext:value-type="float">
            <text:p>-0.01</text:p>
          </table:table-cell>
          <table:table-cell/>
          <table:table-cell table:formula="of:=IF(AND(ISNUMBER([.I546]);ISNUMBER([.E546]));[.E546]-[.I5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6]+1" office:value-type="float" office:value="547" calcext:value-type="float">
            <text:p>547</text:p>
          </table:table-cell>
          <table:table-cell table:formula="of:=IF(AND(ISNUMBER([.G547]);ISNUMBER([.C547]));[.C547]-[.G547];0)" office:value-type="float" office:value="-0.01" calcext:value-type="float">
            <text:p>-0.01</text:p>
          </table:table-cell>
          <table:table-cell/>
          <table:table-cell table:formula="of:=IF(AND(ISNUMBER([.I547]);ISNUMBER([.E547]));[.E547]-[.I5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7]+1" office:value-type="float" office:value="548" calcext:value-type="float">
            <text:p>548</text:p>
          </table:table-cell>
          <table:table-cell table:formula="of:=IF(AND(ISNUMBER([.G548]);ISNUMBER([.C548]));[.C548]-[.G548];0)" office:value-type="float" office:value="0" calcext:value-type="float">
            <text:p>0</text:p>
          </table:table-cell>
          <table:table-cell/>
          <table:table-cell table:formula="of:=IF(AND(ISNUMBER([.I548]);ISNUMBER([.E548]));[.E548]-[.I54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8]+1" office:value-type="float" office:value="549" calcext:value-type="float">
            <text:p>549</text:p>
          </table:table-cell>
          <table:table-cell table:formula="of:=IF(AND(ISNUMBER([.G549]);ISNUMBER([.C549]));[.C549]-[.G549];0)" office:value-type="float" office:value="-0.01" calcext:value-type="float">
            <text:p>-0.01</text:p>
          </table:table-cell>
          <table:table-cell/>
          <table:table-cell table:formula="of:=IF(AND(ISNUMBER([.I549]);ISNUMBER([.E549]));[.E549]-[.I54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49]+1" office:value-type="float" office:value="550" calcext:value-type="float">
            <text:p>550</text:p>
          </table:table-cell>
          <table:table-cell table:formula="of:=IF(AND(ISNUMBER([.G550]);ISNUMBER([.C550]));[.C550]-[.G550];0)" office:value-type="float" office:value="-0.01" calcext:value-type="float">
            <text:p>-0.01</text:p>
          </table:table-cell>
          <table:table-cell/>
          <table:table-cell table:formula="of:=IF(AND(ISNUMBER([.I550]);ISNUMBER([.E550]));[.E550]-[.I55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50]+1" office:value-type="float" office:value="551" calcext:value-type="float">
            <text:p>551</text:p>
          </table:table-cell>
          <table:table-cell table:formula="of:=IF(AND(ISNUMBER([.G551]);ISNUMBER([.C551]));[.C551]-[.G551];0)" office:value-type="float" office:value="0.01" calcext:value-type="float">
            <text:p>0.01</text:p>
          </table:table-cell>
          <table:table-cell/>
          <table:table-cell table:formula="of:=IF(AND(ISNUMBER([.I551]);ISNUMBER([.E551]));[.E551]-[.I55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51]+1" office:value-type="float" office:value="552" calcext:value-type="float">
            <text:p>552</text:p>
          </table:table-cell>
          <table:table-cell table:formula="of:=IF(AND(ISNUMBER([.G552]);ISNUMBER([.C552]));[.C552]-[.G552];0)" office:value-type="float" office:value="0.01" calcext:value-type="float">
            <text:p>0.01</text:p>
          </table:table-cell>
          <table:table-cell/>
          <table:table-cell table:formula="of:=IF(AND(ISNUMBER([.I552]);ISNUMBER([.E552]));[.E552]-[.I55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52]+1" office:value-type="float" office:value="553" calcext:value-type="float">
            <text:p>553</text:p>
          </table:table-cell>
          <table:table-cell table:formula="of:=IF(AND(ISNUMBER([.G553]);ISNUMBER([.C553]));[.C553]-[.G553];0)" office:value-type="float" office:value="0" calcext:value-type="float">
            <text:p>0</text:p>
          </table:table-cell>
          <table:table-cell/>
          <table:table-cell table:formula="of:=IF(AND(ISNUMBER([.I553]);ISNUMBER([.E553]));[.E553]-[.I55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53]+1" office:value-type="float" office:value="554" calcext:value-type="float">
            <text:p>554</text:p>
          </table:table-cell>
          <table:table-cell table:formula="of:=IF(AND(ISNUMBER([.G554]);ISNUMBER([.C554]));[.C554]-[.G554];0)" office:value-type="float" office:value="0" calcext:value-type="float">
            <text:p>0</text:p>
          </table:table-cell>
          <table:table-cell/>
          <table:table-cell table:formula="of:=IF(AND(ISNUMBER([.I554]);ISNUMBER([.E554]));[.E554]-[.I5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54]+1" office:value-type="float" office:value="555" calcext:value-type="float">
            <text:p>555</text:p>
          </table:table-cell>
          <table:table-cell table:formula="of:=IF(AND(ISNUMBER([.G555]);ISNUMBER([.C555]));[.C555]-[.G555];0)" office:value-type="float" office:value="0.01" calcext:value-type="float">
            <text:p>0.01</text:p>
          </table:table-cell>
          <table:table-cell/>
          <table:table-cell table:formula="of:=IF(AND(ISNUMBER([.I555]);ISNUMBER([.E555]));[.E555]-[.I5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55]+1" office:value-type="float" office:value="556" calcext:value-type="float">
            <text:p>556</text:p>
          </table:table-cell>
          <table:table-cell table:formula="of:=IF(AND(ISNUMBER([.G556]);ISNUMBER([.C556]));[.C556]-[.G556];0)" office:value-type="float" office:value="-0.01" calcext:value-type="float">
            <text:p>-0.01</text:p>
          </table:table-cell>
          <table:table-cell/>
          <table:table-cell table:formula="of:=IF(AND(ISNUMBER([.I556]);ISNUMBER([.E556]));[.E556]-[.I55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56]+1" office:value-type="float" office:value="557" calcext:value-type="float">
            <text:p>557</text:p>
          </table:table-cell>
          <table:table-cell table:formula="of:=IF(AND(ISNUMBER([.G557]);ISNUMBER([.C557]));[.C557]-[.G557];0)" office:value-type="float" office:value="0.01" calcext:value-type="float">
            <text:p>0.01</text:p>
          </table:table-cell>
          <table:table-cell/>
          <table:table-cell table:formula="of:=IF(AND(ISNUMBER([.I557]);ISNUMBER([.E557]));[.E557]-[.I5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57]+1" office:value-type="float" office:value="558" calcext:value-type="float">
            <text:p>558</text:p>
          </table:table-cell>
          <table:table-cell table:formula="of:=IF(AND(ISNUMBER([.G558]);ISNUMBER([.C558]));[.C558]-[.G558];0)" office:value-type="float" office:value="-0.01" calcext:value-type="float">
            <text:p>-0.01</text:p>
          </table:table-cell>
          <table:table-cell/>
          <table:table-cell table:formula="of:=IF(AND(ISNUMBER([.I558]);ISNUMBER([.E558]));[.E558]-[.I5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58]+1" office:value-type="float" office:value="559" calcext:value-type="float">
            <text:p>559</text:p>
          </table:table-cell>
          <table:table-cell table:formula="of:=IF(AND(ISNUMBER([.G559]);ISNUMBER([.C559]));[.C559]-[.G559];0)" office:value-type="float" office:value="0.01" calcext:value-type="float">
            <text:p>0.01</text:p>
          </table:table-cell>
          <table:table-cell/>
          <table:table-cell table:formula="of:=IF(AND(ISNUMBER([.I559]);ISNUMBER([.E559]));[.E559]-[.I55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59]+1" office:value-type="float" office:value="560" calcext:value-type="float">
            <text:p>560</text:p>
          </table:table-cell>
          <table:table-cell table:formula="of:=IF(AND(ISNUMBER([.G560]);ISNUMBER([.C560]));[.C560]-[.G560];0)" office:value-type="float" office:value="0.01" calcext:value-type="float">
            <text:p>0.01</text:p>
          </table:table-cell>
          <table:table-cell/>
          <table:table-cell table:formula="of:=IF(AND(ISNUMBER([.I560]);ISNUMBER([.E560]));[.E560]-[.I56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60]+1" office:value-type="float" office:value="561" calcext:value-type="float">
            <text:p>561</text:p>
          </table:table-cell>
          <table:table-cell table:formula="of:=IF(AND(ISNUMBER([.G561]);ISNUMBER([.C561]));[.C561]-[.G561];0)" office:value-type="float" office:value="-0.01" calcext:value-type="float">
            <text:p>-0.01</text:p>
          </table:table-cell>
          <table:table-cell/>
          <table:table-cell table:formula="of:=IF(AND(ISNUMBER([.I561]);ISNUMBER([.E561]));[.E561]-[.I56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61]+1" office:value-type="float" office:value="562" calcext:value-type="float">
            <text:p>562</text:p>
          </table:table-cell>
          <table:table-cell table:formula="of:=IF(AND(ISNUMBER([.G562]);ISNUMBER([.C562]));[.C562]-[.G562];0)" office:value-type="float" office:value="0" calcext:value-type="float">
            <text:p>0</text:p>
          </table:table-cell>
          <table:table-cell/>
          <table:table-cell table:formula="of:=IF(AND(ISNUMBER([.I562]);ISNUMBER([.E562]));[.E562]-[.I56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62]+1" office:value-type="float" office:value="563" calcext:value-type="float">
            <text:p>563</text:p>
          </table:table-cell>
          <table:table-cell table:formula="of:=IF(AND(ISNUMBER([.G563]);ISNUMBER([.C563]));[.C563]-[.G563];0)" office:value-type="float" office:value="0.02" calcext:value-type="float">
            <text:p>0.02</text:p>
          </table:table-cell>
          <table:table-cell/>
          <table:table-cell table:formula="of:=IF(AND(ISNUMBER([.I563]);ISNUMBER([.E563]));[.E563]-[.I5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63]+1" office:value-type="float" office:value="564" calcext:value-type="float">
            <text:p>564</text:p>
          </table:table-cell>
          <table:table-cell table:formula="of:=IF(AND(ISNUMBER([.G564]);ISNUMBER([.C564]));[.C564]-[.G564];0)" office:value-type="float" office:value="0" calcext:value-type="float">
            <text:p>0</text:p>
          </table:table-cell>
          <table:table-cell/>
          <table:table-cell table:formula="of:=IF(AND(ISNUMBER([.I564]);ISNUMBER([.E564]));[.E564]-[.I56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64]+1" office:value-type="float" office:value="565" calcext:value-type="float">
            <text:p>565</text:p>
          </table:table-cell>
          <table:table-cell table:formula="of:=IF(AND(ISNUMBER([.G565]);ISNUMBER([.C565]));[.C565]-[.G565];0)" office:value-type="float" office:value="0.02" calcext:value-type="float">
            <text:p>0.02</text:p>
          </table:table-cell>
          <table:table-cell/>
          <table:table-cell table:formula="of:=IF(AND(ISNUMBER([.I565]);ISNUMBER([.E565]));[.E565]-[.I56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65]+1" office:value-type="float" office:value="566" calcext:value-type="float">
            <text:p>566</text:p>
          </table:table-cell>
          <table:table-cell table:formula="of:=IF(AND(ISNUMBER([.G566]);ISNUMBER([.C566]));[.C566]-[.G566];0)" office:value-type="float" office:value="-0.02" calcext:value-type="float">
            <text:p>-0.02</text:p>
          </table:table-cell>
          <table:table-cell/>
          <table:table-cell table:formula="of:=IF(AND(ISNUMBER([.I566]);ISNUMBER([.E566]));[.E566]-[.I56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66]+1" office:value-type="float" office:value="567" calcext:value-type="float">
            <text:p>567</text:p>
          </table:table-cell>
          <table:table-cell table:formula="of:=IF(AND(ISNUMBER([.G567]);ISNUMBER([.C567]));[.C567]-[.G567];0)" office:value-type="float" office:value="0.02" calcext:value-type="float">
            <text:p>0.02</text:p>
          </table:table-cell>
          <table:table-cell/>
          <table:table-cell table:formula="of:=IF(AND(ISNUMBER([.I567]);ISNUMBER([.E567]));[.E567]-[.I5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67]+1" office:value-type="float" office:value="568" calcext:value-type="float">
            <text:p>568</text:p>
          </table:table-cell>
          <table:table-cell table:formula="of:=IF(AND(ISNUMBER([.G568]);ISNUMBER([.C568]));[.C568]-[.G568];0)" office:value-type="float" office:value="0.01" calcext:value-type="float">
            <text:p>0.01</text:p>
          </table:table-cell>
          <table:table-cell/>
          <table:table-cell table:formula="of:=IF(AND(ISNUMBER([.I568]);ISNUMBER([.E568]));[.E568]-[.I568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68]+1" office:value-type="float" office:value="569" calcext:value-type="float">
            <text:p>569</text:p>
          </table:table-cell>
          <table:table-cell table:formula="of:=IF(AND(ISNUMBER([.G569]);ISNUMBER([.C569]));[.C569]-[.G569];0)" office:value-type="float" office:value="-0.01" calcext:value-type="float">
            <text:p>-0.01</text:p>
          </table:table-cell>
          <table:table-cell/>
          <table:table-cell table:formula="of:=IF(AND(ISNUMBER([.I569]);ISNUMBER([.E569]));[.E569]-[.I5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69]+1" office:value-type="float" office:value="570" calcext:value-type="float">
            <text:p>570</text:p>
          </table:table-cell>
          <table:table-cell table:formula="of:=IF(AND(ISNUMBER([.G570]);ISNUMBER([.C570]));[.C570]-[.G570];0)" office:value-type="float" office:value="0" calcext:value-type="float">
            <text:p>0</text:p>
          </table:table-cell>
          <table:table-cell/>
          <table:table-cell table:formula="of:=IF(AND(ISNUMBER([.I570]);ISNUMBER([.E570]));[.E570]-[.I57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0]+1" office:value-type="float" office:value="571" calcext:value-type="float">
            <text:p>571</text:p>
          </table:table-cell>
          <table:table-cell table:formula="of:=IF(AND(ISNUMBER([.G571]);ISNUMBER([.C571]));[.C571]-[.G571];0)" office:value-type="float" office:value="0" calcext:value-type="float">
            <text:p>0</text:p>
          </table:table-cell>
          <table:table-cell/>
          <table:table-cell table:formula="of:=IF(AND(ISNUMBER([.I571]);ISNUMBER([.E571]));[.E571]-[.I5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1]+1" office:value-type="float" office:value="572" calcext:value-type="float">
            <text:p>572</text:p>
          </table:table-cell>
          <table:table-cell table:formula="of:=IF(AND(ISNUMBER([.G572]);ISNUMBER([.C572]));[.C572]-[.G572];0)" office:value-type="float" office:value="-0.01" calcext:value-type="float">
            <text:p>-0.01</text:p>
          </table:table-cell>
          <table:table-cell/>
          <table:table-cell table:formula="of:=IF(AND(ISNUMBER([.I572]);ISNUMBER([.E572]));[.E572]-[.I5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2]+1" office:value-type="float" office:value="573" calcext:value-type="float">
            <text:p>573</text:p>
          </table:table-cell>
          <table:table-cell table:formula="of:=IF(AND(ISNUMBER([.G573]);ISNUMBER([.C573]));[.C573]-[.G573];0)" office:value-type="float" office:value="0.02" calcext:value-type="float">
            <text:p>0.02</text:p>
          </table:table-cell>
          <table:table-cell/>
          <table:table-cell table:formula="of:=IF(AND(ISNUMBER([.I573]);ISNUMBER([.E573]));[.E573]-[.I57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3]+1" office:value-type="float" office:value="574" calcext:value-type="float">
            <text:p>574</text:p>
          </table:table-cell>
          <table:table-cell table:formula="of:=IF(AND(ISNUMBER([.G574]);ISNUMBER([.C574]));[.C574]-[.G574];0)" office:value-type="float" office:value="-0.01" calcext:value-type="float">
            <text:p>-0.01</text:p>
          </table:table-cell>
          <table:table-cell/>
          <table:table-cell table:formula="of:=IF(AND(ISNUMBER([.I574]);ISNUMBER([.E574]));[.E574]-[.I57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74]+1" office:value-type="float" office:value="575" calcext:value-type="float">
            <text:p>575</text:p>
          </table:table-cell>
          <table:table-cell table:formula="of:=IF(AND(ISNUMBER([.G575]);ISNUMBER([.C575]));[.C575]-[.G575];0)" office:value-type="float" office:value="0" calcext:value-type="float">
            <text:p>0</text:p>
          </table:table-cell>
          <table:table-cell/>
          <table:table-cell table:formula="of:=IF(AND(ISNUMBER([.I575]);ISNUMBER([.E575]));[.E575]-[.I5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5]+1" office:value-type="float" office:value="576" calcext:value-type="float">
            <text:p>576</text:p>
          </table:table-cell>
          <table:table-cell table:formula="of:=IF(AND(ISNUMBER([.G576]);ISNUMBER([.C576]));[.C576]-[.G576];0)" office:value-type="float" office:value="0.01" calcext:value-type="float">
            <text:p>0.01</text:p>
          </table:table-cell>
          <table:table-cell/>
          <table:table-cell table:formula="of:=IF(AND(ISNUMBER([.I576]);ISNUMBER([.E576]));[.E576]-[.I5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76]+1" office:value-type="float" office:value="577" calcext:value-type="float">
            <text:p>577</text:p>
          </table:table-cell>
          <table:table-cell table:formula="of:=IF(AND(ISNUMBER([.G577]);ISNUMBER([.C577]));[.C577]-[.G577];0)" office:value-type="float" office:value="0" calcext:value-type="float">
            <text:p>0</text:p>
          </table:table-cell>
          <table:table-cell/>
          <table:table-cell table:formula="of:=IF(AND(ISNUMBER([.I577]);ISNUMBER([.E577]));[.E577]-[.I577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7]+1" office:value-type="float" office:value="578" calcext:value-type="float">
            <text:p>578</text:p>
          </table:table-cell>
          <table:table-cell table:formula="of:=IF(AND(ISNUMBER([.G578]);ISNUMBER([.C578]));[.C578]-[.G578];0)" office:value-type="float" office:value="-0.02" calcext:value-type="float">
            <text:p>-0.02</text:p>
          </table:table-cell>
          <table:table-cell/>
          <table:table-cell table:formula="of:=IF(AND(ISNUMBER([.I578]);ISNUMBER([.E578]));[.E578]-[.I57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8]+1" office:value-type="float" office:value="579" calcext:value-type="float">
            <text:p>579</text:p>
          </table:table-cell>
          <table:table-cell table:formula="of:=IF(AND(ISNUMBER([.G579]);ISNUMBER([.C579]));[.C579]-[.G579];0)" office:value-type="float" office:value="-0.02" calcext:value-type="float">
            <text:p>-0.02</text:p>
          </table:table-cell>
          <table:table-cell/>
          <table:table-cell table:formula="of:=IF(AND(ISNUMBER([.I579]);ISNUMBER([.E579]));[.E579]-[.I57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79]+1" office:value-type="float" office:value="580" calcext:value-type="float">
            <text:p>580</text:p>
          </table:table-cell>
          <table:table-cell table:formula="of:=IF(AND(ISNUMBER([.G580]);ISNUMBER([.C580]));[.C580]-[.G580];0)" office:value-type="float" office:value="-0.03" calcext:value-type="float">
            <text:p>-0.03</text:p>
          </table:table-cell>
          <table:table-cell/>
          <table:table-cell table:formula="of:=IF(AND(ISNUMBER([.I580]);ISNUMBER([.E580]));[.E580]-[.I5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80]+1" office:value-type="float" office:value="581" calcext:value-type="float">
            <text:p>581</text:p>
          </table:table-cell>
          <table:table-cell table:formula="of:=IF(AND(ISNUMBER([.G581]);ISNUMBER([.C581]));[.C581]-[.G581];0)" office:value-type="float" office:value="-0.02" calcext:value-type="float">
            <text:p>-0.02</text:p>
          </table:table-cell>
          <table:table-cell/>
          <table:table-cell table:formula="of:=IF(AND(ISNUMBER([.I581]);ISNUMBER([.E581]));[.E581]-[.I58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81]+1" office:value-type="float" office:value="582" calcext:value-type="float">
            <text:p>582</text:p>
          </table:table-cell>
          <table:table-cell table:formula="of:=IF(AND(ISNUMBER([.G582]);ISNUMBER([.C582]));[.C582]-[.G582];0)" office:value-type="float" office:value="0" calcext:value-type="float">
            <text:p>0</text:p>
          </table:table-cell>
          <table:table-cell/>
          <table:table-cell table:formula="of:=IF(AND(ISNUMBER([.I582]);ISNUMBER([.E582]));[.E582]-[.I5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2]+1" office:value-type="float" office:value="583" calcext:value-type="float">
            <text:p>583</text:p>
          </table:table-cell>
          <table:table-cell table:formula="of:=IF(AND(ISNUMBER([.G583]);ISNUMBER([.C583]));[.C583]-[.G583];0)" office:value-type="float" office:value="0" calcext:value-type="float">
            <text:p>0</text:p>
          </table:table-cell>
          <table:table-cell/>
          <table:table-cell table:formula="of:=IF(AND(ISNUMBER([.I583]);ISNUMBER([.E583]));[.E583]-[.I5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3]+1" office:value-type="float" office:value="584" calcext:value-type="float">
            <text:p>584</text:p>
          </table:table-cell>
          <table:table-cell table:formula="of:=IF(AND(ISNUMBER([.G584]);ISNUMBER([.C584]));[.C584]-[.G584];0)" office:value-type="float" office:value="0" calcext:value-type="float">
            <text:p>0</text:p>
          </table:table-cell>
          <table:table-cell/>
          <table:table-cell table:formula="of:=IF(AND(ISNUMBER([.I584]);ISNUMBER([.E584]));[.E584]-[.I584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4]+1" office:value-type="float" office:value="585" calcext:value-type="float">
            <text:p>585</text:p>
          </table:table-cell>
          <table:table-cell table:formula="of:=IF(AND(ISNUMBER([.G585]);ISNUMBER([.C585]));[.C585]-[.G585];0)" office:value-type="float" office:value="0" calcext:value-type="float">
            <text:p>0</text:p>
          </table:table-cell>
          <table:table-cell/>
          <table:table-cell table:formula="of:=IF(AND(ISNUMBER([.I585]);ISNUMBER([.E585]));[.E585]-[.I58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5]+1" office:value-type="float" office:value="586" calcext:value-type="float">
            <text:p>586</text:p>
          </table:table-cell>
          <table:table-cell table:formula="of:=IF(AND(ISNUMBER([.G586]);ISNUMBER([.C586]));[.C586]-[.G586];0)" office:value-type="float" office:value="-0.01" calcext:value-type="float">
            <text:p>-0.01</text:p>
          </table:table-cell>
          <table:table-cell/>
          <table:table-cell table:formula="of:=IF(AND(ISNUMBER([.I586]);ISNUMBER([.E586]));[.E586]-[.I58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86]+1" office:value-type="float" office:value="587" calcext:value-type="float">
            <text:p>587</text:p>
          </table:table-cell>
          <table:table-cell table:formula="of:=IF(AND(ISNUMBER([.G587]);ISNUMBER([.C587]));[.C587]-[.G587];0)" office:value-type="float" office:value="-0.01" calcext:value-type="float">
            <text:p>-0.01</text:p>
          </table:table-cell>
          <table:table-cell/>
          <table:table-cell table:formula="of:=IF(AND(ISNUMBER([.I587]);ISNUMBER([.E587]));[.E587]-[.I5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7]+1" office:value-type="float" office:value="588" calcext:value-type="float">
            <text:p>588</text:p>
          </table:table-cell>
          <table:table-cell table:formula="of:=IF(AND(ISNUMBER([.G588]);ISNUMBER([.C588]));[.C588]-[.G588];0)" office:value-type="float" office:value="-0.01" calcext:value-type="float">
            <text:p>-0.01</text:p>
          </table:table-cell>
          <table:table-cell/>
          <table:table-cell table:formula="of:=IF(AND(ISNUMBER([.I588]);ISNUMBER([.E588]));[.E588]-[.I5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88]+1" office:value-type="float" office:value="589" calcext:value-type="float">
            <text:p>589</text:p>
          </table:table-cell>
          <table:table-cell table:formula="of:=IF(AND(ISNUMBER([.G589]);ISNUMBER([.C589]));[.C589]-[.G589];0)" office:value-type="float" office:value="0" calcext:value-type="float">
            <text:p>0</text:p>
          </table:table-cell>
          <table:table-cell/>
          <table:table-cell table:formula="of:=IF(AND(ISNUMBER([.I589]);ISNUMBER([.E589]));[.E589]-[.I5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589]+1" office:value-type="float" office:value="590" calcext:value-type="float">
            <text:p>590</text:p>
          </table:table-cell>
          <table:table-cell table:formula="of:=IF(AND(ISNUMBER([.G590]);ISNUMBER([.C590]));[.C590]-[.G590];0)" office:value-type="float" office:value="-0.05" calcext:value-type="float">
            <text:p>-0.05</text:p>
          </table:table-cell>
          <table:table-cell/>
          <table:table-cell table:formula="of:=IF(AND(ISNUMBER([.I590]);ISNUMBER([.E590]));[.E590]-[.I5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0]+1" office:value-type="float" office:value="591" calcext:value-type="float">
            <text:p>591</text:p>
          </table:table-cell>
          <table:table-cell table:formula="of:=IF(AND(ISNUMBER([.G591]);ISNUMBER([.C591]));[.C591]-[.G591];0)" office:value-type="float" office:value="0" calcext:value-type="float">
            <text:p>0</text:p>
          </table:table-cell>
          <table:table-cell/>
          <table:table-cell table:formula="of:=IF(AND(ISNUMBER([.I591]);ISNUMBER([.E591]));[.E591]-[.I59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1]+1" office:value-type="float" office:value="592" calcext:value-type="float">
            <text:p>592</text:p>
          </table:table-cell>
          <table:table-cell table:formula="of:=IF(AND(ISNUMBER([.G592]);ISNUMBER([.C592]));[.C592]-[.G592];0)" office:value-type="float" office:value="0" calcext:value-type="float">
            <text:p>0</text:p>
          </table:table-cell>
          <table:table-cell/>
          <table:table-cell table:formula="of:=IF(AND(ISNUMBER([.I592]);ISNUMBER([.E592]));[.E592]-[.I5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92]+1" office:value-type="float" office:value="593" calcext:value-type="float">
            <text:p>593</text:p>
          </table:table-cell>
          <table:table-cell table:formula="of:=IF(AND(ISNUMBER([.G593]);ISNUMBER([.C593]));[.C593]-[.G593];0)" office:value-type="float" office:value="0" calcext:value-type="float">
            <text:p>0</text:p>
          </table:table-cell>
          <table:table-cell/>
          <table:table-cell table:formula="of:=IF(AND(ISNUMBER([.I593]);ISNUMBER([.E593]));[.E593]-[.I5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93]+1" office:value-type="float" office:value="594" calcext:value-type="float">
            <text:p>594</text:p>
          </table:table-cell>
          <table:table-cell table:formula="of:=IF(AND(ISNUMBER([.G594]);ISNUMBER([.C594]));[.C594]-[.G594];0)" office:value-type="float" office:value="0" calcext:value-type="float">
            <text:p>0</text:p>
          </table:table-cell>
          <table:table-cell/>
          <table:table-cell table:formula="of:=IF(AND(ISNUMBER([.I594]);ISNUMBER([.E594]));[.E594]-[.I59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4]+1" office:value-type="float" office:value="595" calcext:value-type="float">
            <text:p>595</text:p>
          </table:table-cell>
          <table:table-cell table:formula="of:=IF(AND(ISNUMBER([.G595]);ISNUMBER([.C595]));[.C595]-[.G595];0)" office:value-type="float" office:value="0.01" calcext:value-type="float">
            <text:p>0.01</text:p>
          </table:table-cell>
          <table:table-cell/>
          <table:table-cell table:formula="of:=IF(AND(ISNUMBER([.I595]);ISNUMBER([.E595]));[.E595]-[.I59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595]+1" office:value-type="float" office:value="596" calcext:value-type="float">
            <text:p>596</text:p>
          </table:table-cell>
          <table:table-cell table:formula="of:=IF(AND(ISNUMBER([.G596]);ISNUMBER([.C596]));[.C596]-[.G596];0)" office:value-type="float" office:value="0" calcext:value-type="float">
            <text:p>0</text:p>
          </table:table-cell>
          <table:table-cell/>
          <table:table-cell table:formula="of:=IF(AND(ISNUMBER([.I596]);ISNUMBER([.E596]));[.E596]-[.I59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6]+1" office:value-type="float" office:value="597" calcext:value-type="float">
            <text:p>597</text:p>
          </table:table-cell>
          <table:table-cell table:formula="of:=IF(AND(ISNUMBER([.G597]);ISNUMBER([.C597]));[.C597]-[.G597];0)" office:value-type="float" office:value="0" calcext:value-type="float">
            <text:p>0</text:p>
          </table:table-cell>
          <table:table-cell/>
          <table:table-cell table:formula="of:=IF(AND(ISNUMBER([.I597]);ISNUMBER([.E597]));[.E597]-[.I59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7]+1" office:value-type="float" office:value="598" calcext:value-type="float">
            <text:p>598</text:p>
          </table:table-cell>
          <table:table-cell table:formula="of:=IF(AND(ISNUMBER([.G598]);ISNUMBER([.C598]));[.C598]-[.G598];0)" office:value-type="float" office:value="0.01" calcext:value-type="float">
            <text:p>0.01</text:p>
          </table:table-cell>
          <table:table-cell/>
          <table:table-cell table:formula="of:=IF(AND(ISNUMBER([.I598]);ISNUMBER([.E598]));[.E598]-[.I59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598]+1" office:value-type="float" office:value="599" calcext:value-type="float">
            <text:p>599</text:p>
          </table:table-cell>
          <table:table-cell table:formula="of:=IF(AND(ISNUMBER([.G599]);ISNUMBER([.C599]));[.C599]-[.G599];0)" office:value-type="float" office:value="-0.01" calcext:value-type="float">
            <text:p>-0.01</text:p>
          </table:table-cell>
          <table:table-cell/>
          <table:table-cell table:formula="of:=IF(AND(ISNUMBER([.I599]);ISNUMBER([.E599]));[.E599]-[.I59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599]+1" office:value-type="float" office:value="600" calcext:value-type="float">
            <text:p>600</text:p>
          </table:table-cell>
          <table:table-cell table:formula="of:=IF(AND(ISNUMBER([.G600]);ISNUMBER([.C600]));[.C600]-[.G600];0)" office:value-type="float" office:value="0.01" calcext:value-type="float">
            <text:p>0.01</text:p>
          </table:table-cell>
          <table:table-cell/>
          <table:table-cell table:formula="of:=IF(AND(ISNUMBER([.I600]);ISNUMBER([.E600]));[.E600]-[.I6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00]+1" office:value-type="float" office:value="601" calcext:value-type="float">
            <text:p>601</text:p>
          </table:table-cell>
          <table:table-cell table:formula="of:=IF(AND(ISNUMBER([.G601]);ISNUMBER([.C601]));[.C601]-[.G601];0)" office:value-type="float" office:value="-0.01" calcext:value-type="float">
            <text:p>-0.01</text:p>
          </table:table-cell>
          <table:table-cell/>
          <table:table-cell table:formula="of:=IF(AND(ISNUMBER([.I601]);ISNUMBER([.E601]));[.E601]-[.I6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01]+1" office:value-type="float" office:value="602" calcext:value-type="float">
            <text:p>602</text:p>
          </table:table-cell>
          <table:table-cell table:formula="of:=IF(AND(ISNUMBER([.G602]);ISNUMBER([.C602]));[.C602]-[.G602];0)" office:value-type="float" office:value="0" calcext:value-type="float">
            <text:p>0</text:p>
          </table:table-cell>
          <table:table-cell/>
          <table:table-cell table:formula="of:=IF(AND(ISNUMBER([.I602]);ISNUMBER([.E602]));[.E602]-[.I60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02]+1" office:value-type="float" office:value="603" calcext:value-type="float">
            <text:p>603</text:p>
          </table:table-cell>
          <table:table-cell table:formula="of:=IF(AND(ISNUMBER([.G603]);ISNUMBER([.C603]));[.C603]-[.G603];0)" office:value-type="float" office:value="0.01" calcext:value-type="float">
            <text:p>0.01</text:p>
          </table:table-cell>
          <table:table-cell/>
          <table:table-cell table:formula="of:=IF(AND(ISNUMBER([.I603]);ISNUMBER([.E603]));[.E603]-[.I60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03]+1" office:value-type="float" office:value="604" calcext:value-type="float">
            <text:p>604</text:p>
          </table:table-cell>
          <table:table-cell table:formula="of:=IF(AND(ISNUMBER([.G604]);ISNUMBER([.C604]));[.C604]-[.G604];0)" office:value-type="float" office:value="0.01" calcext:value-type="float">
            <text:p>0.01</text:p>
          </table:table-cell>
          <table:table-cell/>
          <table:table-cell table:formula="of:=IF(AND(ISNUMBER([.I604]);ISNUMBER([.E604]));[.E604]-[.I6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04]+1" office:value-type="float" office:value="605" calcext:value-type="float">
            <text:p>605</text:p>
          </table:table-cell>
          <table:table-cell table:formula="of:=IF(AND(ISNUMBER([.G605]);ISNUMBER([.C605]));[.C605]-[.G605];0)" office:value-type="float" office:value="0" calcext:value-type="float">
            <text:p>0</text:p>
          </table:table-cell>
          <table:table-cell/>
          <table:table-cell table:formula="of:=IF(AND(ISNUMBER([.I605]);ISNUMBER([.E605]));[.E605]-[.I6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05]+1" office:value-type="float" office:value="606" calcext:value-type="float">
            <text:p>606</text:p>
          </table:table-cell>
          <table:table-cell table:formula="of:=IF(AND(ISNUMBER([.G606]);ISNUMBER([.C606]));[.C606]-[.G606];0)" office:value-type="float" office:value="-0.01" calcext:value-type="float">
            <text:p>-0.01</text:p>
          </table:table-cell>
          <table:table-cell/>
          <table:table-cell table:formula="of:=IF(AND(ISNUMBER([.I606]);ISNUMBER([.E606]));[.E606]-[.I60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06]+1" office:value-type="float" office:value="607" calcext:value-type="float">
            <text:p>607</text:p>
          </table:table-cell>
          <table:table-cell table:formula="of:=IF(AND(ISNUMBER([.G607]);ISNUMBER([.C607]));[.C607]-[.G607];0)" office:value-type="float" office:value="-0.02" calcext:value-type="float">
            <text:p>-0.02</text:p>
          </table:table-cell>
          <table:table-cell/>
          <table:table-cell table:formula="of:=IF(AND(ISNUMBER([.I607]);ISNUMBER([.E607]));[.E607]-[.I6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607]+1" office:value-type="float" office:value="608" calcext:value-type="float">
            <text:p>608</text:p>
          </table:table-cell>
          <table:table-cell table:formula="of:=IF(AND(ISNUMBER([.G608]);ISNUMBER([.C608]));[.C608]-[.G608];0)" office:value-type="float" office:value="0.02" calcext:value-type="float">
            <text:p>0.02</text:p>
          </table:table-cell>
          <table:table-cell/>
          <table:table-cell table:formula="of:=IF(AND(ISNUMBER([.I608]);ISNUMBER([.E608]));[.E608]-[.I60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08]+1" office:value-type="float" office:value="609" calcext:value-type="float">
            <text:p>609</text:p>
          </table:table-cell>
          <table:table-cell table:formula="of:=IF(AND(ISNUMBER([.G609]);ISNUMBER([.C609]));[.C609]-[.G609];0)" office:value-type="float" office:value="-0.01" calcext:value-type="float">
            <text:p>-0.01</text:p>
          </table:table-cell>
          <table:table-cell/>
          <table:table-cell table:formula="of:=IF(AND(ISNUMBER([.I609]);ISNUMBER([.E609]));[.E609]-[.I6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609]+1" office:value-type="float" office:value="610" calcext:value-type="float">
            <text:p>610</text:p>
          </table:table-cell>
          <table:table-cell table:formula="of:=IF(AND(ISNUMBER([.G610]);ISNUMBER([.C610]));[.C610]-[.G610];0)" office:value-type="float" office:value="0" calcext:value-type="float">
            <text:p>0</text:p>
          </table:table-cell>
          <table:table-cell/>
          <table:table-cell table:formula="of:=IF(AND(ISNUMBER([.I610]);ISNUMBER([.E610]));[.E610]-[.I610];0)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10]+1" office:value-type="float" office:value="611" calcext:value-type="float">
            <text:p>611</text:p>
          </table:table-cell>
          <table:table-cell table:formula="of:=IF(AND(ISNUMBER([.G611]);ISNUMBER([.C611]));[.C611]-[.G611];0)" office:value-type="float" office:value="0.01" calcext:value-type="float">
            <text:p>0.01</text:p>
          </table:table-cell>
          <table:table-cell/>
          <table:table-cell table:formula="of:=IF(AND(ISNUMBER([.I611]);ISNUMBER([.E611]));[.E611]-[.I61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11]+1" office:value-type="float" office:value="612" calcext:value-type="float">
            <text:p>612</text:p>
          </table:table-cell>
          <table:table-cell table:formula="of:=IF(AND(ISNUMBER([.G612]);ISNUMBER([.C612]));[.C612]-[.G612];0)" office:value-type="float" office:value="0.02" calcext:value-type="float">
            <text:p>0.02</text:p>
          </table:table-cell>
          <table:table-cell/>
          <table:table-cell table:formula="of:=IF(AND(ISNUMBER([.I612]);ISNUMBER([.E612]));[.E612]-[.I61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12]+1" office:value-type="float" office:value="613" calcext:value-type="float">
            <text:p>613</text:p>
          </table:table-cell>
          <table:table-cell table:formula="of:=IF(AND(ISNUMBER([.G613]);ISNUMBER([.C613]));[.C613]-[.G613];0)" office:value-type="float" office:value="0.01" calcext:value-type="float">
            <text:p>0.01</text:p>
          </table:table-cell>
          <table:table-cell/>
          <table:table-cell table:formula="of:=IF(AND(ISNUMBER([.I613]);ISNUMBER([.E613]));[.E613]-[.I61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13]+1" office:value-type="float" office:value="614" calcext:value-type="float">
            <text:p>614</text:p>
          </table:table-cell>
          <table:table-cell table:formula="of:=IF(AND(ISNUMBER([.G614]);ISNUMBER([.C614]));[.C614]-[.G614];0)" office:value-type="float" office:value="0.02" calcext:value-type="float">
            <text:p>0.02</text:p>
          </table:table-cell>
          <table:table-cell/>
          <table:table-cell table:formula="of:=IF(AND(ISNUMBER([.I614]);ISNUMBER([.E614]));[.E614]-[.I6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14]+1" office:value-type="float" office:value="615" calcext:value-type="float">
            <text:p>615</text:p>
          </table:table-cell>
          <table:table-cell table:formula="of:=IF(AND(ISNUMBER([.G615]);ISNUMBER([.C615]));[.C615]-[.G615];0)" office:value-type="float" office:value="0.01" calcext:value-type="float">
            <text:p>0.01</text:p>
          </table:table-cell>
          <table:table-cell/>
          <table:table-cell table:formula="of:=IF(AND(ISNUMBER([.I615]);ISNUMBER([.E615]));[.E615]-[.I61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15]+1" office:value-type="float" office:value="616" calcext:value-type="float">
            <text:p>616</text:p>
          </table:table-cell>
          <table:table-cell table:formula="of:=IF(AND(ISNUMBER([.G616]);ISNUMBER([.C616]));[.C616]-[.G616];0)" office:value-type="float" office:value="0.01" calcext:value-type="float">
            <text:p>0.01</text:p>
          </table:table-cell>
          <table:table-cell/>
          <table:table-cell table:formula="of:=IF(AND(ISNUMBER([.I616]);ISNUMBER([.E616]));[.E616]-[.I61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16]+1" office:value-type="float" office:value="617" calcext:value-type="float">
            <text:p>617</text:p>
          </table:table-cell>
          <table:table-cell table:formula="of:=IF(AND(ISNUMBER([.G617]);ISNUMBER([.C617]));[.C617]-[.G617];0)" office:value-type="float" office:value="0.01" calcext:value-type="float">
            <text:p>0.01</text:p>
          </table:table-cell>
          <table:table-cell/>
          <table:table-cell table:formula="of:=IF(AND(ISNUMBER([.I617]);ISNUMBER([.E617]));[.E617]-[.I6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17]+1" office:value-type="float" office:value="618" calcext:value-type="float">
            <text:p>618</text:p>
          </table:table-cell>
          <table:table-cell table:formula="of:=IF(AND(ISNUMBER([.G618]);ISNUMBER([.C618]));[.C618]-[.G618];0)" office:value-type="float" office:value="0" calcext:value-type="float">
            <text:p>0</text:p>
          </table:table-cell>
          <table:table-cell/>
          <table:table-cell table:formula="of:=IF(AND(ISNUMBER([.I618]);ISNUMBER([.E618]));[.E618]-[.I61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18]+1" office:value-type="float" office:value="619" calcext:value-type="float">
            <text:p>619</text:p>
          </table:table-cell>
          <table:table-cell table:formula="of:=IF(AND(ISNUMBER([.G619]);ISNUMBER([.C619]));[.C619]-[.G619];0)" office:value-type="float" office:value="0" calcext:value-type="float">
            <text:p>0</text:p>
          </table:table-cell>
          <table:table-cell/>
          <table:table-cell table:formula="of:=IF(AND(ISNUMBER([.I619]);ISNUMBER([.E619]));[.E619]-[.I61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19]+1" office:value-type="float" office:value="620" calcext:value-type="float">
            <text:p>620</text:p>
          </table:table-cell>
          <table:table-cell table:formula="of:=IF(AND(ISNUMBER([.G620]);ISNUMBER([.C620]));[.C620]-[.G620];0)" office:value-type="float" office:value="-0.01" calcext:value-type="float">
            <text:p>-0.01</text:p>
          </table:table-cell>
          <table:table-cell/>
          <table:table-cell table:formula="of:=IF(AND(ISNUMBER([.I620]);ISNUMBER([.E620]));[.E620]-[.I6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0]+1" office:value-type="float" office:value="621" calcext:value-type="float">
            <text:p>621</text:p>
          </table:table-cell>
          <table:table-cell table:formula="of:=IF(AND(ISNUMBER([.G621]);ISNUMBER([.C621]));[.C621]-[.G621];0)" office:value-type="float" office:value="0" calcext:value-type="float">
            <text:p>0</text:p>
          </table:table-cell>
          <table:table-cell/>
          <table:table-cell table:formula="of:=IF(AND(ISNUMBER([.I621]);ISNUMBER([.E621]));[.E621]-[.I62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21]+1" office:value-type="float" office:value="622" calcext:value-type="float">
            <text:p>622</text:p>
          </table:table-cell>
          <table:table-cell table:formula="of:=IF(AND(ISNUMBER([.G622]);ISNUMBER([.C622]));[.C622]-[.G622];0)" office:value-type="float" office:value="0.01" calcext:value-type="float">
            <text:p>0.01</text:p>
          </table:table-cell>
          <table:table-cell/>
          <table:table-cell table:formula="of:=IF(AND(ISNUMBER([.I622]);ISNUMBER([.E622]));[.E622]-[.I62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2]+1" office:value-type="float" office:value="623" calcext:value-type="float">
            <text:p>623</text:p>
          </table:table-cell>
          <table:table-cell table:formula="of:=IF(AND(ISNUMBER([.G623]);ISNUMBER([.C623]));[.C623]-[.G623];0)" office:value-type="float" office:value="-0.44" calcext:value-type="float">
            <text:p>-0.44</text:p>
          </table:table-cell>
          <table:table-cell/>
          <table:table-cell table:formula="of:=IF(AND(ISNUMBER([.I623]);ISNUMBER([.E623]));[.E623]-[.I6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23]+1" office:value-type="float" office:value="624" calcext:value-type="float">
            <text:p>624</text:p>
          </table:table-cell>
          <table:table-cell table:formula="of:=IF(AND(ISNUMBER([.G624]);ISNUMBER([.C624]));[.C624]-[.G624];0)" office:value-type="float" office:value="-0.45" calcext:value-type="float">
            <text:p>-0.45</text:p>
          </table:table-cell>
          <table:table-cell/>
          <table:table-cell table:formula="of:=IF(AND(ISNUMBER([.I624]);ISNUMBER([.E624]));[.E624]-[.I6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56" calcext:value-type="float">
            <text:p>0.56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4]+1" office:value-type="float" office:value="625" calcext:value-type="float">
            <text:p>625</text:p>
          </table:table-cell>
          <table:table-cell table:formula="of:=IF(AND(ISNUMBER([.G625]);ISNUMBER([.C625]));[.C625]-[.G625];0)" office:value-type="float" office:value="-0.51" calcext:value-type="float">
            <text:p>-0.51</text:p>
          </table:table-cell>
          <table:table-cell/>
          <table:table-cell table:formula="of:=IF(AND(ISNUMBER([.I625]);ISNUMBER([.E625]));[.E625]-[.I625];0)" office:value-type="float" office:value="0.53" calcext:value-type="float">
            <text:p>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5]+1" office:value-type="float" office:value="626" calcext:value-type="float">
            <text:p>626</text:p>
          </table:table-cell>
          <table:table-cell table:formula="of:=IF(AND(ISNUMBER([.G626]);ISNUMBER([.C626]));[.C626]-[.G626];0)" office:value-type="float" office:value="-0.6" calcext:value-type="float">
            <text:p>-0.6</text:p>
          </table:table-cell>
          <table:table-cell/>
          <table:table-cell table:formula="of:=IF(AND(ISNUMBER([.I626]);ISNUMBER([.E626]));[.E626]-[.I6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6]+1" office:value-type="float" office:value="627" calcext:value-type="float">
            <text:p>627</text:p>
          </table:table-cell>
          <table:table-cell table:formula="of:=IF(AND(ISNUMBER([.G627]);ISNUMBER([.C627]));[.C627]-[.G627];0)" office:value-type="float" office:value="-0.55" calcext:value-type="float">
            <text:p>-0.55</text:p>
          </table:table-cell>
          <table:table-cell/>
          <table:table-cell table:formula="of:=IF(AND(ISNUMBER([.I627]);ISNUMBER([.E627]));[.E627]-[.I627];0)" office:value-type="float" office:value="0.41" calcext:value-type="float">
            <text:p>0.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7]+1" office:value-type="float" office:value="628" calcext:value-type="float">
            <text:p>628</text:p>
          </table:table-cell>
          <table:table-cell table:formula="of:=IF(AND(ISNUMBER([.G628]);ISNUMBER([.C628]));[.C628]-[.G628];0)" office:value-type="float" office:value="-0.84" calcext:value-type="float">
            <text:p>-0.84</text:p>
          </table:table-cell>
          <table:table-cell/>
          <table:table-cell table:formula="of:=IF(AND(ISNUMBER([.I628]);ISNUMBER([.E628]));[.E628]-[.I628];0)" office:value-type="float" office:value="0.4" calcext:value-type="float">
            <text:p>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28]+1" office:value-type="float" office:value="629" calcext:value-type="float">
            <text:p>629</text:p>
          </table:table-cell>
          <table:table-cell table:formula="of:=IF(AND(ISNUMBER([.G629]);ISNUMBER([.C629]));[.C629]-[.G629];0)" office:value-type="float" office:value="-0.67" calcext:value-type="float">
            <text:p>-0.67</text:p>
          </table:table-cell>
          <table:table-cell/>
          <table:table-cell table:formula="of:=IF(AND(ISNUMBER([.I629]);ISNUMBER([.E629]));[.E629]-[.I629];0)" office:value-type="float" office:value="0.53" calcext:value-type="float">
            <text:p>0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29]+1" office:value-type="float" office:value="630" calcext:value-type="float">
            <text:p>630</text:p>
          </table:table-cell>
          <table:table-cell table:formula="of:=IF(AND(ISNUMBER([.G630]);ISNUMBER([.C630]));[.C630]-[.G630];0)" office:value-type="float" office:value="-0.76" calcext:value-type="float">
            <text:p>-0.76</text:p>
          </table:table-cell>
          <table:table-cell/>
          <table:table-cell table:formula="of:=IF(AND(ISNUMBER([.I630]);ISNUMBER([.E630]));[.E630]-[.I630];0)" office:value-type="float" office:value="0.76" calcext:value-type="float">
            <text:p>0.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30]+1" office:value-type="float" office:value="631" calcext:value-type="float">
            <text:p>631</text:p>
          </table:table-cell>
          <table:table-cell table:formula="of:=IF(AND(ISNUMBER([.G631]);ISNUMBER([.C631]));[.C631]-[.G631];0)" office:value-type="float" office:value="-0.18" calcext:value-type="float">
            <text:p>-0.18</text:p>
          </table:table-cell>
          <table:table-cell/>
          <table:table-cell table:formula="of:=IF(AND(ISNUMBER([.I631]);ISNUMBER([.E631]));[.E631]-[.I631];0)" office:value-type="float" office:value="0.62" calcext:value-type="float">
            <text:p>0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31]+1" office:value-type="float" office:value="632" calcext:value-type="float">
            <text:p>632</text:p>
          </table:table-cell>
          <table:table-cell table:formula="of:=IF(AND(ISNUMBER([.G632]);ISNUMBER([.C632]));[.C632]-[.G632];0)" office:value-type="float" office:value="-0.47" calcext:value-type="float">
            <text:p>-0.47</text:p>
          </table:table-cell>
          <table:table-cell/>
          <table:table-cell table:formula="of:=IF(AND(ISNUMBER([.I632]);ISNUMBER([.E632]));[.E632]-[.I632];0)" office:value-type="float" office:value="0.57" calcext:value-type="float">
            <text:p>0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32]+1" office:value-type="float" office:value="633" calcext:value-type="float">
            <text:p>633</text:p>
          </table:table-cell>
          <table:table-cell table:formula="of:=IF(AND(ISNUMBER([.G633]);ISNUMBER([.C633]));[.C633]-[.G633];0)" office:value-type="float" office:value="-0.35" calcext:value-type="float">
            <text:p>-0.35</text:p>
          </table:table-cell>
          <table:table-cell/>
          <table:table-cell table:formula="of:=IF(AND(ISNUMBER([.I633]);ISNUMBER([.E633]));[.E633]-[.I633];0)" office:value-type="float" office:value="0.59" calcext:value-type="float">
            <text:p>0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0.81" calcext:value-type="float">
            <text:p>0.8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33]+1" office:value-type="float" office:value="634" calcext:value-type="float">
            <text:p>634</text:p>
          </table:table-cell>
          <table:table-cell table:formula="of:=IF(AND(ISNUMBER([.G634]);ISNUMBER([.C634]));[.C634]-[.G634];0)" office:value-type="float" office:value="-0.28" calcext:value-type="float">
            <text:p>-0.28</text:p>
          </table:table-cell>
          <table:table-cell/>
          <table:table-cell table:formula="of:=IF(AND(ISNUMBER([.I634]);ISNUMBER([.E634]));[.E634]-[.I634];0)" office:value-type="float" office:value="0.89" calcext:value-type="float">
            <text:p>0.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34]+1" office:value-type="float" office:value="635" calcext:value-type="float">
            <text:p>635</text:p>
          </table:table-cell>
          <table:table-cell table:formula="of:=IF(AND(ISNUMBER([.G635]);ISNUMBER([.C635]));[.C635]-[.G635];0)" office:value-type="float" office:value="0.64" calcext:value-type="float">
            <text:p>0.64</text:p>
          </table:table-cell>
          <table:table-cell/>
          <table:table-cell table:formula="of:=IF(AND(ISNUMBER([.I635]);ISNUMBER([.E635]));[.E635]-[.I635];0)" office:value-type="float" office:value="0.88" calcext:value-type="float">
            <text:p>0.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table:formula="of:=[.K635]+1" office:value-type="float" office:value="636" calcext:value-type="float">
            <text:p>636</text:p>
          </table:table-cell>
          <table:table-cell table:formula="of:=IF(AND(ISNUMBER([.G636]);ISNUMBER([.C636]));[.C636]-[.G636];0)" office:value-type="float" office:value="0.47" calcext:value-type="float">
            <text:p>0.47</text:p>
          </table:table-cell>
          <table:table-cell/>
          <table:table-cell table:formula="of:=IF(AND(ISNUMBER([.I636]);ISNUMBER([.E636]));[.E636]-[.I636];0)" office:value-type="float" office:value="0.38" calcext:value-type="float">
            <text:p>0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0.81" calcext:value-type="float">
            <text:p>0.8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62" calcext:value-type="float">
            <text:p>0.62</text:p>
          </table:table-cell>
          <table:table-cell/>
          <table:table-cell table:formula="of:=[.K636]+1" office:value-type="float" office:value="637" calcext:value-type="float">
            <text:p>637</text:p>
          </table:table-cell>
          <table:table-cell table:formula="of:=IF(AND(ISNUMBER([.G637]);ISNUMBER([.C637]));[.C637]-[.G637];0)" office:value-type="float" office:value="0.65" calcext:value-type="float">
            <text:p>0.65</text:p>
          </table:table-cell>
          <table:table-cell/>
          <table:table-cell table:formula="of:=IF(AND(ISNUMBER([.I637]);ISNUMBER([.E637]));[.E637]-[.I637];0)" office:value-type="float" office:value="0.19" calcext:value-type="float">
            <text:p>0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table:formula="of:=[.K637]+1" office:value-type="float" office:value="638" calcext:value-type="float">
            <text:p>638</text:p>
          </table:table-cell>
          <table:table-cell table:formula="of:=IF(AND(ISNUMBER([.G638]);ISNUMBER([.C638]));[.C638]-[.G638];0)" office:value-type="float" office:value="0.82" calcext:value-type="float">
            <text:p>0.82</text:p>
          </table:table-cell>
          <table:table-cell/>
          <table:table-cell table:formula="of:=IF(AND(ISNUMBER([.I638]);ISNUMBER([.E638]));[.E638]-[.I638];0)" office:value-type="float" office:value="0.38" calcext:value-type="float">
            <text:p>0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table:formula="of:=[.K638]+1" office:value-type="float" office:value="639" calcext:value-type="float">
            <text:p>639</text:p>
          </table:table-cell>
          <table:table-cell table:formula="of:=IF(AND(ISNUMBER([.G639]);ISNUMBER([.C639]));[.C639]-[.G639];0)" office:value-type="float" office:value="0.71" calcext:value-type="float">
            <text:p>0.71</text:p>
          </table:table-cell>
          <table:table-cell/>
          <table:table-cell table:formula="of:=IF(AND(ISNUMBER([.I639]);ISNUMBER([.E639]));[.E639]-[.I639];0)" office:value-type="float" office:value="-0.47" calcext:value-type="float">
            <text:p>-0.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table:formula="of:=[.K639]+1" office:value-type="float" office:value="640" calcext:value-type="float">
            <text:p>640</text:p>
          </table:table-cell>
          <table:table-cell table:formula="of:=IF(AND(ISNUMBER([.G640]);ISNUMBER([.C640]));[.C640]-[.G640];0)" office:value-type="float" office:value="0.89" calcext:value-type="float">
            <text:p>0.89</text:p>
          </table:table-cell>
          <table:table-cell/>
          <table:table-cell table:formula="of:=IF(AND(ISNUMBER([.I640]);ISNUMBER([.E640]));[.E640]-[.I640];0)"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0]+1" office:value-type="float" office:value="641" calcext:value-type="float">
            <text:p>641</text:p>
          </table:table-cell>
          <table:table-cell table:formula="of:=IF(AND(ISNUMBER([.G641]);ISNUMBER([.C641]));[.C641]-[.G641];0)" office:value-type="float" office:value="0" calcext:value-type="float">
            <text:p>0</text:p>
          </table:table-cell>
          <table:table-cell/>
          <table:table-cell table:formula="of:=IF(AND(ISNUMBER([.I641]);ISNUMBER([.E641]));[.E641]-[.I6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1]+1" office:value-type="float" office:value="642" calcext:value-type="float">
            <text:p>642</text:p>
          </table:table-cell>
          <table:table-cell table:formula="of:=IF(AND(ISNUMBER([.G642]);ISNUMBER([.C642]));[.C642]-[.G642];0)" office:value-type="float" office:value="0" calcext:value-type="float">
            <text:p>0</text:p>
          </table:table-cell>
          <table:table-cell/>
          <table:table-cell table:formula="of:=IF(AND(ISNUMBER([.I642]);ISNUMBER([.E642]));[.E642]-[.I6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2]+1" office:value-type="float" office:value="643" calcext:value-type="float">
            <text:p>643</text:p>
          </table:table-cell>
          <table:table-cell table:formula="of:=IF(AND(ISNUMBER([.G643]);ISNUMBER([.C643]));[.C643]-[.G643];0)" office:value-type="float" office:value="0" calcext:value-type="float">
            <text:p>0</text:p>
          </table:table-cell>
          <table:table-cell/>
          <table:table-cell table:formula="of:=IF(AND(ISNUMBER([.I643]);ISNUMBER([.E643]));[.E643]-[.I6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43]+1" office:value-type="float" office:value="644" calcext:value-type="float">
            <text:p>644</text:p>
          </table:table-cell>
          <table:table-cell table:formula="of:=IF(AND(ISNUMBER([.G644]);ISNUMBER([.C644]));[.C644]-[.G644];0)" office:value-type="float" office:value="0.01" calcext:value-type="float">
            <text:p>0.01</text:p>
          </table:table-cell>
          <table:table-cell/>
          <table:table-cell table:formula="of:=IF(AND(ISNUMBER([.I644]);ISNUMBER([.E644]));[.E644]-[.I6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4]+1" office:value-type="float" office:value="645" calcext:value-type="float">
            <text:p>645</text:p>
          </table:table-cell>
          <table:table-cell table:formula="of:=IF(AND(ISNUMBER([.G645]);ISNUMBER([.C645]));[.C645]-[.G645];0)" office:value-type="float" office:value="0.04" calcext:value-type="float">
            <text:p>0.04</text:p>
          </table:table-cell>
          <table:table-cell/>
          <table:table-cell table:formula="of:=IF(AND(ISNUMBER([.I645]);ISNUMBER([.E645]));[.E645]-[.I645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5]+1" office:value-type="float" office:value="646" calcext:value-type="float">
            <text:p>646</text:p>
          </table:table-cell>
          <table:table-cell table:formula="of:=IF(AND(ISNUMBER([.G646]);ISNUMBER([.C646]));[.C646]-[.G646];0)" office:value-type="float" office:value="0.17" calcext:value-type="float">
            <text:p>0.17</text:p>
          </table:table-cell>
          <table:table-cell/>
          <table:table-cell table:formula="of:=IF(AND(ISNUMBER([.I646]);ISNUMBER([.E646]));[.E646]-[.I646];0)"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46]+1" office:value-type="float" office:value="647" calcext:value-type="float">
            <text:p>647</text:p>
          </table:table-cell>
          <table:table-cell table:formula="of:=IF(AND(ISNUMBER([.G647]);ISNUMBER([.C647]));[.C647]-[.G647];0)" office:value-type="float" office:value="1.57" calcext:value-type="float">
            <text:p>1.57</text:p>
          </table:table-cell>
          <table:table-cell/>
          <table:table-cell table:formula="of:=IF(AND(ISNUMBER([.I647]);ISNUMBER([.E647]));[.E647]-[.I647];0)" office:value-type="float" office:value="0.94" calcext:value-type="float">
            <text:p>0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28.69" calcext:value-type="float">
            <text:p>28.69</text:p>
          </table:table-cell>
          <table:table-cell/>
          <table:table-cell office:value-type="float" office:value="14.44" calcext:value-type="float">
            <text:p>14.4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47]+1" office:value-type="float" office:value="648" calcext:value-type="float">
            <text:p>648</text:p>
          </table:table-cell>
          <table:table-cell table:formula="of:=IF(AND(ISNUMBER([.G648]);ISNUMBER([.C648]));[.C648]-[.G648];0)" office:value-type="float" office:value="28.66" calcext:value-type="float">
            <text:p>28.66</text:p>
          </table:table-cell>
          <table:table-cell/>
          <table:table-cell table:formula="of:=IF(AND(ISNUMBER([.I648]);ISNUMBER([.E648]));[.E648]-[.I648];0)" office:value-type="float" office:value="14.43" calcext:value-type="float">
            <text:p>14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616.54" calcext:value-type="float">
            <text:p>616.54</text:p>
          </table:table-cell>
          <table:table-cell/>
          <table:table-cell office:value-type="float" office:value="671.17" calcext:value-type="float">
            <text:p>671.1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48]+1" office:value-type="float" office:value="649" calcext:value-type="float">
            <text:p>649</text:p>
          </table:table-cell>
          <table:table-cell table:formula="of:=IF(AND(ISNUMBER([.G649]);ISNUMBER([.C649]));[.C649]-[.G649];0)" office:value-type="float" office:value="616.51" calcext:value-type="float">
            <text:p>616.51</text:p>
          </table:table-cell>
          <table:table-cell/>
          <table:table-cell table:formula="of:=IF(AND(ISNUMBER([.I649]);ISNUMBER([.E649]));[.E649]-[.I649];0)" office:value-type="float" office:value="671.15" calcext:value-type="float">
            <text:p>671.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49]+1" office:value-type="float" office:value="650" calcext:value-type="float">
            <text:p>650</text:p>
          </table:table-cell>
          <table:table-cell table:formula="of:=IF(AND(ISNUMBER([.G650]);ISNUMBER([.C650]));[.C650]-[.G650];0)" office:value-type="float" office:value="0" calcext:value-type="float">
            <text:p>0</text:p>
          </table:table-cell>
          <table:table-cell/>
          <table:table-cell table:formula="of:=IF(AND(ISNUMBER([.I650]);ISNUMBER([.E650]));[.E650]-[.I6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0]+1" office:value-type="float" office:value="651" calcext:value-type="float">
            <text:p>651</text:p>
          </table:table-cell>
          <table:table-cell table:formula="of:=IF(AND(ISNUMBER([.G651]);ISNUMBER([.C651]));[.C651]-[.G651];0)" office:value-type="float" office:value="0" calcext:value-type="float">
            <text:p>0</text:p>
          </table:table-cell>
          <table:table-cell/>
          <table:table-cell table:formula="of:=IF(AND(ISNUMBER([.I651]);ISNUMBER([.E651]));[.E651]-[.I6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1]+1" office:value-type="float" office:value="652" calcext:value-type="float">
            <text:p>652</text:p>
          </table:table-cell>
          <table:table-cell table:formula="of:=IF(AND(ISNUMBER([.G652]);ISNUMBER([.C652]));[.C652]-[.G652];0)" office:value-type="float" office:value="0" calcext:value-type="float">
            <text:p>0</text:p>
          </table:table-cell>
          <table:table-cell/>
          <table:table-cell table:formula="of:=IF(AND(ISNUMBER([.I652]);ISNUMBER([.E652]));[.E652]-[.I65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2]+1" office:value-type="float" office:value="653" calcext:value-type="float">
            <text:p>653</text:p>
          </table:table-cell>
          <table:table-cell table:formula="of:=IF(AND(ISNUMBER([.G653]);ISNUMBER([.C653]));[.C653]-[.G653];0)" office:value-type="float" office:value="0" calcext:value-type="float">
            <text:p>0</text:p>
          </table:table-cell>
          <table:table-cell/>
          <table:table-cell table:formula="of:=IF(AND(ISNUMBER([.I653]);ISNUMBER([.E653]));[.E653]-[.I6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53]+1" office:value-type="float" office:value="654" calcext:value-type="float">
            <text:p>654</text:p>
          </table:table-cell>
          <table:table-cell table:formula="of:=IF(AND(ISNUMBER([.G654]);ISNUMBER([.C654]));[.C654]-[.G654];0)" office:value-type="float" office:value="0" calcext:value-type="float">
            <text:p>0</text:p>
          </table:table-cell>
          <table:table-cell/>
          <table:table-cell table:formula="of:=IF(AND(ISNUMBER([.I654]);ISNUMBER([.E654]));[.E654]-[.I6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float" office:value="427.36" calcext:value-type="float">
            <text:p>427.36</text:p>
          </table:table-cell>
          <table:table-cell/>
          <table:table-cell office:value-type="float" office:value="307.61" calcext:value-type="float">
            <text:p>307.6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4]+1" office:value-type="float" office:value="655" calcext:value-type="float">
            <text:p>655</text:p>
          </table:table-cell>
          <table:table-cell table:formula="of:=IF(AND(ISNUMBER([.G655]);ISNUMBER([.C655]));[.C655]-[.G655];0)" office:value-type="float" office:value="427.32" calcext:value-type="float">
            <text:p>427.32</text:p>
          </table:table-cell>
          <table:table-cell/>
          <table:table-cell table:formula="of:=IF(AND(ISNUMBER([.I655]);ISNUMBER([.E655]));[.E655]-[.I655];0)" office:value-type="float" office:value="307.59" calcext:value-type="float">
            <text:p>307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5]+1" office:value-type="float" office:value="656" calcext:value-type="float">
            <text:p>656</text:p>
          </table:table-cell>
          <table:table-cell table:formula="of:=IF(AND(ISNUMBER([.G656]);ISNUMBER([.C656]));[.C656]-[.G656];0)" office:value-type="float" office:value="0" calcext:value-type="float">
            <text:p>0</text:p>
          </table:table-cell>
          <table:table-cell/>
          <table:table-cell table:formula="of:=IF(AND(ISNUMBER([.I656]);ISNUMBER([.E656]));[.E656]-[.I6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6]+1" office:value-type="float" office:value="657" calcext:value-type="float">
            <text:p>657</text:p>
          </table:table-cell>
          <table:table-cell table:formula="of:=IF(AND(ISNUMBER([.G657]);ISNUMBER([.C657]));[.C657]-[.G657];0)" office:value-type="float" office:value="0" calcext:value-type="float">
            <text:p>0</text:p>
          </table:table-cell>
          <table:table-cell/>
          <table:table-cell table:formula="of:=IF(AND(ISNUMBER([.I657]);ISNUMBER([.E657]));[.E657]-[.I6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657]+1" office:value-type="float" office:value="658" calcext:value-type="float">
            <text:p>658</text:p>
          </table:table-cell>
          <table:table-cell table:formula="of:=IF(AND(ISNUMBER([.G658]);ISNUMBER([.C658]));[.C658]-[.G658];0)" office:value-type="float" office:value="0" calcext:value-type="float">
            <text:p>0</text:p>
          </table:table-cell>
          <table:table-cell/>
          <table:table-cell table:formula="of:=IF(AND(ISNUMBER([.I658]);ISNUMBER([.E658]));[.E658]-[.I6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58]+1" office:value-type="float" office:value="659" calcext:value-type="float">
            <text:p>659</text:p>
          </table:table-cell>
          <table:table-cell table:formula="of:=IF(AND(ISNUMBER([.G659]);ISNUMBER([.C659]));[.C659]-[.G659];0)" office:value-type="float" office:value="0" calcext:value-type="float">
            <text:p>0</text:p>
          </table:table-cell>
          <table:table-cell/>
          <table:table-cell table:formula="of:=IF(AND(ISNUMBER([.I659]);ISNUMBER([.E659]));[.E659]-[.I6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659]+1" office:value-type="float" office:value="660" calcext:value-type="float">
            <text:p>660</text:p>
          </table:table-cell>
          <table:table-cell table:formula="of:=IF(AND(ISNUMBER([.G660]);ISNUMBER([.C660]));[.C660]-[.G660];0)" office:value-type="float" office:value="0" calcext:value-type="float">
            <text:p>0</text:p>
          </table:table-cell>
          <table:table-cell/>
          <table:table-cell table:formula="of:=IF(AND(ISNUMBER([.I660]);ISNUMBER([.E660]));[.E660]-[.I6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0]+1" office:value-type="float" office:value="661" calcext:value-type="float">
            <text:p>661</text:p>
          </table:table-cell>
          <table:table-cell table:formula="of:=IF(AND(ISNUMBER([.G661]);ISNUMBER([.C661]));[.C661]-[.G661];0)" office:value-type="float" office:value="0" calcext:value-type="float">
            <text:p>0</text:p>
          </table:table-cell>
          <table:table-cell/>
          <table:table-cell table:formula="of:=IF(AND(ISNUMBER([.I661]);ISNUMBER([.E661]));[.E661]-[.I6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1]+1" office:value-type="float" office:value="662" calcext:value-type="float">
            <text:p>662</text:p>
          </table:table-cell>
          <table:table-cell table:formula="of:=IF(AND(ISNUMBER([.G662]);ISNUMBER([.C662]));[.C662]-[.G662];0)" office:value-type="float" office:value="0" calcext:value-type="float">
            <text:p>0</text:p>
          </table:table-cell>
          <table:table-cell/>
          <table:table-cell table:formula="of:=IF(AND(ISNUMBER([.I662]);ISNUMBER([.E662]));[.E662]-[.I6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2]+1" office:value-type="float" office:value="663" calcext:value-type="float">
            <text:p>663</text:p>
          </table:table-cell>
          <table:table-cell table:formula="of:=IF(AND(ISNUMBER([.G663]);ISNUMBER([.C663]));[.C663]-[.G663];0)" office:value-type="float" office:value="0" calcext:value-type="float">
            <text:p>0</text:p>
          </table:table-cell>
          <table:table-cell/>
          <table:table-cell table:formula="of:=IF(AND(ISNUMBER([.I663]);ISNUMBER([.E663]));[.E663]-[.I6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3]+1" office:value-type="float" office:value="664" calcext:value-type="float">
            <text:p>664</text:p>
          </table:table-cell>
          <table:table-cell table:formula="of:=IF(AND(ISNUMBER([.G664]);ISNUMBER([.C664]));[.C664]-[.G664];0)" office:value-type="float" office:value="0" calcext:value-type="float">
            <text:p>0</text:p>
          </table:table-cell>
          <table:table-cell/>
          <table:table-cell table:formula="of:=IF(AND(ISNUMBER([.I664]);ISNUMBER([.E664]));[.E664]-[.I6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4]+1" office:value-type="float" office:value="665" calcext:value-type="float">
            <text:p>665</text:p>
          </table:table-cell>
          <table:table-cell table:formula="of:=IF(AND(ISNUMBER([.G665]);ISNUMBER([.C665]));[.C665]-[.G665];0)" office:value-type="float" office:value="0" calcext:value-type="float">
            <text:p>0</text:p>
          </table:table-cell>
          <table:table-cell/>
          <table:table-cell table:formula="of:=IF(AND(ISNUMBER([.I665]);ISNUMBER([.E665]));[.E665]-[.I6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5]+1" office:value-type="float" office:value="666" calcext:value-type="float">
            <text:p>666</text:p>
          </table:table-cell>
          <table:table-cell table:formula="of:=IF(AND(ISNUMBER([.G666]);ISNUMBER([.C666]));[.C666]-[.G666];0)" office:value-type="float" office:value="0" calcext:value-type="float">
            <text:p>0</text:p>
          </table:table-cell>
          <table:table-cell/>
          <table:table-cell table:formula="of:=IF(AND(ISNUMBER([.I666]);ISNUMBER([.E666]));[.E666]-[.I6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6]+1" office:value-type="float" office:value="667" calcext:value-type="float">
            <text:p>667</text:p>
          </table:table-cell>
          <table:table-cell table:formula="of:=IF(AND(ISNUMBER([.G667]);ISNUMBER([.C667]));[.C667]-[.G667];0)" office:value-type="float" office:value="0" calcext:value-type="float">
            <text:p>0</text:p>
          </table:table-cell>
          <table:table-cell/>
          <table:table-cell table:formula="of:=IF(AND(ISNUMBER([.I667]);ISNUMBER([.E667]));[.E667]-[.I6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7]+1" office:value-type="float" office:value="668" calcext:value-type="float">
            <text:p>668</text:p>
          </table:table-cell>
          <table:table-cell table:formula="of:=IF(AND(ISNUMBER([.G668]);ISNUMBER([.C668]));[.C668]-[.G668];0)" office:value-type="float" office:value="0" calcext:value-type="float">
            <text:p>0</text:p>
          </table:table-cell>
          <table:table-cell/>
          <table:table-cell table:formula="of:=IF(AND(ISNUMBER([.I668]);ISNUMBER([.E668]));[.E668]-[.I6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8]+1" office:value-type="float" office:value="669" calcext:value-type="float">
            <text:p>669</text:p>
          </table:table-cell>
          <table:table-cell table:formula="of:=IF(AND(ISNUMBER([.G669]);ISNUMBER([.C669]));[.C669]-[.G669];0)" office:value-type="float" office:value="0" calcext:value-type="float">
            <text:p>0</text:p>
          </table:table-cell>
          <table:table-cell/>
          <table:table-cell table:formula="of:=IF(AND(ISNUMBER([.I669]);ISNUMBER([.E669]));[.E669]-[.I6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69]+1" office:value-type="float" office:value="670" calcext:value-type="float">
            <text:p>670</text:p>
          </table:table-cell>
          <table:table-cell table:formula="of:=IF(AND(ISNUMBER([.G670]);ISNUMBER([.C670]));[.C670]-[.G670];0)" office:value-type="float" office:value="0" calcext:value-type="float">
            <text:p>0</text:p>
          </table:table-cell>
          <table:table-cell/>
          <table:table-cell table:formula="of:=IF(AND(ISNUMBER([.I670]);ISNUMBER([.E670]));[.E670]-[.I6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0]+1" office:value-type="float" office:value="671" calcext:value-type="float">
            <text:p>671</text:p>
          </table:table-cell>
          <table:table-cell table:formula="of:=IF(AND(ISNUMBER([.G671]);ISNUMBER([.C671]));[.C671]-[.G671];0)" office:value-type="float" office:value="0" calcext:value-type="float">
            <text:p>0</text:p>
          </table:table-cell>
          <table:table-cell/>
          <table:table-cell table:formula="of:=IF(AND(ISNUMBER([.I671]);ISNUMBER([.E671]));[.E671]-[.I6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1]+1" office:value-type="float" office:value="672" calcext:value-type="float">
            <text:p>672</text:p>
          </table:table-cell>
          <table:table-cell table:formula="of:=IF(AND(ISNUMBER([.G672]);ISNUMBER([.C672]));[.C672]-[.G672];0)" office:value-type="float" office:value="0" calcext:value-type="float">
            <text:p>0</text:p>
          </table:table-cell>
          <table:table-cell/>
          <table:table-cell table:formula="of:=IF(AND(ISNUMBER([.I672]);ISNUMBER([.E672]));[.E672]-[.I6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2]+1" office:value-type="float" office:value="673" calcext:value-type="float">
            <text:p>673</text:p>
          </table:table-cell>
          <table:table-cell table:formula="of:=IF(AND(ISNUMBER([.G673]);ISNUMBER([.C673]));[.C673]-[.G673];0)" office:value-type="float" office:value="0" calcext:value-type="float">
            <text:p>0</text:p>
          </table:table-cell>
          <table:table-cell/>
          <table:table-cell table:formula="of:=IF(AND(ISNUMBER([.I673]);ISNUMBER([.E673]));[.E673]-[.I6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3]+1" office:value-type="float" office:value="674" calcext:value-type="float">
            <text:p>674</text:p>
          </table:table-cell>
          <table:table-cell table:formula="of:=IF(AND(ISNUMBER([.G674]);ISNUMBER([.C674]));[.C674]-[.G674];0)" office:value-type="float" office:value="0" calcext:value-type="float">
            <text:p>0</text:p>
          </table:table-cell>
          <table:table-cell/>
          <table:table-cell table:formula="of:=IF(AND(ISNUMBER([.I674]);ISNUMBER([.E674]));[.E674]-[.I6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4]+1" office:value-type="float" office:value="675" calcext:value-type="float">
            <text:p>675</text:p>
          </table:table-cell>
          <table:table-cell table:formula="of:=IF(AND(ISNUMBER([.G675]);ISNUMBER([.C675]));[.C675]-[.G675];0)" office:value-type="float" office:value="0" calcext:value-type="float">
            <text:p>0</text:p>
          </table:table-cell>
          <table:table-cell/>
          <table:table-cell table:formula="of:=IF(AND(ISNUMBER([.I675]);ISNUMBER([.E675]));[.E675]-[.I6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5]+1" office:value-type="float" office:value="676" calcext:value-type="float">
            <text:p>676</text:p>
          </table:table-cell>
          <table:table-cell table:formula="of:=IF(AND(ISNUMBER([.G676]);ISNUMBER([.C676]));[.C676]-[.G676];0)" office:value-type="float" office:value="0" calcext:value-type="float">
            <text:p>0</text:p>
          </table:table-cell>
          <table:table-cell/>
          <table:table-cell table:formula="of:=IF(AND(ISNUMBER([.I676]);ISNUMBER([.E676]));[.E676]-[.I6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6]+1" office:value-type="float" office:value="677" calcext:value-type="float">
            <text:p>677</text:p>
          </table:table-cell>
          <table:table-cell table:formula="of:=IF(AND(ISNUMBER([.G677]);ISNUMBER([.C677]));[.C677]-[.G677];0)" office:value-type="float" office:value="0" calcext:value-type="float">
            <text:p>0</text:p>
          </table:table-cell>
          <table:table-cell/>
          <table:table-cell table:formula="of:=IF(AND(ISNUMBER([.I677]);ISNUMBER([.E677]));[.E677]-[.I6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7]+1" office:value-type="float" office:value="678" calcext:value-type="float">
            <text:p>678</text:p>
          </table:table-cell>
          <table:table-cell table:formula="of:=IF(AND(ISNUMBER([.G678]);ISNUMBER([.C678]));[.C678]-[.G678];0)" office:value-type="float" office:value="0" calcext:value-type="float">
            <text:p>0</text:p>
          </table:table-cell>
          <table:table-cell/>
          <table:table-cell table:formula="of:=IF(AND(ISNUMBER([.I678]);ISNUMBER([.E678]));[.E678]-[.I6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8]+1" office:value-type="float" office:value="679" calcext:value-type="float">
            <text:p>679</text:p>
          </table:table-cell>
          <table:table-cell table:formula="of:=IF(AND(ISNUMBER([.G679]);ISNUMBER([.C679]));[.C679]-[.G679];0)" office:value-type="float" office:value="0" calcext:value-type="float">
            <text:p>0</text:p>
          </table:table-cell>
          <table:table-cell/>
          <table:table-cell table:formula="of:=IF(AND(ISNUMBER([.I679]);ISNUMBER([.E679]));[.E679]-[.I6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79]+1" office:value-type="float" office:value="680" calcext:value-type="float">
            <text:p>680</text:p>
          </table:table-cell>
          <table:table-cell table:formula="of:=IF(AND(ISNUMBER([.G680]);ISNUMBER([.C680]));[.C680]-[.G680];0)" office:value-type="float" office:value="0" calcext:value-type="float">
            <text:p>0</text:p>
          </table:table-cell>
          <table:table-cell/>
          <table:table-cell table:formula="of:=IF(AND(ISNUMBER([.I680]);ISNUMBER([.E680]));[.E680]-[.I6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0]+1" office:value-type="float" office:value="681" calcext:value-type="float">
            <text:p>681</text:p>
          </table:table-cell>
          <table:table-cell table:formula="of:=IF(AND(ISNUMBER([.G681]);ISNUMBER([.C681]));[.C681]-[.G681];0)" office:value-type="float" office:value="0" calcext:value-type="float">
            <text:p>0</text:p>
          </table:table-cell>
          <table:table-cell/>
          <table:table-cell table:formula="of:=IF(AND(ISNUMBER([.I681]);ISNUMBER([.E681]));[.E681]-[.I6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1]+1" office:value-type="float" office:value="682" calcext:value-type="float">
            <text:p>682</text:p>
          </table:table-cell>
          <table:table-cell table:formula="of:=IF(AND(ISNUMBER([.G682]);ISNUMBER([.C682]));[.C682]-[.G682];0)" office:value-type="float" office:value="0" calcext:value-type="float">
            <text:p>0</text:p>
          </table:table-cell>
          <table:table-cell/>
          <table:table-cell table:formula="of:=IF(AND(ISNUMBER([.I682]);ISNUMBER([.E682]));[.E682]-[.I6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2]+1" office:value-type="float" office:value="683" calcext:value-type="float">
            <text:p>683</text:p>
          </table:table-cell>
          <table:table-cell table:formula="of:=IF(AND(ISNUMBER([.G683]);ISNUMBER([.C683]));[.C683]-[.G683];0)" office:value-type="float" office:value="0" calcext:value-type="float">
            <text:p>0</text:p>
          </table:table-cell>
          <table:table-cell/>
          <table:table-cell table:formula="of:=IF(AND(ISNUMBER([.I683]);ISNUMBER([.E683]));[.E683]-[.I6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3]+1" office:value-type="float" office:value="684" calcext:value-type="float">
            <text:p>684</text:p>
          </table:table-cell>
          <table:table-cell table:formula="of:=IF(AND(ISNUMBER([.G684]);ISNUMBER([.C684]));[.C684]-[.G684];0)" office:value-type="float" office:value="0" calcext:value-type="float">
            <text:p>0</text:p>
          </table:table-cell>
          <table:table-cell/>
          <table:table-cell table:formula="of:=IF(AND(ISNUMBER([.I684]);ISNUMBER([.E684]));[.E684]-[.I6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4]+1" office:value-type="float" office:value="685" calcext:value-type="float">
            <text:p>685</text:p>
          </table:table-cell>
          <table:table-cell table:formula="of:=IF(AND(ISNUMBER([.G685]);ISNUMBER([.C685]));[.C685]-[.G685];0)" office:value-type="float" office:value="0" calcext:value-type="float">
            <text:p>0</text:p>
          </table:table-cell>
          <table:table-cell/>
          <table:table-cell table:formula="of:=IF(AND(ISNUMBER([.I685]);ISNUMBER([.E685]));[.E685]-[.I6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5]+1" office:value-type="float" office:value="686" calcext:value-type="float">
            <text:p>686</text:p>
          </table:table-cell>
          <table:table-cell table:formula="of:=IF(AND(ISNUMBER([.G686]);ISNUMBER([.C686]));[.C686]-[.G686];0)" office:value-type="float" office:value="0" calcext:value-type="float">
            <text:p>0</text:p>
          </table:table-cell>
          <table:table-cell/>
          <table:table-cell table:formula="of:=IF(AND(ISNUMBER([.I686]);ISNUMBER([.E686]));[.E686]-[.I6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6]+1" office:value-type="float" office:value="687" calcext:value-type="float">
            <text:p>687</text:p>
          </table:table-cell>
          <table:table-cell table:formula="of:=IF(AND(ISNUMBER([.G687]);ISNUMBER([.C687]));[.C687]-[.G687];0)" office:value-type="float" office:value="0" calcext:value-type="float">
            <text:p>0</text:p>
          </table:table-cell>
          <table:table-cell/>
          <table:table-cell table:formula="of:=IF(AND(ISNUMBER([.I687]);ISNUMBER([.E687]));[.E687]-[.I6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7]+1" office:value-type="float" office:value="688" calcext:value-type="float">
            <text:p>688</text:p>
          </table:table-cell>
          <table:table-cell table:formula="of:=IF(AND(ISNUMBER([.G688]);ISNUMBER([.C688]));[.C688]-[.G688];0)" office:value-type="float" office:value="0" calcext:value-type="float">
            <text:p>0</text:p>
          </table:table-cell>
          <table:table-cell/>
          <table:table-cell table:formula="of:=IF(AND(ISNUMBER([.I688]);ISNUMBER([.E688]));[.E688]-[.I6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8]+1" office:value-type="float" office:value="689" calcext:value-type="float">
            <text:p>689</text:p>
          </table:table-cell>
          <table:table-cell table:formula="of:=IF(AND(ISNUMBER([.G689]);ISNUMBER([.C689]));[.C689]-[.G689];0)" office:value-type="float" office:value="0" calcext:value-type="float">
            <text:p>0</text:p>
          </table:table-cell>
          <table:table-cell/>
          <table:table-cell table:formula="of:=IF(AND(ISNUMBER([.I689]);ISNUMBER([.E689]));[.E689]-[.I6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89]+1" office:value-type="float" office:value="690" calcext:value-type="float">
            <text:p>690</text:p>
          </table:table-cell>
          <table:table-cell table:formula="of:=IF(AND(ISNUMBER([.G690]);ISNUMBER([.C690]));[.C690]-[.G690];0)" office:value-type="float" office:value="0" calcext:value-type="float">
            <text:p>0</text:p>
          </table:table-cell>
          <table:table-cell/>
          <table:table-cell table:formula="of:=IF(AND(ISNUMBER([.I690]);ISNUMBER([.E690]));[.E690]-[.I6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0]+1" office:value-type="float" office:value="691" calcext:value-type="float">
            <text:p>691</text:p>
          </table:table-cell>
          <table:table-cell table:formula="of:=IF(AND(ISNUMBER([.G691]);ISNUMBER([.C691]));[.C691]-[.G691];0)" office:value-type="float" office:value="0" calcext:value-type="float">
            <text:p>0</text:p>
          </table:table-cell>
          <table:table-cell/>
          <table:table-cell table:formula="of:=IF(AND(ISNUMBER([.I691]);ISNUMBER([.E691]));[.E691]-[.I6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office:value-type="string" calcext:value-type="string">
            <text:p>memout</text:p>
          </table:table-cell>
          <table:table-cell/>
          <table:table-cell table:formula="of:=[.K691]+1" office:value-type="float" office:value="692" calcext:value-type="float">
            <text:p>692</text:p>
          </table:table-cell>
          <table:table-cell table:formula="of:=IF(AND(ISNUMBER([.G692]);ISNUMBER([.C692]));[.C692]-[.G692];0)" office:value-type="float" office:value="0" calcext:value-type="float">
            <text:p>0</text:p>
          </table:table-cell>
          <table:table-cell/>
          <table:table-cell table:formula="of:=IF(AND(ISNUMBER([.I692]);ISNUMBER([.E692]));[.E692]-[.I6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2]+1" office:value-type="float" office:value="693" calcext:value-type="float">
            <text:p>693</text:p>
          </table:table-cell>
          <table:table-cell table:formula="of:=IF(AND(ISNUMBER([.G693]);ISNUMBER([.C693]));[.C693]-[.G693];0)" office:value-type="float" office:value="0" calcext:value-type="float">
            <text:p>0</text:p>
          </table:table-cell>
          <table:table-cell/>
          <table:table-cell table:formula="of:=IF(AND(ISNUMBER([.I693]);ISNUMBER([.E693]));[.E693]-[.I6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3]+1" office:value-type="float" office:value="694" calcext:value-type="float">
            <text:p>694</text:p>
          </table:table-cell>
          <table:table-cell table:formula="of:=IF(AND(ISNUMBER([.G694]);ISNUMBER([.C694]));[.C694]-[.G694];0)" office:value-type="float" office:value="0.01" calcext:value-type="float">
            <text:p>0.01</text:p>
          </table:table-cell>
          <table:table-cell/>
          <table:table-cell table:formula="of:=IF(AND(ISNUMBER([.I694]);ISNUMBER([.E694]));[.E694]-[.I69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4]+1" office:value-type="float" office:value="695" calcext:value-type="float">
            <text:p>695</text:p>
          </table:table-cell>
          <table:table-cell table:formula="of:=IF(AND(ISNUMBER([.G695]);ISNUMBER([.C695]));[.C695]-[.G695];0)" office:value-type="float" office:value="0" calcext:value-type="float">
            <text:p>0</text:p>
          </table:table-cell>
          <table:table-cell/>
          <table:table-cell table:formula="of:=IF(AND(ISNUMBER([.I695]);ISNUMBER([.E695]));[.E695]-[.I6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5]+1" office:value-type="float" office:value="696" calcext:value-type="float">
            <text:p>696</text:p>
          </table:table-cell>
          <table:table-cell table:formula="of:=IF(AND(ISNUMBER([.G696]);ISNUMBER([.C696]));[.C696]-[.G696];0)" office:value-type="float" office:value="0" calcext:value-type="float">
            <text:p>0</text:p>
          </table:table-cell>
          <table:table-cell/>
          <table:table-cell table:formula="of:=IF(AND(ISNUMBER([.I696]);ISNUMBER([.E696]));[.E696]-[.I6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6]+1" office:value-type="float" office:value="697" calcext:value-type="float">
            <text:p>697</text:p>
          </table:table-cell>
          <table:table-cell table:formula="of:=IF(AND(ISNUMBER([.G697]);ISNUMBER([.C697]));[.C697]-[.G697];0)" office:value-type="float" office:value="-0.01" calcext:value-type="float">
            <text:p>-0.01</text:p>
          </table:table-cell>
          <table:table-cell/>
          <table:table-cell table:formula="of:=IF(AND(ISNUMBER([.I697]);ISNUMBER([.E697]));[.E697]-[.I6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697]+1" office:value-type="float" office:value="698" calcext:value-type="float">
            <text:p>698</text:p>
          </table:table-cell>
          <table:table-cell table:formula="of:=IF(AND(ISNUMBER([.G698]);ISNUMBER([.C698]));[.C698]-[.G698];0)" office:value-type="float" office:value="0" calcext:value-type="float">
            <text:p>0</text:p>
          </table:table-cell>
          <table:table-cell/>
          <table:table-cell table:formula="of:=IF(AND(ISNUMBER([.I698]);ISNUMBER([.E698]));[.E698]-[.I69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8]+1" office:value-type="float" office:value="699" calcext:value-type="float">
            <text:p>699</text:p>
          </table:table-cell>
          <table:table-cell table:formula="of:=IF(AND(ISNUMBER([.G699]);ISNUMBER([.C699]));[.C699]-[.G699];0)" office:value-type="float" office:value="0" calcext:value-type="float">
            <text:p>0</text:p>
          </table:table-cell>
          <table:table-cell/>
          <table:table-cell table:formula="of:=IF(AND(ISNUMBER([.I699]);ISNUMBER([.E699]));[.E699]-[.I6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699]+1" office:value-type="float" office:value="700" calcext:value-type="float">
            <text:p>700</text:p>
          </table:table-cell>
          <table:table-cell table:formula="of:=IF(AND(ISNUMBER([.G700]);ISNUMBER([.C700]));[.C700]-[.G700];0)" office:value-type="float" office:value="0" calcext:value-type="float">
            <text:p>0</text:p>
          </table:table-cell>
          <table:table-cell/>
          <table:table-cell table:formula="of:=IF(AND(ISNUMBER([.I700]);ISNUMBER([.E700]));[.E700]-[.I7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0]+1" office:value-type="float" office:value="701" calcext:value-type="float">
            <text:p>701</text:p>
          </table:table-cell>
          <table:table-cell table:formula="of:=IF(AND(ISNUMBER([.G701]);ISNUMBER([.C701]));[.C701]-[.G701];0)" office:value-type="float" office:value="0" calcext:value-type="float">
            <text:p>0</text:p>
          </table:table-cell>
          <table:table-cell/>
          <table:table-cell table:formula="of:=IF(AND(ISNUMBER([.I701]);ISNUMBER([.E701]));[.E701]-[.I7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1]+1" office:value-type="float" office:value="702" calcext:value-type="float">
            <text:p>702</text:p>
          </table:table-cell>
          <table:table-cell table:formula="of:=IF(AND(ISNUMBER([.G702]);ISNUMBER([.C702]));[.C702]-[.G702];0)" office:value-type="float" office:value="0.01" calcext:value-type="float">
            <text:p>0.01</text:p>
          </table:table-cell>
          <table:table-cell/>
          <table:table-cell table:formula="of:=IF(AND(ISNUMBER([.I702]);ISNUMBER([.E702]));[.E702]-[.I7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2]+1" office:value-type="float" office:value="703" calcext:value-type="float">
            <text:p>703</text:p>
          </table:table-cell>
          <table:table-cell table:formula="of:=IF(AND(ISNUMBER([.G703]);ISNUMBER([.C703]));[.C703]-[.G703];0)" office:value-type="float" office:value="0" calcext:value-type="float">
            <text:p>0</text:p>
          </table:table-cell>
          <table:table-cell/>
          <table:table-cell table:formula="of:=IF(AND(ISNUMBER([.I703]);ISNUMBER([.E703]));[.E703]-[.I7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3]+1" office:value-type="float" office:value="704" calcext:value-type="float">
            <text:p>704</text:p>
          </table:table-cell>
          <table:table-cell table:formula="of:=IF(AND(ISNUMBER([.G704]);ISNUMBER([.C704]));[.C704]-[.G704];0)" office:value-type="float" office:value="0.01" calcext:value-type="float">
            <text:p>0.01</text:p>
          </table:table-cell>
          <table:table-cell/>
          <table:table-cell table:formula="of:=IF(AND(ISNUMBER([.I704]);ISNUMBER([.E704]));[.E704]-[.I7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04]+1" office:value-type="float" office:value="705" calcext:value-type="float">
            <text:p>705</text:p>
          </table:table-cell>
          <table:table-cell table:formula="of:=IF(AND(ISNUMBER([.G705]);ISNUMBER([.C705]));[.C705]-[.G705];0)" office:value-type="float" office:value="0" calcext:value-type="float">
            <text:p>0</text:p>
          </table:table-cell>
          <table:table-cell/>
          <table:table-cell table:formula="of:=IF(AND(ISNUMBER([.I705]);ISNUMBER([.E705]));[.E705]-[.I7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05]+1" office:value-type="float" office:value="706" calcext:value-type="float">
            <text:p>706</text:p>
          </table:table-cell>
          <table:table-cell table:formula="of:=IF(AND(ISNUMBER([.G706]);ISNUMBER([.C706]));[.C706]-[.G706];0)" office:value-type="float" office:value="0" calcext:value-type="float">
            <text:p>0</text:p>
          </table:table-cell>
          <table:table-cell/>
          <table:table-cell table:formula="of:=IF(AND(ISNUMBER([.I706]);ISNUMBER([.E706]));[.E706]-[.I70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6]+1" office:value-type="float" office:value="707" calcext:value-type="float">
            <text:p>707</text:p>
          </table:table-cell>
          <table:table-cell table:formula="of:=IF(AND(ISNUMBER([.G707]);ISNUMBER([.C707]));[.C707]-[.G707];0)" office:value-type="float" office:value="-0.01" calcext:value-type="float">
            <text:p>-0.01</text:p>
          </table:table-cell>
          <table:table-cell/>
          <table:table-cell table:formula="of:=IF(AND(ISNUMBER([.I707]);ISNUMBER([.E707]));[.E707]-[.I70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7]+1" office:value-type="float" office:value="708" calcext:value-type="float">
            <text:p>708</text:p>
          </table:table-cell>
          <table:table-cell table:formula="of:=IF(AND(ISNUMBER([.G708]);ISNUMBER([.C708]));[.C708]-[.G708];0)" office:value-type="float" office:value="0" calcext:value-type="float">
            <text:p>0</text:p>
          </table:table-cell>
          <table:table-cell/>
          <table:table-cell table:formula="of:=IF(AND(ISNUMBER([.I708]);ISNUMBER([.E708]));[.E708]-[.I7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K708]+1" office:value-type="float" office:value="709" calcext:value-type="float">
            <text:p>709</text:p>
          </table:table-cell>
          <table:table-cell table:formula="of:=IF(AND(ISNUMBER([.G709]);ISNUMBER([.C709]));[.C709]-[.G709];0)" office:value-type="float" office:value="0" calcext:value-type="float">
            <text:p>0</text:p>
          </table:table-cell>
          <table:table-cell/>
          <table:table-cell table:formula="of:=IF(AND(ISNUMBER([.I709]);ISNUMBER([.E709]));[.E709]-[.I7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09]+1" office:value-type="float" office:value="710" calcext:value-type="float">
            <text:p>710</text:p>
          </table:table-cell>
          <table:table-cell table:formula="of:=IF(AND(ISNUMBER([.G710]);ISNUMBER([.C710]));[.C710]-[.G710];0)" office:value-type="float" office:value="0" calcext:value-type="float">
            <text:p>0</text:p>
          </table:table-cell>
          <table:table-cell/>
          <table:table-cell table:formula="of:=IF(AND(ISNUMBER([.I710]);ISNUMBER([.E710]));[.E710]-[.I7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10]+1" office:value-type="float" office:value="711" calcext:value-type="float">
            <text:p>711</text:p>
          </table:table-cell>
          <table:table-cell table:formula="of:=IF(AND(ISNUMBER([.G711]);ISNUMBER([.C711]));[.C711]-[.G711];0)" office:value-type="float" office:value="0.01" calcext:value-type="float">
            <text:p>0.01</text:p>
          </table:table-cell>
          <table:table-cell/>
          <table:table-cell table:formula="of:=IF(AND(ISNUMBER([.I711]);ISNUMBER([.E711]));[.E711]-[.I71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11]+1" office:value-type="float" office:value="712" calcext:value-type="float">
            <text:p>712</text:p>
          </table:table-cell>
          <table:table-cell table:formula="of:=IF(AND(ISNUMBER([.G712]);ISNUMBER([.C712]));[.C712]-[.G712];0)" office:value-type="float" office:value="0" calcext:value-type="float">
            <text:p>0</text:p>
          </table:table-cell>
          <table:table-cell/>
          <table:table-cell table:formula="of:=IF(AND(ISNUMBER([.I712]);ISNUMBER([.E712]));[.E712]-[.I7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float" office:value="2.73" calcext:value-type="float">
            <text:p>2.73</text:p>
          </table:table-cell>
          <table:table-cell/>
          <table:table-cell office:value-type="float" office:value="1.03" calcext:value-type="float">
            <text:p>1.0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12]+1" office:value-type="float" office:value="713" calcext:value-type="float">
            <text:p>713</text:p>
          </table:table-cell>
          <table:table-cell table:formula="of:=IF(AND(ISNUMBER([.G713]);ISNUMBER([.C713]));[.C713]-[.G713];0)" office:value-type="float" office:value="0" calcext:value-type="float">
            <text:p>0</text:p>
          </table:table-cell>
          <table:table-cell/>
          <table:table-cell table:formula="of:=IF(AND(ISNUMBER([.I713]);ISNUMBER([.E713]));[.E713]-[.I7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6.73" calcext:value-type="float">
            <text:p>6.7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13]+1" office:value-type="float" office:value="714" calcext:value-type="float">
            <text:p>714</text:p>
          </table:table-cell>
          <table:table-cell table:formula="of:=IF(AND(ISNUMBER([.G714]);ISNUMBER([.C714]));[.C714]-[.G714];0)" office:value-type="float" office:value="0" calcext:value-type="float">
            <text:p>0</text:p>
          </table:table-cell>
          <table:table-cell/>
          <table:table-cell table:formula="of:=IF(AND(ISNUMBER([.I714]);ISNUMBER([.E714]));[.E714]-[.I7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14]+1" office:value-type="float" office:value="715" calcext:value-type="float">
            <text:p>715</text:p>
          </table:table-cell>
          <table:table-cell table:formula="of:=IF(AND(ISNUMBER([.G715]);ISNUMBER([.C715]));[.C715]-[.G715];0)" office:value-type="float" office:value="0.01" calcext:value-type="float">
            <text:p>0.01</text:p>
          </table:table-cell>
          <table:table-cell/>
          <table:table-cell table:formula="of:=IF(AND(ISNUMBER([.I715]);ISNUMBER([.E715]));[.E715]-[.I7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15]+1" office:value-type="float" office:value="716" calcext:value-type="float">
            <text:p>716</text:p>
          </table:table-cell>
          <table:table-cell table:formula="of:=IF(AND(ISNUMBER([.G716]);ISNUMBER([.C716]));[.C716]-[.G716];0)" office:value-type="float" office:value="0" calcext:value-type="float">
            <text:p>0</text:p>
          </table:table-cell>
          <table:table-cell/>
          <table:table-cell table:formula="of:=IF(AND(ISNUMBER([.I716]);ISNUMBER([.E716]));[.E716]-[.I71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16]+1" office:value-type="float" office:value="717" calcext:value-type="float">
            <text:p>717</text:p>
          </table:table-cell>
          <table:table-cell table:formula="of:=IF(AND(ISNUMBER([.G717]);ISNUMBER([.C717]));[.C717]-[.G717];0)" office:value-type="float" office:value="0" calcext:value-type="float">
            <text:p>0</text:p>
          </table:table-cell>
          <table:table-cell/>
          <table:table-cell table:formula="of:=IF(AND(ISNUMBER([.I717]);ISNUMBER([.E717]));[.E717]-[.I7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17]+1" office:value-type="float" office:value="718" calcext:value-type="float">
            <text:p>718</text:p>
          </table:table-cell>
          <table:table-cell table:formula="of:=IF(AND(ISNUMBER([.G718]);ISNUMBER([.C718]));[.C718]-[.G718];0)" office:value-type="float" office:value="0" calcext:value-type="float">
            <text:p>0</text:p>
          </table:table-cell>
          <table:table-cell/>
          <table:table-cell table:formula="of:=IF(AND(ISNUMBER([.I718]);ISNUMBER([.E718]));[.E718]-[.I71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18]+1" office:value-type="float" office:value="719" calcext:value-type="float">
            <text:p>719</text:p>
          </table:table-cell>
          <table:table-cell table:formula="of:=IF(AND(ISNUMBER([.G719]);ISNUMBER([.C719]));[.C719]-[.G719];0)" office:value-type="float" office:value="-0.01" calcext:value-type="float">
            <text:p>-0.01</text:p>
          </table:table-cell>
          <table:table-cell/>
          <table:table-cell table:formula="of:=IF(AND(ISNUMBER([.I719]);ISNUMBER([.E719]));[.E719]-[.I7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float" office:value="3.94" calcext:value-type="float">
            <text:p>3.94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19]+1" office:value-type="float" office:value="720" calcext:value-type="float">
            <text:p>720</text:p>
          </table:table-cell>
          <table:table-cell table:formula="of:=IF(AND(ISNUMBER([.G720]);ISNUMBER([.C720]));[.C720]-[.G720];0)" office:value-type="float" office:value="0" calcext:value-type="float">
            <text:p>0</text:p>
          </table:table-cell>
          <table:table-cell/>
          <table:table-cell table:formula="of:=IF(AND(ISNUMBER([.I720]);ISNUMBER([.E720]));[.E720]-[.I7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float" office:value="10.86" calcext:value-type="float">
            <text:p>10.86</text:p>
          </table:table-cell>
          <table:table-cell/>
          <table:table-cell office:value-type="float" office:value="6.77" calcext:value-type="float">
            <text:p>6.7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20]+1" office:value-type="float" office:value="721" calcext:value-type="float">
            <text:p>721</text:p>
          </table:table-cell>
          <table:table-cell table:formula="of:=IF(AND(ISNUMBER([.G721]);ISNUMBER([.C721]));[.C721]-[.G721];0)" office:value-type="float" office:value="0" calcext:value-type="float">
            <text:p>0</text:p>
          </table:table-cell>
          <table:table-cell/>
          <table:table-cell table:formula="of:=IF(AND(ISNUMBER([.I721]);ISNUMBER([.E721]));[.E721]-[.I7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21]+1" office:value-type="float" office:value="722" calcext:value-type="float">
            <text:p>722</text:p>
          </table:table-cell>
          <table:table-cell table:formula="of:=IF(AND(ISNUMBER([.G722]);ISNUMBER([.C722]));[.C722]-[.G722];0)" office:value-type="float" office:value="-0.01" calcext:value-type="float">
            <text:p>-0.01</text:p>
          </table:table-cell>
          <table:table-cell/>
          <table:table-cell table:formula="of:=IF(AND(ISNUMBER([.I722]);ISNUMBER([.E722]));[.E722]-[.I7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22]+1" office:value-type="float" office:value="723" calcext:value-type="float">
            <text:p>723</text:p>
          </table:table-cell>
          <table:table-cell table:formula="of:=IF(AND(ISNUMBER([.G723]);ISNUMBER([.C723]));[.C723]-[.G723];0)" office:value-type="float" office:value="-0.01" calcext:value-type="float">
            <text:p>-0.01</text:p>
          </table:table-cell>
          <table:table-cell/>
          <table:table-cell table:formula="of:=IF(AND(ISNUMBER([.I723]);ISNUMBER([.E723]));[.E723]-[.I7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float" office:value="23.12" calcext:value-type="float">
            <text:p>23.1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23]+1" office:value-type="float" office:value="724" calcext:value-type="float">
            <text:p>724</text:p>
          </table:table-cell>
          <table:table-cell table:formula="of:=IF(AND(ISNUMBER([.G724]);ISNUMBER([.C724]));[.C724]-[.G724];0)" office:value-type="float" office:value="0" calcext:value-type="float">
            <text:p>0</text:p>
          </table:table-cell>
          <table:table-cell/>
          <table:table-cell table:formula="of:=IF(AND(ISNUMBER([.I724]);ISNUMBER([.E724]));[.E724]-[.I7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24]+1" office:value-type="float" office:value="725" calcext:value-type="float">
            <text:p>725</text:p>
          </table:table-cell>
          <table:table-cell table:formula="of:=IF(AND(ISNUMBER([.G725]);ISNUMBER([.C725]));[.C725]-[.G725];0)" office:value-type="float" office:value="0" calcext:value-type="float">
            <text:p>0</text:p>
          </table:table-cell>
          <table:table-cell/>
          <table:table-cell table:formula="of:=IF(AND(ISNUMBER([.I725]);ISNUMBER([.E725]));[.E725]-[.I7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25]+1" office:value-type="float" office:value="726" calcext:value-type="float">
            <text:p>726</text:p>
          </table:table-cell>
          <table:table-cell table:formula="of:=IF(AND(ISNUMBER([.G726]);ISNUMBER([.C726]));[.C726]-[.G726];0)" office:value-type="float" office:value="0" calcext:value-type="float">
            <text:p>0</text:p>
          </table:table-cell>
          <table:table-cell/>
          <table:table-cell table:formula="of:=IF(AND(ISNUMBER([.I726]);ISNUMBER([.E726]));[.E726]-[.I72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26]+1" office:value-type="float" office:value="727" calcext:value-type="float">
            <text:p>727</text:p>
          </table:table-cell>
          <table:table-cell table:formula="of:=IF(AND(ISNUMBER([.G727]);ISNUMBER([.C727]));[.C727]-[.G727];0)" office:value-type="float" office:value="-0.07" calcext:value-type="float">
            <text:p>-0.07</text:p>
          </table:table-cell>
          <table:table-cell/>
          <table:table-cell table:formula="of:=IF(AND(ISNUMBER([.I727]);ISNUMBER([.E727]));[.E727]-[.I727];0)"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27]+1" office:value-type="float" office:value="728" calcext:value-type="float">
            <text:p>728</text:p>
          </table:table-cell>
          <table:table-cell table:formula="of:=IF(AND(ISNUMBER([.G728]);ISNUMBER([.C728]));[.C728]-[.G728];0)" office:value-type="float" office:value="-0.02" calcext:value-type="float">
            <text:p>-0.02</text:p>
          </table:table-cell>
          <table:table-cell/>
          <table:table-cell table:formula="of:=IF(AND(ISNUMBER([.I728]);ISNUMBER([.E728]));[.E728]-[.I7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28]+1" office:value-type="float" office:value="729" calcext:value-type="float">
            <text:p>729</text:p>
          </table:table-cell>
          <table:table-cell table:formula="of:=IF(AND(ISNUMBER([.G729]);ISNUMBER([.C729]));[.C729]-[.G729];0)" office:value-type="float" office:value="0" calcext:value-type="float">
            <text:p>0</text:p>
          </table:table-cell>
          <table:table-cell/>
          <table:table-cell table:formula="of:=IF(AND(ISNUMBER([.I729]);ISNUMBER([.E729]));[.E729]-[.I729];0)" office:value-type="float" office:value="0.27" calcext:value-type="float">
            <text:p>0.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8.14" calcext:value-type="float">
            <text:p>8.1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29]+1" office:value-type="float" office:value="730" calcext:value-type="float">
            <text:p>730</text:p>
          </table:table-cell>
          <table:table-cell table:formula="of:=IF(AND(ISNUMBER([.G730]);ISNUMBER([.C730]));[.C730]-[.G730];0)" office:value-type="float" office:value="0" calcext:value-type="float">
            <text:p>0</text:p>
          </table:table-cell>
          <table:table-cell/>
          <table:table-cell table:formula="of:=IF(AND(ISNUMBER([.I730]);ISNUMBER([.E730]));[.E730]-[.I7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30]+1" office:value-type="float" office:value="731" calcext:value-type="float">
            <text:p>731</text:p>
          </table:table-cell>
          <table:table-cell table:formula="of:=IF(AND(ISNUMBER([.G731]);ISNUMBER([.C731]));[.C731]-[.G731];0)" office:value-type="float" office:value="0" calcext:value-type="float">
            <text:p>0</text:p>
          </table:table-cell>
          <table:table-cell/>
          <table:table-cell table:formula="of:=IF(AND(ISNUMBER([.I731]);ISNUMBER([.E731]));[.E731]-[.I7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31]+1" office:value-type="float" office:value="732" calcext:value-type="float">
            <text:p>732</text:p>
          </table:table-cell>
          <table:table-cell table:formula="of:=IF(AND(ISNUMBER([.G732]);ISNUMBER([.C732]));[.C732]-[.G732];0)" office:value-type="float" office:value="-0.03" calcext:value-type="float">
            <text:p>-0.03</text:p>
          </table:table-cell>
          <table:table-cell/>
          <table:table-cell table:formula="of:=IF(AND(ISNUMBER([.I732]);ISNUMBER([.E732]));[.E732]-[.I7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32]+1" office:value-type="float" office:value="733" calcext:value-type="float">
            <text:p>733</text:p>
          </table:table-cell>
          <table:table-cell table:formula="of:=IF(AND(ISNUMBER([.G733]);ISNUMBER([.C733]));[.C733]-[.G733];0)" office:value-type="float" office:value="0" calcext:value-type="float">
            <text:p>0</text:p>
          </table:table-cell>
          <table:table-cell/>
          <table:table-cell table:formula="of:=IF(AND(ISNUMBER([.I733]);ISNUMBER([.E733]));[.E733]-[.I7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33]+1" office:value-type="float" office:value="734" calcext:value-type="float">
            <text:p>734</text:p>
          </table:table-cell>
          <table:table-cell table:formula="of:=IF(AND(ISNUMBER([.G734]);ISNUMBER([.C734]));[.C734]-[.G734];0)" office:value-type="float" office:value="-0.01" calcext:value-type="float">
            <text:p>-0.01</text:p>
          </table:table-cell>
          <table:table-cell/>
          <table:table-cell table:formula="of:=IF(AND(ISNUMBER([.I734]);ISNUMBER([.E734]));[.E734]-[.I734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34]+1" office:value-type="float" office:value="735" calcext:value-type="float">
            <text:p>735</text:p>
          </table:table-cell>
          <table:table-cell table:formula="of:=IF(AND(ISNUMBER([.G735]);ISNUMBER([.C735]));[.C735]-[.G735];0)" office:value-type="float" office:value="-0.01" calcext:value-type="float">
            <text:p>-0.01</text:p>
          </table:table-cell>
          <table:table-cell/>
          <table:table-cell table:formula="of:=IF(AND(ISNUMBER([.I735]);ISNUMBER([.E735]));[.E735]-[.I73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float" office:value="28.7" calcext:value-type="float">
            <text:p>28.7</text:p>
          </table:table-cell>
          <table:table-cell/>
          <table:table-cell office:value-type="float" office:value="3.98" calcext:value-type="float">
            <text:p>3.9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35]+1" office:value-type="float" office:value="736" calcext:value-type="float">
            <text:p>736</text:p>
          </table:table-cell>
          <table:table-cell table:formula="of:=IF(AND(ISNUMBER([.G736]);ISNUMBER([.C736]));[.C736]-[.G736];0)" office:value-type="float" office:value="0" calcext:value-type="float">
            <text:p>0</text:p>
          </table:table-cell>
          <table:table-cell/>
          <table:table-cell table:formula="of:=IF(AND(ISNUMBER([.I736]);ISNUMBER([.E736]));[.E736]-[.I7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float" office:value="18.63" calcext:value-type="float">
            <text:p>18.6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736]+1" office:value-type="float" office:value="737" calcext:value-type="float">
            <text:p>737</text:p>
          </table:table-cell>
          <table:table-cell table:formula="of:=IF(AND(ISNUMBER([.G737]);ISNUMBER([.C737]));[.C737]-[.G737];0)" office:value-type="float" office:value="0" calcext:value-type="float">
            <text:p>0</text:p>
          </table:table-cell>
          <table:table-cell/>
          <table:table-cell table:formula="of:=IF(AND(ISNUMBER([.I737]);ISNUMBER([.E737]));[.E737]-[.I7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37]+1" office:value-type="float" office:value="738" calcext:value-type="float">
            <text:p>738</text:p>
          </table:table-cell>
          <table:table-cell table:formula="of:=IF(AND(ISNUMBER([.G738]);ISNUMBER([.C738]));[.C738]-[.G738];0)" office:value-type="float" office:value="0" calcext:value-type="float">
            <text:p>0</text:p>
          </table:table-cell>
          <table:table-cell/>
          <table:table-cell table:formula="of:=IF(AND(ISNUMBER([.I738]);ISNUMBER([.E738]));[.E738]-[.I7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38]+1" office:value-type="float" office:value="739" calcext:value-type="float">
            <text:p>739</text:p>
          </table:table-cell>
          <table:table-cell table:formula="of:=IF(AND(ISNUMBER([.G739]);ISNUMBER([.C739]));[.C739]-[.G739];0)" office:value-type="float" office:value="0" calcext:value-type="float">
            <text:p>0</text:p>
          </table:table-cell>
          <table:table-cell/>
          <table:table-cell table:formula="of:=IF(AND(ISNUMBER([.I739]);ISNUMBER([.E739]));[.E739]-[.I73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39]+1" office:value-type="float" office:value="740" calcext:value-type="float">
            <text:p>740</text:p>
          </table:table-cell>
          <table:table-cell table:formula="of:=IF(AND(ISNUMBER([.G740]);ISNUMBER([.C740]));[.C740]-[.G740];0)" office:value-type="float" office:value="0" calcext:value-type="float">
            <text:p>0</text:p>
          </table:table-cell>
          <table:table-cell/>
          <table:table-cell table:formula="of:=IF(AND(ISNUMBER([.I740]);ISNUMBER([.E740]));[.E740]-[.I74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40]+1" office:value-type="float" office:value="741" calcext:value-type="float">
            <text:p>741</text:p>
          </table:table-cell>
          <table:table-cell table:formula="of:=IF(AND(ISNUMBER([.G741]);ISNUMBER([.C741]));[.C741]-[.G741];0)" office:value-type="float" office:value="0" calcext:value-type="float">
            <text:p>0</text:p>
          </table:table-cell>
          <table:table-cell/>
          <table:table-cell table:formula="of:=IF(AND(ISNUMBER([.I741]);ISNUMBER([.E741]));[.E741]-[.I7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1]+1" office:value-type="float" office:value="742" calcext:value-type="float">
            <text:p>742</text:p>
          </table:table-cell>
          <table:table-cell table:formula="of:=IF(AND(ISNUMBER([.G742]);ISNUMBER([.C742]));[.C742]-[.G742];0)" office:value-type="float" office:value="-0.01" calcext:value-type="float">
            <text:p>-0.01</text:p>
          </table:table-cell>
          <table:table-cell/>
          <table:table-cell table:formula="of:=IF(AND(ISNUMBER([.I742]);ISNUMBER([.E742]));[.E742]-[.I7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2]+1" office:value-type="float" office:value="743" calcext:value-type="float">
            <text:p>743</text:p>
          </table:table-cell>
          <table:table-cell table:formula="of:=IF(AND(ISNUMBER([.G743]);ISNUMBER([.C743]));[.C743]-[.G743];0)" office:value-type="float" office:value="0" calcext:value-type="float">
            <text:p>0</text:p>
          </table:table-cell>
          <table:table-cell/>
          <table:table-cell table:formula="of:=IF(AND(ISNUMBER([.I743]);ISNUMBER([.E743]));[.E743]-[.I7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3]+1" office:value-type="float" office:value="744" calcext:value-type="float">
            <text:p>744</text:p>
          </table:table-cell>
          <table:table-cell table:formula="of:=IF(AND(ISNUMBER([.G744]);ISNUMBER([.C744]));[.C744]-[.G744];0)" office:value-type="float" office:value="0" calcext:value-type="float">
            <text:p>0</text:p>
          </table:table-cell>
          <table:table-cell/>
          <table:table-cell table:formula="of:=IF(AND(ISNUMBER([.I744]);ISNUMBER([.E744]));[.E744]-[.I74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44]+1" office:value-type="float" office:value="745" calcext:value-type="float">
            <text:p>745</text:p>
          </table:table-cell>
          <table:table-cell table:formula="of:=IF(AND(ISNUMBER([.G745]);ISNUMBER([.C745]));[.C745]-[.G745];0)" office:value-type="float" office:value="0.01" calcext:value-type="float">
            <text:p>0.01</text:p>
          </table:table-cell>
          <table:table-cell/>
          <table:table-cell table:formula="of:=IF(AND(ISNUMBER([.I745]);ISNUMBER([.E745]));[.E745]-[.I74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45]+1" office:value-type="float" office:value="746" calcext:value-type="float">
            <text:p>746</text:p>
          </table:table-cell>
          <table:table-cell table:formula="of:=IF(AND(ISNUMBER([.G746]);ISNUMBER([.C746]));[.C746]-[.G746];0)" office:value-type="float" office:value="-0.01" calcext:value-type="float">
            <text:p>-0.01</text:p>
          </table:table-cell>
          <table:table-cell/>
          <table:table-cell table:formula="of:=IF(AND(ISNUMBER([.I746]);ISNUMBER([.E746]));[.E746]-[.I74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6]+1" office:value-type="float" office:value="747" calcext:value-type="float">
            <text:p>747</text:p>
          </table:table-cell>
          <table:table-cell table:formula="of:=IF(AND(ISNUMBER([.G747]);ISNUMBER([.C747]));[.C747]-[.G747];0)" office:value-type="float" office:value="-0.01" calcext:value-type="float">
            <text:p>-0.01</text:p>
          </table:table-cell>
          <table:table-cell/>
          <table:table-cell table:formula="of:=IF(AND(ISNUMBER([.I747]);ISNUMBER([.E747]));[.E747]-[.I7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7]+1" office:value-type="float" office:value="748" calcext:value-type="float">
            <text:p>748</text:p>
          </table:table-cell>
          <table:table-cell table:formula="of:=IF(AND(ISNUMBER([.G748]);ISNUMBER([.C748]));[.C748]-[.G748];0)" office:value-type="float" office:value="0.01" calcext:value-type="float">
            <text:p>0.01</text:p>
          </table:table-cell>
          <table:table-cell/>
          <table:table-cell table:formula="of:=IF(AND(ISNUMBER([.I748]);ISNUMBER([.E748]));[.E748]-[.I74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48]+1" office:value-type="float" office:value="749" calcext:value-type="float">
            <text:p>749</text:p>
          </table:table-cell>
          <table:table-cell table:formula="of:=IF(AND(ISNUMBER([.G749]);ISNUMBER([.C749]));[.C749]-[.G749];0)" office:value-type="float" office:value="0" calcext:value-type="float">
            <text:p>0</text:p>
          </table:table-cell>
          <table:table-cell/>
          <table:table-cell table:formula="of:=IF(AND(ISNUMBER([.I749]);ISNUMBER([.E749]));[.E749]-[.I74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49]+1" office:value-type="float" office:value="750" calcext:value-type="float">
            <text:p>750</text:p>
          </table:table-cell>
          <table:table-cell table:formula="of:=IF(AND(ISNUMBER([.G750]);ISNUMBER([.C750]));[.C750]-[.G750];0)" office:value-type="float" office:value="0" calcext:value-type="float">
            <text:p>0</text:p>
          </table:table-cell>
          <table:table-cell/>
          <table:table-cell table:formula="of:=IF(AND(ISNUMBER([.I750]);ISNUMBER([.E750]));[.E750]-[.I7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0]+1" office:value-type="float" office:value="751" calcext:value-type="float">
            <text:p>751</text:p>
          </table:table-cell>
          <table:table-cell table:formula="of:=IF(AND(ISNUMBER([.G751]);ISNUMBER([.C751]));[.C751]-[.G751];0)" office:value-type="float" office:value="0.01" calcext:value-type="float">
            <text:p>0.01</text:p>
          </table:table-cell>
          <table:table-cell/>
          <table:table-cell table:formula="of:=IF(AND(ISNUMBER([.I751]);ISNUMBER([.E751]));[.E751]-[.I75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1]+1" office:value-type="float" office:value="752" calcext:value-type="float">
            <text:p>752</text:p>
          </table:table-cell>
          <table:table-cell table:formula="of:=IF(AND(ISNUMBER([.G752]);ISNUMBER([.C752]));[.C752]-[.G752];0)" office:value-type="float" office:value="0" calcext:value-type="float">
            <text:p>0</text:p>
          </table:table-cell>
          <table:table-cell/>
          <table:table-cell table:formula="of:=IF(AND(ISNUMBER([.I752]);ISNUMBER([.E752]));[.E752]-[.I75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2]+1" office:value-type="float" office:value="753" calcext:value-type="float">
            <text:p>753</text:p>
          </table:table-cell>
          <table:table-cell table:formula="of:=IF(AND(ISNUMBER([.G753]);ISNUMBER([.C753]));[.C753]-[.G753];0)" office:value-type="float" office:value="0.01" calcext:value-type="float">
            <text:p>0.01</text:p>
          </table:table-cell>
          <table:table-cell/>
          <table:table-cell table:formula="of:=IF(AND(ISNUMBER([.I753]);ISNUMBER([.E753]));[.E753]-[.I75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3]+1" office:value-type="float" office:value="754" calcext:value-type="float">
            <text:p>754</text:p>
          </table:table-cell>
          <table:table-cell table:formula="of:=IF(AND(ISNUMBER([.G754]);ISNUMBER([.C754]));[.C754]-[.G754];0)" office:value-type="float" office:value="0" calcext:value-type="float">
            <text:p>0</text:p>
          </table:table-cell>
          <table:table-cell/>
          <table:table-cell table:formula="of:=IF(AND(ISNUMBER([.I754]);ISNUMBER([.E754]));[.E754]-[.I7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54]+1" office:value-type="float" office:value="755" calcext:value-type="float">
            <text:p>755</text:p>
          </table:table-cell>
          <table:table-cell table:formula="of:=IF(AND(ISNUMBER([.G755]);ISNUMBER([.C755]));[.C755]-[.G755];0)" office:value-type="float" office:value="0.01" calcext:value-type="float">
            <text:p>0.01</text:p>
          </table:table-cell>
          <table:table-cell/>
          <table:table-cell table:formula="of:=IF(AND(ISNUMBER([.I755]);ISNUMBER([.E755]));[.E755]-[.I75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5]+1" office:value-type="float" office:value="756" calcext:value-type="float">
            <text:p>756</text:p>
          </table:table-cell>
          <table:table-cell table:formula="of:=IF(AND(ISNUMBER([.G756]);ISNUMBER([.C756]));[.C756]-[.G756];0)" office:value-type="float" office:value="0.01" calcext:value-type="float">
            <text:p>0.01</text:p>
          </table:table-cell>
          <table:table-cell/>
          <table:table-cell table:formula="of:=IF(AND(ISNUMBER([.I756]);ISNUMBER([.E756]));[.E756]-[.I75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6]+1" office:value-type="float" office:value="757" calcext:value-type="float">
            <text:p>757</text:p>
          </table:table-cell>
          <table:table-cell table:formula="of:=IF(AND(ISNUMBER([.G757]);ISNUMBER([.C757]));[.C757]-[.G757];0)" office:value-type="float" office:value="0.01" calcext:value-type="float">
            <text:p>0.01</text:p>
          </table:table-cell>
          <table:table-cell/>
          <table:table-cell table:formula="of:=IF(AND(ISNUMBER([.I757]);ISNUMBER([.E757]));[.E757]-[.I75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57]+1" office:value-type="float" office:value="758" calcext:value-type="float">
            <text:p>758</text:p>
          </table:table-cell>
          <table:table-cell table:formula="of:=IF(AND(ISNUMBER([.G758]);ISNUMBER([.C758]));[.C758]-[.G758];0)" office:value-type="float" office:value="0" calcext:value-type="float">
            <text:p>0</text:p>
          </table:table-cell>
          <table:table-cell/>
          <table:table-cell table:formula="of:=IF(AND(ISNUMBER([.I758]);ISNUMBER([.E758]));[.E758]-[.I75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8]+1" office:value-type="float" office:value="759" calcext:value-type="float">
            <text:p>759</text:p>
          </table:table-cell>
          <table:table-cell table:formula="of:=IF(AND(ISNUMBER([.G759]);ISNUMBER([.C759]));[.C759]-[.G759];0)" office:value-type="float" office:value="0" calcext:value-type="float">
            <text:p>0</text:p>
          </table:table-cell>
          <table:table-cell/>
          <table:table-cell table:formula="of:=IF(AND(ISNUMBER([.I759]);ISNUMBER([.E759]));[.E759]-[.I759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59]+1" office:value-type="float" office:value="760" calcext:value-type="float">
            <text:p>760</text:p>
          </table:table-cell>
          <table:table-cell table:formula="of:=IF(AND(ISNUMBER([.G760]);ISNUMBER([.C760]));[.C760]-[.G760];0)" office:value-type="float" office:value="0" calcext:value-type="float">
            <text:p>0</text:p>
          </table:table-cell>
          <table:table-cell/>
          <table:table-cell table:formula="of:=IF(AND(ISNUMBER([.I760]);ISNUMBER([.E760]));[.E760]-[.I7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60]+1" office:value-type="float" office:value="761" calcext:value-type="float">
            <text:p>761</text:p>
          </table:table-cell>
          <table:table-cell table:formula="of:=IF(AND(ISNUMBER([.G761]);ISNUMBER([.C761]));[.C761]-[.G761];0)" office:value-type="float" office:value="-0.01" calcext:value-type="float">
            <text:p>-0.01</text:p>
          </table:table-cell>
          <table:table-cell/>
          <table:table-cell table:formula="of:=IF(AND(ISNUMBER([.I761]);ISNUMBER([.E761]));[.E761]-[.I7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1]+1" office:value-type="float" office:value="762" calcext:value-type="float">
            <text:p>762</text:p>
          </table:table-cell>
          <table:table-cell table:formula="of:=IF(AND(ISNUMBER([.G762]);ISNUMBER([.C762]));[.C762]-[.G762];0)" office:value-type="float" office:value="-0.01" calcext:value-type="float">
            <text:p>-0.01</text:p>
          </table:table-cell>
          <table:table-cell/>
          <table:table-cell table:formula="of:=IF(AND(ISNUMBER([.I762]);ISNUMBER([.E762]));[.E762]-[.I76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2]+1" office:value-type="float" office:value="763" calcext:value-type="float">
            <text:p>763</text:p>
          </table:table-cell>
          <table:table-cell table:formula="of:=IF(AND(ISNUMBER([.G763]);ISNUMBER([.C763]));[.C763]-[.G763];0)" office:value-type="float" office:value="0" calcext:value-type="float">
            <text:p>0</text:p>
          </table:table-cell>
          <table:table-cell/>
          <table:table-cell table:formula="of:=IF(AND(ISNUMBER([.I763]);ISNUMBER([.E763]));[.E763]-[.I76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63]+1" office:value-type="float" office:value="764" calcext:value-type="float">
            <text:p>764</text:p>
          </table:table-cell>
          <table:table-cell table:formula="of:=IF(AND(ISNUMBER([.G764]);ISNUMBER([.C764]));[.C764]-[.G764];0)" office:value-type="float" office:value="0" calcext:value-type="float">
            <text:p>0</text:p>
          </table:table-cell>
          <table:table-cell/>
          <table:table-cell table:formula="of:=IF(AND(ISNUMBER([.I764]);ISNUMBER([.E764]));[.E764]-[.I76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764]+1" office:value-type="float" office:value="765" calcext:value-type="float">
            <text:p>765</text:p>
          </table:table-cell>
          <table:table-cell table:formula="of:=IF(AND(ISNUMBER([.G765]);ISNUMBER([.C765]));[.C765]-[.G765];0)" office:value-type="float" office:value="0" calcext:value-type="float">
            <text:p>0</text:p>
          </table:table-cell>
          <table:table-cell/>
          <table:table-cell table:formula="of:=IF(AND(ISNUMBER([.I765]);ISNUMBER([.E765]));[.E765]-[.I765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65]+1" office:value-type="float" office:value="766" calcext:value-type="float">
            <text:p>766</text:p>
          </table:table-cell>
          <table:table-cell table:formula="of:=IF(AND(ISNUMBER([.G766]);ISNUMBER([.C766]));[.C766]-[.G766];0)" office:value-type="float" office:value="0" calcext:value-type="float">
            <text:p>0</text:p>
          </table:table-cell>
          <table:table-cell/>
          <table:table-cell table:formula="of:=IF(AND(ISNUMBER([.I766]);ISNUMBER([.E766]));[.E766]-[.I76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6]+1" office:value-type="float" office:value="767" calcext:value-type="float">
            <text:p>767</text:p>
          </table:table-cell>
          <table:table-cell table:formula="of:=IF(AND(ISNUMBER([.G767]);ISNUMBER([.C767]));[.C767]-[.G767];0)" office:value-type="float" office:value="-0.01" calcext:value-type="float">
            <text:p>-0.01</text:p>
          </table:table-cell>
          <table:table-cell/>
          <table:table-cell table:formula="of:=IF(AND(ISNUMBER([.I767]);ISNUMBER([.E767]));[.E767]-[.I7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7]+1" office:value-type="float" office:value="768" calcext:value-type="float">
            <text:p>768</text:p>
          </table:table-cell>
          <table:table-cell table:formula="of:=IF(AND(ISNUMBER([.G768]);ISNUMBER([.C768]));[.C768]-[.G768];0)" office:value-type="float" office:value="-0.01" calcext:value-type="float">
            <text:p>-0.01</text:p>
          </table:table-cell>
          <table:table-cell/>
          <table:table-cell table:formula="of:=IF(AND(ISNUMBER([.I768]);ISNUMBER([.E768]));[.E768]-[.I76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68]+1" office:value-type="float" office:value="769" calcext:value-type="float">
            <text:p>769</text:p>
          </table:table-cell>
          <table:table-cell table:formula="of:=IF(AND(ISNUMBER([.G769]);ISNUMBER([.C769]));[.C769]-[.G769];0)" office:value-type="float" office:value="-0.01" calcext:value-type="float">
            <text:p>-0.01</text:p>
          </table:table-cell>
          <table:table-cell/>
          <table:table-cell table:formula="of:=IF(AND(ISNUMBER([.I769]);ISNUMBER([.E769]));[.E769]-[.I76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69]+1" office:value-type="float" office:value="770" calcext:value-type="float">
            <text:p>770</text:p>
          </table:table-cell>
          <table:table-cell table:formula="of:=IF(AND(ISNUMBER([.G770]);ISNUMBER([.C770]));[.C770]-[.G770];0)" office:value-type="float" office:value="0.01" calcext:value-type="float">
            <text:p>0.01</text:p>
          </table:table-cell>
          <table:table-cell/>
          <table:table-cell table:formula="of:=IF(AND(ISNUMBER([.I770]);ISNUMBER([.E770]));[.E770]-[.I7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70]+1" office:value-type="float" office:value="771" calcext:value-type="float">
            <text:p>771</text:p>
          </table:table-cell>
          <table:table-cell table:formula="of:=IF(AND(ISNUMBER([.G771]);ISNUMBER([.C771]));[.C771]-[.G771];0)" office:value-type="float" office:value="0" calcext:value-type="float">
            <text:p>0</text:p>
          </table:table-cell>
          <table:table-cell/>
          <table:table-cell table:formula="of:=IF(AND(ISNUMBER([.I771]);ISNUMBER([.E771]));[.E771]-[.I77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71]+1" office:value-type="float" office:value="772" calcext:value-type="float">
            <text:p>772</text:p>
          </table:table-cell>
          <table:table-cell table:formula="of:=IF(AND(ISNUMBER([.G772]);ISNUMBER([.C772]));[.C772]-[.G772];0)" office:value-type="float" office:value="0.01" calcext:value-type="float">
            <text:p>0.01</text:p>
          </table:table-cell>
          <table:table-cell/>
          <table:table-cell table:formula="of:=IF(AND(ISNUMBER([.I772]);ISNUMBER([.E772]));[.E772]-[.I7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72]+1" office:value-type="float" office:value="773" calcext:value-type="float">
            <text:p>773</text:p>
          </table:table-cell>
          <table:table-cell table:formula="of:=IF(AND(ISNUMBER([.G773]);ISNUMBER([.C773]));[.C773]-[.G773];0)" office:value-type="float" office:value="0" calcext:value-type="float">
            <text:p>0</text:p>
          </table:table-cell>
          <table:table-cell/>
          <table:table-cell table:formula="of:=IF(AND(ISNUMBER([.I773]);ISNUMBER([.E773]));[.E773]-[.I77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73]+1" office:value-type="float" office:value="774" calcext:value-type="float">
            <text:p>774</text:p>
          </table:table-cell>
          <table:table-cell table:formula="of:=IF(AND(ISNUMBER([.G774]);ISNUMBER([.C774]));[.C774]-[.G774];0)" office:value-type="float" office:value="0" calcext:value-type="float">
            <text:p>0</text:p>
          </table:table-cell>
          <table:table-cell/>
          <table:table-cell table:formula="of:=IF(AND(ISNUMBER([.I774]);ISNUMBER([.E774]));[.E774]-[.I774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74]+1" office:value-type="float" office:value="775" calcext:value-type="float">
            <text:p>775</text:p>
          </table:table-cell>
          <table:table-cell table:formula="of:=IF(AND(ISNUMBER([.G775]);ISNUMBER([.C775]));[.C775]-[.G775];0)" office:value-type="float" office:value="0" calcext:value-type="float">
            <text:p>0</text:p>
          </table:table-cell>
          <table:table-cell/>
          <table:table-cell table:formula="of:=IF(AND(ISNUMBER([.I775]);ISNUMBER([.E775]));[.E775]-[.I7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75]+1" office:value-type="float" office:value="776" calcext:value-type="float">
            <text:p>776</text:p>
          </table:table-cell>
          <table:table-cell table:formula="of:=IF(AND(ISNUMBER([.G776]);ISNUMBER([.C776]));[.C776]-[.G776];0)" office:value-type="float" office:value="0" calcext:value-type="float">
            <text:p>0</text:p>
          </table:table-cell>
          <table:table-cell/>
          <table:table-cell table:formula="of:=IF(AND(ISNUMBER([.I776]);ISNUMBER([.E776]));[.E776]-[.I77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76]+1" office:value-type="float" office:value="777" calcext:value-type="float">
            <text:p>777</text:p>
          </table:table-cell>
          <table:table-cell table:formula="of:=IF(AND(ISNUMBER([.G777]);ISNUMBER([.C777]));[.C777]-[.G777];0)" office:value-type="float" office:value="0" calcext:value-type="float">
            <text:p>0</text:p>
          </table:table-cell>
          <table:table-cell/>
          <table:table-cell table:formula="of:=IF(AND(ISNUMBER([.I777]);ISNUMBER([.E777]));[.E777]-[.I77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77]+1" office:value-type="float" office:value="778" calcext:value-type="float">
            <text:p>778</text:p>
          </table:table-cell>
          <table:table-cell table:formula="of:=IF(AND(ISNUMBER([.G778]);ISNUMBER([.C778]));[.C778]-[.G778];0)" office:value-type="float" office:value="0" calcext:value-type="float">
            <text:p>0</text:p>
          </table:table-cell>
          <table:table-cell/>
          <table:table-cell table:formula="of:=IF(AND(ISNUMBER([.I778]);ISNUMBER([.E778]));[.E778]-[.I77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78]+1" office:value-type="float" office:value="779" calcext:value-type="float">
            <text:p>779</text:p>
          </table:table-cell>
          <table:table-cell table:formula="of:=IF(AND(ISNUMBER([.G779]);ISNUMBER([.C779]));[.C779]-[.G779];0)" office:value-type="float" office:value="0" calcext:value-type="float">
            <text:p>0</text:p>
          </table:table-cell>
          <table:table-cell/>
          <table:table-cell table:formula="of:=IF(AND(ISNUMBER([.I779]);ISNUMBER([.E779]));[.E779]-[.I77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79]+1" office:value-type="float" office:value="780" calcext:value-type="float">
            <text:p>780</text:p>
          </table:table-cell>
          <table:table-cell table:formula="of:=IF(AND(ISNUMBER([.G780]);ISNUMBER([.C780]));[.C780]-[.G780];0)" office:value-type="float" office:value="0.01" calcext:value-type="float">
            <text:p>0.01</text:p>
          </table:table-cell>
          <table:table-cell/>
          <table:table-cell table:formula="of:=IF(AND(ISNUMBER([.I780]);ISNUMBER([.E780]));[.E780]-[.I78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80]+1" office:value-type="float" office:value="781" calcext:value-type="float">
            <text:p>781</text:p>
          </table:table-cell>
          <table:table-cell table:formula="of:=IF(AND(ISNUMBER([.G781]);ISNUMBER([.C781]));[.C781]-[.G781];0)" office:value-type="float" office:value="-0.01" calcext:value-type="float">
            <text:p>-0.01</text:p>
          </table:table-cell>
          <table:table-cell/>
          <table:table-cell table:formula="of:=IF(AND(ISNUMBER([.I781]);ISNUMBER([.E781]));[.E781]-[.I7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81]+1" office:value-type="float" office:value="782" calcext:value-type="float">
            <text:p>782</text:p>
          </table:table-cell>
          <table:table-cell table:formula="of:=IF(AND(ISNUMBER([.G782]);ISNUMBER([.C782]));[.C782]-[.G782];0)" office:value-type="float" office:value="0" calcext:value-type="float">
            <text:p>0</text:p>
          </table:table-cell>
          <table:table-cell/>
          <table:table-cell table:formula="of:=IF(AND(ISNUMBER([.I782]);ISNUMBER([.E782]));[.E782]-[.I7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82]+1" office:value-type="float" office:value="783" calcext:value-type="float">
            <text:p>783</text:p>
          </table:table-cell>
          <table:table-cell table:formula="of:=IF(AND(ISNUMBER([.G783]);ISNUMBER([.C783]));[.C783]-[.G783];0)" office:value-type="float" office:value="-0.01" calcext:value-type="float">
            <text:p>-0.01</text:p>
          </table:table-cell>
          <table:table-cell/>
          <table:table-cell table:formula="of:=IF(AND(ISNUMBER([.I783]);ISNUMBER([.E783]));[.E783]-[.I7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83]+1" office:value-type="float" office:value="784" calcext:value-type="float">
            <text:p>784</text:p>
          </table:table-cell>
          <table:table-cell table:formula="of:=IF(AND(ISNUMBER([.G784]);ISNUMBER([.C784]));[.C784]-[.G784];0)" office:value-type="float" office:value="0" calcext:value-type="float">
            <text:p>0</text:p>
          </table:table-cell>
          <table:table-cell/>
          <table:table-cell table:formula="of:=IF(AND(ISNUMBER([.I784]);ISNUMBER([.E784]));[.E784]-[.I78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784]+1" office:value-type="float" office:value="785" calcext:value-type="float">
            <text:p>785</text:p>
          </table:table-cell>
          <table:table-cell table:formula="of:=IF(AND(ISNUMBER([.G785]);ISNUMBER([.C785]));[.C785]-[.G785];0)" office:value-type="float" office:value="0" calcext:value-type="float">
            <text:p>0</text:p>
          </table:table-cell>
          <table:table-cell/>
          <table:table-cell table:formula="of:=IF(AND(ISNUMBER([.I785]);ISNUMBER([.E785]));[.E785]-[.I7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85]+1" office:value-type="float" office:value="786" calcext:value-type="float">
            <text:p>786</text:p>
          </table:table-cell>
          <table:table-cell table:formula="of:=IF(AND(ISNUMBER([.G786]);ISNUMBER([.C786]));[.C786]-[.G786];0)" office:value-type="float" office:value="0" calcext:value-type="float">
            <text:p>0</text:p>
          </table:table-cell>
          <table:table-cell/>
          <table:table-cell table:formula="of:=IF(AND(ISNUMBER([.I786]);ISNUMBER([.E786]));[.E786]-[.I786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86]+1" office:value-type="float" office:value="787" calcext:value-type="float">
            <text:p>787</text:p>
          </table:table-cell>
          <table:table-cell table:formula="of:=IF(AND(ISNUMBER([.G787]);ISNUMBER([.C787]));[.C787]-[.G787];0)" office:value-type="float" office:value="0" calcext:value-type="float">
            <text:p>0</text:p>
          </table:table-cell>
          <table:table-cell/>
          <table:table-cell table:formula="of:=IF(AND(ISNUMBER([.I787]);ISNUMBER([.E787]));[.E787]-[.I787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87]+1" office:value-type="float" office:value="788" calcext:value-type="float">
            <text:p>788</text:p>
          </table:table-cell>
          <table:table-cell table:formula="of:=IF(AND(ISNUMBER([.G788]);ISNUMBER([.C788]));[.C788]-[.G788];0)" office:value-type="float" office:value="0" calcext:value-type="float">
            <text:p>0</text:p>
          </table:table-cell>
          <table:table-cell/>
          <table:table-cell table:formula="of:=IF(AND(ISNUMBER([.I788]);ISNUMBER([.E788]));[.E788]-[.I7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88]+1" office:value-type="float" office:value="789" calcext:value-type="float">
            <text:p>789</text:p>
          </table:table-cell>
          <table:table-cell table:formula="of:=IF(AND(ISNUMBER([.G789]);ISNUMBER([.C789]));[.C789]-[.G789];0)" office:value-type="float" office:value="-0.01" calcext:value-type="float">
            <text:p>-0.01</text:p>
          </table:table-cell>
          <table:table-cell/>
          <table:table-cell table:formula="of:=IF(AND(ISNUMBER([.I789]);ISNUMBER([.E789]));[.E789]-[.I7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789]+1" office:value-type="float" office:value="790" calcext:value-type="float">
            <text:p>790</text:p>
          </table:table-cell>
          <table:table-cell table:formula="of:=IF(AND(ISNUMBER([.G790]);ISNUMBER([.C790]));[.C790]-[.G790];0)" office:value-type="float" office:value="-0.01" calcext:value-type="float">
            <text:p>-0.01</text:p>
          </table:table-cell>
          <table:table-cell/>
          <table:table-cell table:formula="of:=IF(AND(ISNUMBER([.I790]);ISNUMBER([.E790]));[.E790]-[.I790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90]+1" office:value-type="float" office:value="791" calcext:value-type="float">
            <text:p>791</text:p>
          </table:table-cell>
          <table:table-cell table:formula="of:=IF(AND(ISNUMBER([.G791]);ISNUMBER([.C791]));[.C791]-[.G791];0)" office:value-type="float" office:value="-0.01" calcext:value-type="float">
            <text:p>-0.01</text:p>
          </table:table-cell>
          <table:table-cell/>
          <table:table-cell table:formula="of:=IF(AND(ISNUMBER([.I791]);ISNUMBER([.E791]));[.E791]-[.I7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91]+1" office:value-type="float" office:value="792" calcext:value-type="float">
            <text:p>792</text:p>
          </table:table-cell>
          <table:table-cell table:formula="of:=IF(AND(ISNUMBER([.G792]);ISNUMBER([.C792]));[.C792]-[.G792];0)" office:value-type="float" office:value="0" calcext:value-type="float">
            <text:p>0</text:p>
          </table:table-cell>
          <table:table-cell/>
          <table:table-cell table:formula="of:=IF(AND(ISNUMBER([.I792]);ISNUMBER([.E792]));[.E792]-[.I792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92]+1" office:value-type="float" office:value="793" calcext:value-type="float">
            <text:p>793</text:p>
          </table:table-cell>
          <table:table-cell table:formula="of:=IF(AND(ISNUMBER([.G793]);ISNUMBER([.C793]));[.C793]-[.G793];0)" office:value-type="float" office:value="-0.03" calcext:value-type="float">
            <text:p>-0.03</text:p>
          </table:table-cell>
          <table:table-cell/>
          <table:table-cell table:formula="of:=IF(AND(ISNUMBER([.I793]);ISNUMBER([.E793]));[.E793]-[.I7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793]+1" office:value-type="float" office:value="794" calcext:value-type="float">
            <text:p>794</text:p>
          </table:table-cell>
          <table:table-cell table:formula="of:=IF(AND(ISNUMBER([.G794]);ISNUMBER([.C794]));[.C794]-[.G794];0)" office:value-type="float" office:value="0.01" calcext:value-type="float">
            <text:p>0.01</text:p>
          </table:table-cell>
          <table:table-cell/>
          <table:table-cell table:formula="of:=IF(AND(ISNUMBER([.I794]);ISNUMBER([.E794]));[.E794]-[.I79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94]+1" office:value-type="float" office:value="795" calcext:value-type="float">
            <text:p>795</text:p>
          </table:table-cell>
          <table:table-cell table:formula="of:=IF(AND(ISNUMBER([.G795]);ISNUMBER([.C795]));[.C795]-[.G795];0)" office:value-type="float" office:value="0" calcext:value-type="float">
            <text:p>0</text:p>
          </table:table-cell>
          <table:table-cell/>
          <table:table-cell table:formula="of:=IF(AND(ISNUMBER([.I795]);ISNUMBER([.E795]));[.E795]-[.I7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95]+1" office:value-type="float" office:value="796" calcext:value-type="float">
            <text:p>796</text:p>
          </table:table-cell>
          <table:table-cell table:formula="of:=IF(AND(ISNUMBER([.G796]);ISNUMBER([.C796]));[.C796]-[.G796];0)" office:value-type="float" office:value="0" calcext:value-type="float">
            <text:p>0</text:p>
          </table:table-cell>
          <table:table-cell/>
          <table:table-cell table:formula="of:=IF(AND(ISNUMBER([.I796]);ISNUMBER([.E796]));[.E796]-[.I796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796]+1" office:value-type="float" office:value="797" calcext:value-type="float">
            <text:p>797</text:p>
          </table:table-cell>
          <table:table-cell table:formula="of:=IF(AND(ISNUMBER([.G797]);ISNUMBER([.C797]));[.C797]-[.G797];0)" office:value-type="float" office:value="0" calcext:value-type="float">
            <text:p>0</text:p>
          </table:table-cell>
          <table:table-cell/>
          <table:table-cell table:formula="of:=IF(AND(ISNUMBER([.I797]);ISNUMBER([.E797]));[.E797]-[.I7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97]+1" office:value-type="float" office:value="798" calcext:value-type="float">
            <text:p>798</text:p>
          </table:table-cell>
          <table:table-cell table:formula="of:=IF(AND(ISNUMBER([.G798]);ISNUMBER([.C798]));[.C798]-[.G798];0)" office:value-type="float" office:value="0" calcext:value-type="float">
            <text:p>0</text:p>
          </table:table-cell>
          <table:table-cell/>
          <table:table-cell table:formula="of:=IF(AND(ISNUMBER([.I798]);ISNUMBER([.E798]));[.E798]-[.I798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798]+1" office:value-type="float" office:value="799" calcext:value-type="float">
            <text:p>799</text:p>
          </table:table-cell>
          <table:table-cell table:formula="of:=IF(AND(ISNUMBER([.G799]);ISNUMBER([.C799]));[.C799]-[.G799];0)" office:value-type="float" office:value="0" calcext:value-type="float">
            <text:p>0</text:p>
          </table:table-cell>
          <table:table-cell/>
          <table:table-cell table:formula="of:=IF(AND(ISNUMBER([.I799]);ISNUMBER([.E799]));[.E799]-[.I799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799]+1" office:value-type="float" office:value="800" calcext:value-type="float">
            <text:p>800</text:p>
          </table:table-cell>
          <table:table-cell table:formula="of:=IF(AND(ISNUMBER([.G800]);ISNUMBER([.C800]));[.C800]-[.G800];0)" office:value-type="float" office:value="0" calcext:value-type="float">
            <text:p>0</text:p>
          </table:table-cell>
          <table:table-cell/>
          <table:table-cell table:formula="of:=IF(AND(ISNUMBER([.I800]);ISNUMBER([.E800]));[.E800]-[.I8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0]+1" office:value-type="float" office:value="801" calcext:value-type="float">
            <text:p>801</text:p>
          </table:table-cell>
          <table:table-cell table:formula="of:=IF(AND(ISNUMBER([.G801]);ISNUMBER([.C801]));[.C801]-[.G801];0)" office:value-type="float" office:value="0" calcext:value-type="float">
            <text:p>0</text:p>
          </table:table-cell>
          <table:table-cell/>
          <table:table-cell table:formula="of:=IF(AND(ISNUMBER([.I801]);ISNUMBER([.E801]));[.E801]-[.I801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1]+1" office:value-type="float" office:value="802" calcext:value-type="float">
            <text:p>802</text:p>
          </table:table-cell>
          <table:table-cell table:formula="of:=IF(AND(ISNUMBER([.G802]);ISNUMBER([.C802]));[.C802]-[.G802];0)" office:value-type="float" office:value="0" calcext:value-type="float">
            <text:p>0</text:p>
          </table:table-cell>
          <table:table-cell/>
          <table:table-cell table:formula="of:=IF(AND(ISNUMBER([.I802]);ISNUMBER([.E802]));[.E802]-[.I8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802]+1" office:value-type="float" office:value="803" calcext:value-type="float">
            <text:p>803</text:p>
          </table:table-cell>
          <table:table-cell table:formula="of:=IF(AND(ISNUMBER([.G803]);ISNUMBER([.C803]));[.C803]-[.G803];0)" office:value-type="float" office:value="0.01" calcext:value-type="float">
            <text:p>0.01</text:p>
          </table:table-cell>
          <table:table-cell/>
          <table:table-cell table:formula="of:=IF(AND(ISNUMBER([.I803]);ISNUMBER([.E803]));[.E803]-[.I803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803]+1" office:value-type="float" office:value="804" calcext:value-type="float">
            <text:p>804</text:p>
          </table:table-cell>
          <table:table-cell table:formula="of:=IF(AND(ISNUMBER([.G804]);ISNUMBER([.C804]));[.C804]-[.G804];0)" office:value-type="float" office:value="-0.01" calcext:value-type="float">
            <text:p>-0.01</text:p>
          </table:table-cell>
          <table:table-cell/>
          <table:table-cell table:formula="of:=IF(AND(ISNUMBER([.I804]);ISNUMBER([.E804]));[.E804]-[.I80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04]+1" office:value-type="float" office:value="805" calcext:value-type="float">
            <text:p>805</text:p>
          </table:table-cell>
          <table:table-cell table:formula="of:=IF(AND(ISNUMBER([.G805]);ISNUMBER([.C805]));[.C805]-[.G805];0)" office:value-type="float" office:value="0" calcext:value-type="float">
            <text:p>0</text:p>
          </table:table-cell>
          <table:table-cell/>
          <table:table-cell table:formula="of:=IF(AND(ISNUMBER([.I805]);ISNUMBER([.E805]));[.E805]-[.I80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5]+1" office:value-type="float" office:value="806" calcext:value-type="float">
            <text:p>806</text:p>
          </table:table-cell>
          <table:table-cell table:formula="of:=IF(AND(ISNUMBER([.G806]);ISNUMBER([.C806]));[.C806]-[.G806];0)" office:value-type="float" office:value="0" calcext:value-type="float">
            <text:p>0</text:p>
          </table:table-cell>
          <table:table-cell/>
          <table:table-cell table:formula="of:=IF(AND(ISNUMBER([.I806]);ISNUMBER([.E806]));[.E806]-[.I8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806]+1" office:value-type="float" office:value="807" calcext:value-type="float">
            <text:p>807</text:p>
          </table:table-cell>
          <table:table-cell table:formula="of:=IF(AND(ISNUMBER([.G807]);ISNUMBER([.C807]));[.C807]-[.G807];0)" office:value-type="float" office:value="0.03" calcext:value-type="float">
            <text:p>0.03</text:p>
          </table:table-cell>
          <table:table-cell/>
          <table:table-cell table:formula="of:=IF(AND(ISNUMBER([.I807]);ISNUMBER([.E807]));[.E807]-[.I807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7]+1" office:value-type="float" office:value="808" calcext:value-type="float">
            <text:p>808</text:p>
          </table:table-cell>
          <table:table-cell table:formula="of:=IF(AND(ISNUMBER([.G808]);ISNUMBER([.C808]));[.C808]-[.G808];0)" office:value-type="float" office:value="0" calcext:value-type="float">
            <text:p>0</text:p>
          </table:table-cell>
          <table:table-cell/>
          <table:table-cell table:formula="of:=IF(AND(ISNUMBER([.I808]);ISNUMBER([.E808]));[.E808]-[.I8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8]+1" office:value-type="float" office:value="809" calcext:value-type="float">
            <text:p>809</text:p>
          </table:table-cell>
          <table:table-cell table:formula="of:=IF(AND(ISNUMBER([.G809]);ISNUMBER([.C809]));[.C809]-[.G809];0)" office:value-type="float" office:value="0" calcext:value-type="float">
            <text:p>0</text:p>
          </table:table-cell>
          <table:table-cell/>
          <table:table-cell table:formula="of:=IF(AND(ISNUMBER([.I809]);ISNUMBER([.E809]));[.E809]-[.I8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09]+1" office:value-type="float" office:value="810" calcext:value-type="float">
            <text:p>810</text:p>
          </table:table-cell>
          <table:table-cell table:formula="of:=IF(AND(ISNUMBER([.G810]);ISNUMBER([.C810]));[.C810]-[.G810];0)" office:value-type="float" office:value="0" calcext:value-type="float">
            <text:p>0</text:p>
          </table:table-cell>
          <table:table-cell/>
          <table:table-cell table:formula="of:=IF(AND(ISNUMBER([.I810]);ISNUMBER([.E810]));[.E810]-[.I8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10]+1" office:value-type="float" office:value="811" calcext:value-type="float">
            <text:p>811</text:p>
          </table:table-cell>
          <table:table-cell table:formula="of:=IF(AND(ISNUMBER([.G811]);ISNUMBER([.C811]));[.C811]-[.G811];0)" office:value-type="float" office:value="0.01" calcext:value-type="float">
            <text:p>0.01</text:p>
          </table:table-cell>
          <table:table-cell/>
          <table:table-cell table:formula="of:=IF(AND(ISNUMBER([.I811]);ISNUMBER([.E811]));[.E811]-[.I8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11]+1" office:value-type="float" office:value="812" calcext:value-type="float">
            <text:p>812</text:p>
          </table:table-cell>
          <table:table-cell table:formula="of:=IF(AND(ISNUMBER([.G812]);ISNUMBER([.C812]));[.C812]-[.G812];0)" office:value-type="float" office:value="-0.01" calcext:value-type="float">
            <text:p>-0.01</text:p>
          </table:table-cell>
          <table:table-cell/>
          <table:table-cell table:formula="of:=IF(AND(ISNUMBER([.I812]);ISNUMBER([.E812]));[.E812]-[.I8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12]+1" office:value-type="float" office:value="813" calcext:value-type="float">
            <text:p>813</text:p>
          </table:table-cell>
          <table:table-cell table:formula="of:=IF(AND(ISNUMBER([.G813]);ISNUMBER([.C813]));[.C813]-[.G813];0)" office:value-type="float" office:value="0" calcext:value-type="float">
            <text:p>0</text:p>
          </table:table-cell>
          <table:table-cell/>
          <table:table-cell table:formula="of:=IF(AND(ISNUMBER([.I813]);ISNUMBER([.E813]));[.E813]-[.I813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13]+1" office:value-type="float" office:value="814" calcext:value-type="float">
            <text:p>814</text:p>
          </table:table-cell>
          <table:table-cell table:formula="of:=IF(AND(ISNUMBER([.G814]);ISNUMBER([.C814]));[.C814]-[.G814];0)" office:value-type="float" office:value="0" calcext:value-type="float">
            <text:p>0</text:p>
          </table:table-cell>
          <table:table-cell/>
          <table:table-cell table:formula="of:=IF(AND(ISNUMBER([.I814]);ISNUMBER([.E814]));[.E814]-[.I81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14]+1" office:value-type="float" office:value="815" calcext:value-type="float">
            <text:p>815</text:p>
          </table:table-cell>
          <table:table-cell table:formula="of:=IF(AND(ISNUMBER([.G815]);ISNUMBER([.C815]));[.C815]-[.G815];0)" office:value-type="float" office:value="-0.02" calcext:value-type="float">
            <text:p>-0.02</text:p>
          </table:table-cell>
          <table:table-cell/>
          <table:table-cell table:formula="of:=IF(AND(ISNUMBER([.I815]);ISNUMBER([.E815]));[.E815]-[.I815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15]+1" office:value-type="float" office:value="816" calcext:value-type="float">
            <text:p>816</text:p>
          </table:table-cell>
          <table:table-cell table:formula="of:=IF(AND(ISNUMBER([.G816]);ISNUMBER([.C816]));[.C816]-[.G816];0)" office:value-type="float" office:value="0.01" calcext:value-type="float">
            <text:p>0.01</text:p>
          </table:table-cell>
          <table:table-cell/>
          <table:table-cell table:formula="of:=IF(AND(ISNUMBER([.I816]);ISNUMBER([.E816]));[.E816]-[.I81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16]+1" office:value-type="float" office:value="817" calcext:value-type="float">
            <text:p>817</text:p>
          </table:table-cell>
          <table:table-cell table:formula="of:=IF(AND(ISNUMBER([.G817]);ISNUMBER([.C817]));[.C817]-[.G817];0)" office:value-type="float" office:value="-0.05" calcext:value-type="float">
            <text:p>-0.05</text:p>
          </table:table-cell>
          <table:table-cell/>
          <table:table-cell table:formula="of:=IF(AND(ISNUMBER([.I817]);ISNUMBER([.E817]));[.E817]-[.I81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17]+1" office:value-type="float" office:value="818" calcext:value-type="float">
            <text:p>818</text:p>
          </table:table-cell>
          <table:table-cell table:formula="of:=IF(AND(ISNUMBER([.G818]);ISNUMBER([.C818]));[.C818]-[.G818];0)" office:value-type="float" office:value="0" calcext:value-type="float">
            <text:p>0</text:p>
          </table:table-cell>
          <table:table-cell/>
          <table:table-cell table:formula="of:=IF(AND(ISNUMBER([.I818]);ISNUMBER([.E818]));[.E818]-[.I818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18]+1" office:value-type="float" office:value="819" calcext:value-type="float">
            <text:p>819</text:p>
          </table:table-cell>
          <table:table-cell table:formula="of:=IF(AND(ISNUMBER([.G819]);ISNUMBER([.C819]));[.C819]-[.G819];0)" office:value-type="float" office:value="-0.05" calcext:value-type="float">
            <text:p>-0.05</text:p>
          </table:table-cell>
          <table:table-cell/>
          <table:table-cell table:formula="of:=IF(AND(ISNUMBER([.I819]);ISNUMBER([.E819]));[.E819]-[.I8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19]+1" office:value-type="float" office:value="820" calcext:value-type="float">
            <text:p>820</text:p>
          </table:table-cell>
          <table:table-cell table:formula="of:=IF(AND(ISNUMBER([.G820]);ISNUMBER([.C820]));[.C820]-[.G820];0)" office:value-type="float" office:value="0" calcext:value-type="float">
            <text:p>0</text:p>
          </table:table-cell>
          <table:table-cell/>
          <table:table-cell table:formula="of:=IF(AND(ISNUMBER([.I820]);ISNUMBER([.E820]));[.E820]-[.I8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20]+1" office:value-type="float" office:value="821" calcext:value-type="float">
            <text:p>821</text:p>
          </table:table-cell>
          <table:table-cell table:formula="of:=IF(AND(ISNUMBER([.G821]);ISNUMBER([.C821]));[.C821]-[.G821];0)" office:value-type="float" office:value="-0.01" calcext:value-type="float">
            <text:p>-0.01</text:p>
          </table:table-cell>
          <table:table-cell/>
          <table:table-cell table:formula="of:=IF(AND(ISNUMBER([.I821]);ISNUMBER([.E821]));[.E821]-[.I8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21]+1" office:value-type="float" office:value="822" calcext:value-type="float">
            <text:p>822</text:p>
          </table:table-cell>
          <table:table-cell table:formula="of:=IF(AND(ISNUMBER([.G822]);ISNUMBER([.C822]));[.C822]-[.G822];0)" office:value-type="float" office:value="0" calcext:value-type="float">
            <text:p>0</text:p>
          </table:table-cell>
          <table:table-cell/>
          <table:table-cell table:formula="of:=IF(AND(ISNUMBER([.I822]);ISNUMBER([.E822]));[.E822]-[.I822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22]+1" office:value-type="float" office:value="823" calcext:value-type="float">
            <text:p>823</text:p>
          </table:table-cell>
          <table:table-cell table:formula="of:=IF(AND(ISNUMBER([.G823]);ISNUMBER([.C823]));[.C823]-[.G823];0)" office:value-type="float" office:value="0" calcext:value-type="float">
            <text:p>0</text:p>
          </table:table-cell>
          <table:table-cell/>
          <table:table-cell table:formula="of:=IF(AND(ISNUMBER([.I823]);ISNUMBER([.E823]));[.E823]-[.I82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823]+1" office:value-type="float" office:value="824" calcext:value-type="float">
            <text:p>824</text:p>
          </table:table-cell>
          <table:table-cell table:formula="of:=IF(AND(ISNUMBER([.G824]);ISNUMBER([.C824]));[.C824]-[.G824];0)" office:value-type="float" office:value="0.01" calcext:value-type="float">
            <text:p>0.01</text:p>
          </table:table-cell>
          <table:table-cell/>
          <table:table-cell table:formula="of:=IF(AND(ISNUMBER([.I824]);ISNUMBER([.E824]));[.E824]-[.I8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24]+1" office:value-type="float" office:value="825" calcext:value-type="float">
            <text:p>825</text:p>
          </table:table-cell>
          <table:table-cell table:formula="of:=IF(AND(ISNUMBER([.G825]);ISNUMBER([.C825]));[.C825]-[.G825];0)" office:value-type="float" office:value="0" calcext:value-type="float">
            <text:p>0</text:p>
          </table:table-cell>
          <table:table-cell/>
          <table:table-cell table:formula="of:=IF(AND(ISNUMBER([.I825]);ISNUMBER([.E825]));[.E825]-[.I82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25]+1" office:value-type="float" office:value="826" calcext:value-type="float">
            <text:p>826</text:p>
          </table:table-cell>
          <table:table-cell table:formula="of:=IF(AND(ISNUMBER([.G826]);ISNUMBER([.C826]));[.C826]-[.G826];0)" office:value-type="float" office:value="0" calcext:value-type="float">
            <text:p>0</text:p>
          </table:table-cell>
          <table:table-cell/>
          <table:table-cell table:formula="of:=IF(AND(ISNUMBER([.I826]);ISNUMBER([.E826]));[.E826]-[.I82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26]+1" office:value-type="float" office:value="827" calcext:value-type="float">
            <text:p>827</text:p>
          </table:table-cell>
          <table:table-cell table:formula="of:=IF(AND(ISNUMBER([.G827]);ISNUMBER([.C827]));[.C827]-[.G827];0)" office:value-type="float" office:value="0" calcext:value-type="float">
            <text:p>0</text:p>
          </table:table-cell>
          <table:table-cell/>
          <table:table-cell table:formula="of:=IF(AND(ISNUMBER([.I827]);ISNUMBER([.E827]));[.E827]-[.I82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table:formula="of:=[.K827]+1" office:value-type="float" office:value="828" calcext:value-type="float">
            <text:p>828</text:p>
          </table:table-cell>
          <table:table-cell table:formula="of:=IF(AND(ISNUMBER([.G828]);ISNUMBER([.C828]));[.C828]-[.G828];0)" office:value-type="float" office:value="0.01" calcext:value-type="float">
            <text:p>0.01</text:p>
          </table:table-cell>
          <table:table-cell/>
          <table:table-cell table:formula="of:=IF(AND(ISNUMBER([.I828]);ISNUMBER([.E828]));[.E828]-[.I82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28]+1" office:value-type="float" office:value="829" calcext:value-type="float">
            <text:p>829</text:p>
          </table:table-cell>
          <table:table-cell table:formula="of:=IF(AND(ISNUMBER([.G829]);ISNUMBER([.C829]));[.C829]-[.G829];0)" office:value-type="float" office:value="0.01" calcext:value-type="float">
            <text:p>0.01</text:p>
          </table:table-cell>
          <table:table-cell/>
          <table:table-cell table:formula="of:=IF(AND(ISNUMBER([.I829]);ISNUMBER([.E829]));[.E829]-[.I829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829]+1" office:value-type="float" office:value="830" calcext:value-type="float">
            <text:p>830</text:p>
          </table:table-cell>
          <table:table-cell table:formula="of:=IF(AND(ISNUMBER([.G830]);ISNUMBER([.C830]));[.C830]-[.G830];0)" office:value-type="float" office:value="-0.01" calcext:value-type="float">
            <text:p>-0.01</text:p>
          </table:table-cell>
          <table:table-cell/>
          <table:table-cell table:formula="of:=IF(AND(ISNUMBER([.I830]);ISNUMBER([.E830]));[.E830]-[.I830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0]+1" office:value-type="float" office:value="831" calcext:value-type="float">
            <text:p>831</text:p>
          </table:table-cell>
          <table:table-cell table:formula="of:=IF(AND(ISNUMBER([.G831]);ISNUMBER([.C831]));[.C831]-[.G831];0)" office:value-type="float" office:value="0" calcext:value-type="float">
            <text:p>0</text:p>
          </table:table-cell>
          <table:table-cell/>
          <table:table-cell table:formula="of:=IF(AND(ISNUMBER([.I831]);ISNUMBER([.E831]));[.E831]-[.I8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1]+1" office:value-type="float" office:value="832" calcext:value-type="float">
            <text:p>832</text:p>
          </table:table-cell>
          <table:table-cell table:formula="of:=IF(AND(ISNUMBER([.G832]);ISNUMBER([.C832]));[.C832]-[.G832];0)" office:value-type="float" office:value="-0.06" calcext:value-type="float">
            <text:p>-0.06</text:p>
          </table:table-cell>
          <table:table-cell/>
          <table:table-cell table:formula="of:=IF(AND(ISNUMBER([.I832]);ISNUMBER([.E832]));[.E832]-[.I832];0)" office:value-type="float" office:value="0.03" calcext:value-type="float">
            <text:p>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2]+1" office:value-type="float" office:value="833" calcext:value-type="float">
            <text:p>833</text:p>
          </table:table-cell>
          <table:table-cell table:formula="of:=IF(AND(ISNUMBER([.G833]);ISNUMBER([.C833]));[.C833]-[.G833];0)" office:value-type="float" office:value="0.02" calcext:value-type="float">
            <text:p>0.02</text:p>
          </table:table-cell>
          <table:table-cell/>
          <table:table-cell table:formula="of:=IF(AND(ISNUMBER([.I833]);ISNUMBER([.E833]));[.E833]-[.I8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833]+1" office:value-type="float" office:value="834" calcext:value-type="float">
            <text:p>834</text:p>
          </table:table-cell>
          <table:table-cell table:formula="of:=IF(AND(ISNUMBER([.G834]);ISNUMBER([.C834]));[.C834]-[.G834];0)" office:value-type="float" office:value="0.02" calcext:value-type="float">
            <text:p>0.02</text:p>
          </table:table-cell>
          <table:table-cell/>
          <table:table-cell table:formula="of:=IF(AND(ISNUMBER([.I834]);ISNUMBER([.E834]));[.E834]-[.I83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4]+1" office:value-type="float" office:value="835" calcext:value-type="float">
            <text:p>835</text:p>
          </table:table-cell>
          <table:table-cell table:formula="of:=IF(AND(ISNUMBER([.G835]);ISNUMBER([.C835]));[.C835]-[.G835];0)" office:value-type="float" office:value="-0.01" calcext:value-type="float">
            <text:p>-0.01</text:p>
          </table:table-cell>
          <table:table-cell/>
          <table:table-cell table:formula="of:=IF(AND(ISNUMBER([.I835]);ISNUMBER([.E835]));[.E835]-[.I8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5]+1" office:value-type="float" office:value="836" calcext:value-type="float">
            <text:p>836</text:p>
          </table:table-cell>
          <table:table-cell table:formula="of:=IF(AND(ISNUMBER([.G836]);ISNUMBER([.C836]));[.C836]-[.G836];0)" office:value-type="float" office:value="0.01" calcext:value-type="float">
            <text:p>0.01</text:p>
          </table:table-cell>
          <table:table-cell/>
          <table:table-cell table:formula="of:=IF(AND(ISNUMBER([.I836]);ISNUMBER([.E836]));[.E836]-[.I836];0)"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836]+1" office:value-type="float" office:value="837" calcext:value-type="float">
            <text:p>837</text:p>
          </table:table-cell>
          <table:table-cell table:formula="of:=IF(AND(ISNUMBER([.G837]);ISNUMBER([.C837]));[.C837]-[.G837];0)" office:value-type="float" office:value="-0.01" calcext:value-type="float">
            <text:p>-0.01</text:p>
          </table:table-cell>
          <table:table-cell/>
          <table:table-cell table:formula="of:=IF(AND(ISNUMBER([.I837]);ISNUMBER([.E837]));[.E837]-[.I8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37]+1" office:value-type="float" office:value="838" calcext:value-type="float">
            <text:p>838</text:p>
          </table:table-cell>
          <table:table-cell table:formula="of:=IF(AND(ISNUMBER([.G838]);ISNUMBER([.C838]));[.C838]-[.G838];0)" office:value-type="float" office:value="-0.01" calcext:value-type="float">
            <text:p>-0.01</text:p>
          </table:table-cell>
          <table:table-cell/>
          <table:table-cell table:formula="of:=IF(AND(ISNUMBER([.I838]);ISNUMBER([.E838]));[.E838]-[.I8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838]+1" office:value-type="float" office:value="839" calcext:value-type="float">
            <text:p>839</text:p>
          </table:table-cell>
          <table:table-cell table:formula="of:=IF(AND(ISNUMBER([.G839]);ISNUMBER([.C839]));[.C839]-[.G839];0)" office:value-type="float" office:value="0" calcext:value-type="float">
            <text:p>0</text:p>
          </table:table-cell>
          <table:table-cell/>
          <table:table-cell table:formula="of:=IF(AND(ISNUMBER([.I839]);ISNUMBER([.E839]));[.E839]-[.I83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39]+1" office:value-type="float" office:value="840" calcext:value-type="float">
            <text:p>840</text:p>
          </table:table-cell>
          <table:table-cell table:formula="of:=IF(AND(ISNUMBER([.G840]);ISNUMBER([.C840]));[.C840]-[.G840];0)" office:value-type="float" office:value="0" calcext:value-type="float">
            <text:p>0</text:p>
          </table:table-cell>
          <table:table-cell/>
          <table:table-cell table:formula="of:=IF(AND(ISNUMBER([.I840]);ISNUMBER([.E840]));[.E840]-[.I8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table:formula="of:=[.K840]+1" office:value-type="float" office:value="841" calcext:value-type="float">
            <text:p>841</text:p>
          </table:table-cell>
          <table:table-cell table:formula="of:=IF(AND(ISNUMBER([.G841]);ISNUMBER([.C841]));[.C841]-[.G841];0)" office:value-type="float" office:value="0" calcext:value-type="float">
            <text:p>0</text:p>
          </table:table-cell>
          <table:table-cell/>
          <table:table-cell table:formula="of:=IF(AND(ISNUMBER([.I841]);ISNUMBER([.E841]));[.E841]-[.I841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2.51" calcext:value-type="float">
            <text:p>2.51</text:p>
          </table:table-cell>
          <table:table-cell/>
          <table:table-cell table:formula="of:=[.K841]+1" office:value-type="float" office:value="842" calcext:value-type="float">
            <text:p>842</text:p>
          </table:table-cell>
          <table:table-cell table:formula="of:=IF(AND(ISNUMBER([.G842]);ISNUMBER([.C842]));[.C842]-[.G842];0)" office:value-type="float" office:value="1.44" calcext:value-type="float">
            <text:p>1.44</text:p>
          </table:table-cell>
          <table:table-cell/>
          <table:table-cell table:formula="of:=IF(AND(ISNUMBER([.I842]);ISNUMBER([.E842]));[.E842]-[.I842];0)" office:value-type="float" office:value="-2.43" calcext:value-type="float">
            <text:p>-2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4.63" calcext:value-type="float">
            <text:p>4.63</text:p>
          </table:table-cell>
          <table:table-cell/>
          <table:table-cell table:formula="of:=[.K842]+1" office:value-type="float" office:value="843" calcext:value-type="float">
            <text:p>843</text:p>
          </table:table-cell>
          <table:table-cell table:formula="of:=IF(AND(ISNUMBER([.G843]);ISNUMBER([.C843]));[.C843]-[.G843];0)" office:value-type="float" office:value="0.68" calcext:value-type="float">
            <text:p>0.68</text:p>
          </table:table-cell>
          <table:table-cell/>
          <table:table-cell table:formula="of:=IF(AND(ISNUMBER([.I843]);ISNUMBER([.E843]));[.E843]-[.I843];0)" office:value-type="float" office:value="-4.51" calcext:value-type="float">
            <text:p>-4.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[.K843]+1" office:value-type="float" office:value="844" calcext:value-type="float">
            <text:p>844</text:p>
          </table:table-cell>
          <table:table-cell table:formula="of:=IF(AND(ISNUMBER([.G844]);ISNUMBER([.C844]));[.C844]-[.G844];0)" office:value-type="float" office:value="0.97" calcext:value-type="float">
            <text:p>0.97</text:p>
          </table:table-cell>
          <table:table-cell/>
          <table:table-cell table:formula="of:=IF(AND(ISNUMBER([.I844]);ISNUMBER([.E844]));[.E844]-[.I844];0)" office:value-type="float" office:value="-0.00999999999999998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table:formula="of:=[.K844]+1" office:value-type="float" office:value="845" calcext:value-type="float">
            <text:p>845</text:p>
          </table:table-cell>
          <table:table-cell table:formula="of:=IF(AND(ISNUMBER([.G845]);ISNUMBER([.C845]));[.C845]-[.G845];0)" office:value-type="float" office:value="-0.02" calcext:value-type="float">
            <text:p>-0.02</text:p>
          </table:table-cell>
          <table:table-cell/>
          <table:table-cell table:formula="of:=IF(AND(ISNUMBER([.I845]);ISNUMBER([.E845]));[.E845]-[.I845];0)" office:value-type="float" office:value="-0.08" calcext:value-type="float">
            <text:p>-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table:formula="of:=[.K845]+1" office:value-type="float" office:value="846" calcext:value-type="float">
            <text:p>846</text:p>
          </table:table-cell>
          <table:table-cell table:formula="of:=IF(AND(ISNUMBER([.G846]);ISNUMBER([.C846]));[.C846]-[.G846];0)" office:value-type="float" office:value="-0.02" calcext:value-type="float">
            <text:p>-0.02</text:p>
          </table:table-cell>
          <table:table-cell/>
          <table:table-cell table:formula="of:=IF(AND(ISNUMBER([.I846]);ISNUMBER([.E846]));[.E846]-[.I846];0)" office:value-type="float" office:value="-0.08" calcext:value-type="float">
            <text:p>-0.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13.49" calcext:value-type="float">
            <text:p>13.49</text:p>
          </table:table-cell>
          <table:table-cell/>
          <table:table-cell table:formula="of:=[.K846]+1" office:value-type="float" office:value="847" calcext:value-type="float">
            <text:p>847</text:p>
          </table:table-cell>
          <table:table-cell table:formula="of:=IF(AND(ISNUMBER([.G847]);ISNUMBER([.C847]));[.C847]-[.G847];0)" office:value-type="float" office:value="-0.15" calcext:value-type="float">
            <text:p>-0.15</text:p>
          </table:table-cell>
          <table:table-cell/>
          <table:table-cell table:formula="of:=IF(AND(ISNUMBER([.I847]);ISNUMBER([.E847]));[.E847]-[.I847];0)" office:value-type="float" office:value="-13.31" calcext:value-type="float">
            <text:p>-13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23.91" calcext:value-type="float">
            <text:p>23.91</text:p>
          </table:table-cell>
          <table:table-cell/>
          <table:table-cell table:formula="of:=[.K847]+1" office:value-type="float" office:value="848" calcext:value-type="float">
            <text:p>848</text:p>
          </table:table-cell>
          <table:table-cell table:formula="of:=IF(AND(ISNUMBER([.G848]);ISNUMBER([.C848]));[.C848]-[.G848];0)" office:value-type="float" office:value="-0.11" calcext:value-type="float">
            <text:p>-0.11</text:p>
          </table:table-cell>
          <table:table-cell/>
          <table:table-cell table:formula="of:=IF(AND(ISNUMBER([.I848]);ISNUMBER([.E848]));[.E848]-[.I848];0)" office:value-type="float" office:value="-23.66" calcext:value-type="float">
            <text:p>-23.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table:formula="of:=[.K848]+1" office:value-type="float" office:value="849" calcext:value-type="float">
            <text:p>849</text:p>
          </table:table-cell>
          <table:table-cell table:formula="of:=IF(AND(ISNUMBER([.G849]);ISNUMBER([.C849]));[.C849]-[.G849];0)" office:value-type="float" office:value="-0.03" calcext:value-type="float">
            <text:p>-0.03</text:p>
          </table:table-cell>
          <table:table-cell/>
          <table:table-cell table:formula="of:=IF(AND(ISNUMBER([.I849]);ISNUMBER([.E849]));[.E849]-[.I849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49]+1" office:value-type="float" office:value="850" calcext:value-type="float">
            <text:p>850</text:p>
          </table:table-cell>
          <table:table-cell table:formula="of:=IF(AND(ISNUMBER([.G850]);ISNUMBER([.C850]));[.C850]-[.G850];0)" office:value-type="float" office:value="0.01" calcext:value-type="float">
            <text:p>0.01</text:p>
          </table:table-cell>
          <table:table-cell/>
          <table:table-cell table:formula="of:=IF(AND(ISNUMBER([.I850]);ISNUMBER([.E850]));[.E850]-[.I8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0.31" calcext:value-type="float">
            <text:p>0.31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49.51" calcext:value-type="float">
            <text:p>49.51</text:p>
          </table:table-cell>
          <table:table-cell/>
          <table:table-cell table:formula="of:=[.K850]+1" office:value-type="float" office:value="851" calcext:value-type="float">
            <text:p>851</text:p>
          </table:table-cell>
          <table:table-cell table:formula="of:=IF(AND(ISNUMBER([.G851]);ISNUMBER([.C851]));[.C851]-[.G851];0)" office:value-type="float" office:value="-0.09" calcext:value-type="float">
            <text:p>-0.09</text:p>
          </table:table-cell>
          <table:table-cell/>
          <table:table-cell table:formula="of:=IF(AND(ISNUMBER([.I851]);ISNUMBER([.E851]));[.E851]-[.I851];0)" office:value-type="float" office:value="-49.2" calcext:value-type="float">
            <text:p>-49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1.56" calcext:value-type="float">
            <text:p>1.56</text:p>
          </table:table-cell>
          <table:table-cell/>
          <table:table-cell table:formula="of:=[.K851]+1" office:value-type="float" office:value="852" calcext:value-type="float">
            <text:p>852</text:p>
          </table:table-cell>
          <table:table-cell table:formula="of:=IF(AND(ISNUMBER([.G852]);ISNUMBER([.C852]));[.C852]-[.G852];0)" office:value-type="float" office:value="0.0600000000000001" calcext:value-type="float">
            <text:p>0.06</text:p>
          </table:table-cell>
          <table:table-cell/>
          <table:table-cell table:formula="of:=IF(AND(ISNUMBER([.I852]);ISNUMBER([.E852]));[.E852]-[.I852];0)" office:value-type="float" office:value="-1.2" calcext:value-type="float">
            <text:p>-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116.43" calcext:value-type="float">
            <text:p>116.43</text:p>
          </table:table-cell>
          <table:table-cell/>
          <table:table-cell table:formula="of:=[.K852]+1" office:value-type="float" office:value="853" calcext:value-type="float">
            <text:p>853</text:p>
          </table:table-cell>
          <table:table-cell table:formula="of:=IF(AND(ISNUMBER([.G853]);ISNUMBER([.C853]));[.C853]-[.G853];0)" office:value-type="float" office:value="-0.03" calcext:value-type="float">
            <text:p>-0.03</text:p>
          </table:table-cell>
          <table:table-cell/>
          <table:table-cell table:formula="of:=IF(AND(ISNUMBER([.I853]);ISNUMBER([.E853]));[.E853]-[.I853];0)" office:value-type="float" office:value="-115.99" calcext:value-type="float">
            <text:p>-115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0.99" calcext:value-type="float">
            <text:p>0.99</text:p>
          </table:table-cell>
          <table:table-cell/>
          <table:table-cell office:value-type="float" office:value="0.92" calcext:value-type="float">
            <text:p>0.92</text:p>
          </table:table-cell>
          <table:table-cell/>
          <table:table-cell table:formula="of:=[.K853]+1" office:value-type="float" office:value="854" calcext:value-type="float">
            <text:p>854</text:p>
          </table:table-cell>
          <table:table-cell table:formula="of:=IF(AND(ISNUMBER([.G854]);ISNUMBER([.C854]));[.C854]-[.G854];0)" office:value-type="float" office:value="0" calcext:value-type="float">
            <text:p>0</text:p>
          </table:table-cell>
          <table:table-cell/>
          <table:table-cell table:formula="of:=IF(AND(ISNUMBER([.I854]);ISNUMBER([.E854]));[.E854]-[.I854];0)" office:value-type="float" office:value="0.38" calcext:value-type="float">
            <text:p>0.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float" office:value="844.05" calcext:value-type="float">
            <text:p>844.05</text:p>
          </table:table-cell>
          <table:table-cell/>
          <table:table-cell office:value-type="float" office:value="1.54" calcext:value-type="float">
            <text:p>1.54</text:p>
          </table:table-cell>
          <table:table-cell/>
          <table:table-cell office:value-type="float" office:value="966.47" calcext:value-type="float">
            <text:p>966.47</text:p>
          </table:table-cell>
          <table:table-cell/>
          <table:table-cell office:value-type="float" office:value="1.09" calcext:value-type="float">
            <text:p>1.09</text:p>
          </table:table-cell>
          <table:table-cell/>
          <table:table-cell table:formula="of:=[.K854]+1" office:value-type="float" office:value="855" calcext:value-type="float">
            <text:p>855</text:p>
          </table:table-cell>
          <table:table-cell table:formula="of:=IF(AND(ISNUMBER([.G855]);ISNUMBER([.C855]));[.C855]-[.G855];0)" office:value-type="float" office:value="-122.42" calcext:value-type="float">
            <text:p>-122.42</text:p>
          </table:table-cell>
          <table:table-cell/>
          <table:table-cell table:formula="of:=IF(AND(ISNUMBER([.I855]);ISNUMBER([.E855]));[.E855]-[.I855];0)" office:value-type="float" office:value="0.45" calcext:value-type="float">
            <text:p>0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36" calcext:value-type="float">
            <text:p>4.36</text:p>
          </table:table-cell>
          <table:table-cell/>
          <table:table-cell office:value-type="float" office:value="701.94" calcext:value-type="float">
            <text:p>701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55]+1" office:value-type="float" office:value="856" calcext:value-type="float">
            <text:p>856</text:p>
          </table:table-cell>
          <table:table-cell table:formula="of:=IF(AND(ISNUMBER([.G856]);ISNUMBER([.C856]));[.C856]-[.G856];0)" office:value-type="float" office:value="0" calcext:value-type="float">
            <text:p>0</text:p>
          </table:table-cell>
          <table:table-cell/>
          <table:table-cell table:formula="of:=IF(AND(ISNUMBER([.I856]);ISNUMBER([.E856]));[.E856]-[.I8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31" calcext:value-type="float">
            <text:p>4.31</text:p>
          </table:table-cell>
          <table:table-cell/>
          <table:table-cell office:value-type="float" office:value="949.22" calcext:value-type="float">
            <text:p>949.22</text:p>
          </table:table-cell>
          <table:table-cell/>
          <table:table-cell office:value-type="float" office:value="1.69" calcext:value-type="float">
            <text:p>1.69</text:p>
          </table:table-cell>
          <table:table-cell/>
          <table:table-cell table:formula="of:=[.K856]+1" office:value-type="float" office:value="857" calcext:value-type="float">
            <text:p>857</text:p>
          </table:table-cell>
          <table:table-cell table:formula="of:=IF(AND(ISNUMBER([.G857]);ISNUMBER([.C857]));[.C857]-[.G857];0)" office:value-type="float" office:value="0" calcext:value-type="float">
            <text:p>0</text:p>
          </table:table-cell>
          <table:table-cell/>
          <table:table-cell table:formula="of:=IF(AND(ISNUMBER([.I857]);ISNUMBER([.E857]));[.E857]-[.I857];0)" office:value-type="float" office:value="2.62" calcext:value-type="float">
            <text:p>2.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.26" calcext:value-type="float">
            <text:p>2.2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.31" calcext:value-type="float">
            <text:p>4.31</text:p>
          </table:table-cell>
          <table:table-cell/>
          <table:table-cell table:formula="of:=[.K857]+1" office:value-type="float" office:value="858" calcext:value-type="float">
            <text:p>858</text:p>
          </table:table-cell>
          <table:table-cell table:formula="of:=IF(AND(ISNUMBER([.G858]);ISNUMBER([.C858]));[.C858]-[.G858];0)" office:value-type="float" office:value="0" calcext:value-type="float">
            <text:p>0</text:p>
          </table:table-cell>
          <table:table-cell/>
          <table:table-cell table:formula="of:=IF(AND(ISNUMBER([.I858]);ISNUMBER([.E858]));[.E858]-[.I858];0)" office:value-type="float" office:value="-2.05" calcext:value-type="float">
            <text:p>-2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58]+1" office:value-type="float" office:value="859" calcext:value-type="float">
            <text:p>859</text:p>
          </table:table-cell>
          <table:table-cell table:formula="of:=IF(AND(ISNUMBER([.G859]);ISNUMBER([.C859]));[.C859]-[.G859];0)" office:value-type="float" office:value="0" calcext:value-type="float">
            <text:p>0</text:p>
          </table:table-cell>
          <table:table-cell/>
          <table:table-cell table:formula="of:=IF(AND(ISNUMBER([.I859]);ISNUMBER([.E859]));[.E859]-[.I8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95" calcext:value-type="float">
            <text:p>8.9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59]+1" office:value-type="float" office:value="860" calcext:value-type="float">
            <text:p>860</text:p>
          </table:table-cell>
          <table:table-cell table:formula="of:=IF(AND(ISNUMBER([.G860]);ISNUMBER([.C860]));[.C860]-[.G860];0)" office:value-type="float" office:value="0" calcext:value-type="float">
            <text:p>0</text:p>
          </table:table-cell>
          <table:table-cell/>
          <table:table-cell table:formula="of:=IF(AND(ISNUMBER([.I860]);ISNUMBER([.E860]));[.E860]-[.I8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60]+1" office:value-type="float" office:value="861" calcext:value-type="float">
            <text:p>861</text:p>
          </table:table-cell>
          <table:table-cell table:formula="of:=IF(AND(ISNUMBER([.G861]);ISNUMBER([.C861]));[.C861]-[.G861];0)" office:value-type="float" office:value="-0.01" calcext:value-type="float">
            <text:p>-0.01</text:p>
          </table:table-cell>
          <table:table-cell/>
          <table:table-cell table:formula="of:=IF(AND(ISNUMBER([.I861]);ISNUMBER([.E861]));[.E861]-[.I861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.59" calcext:value-type="float">
            <text:p>2.5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1]+1" office:value-type="float" office:value="862" calcext:value-type="float">
            <text:p>862</text:p>
          </table:table-cell>
          <table:table-cell table:formula="of:=IF(AND(ISNUMBER([.G862]);ISNUMBER([.C862]));[.C862]-[.G862];0)" office:value-type="float" office:value="0" calcext:value-type="float">
            <text:p>0</text:p>
          </table:table-cell>
          <table:table-cell/>
          <table:table-cell table:formula="of:=IF(AND(ISNUMBER([.I862]);ISNUMBER([.E862]));[.E862]-[.I8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2]+1" office:value-type="float" office:value="863" calcext:value-type="float">
            <text:p>863</text:p>
          </table:table-cell>
          <table:table-cell table:formula="of:=IF(AND(ISNUMBER([.G863]);ISNUMBER([.C863]));[.C863]-[.G863];0)" office:value-type="float" office:value="0" calcext:value-type="float">
            <text:p>0</text:p>
          </table:table-cell>
          <table:table-cell/>
          <table:table-cell table:formula="of:=IF(AND(ISNUMBER([.I863]);ISNUMBER([.E863]));[.E863]-[.I8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91" calcext:value-type="float">
            <text:p>8.9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3]+1" office:value-type="float" office:value="864" calcext:value-type="float">
            <text:p>864</text:p>
          </table:table-cell>
          <table:table-cell table:formula="of:=IF(AND(ISNUMBER([.G864]);ISNUMBER([.C864]));[.C864]-[.G864];0)" office:value-type="float" office:value="0" calcext:value-type="float">
            <text:p>0</text:p>
          </table:table-cell>
          <table:table-cell/>
          <table:table-cell table:formula="of:=IF(AND(ISNUMBER([.I864]);ISNUMBER([.E864]));[.E864]-[.I8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.66" calcext:value-type="float">
            <text:p>3.6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4]+1" office:value-type="float" office:value="865" calcext:value-type="float">
            <text:p>865</text:p>
          </table:table-cell>
          <table:table-cell table:formula="of:=IF(AND(ISNUMBER([.G865]);ISNUMBER([.C865]));[.C865]-[.G865];0)" office:value-type="float" office:value="0" calcext:value-type="float">
            <text:p>0</text:p>
          </table:table-cell>
          <table:table-cell/>
          <table:table-cell table:formula="of:=IF(AND(ISNUMBER([.I865]);ISNUMBER([.E865]));[.E865]-[.I8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.87" calcext:value-type="float">
            <text:p>11.8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5]+1" office:value-type="float" office:value="866" calcext:value-type="float">
            <text:p>866</text:p>
          </table:table-cell>
          <table:table-cell table:formula="of:=IF(AND(ISNUMBER([.G866]);ISNUMBER([.C866]));[.C866]-[.G866];0)" office:value-type="float" office:value="0" calcext:value-type="float">
            <text:p>0</text:p>
          </table:table-cell>
          <table:table-cell/>
          <table:table-cell table:formula="of:=IF(AND(ISNUMBER([.I866]);ISNUMBER([.E866]));[.E866]-[.I8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.11" calcext:value-type="float">
            <text:p>20.1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6]+1" office:value-type="float" office:value="867" calcext:value-type="float">
            <text:p>867</text:p>
          </table:table-cell>
          <table:table-cell table:formula="of:=IF(AND(ISNUMBER([.G867]);ISNUMBER([.C867]));[.C867]-[.G867];0)" office:value-type="float" office:value="0" calcext:value-type="float">
            <text:p>0</text:p>
          </table:table-cell>
          <table:table-cell/>
          <table:table-cell table:formula="of:=IF(AND(ISNUMBER([.I867]);ISNUMBER([.E867]));[.E867]-[.I8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.18" calcext:value-type="float">
            <text:p>7.1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7]+1" office:value-type="float" office:value="868" calcext:value-type="float">
            <text:p>868</text:p>
          </table:table-cell>
          <table:table-cell table:formula="of:=IF(AND(ISNUMBER([.G868]);ISNUMBER([.C868]));[.C868]-[.G868];0)" office:value-type="float" office:value="0" calcext:value-type="float">
            <text:p>0</text:p>
          </table:table-cell>
          <table:table-cell/>
          <table:table-cell table:formula="of:=IF(AND(ISNUMBER([.I868]);ISNUMBER([.E868]));[.E868]-[.I8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8]+1" office:value-type="float" office:value="869" calcext:value-type="float">
            <text:p>869</text:p>
          </table:table-cell>
          <table:table-cell table:formula="of:=IF(AND(ISNUMBER([.G869]);ISNUMBER([.C869]));[.C869]-[.G869];0)" office:value-type="float" office:value="0" calcext:value-type="float">
            <text:p>0</text:p>
          </table:table-cell>
          <table:table-cell/>
          <table:table-cell table:formula="of:=IF(AND(ISNUMBER([.I869]);ISNUMBER([.E869]));[.E869]-[.I8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8.41" calcext:value-type="float">
            <text:p>28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69]+1" office:value-type="float" office:value="870" calcext:value-type="float">
            <text:p>870</text:p>
          </table:table-cell>
          <table:table-cell table:formula="of:=IF(AND(ISNUMBER([.G870]);ISNUMBER([.C870]));[.C870]-[.G870];0)" office:value-type="float" office:value="0" calcext:value-type="float">
            <text:p>0</text:p>
          </table:table-cell>
          <table:table-cell/>
          <table:table-cell table:formula="of:=IF(AND(ISNUMBER([.I870]);ISNUMBER([.E870]));[.E870]-[.I8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.72" calcext:value-type="float">
            <text:p>11.7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0]+1" office:value-type="float" office:value="871" calcext:value-type="float">
            <text:p>871</text:p>
          </table:table-cell>
          <table:table-cell table:formula="of:=IF(AND(ISNUMBER([.G871]);ISNUMBER([.C871]));[.C871]-[.G871];0)" office:value-type="float" office:value="0" calcext:value-type="float">
            <text:p>0</text:p>
          </table:table-cell>
          <table:table-cell/>
          <table:table-cell table:formula="of:=IF(AND(ISNUMBER([.I871]);ISNUMBER([.E871]));[.E871]-[.I8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871]+1" office:value-type="float" office:value="872" calcext:value-type="float">
            <text:p>872</text:p>
          </table:table-cell>
          <table:table-cell table:formula="of:=IF(AND(ISNUMBER([.G872]);ISNUMBER([.C872]));[.C872]-[.G872];0)" office:value-type="float" office:value="-0.02" calcext:value-type="float">
            <text:p>-0.02</text:p>
          </table:table-cell>
          <table:table-cell/>
          <table:table-cell table:formula="of:=IF(AND(ISNUMBER([.I872]);ISNUMBER([.E872]));[.E872]-[.I872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9.08" calcext:value-type="float">
            <text:p>39.0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2]+1" office:value-type="float" office:value="873" calcext:value-type="float">
            <text:p>873</text:p>
          </table:table-cell>
          <table:table-cell table:formula="of:=IF(AND(ISNUMBER([.G873]);ISNUMBER([.C873]));[.C873]-[.G873];0)" office:value-type="float" office:value="0" calcext:value-type="float">
            <text:p>0</text:p>
          </table:table-cell>
          <table:table-cell/>
          <table:table-cell table:formula="of:=IF(AND(ISNUMBER([.I873]);ISNUMBER([.E873]));[.E873]-[.I8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7.4" calcext:value-type="float">
            <text:p>47.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3]+1" office:value-type="float" office:value="874" calcext:value-type="float">
            <text:p>874</text:p>
          </table:table-cell>
          <table:table-cell table:formula="of:=IF(AND(ISNUMBER([.G874]);ISNUMBER([.C874]));[.C874]-[.G874];0)" office:value-type="float" office:value="0" calcext:value-type="float">
            <text:p>0</text:p>
          </table:table-cell>
          <table:table-cell/>
          <table:table-cell table:formula="of:=IF(AND(ISNUMBER([.I874]);ISNUMBER([.E874]));[.E874]-[.I8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4.56" calcext:value-type="float">
            <text:p>14.5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4]+1" office:value-type="float" office:value="875" calcext:value-type="float">
            <text:p>875</text:p>
          </table:table-cell>
          <table:table-cell table:formula="of:=IF(AND(ISNUMBER([.G875]);ISNUMBER([.C875]));[.C875]-[.G875];0)" office:value-type="float" office:value="0" calcext:value-type="float">
            <text:p>0</text:p>
          </table:table-cell>
          <table:table-cell/>
          <table:table-cell table:formula="of:=IF(AND(ISNUMBER([.I875]);ISNUMBER([.E875]));[.E875]-[.I8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9.86" calcext:value-type="float">
            <text:p>79.8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5]+1" office:value-type="float" office:value="876" calcext:value-type="float">
            <text:p>876</text:p>
          </table:table-cell>
          <table:table-cell table:formula="of:=IF(AND(ISNUMBER([.G876]);ISNUMBER([.C876]));[.C876]-[.G876];0)" office:value-type="float" office:value="0" calcext:value-type="float">
            <text:p>0</text:p>
          </table:table-cell>
          <table:table-cell/>
          <table:table-cell table:formula="of:=IF(AND(ISNUMBER([.I876]);ISNUMBER([.E876]));[.E876]-[.I8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4.08" calcext:value-type="float">
            <text:p>54.0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6]+1" office:value-type="float" office:value="877" calcext:value-type="float">
            <text:p>877</text:p>
          </table:table-cell>
          <table:table-cell table:formula="of:=IF(AND(ISNUMBER([.G877]);ISNUMBER([.C877]));[.C877]-[.G877];0)" office:value-type="float" office:value="0" calcext:value-type="float">
            <text:p>0</text:p>
          </table:table-cell>
          <table:table-cell/>
          <table:table-cell table:formula="of:=IF(AND(ISNUMBER([.I877]);ISNUMBER([.E877]));[.E877]-[.I8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9.95" calcext:value-type="float">
            <text:p>19.9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7]+1" office:value-type="float" office:value="878" calcext:value-type="float">
            <text:p>878</text:p>
          </table:table-cell>
          <table:table-cell table:formula="of:=IF(AND(ISNUMBER([.G878]);ISNUMBER([.C878]));[.C878]-[.G878];0)" office:value-type="float" office:value="0" calcext:value-type="float">
            <text:p>0</text:p>
          </table:table-cell>
          <table:table-cell/>
          <table:table-cell table:formula="of:=IF(AND(ISNUMBER([.I878]);ISNUMBER([.E878]));[.E878]-[.I8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2.17" calcext:value-type="float">
            <text:p>62.1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8]+1" office:value-type="float" office:value="879" calcext:value-type="float">
            <text:p>879</text:p>
          </table:table-cell>
          <table:table-cell table:formula="of:=IF(AND(ISNUMBER([.G879]);ISNUMBER([.C879]));[.C879]-[.G879];0)" office:value-type="float" office:value="0" calcext:value-type="float">
            <text:p>0</text:p>
          </table:table-cell>
          <table:table-cell/>
          <table:table-cell table:formula="of:=IF(AND(ISNUMBER([.I879]);ISNUMBER([.E879]));[.E879]-[.I8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5.1" calcext:value-type="float">
            <text:p>85.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79]+1" office:value-type="float" office:value="880" calcext:value-type="float">
            <text:p>880</text:p>
          </table:table-cell>
          <table:table-cell table:formula="of:=IF(AND(ISNUMBER([.G880]);ISNUMBER([.C880]));[.C880]-[.G880];0)" office:value-type="float" office:value="0" calcext:value-type="float">
            <text:p>0</text:p>
          </table:table-cell>
          <table:table-cell/>
          <table:table-cell table:formula="of:=IF(AND(ISNUMBER([.I880]);ISNUMBER([.E880]));[.E880]-[.I8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9.65" calcext:value-type="float">
            <text:p>39.6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0]+1" office:value-type="float" office:value="881" calcext:value-type="float">
            <text:p>881</text:p>
          </table:table-cell>
          <table:table-cell table:formula="of:=IF(AND(ISNUMBER([.G881]);ISNUMBER([.C881]));[.C881]-[.G881];0)" office:value-type="float" office:value="0" calcext:value-type="float">
            <text:p>0</text:p>
          </table:table-cell>
          <table:table-cell/>
          <table:table-cell table:formula="of:=IF(AND(ISNUMBER([.I881]);ISNUMBER([.E881]));[.E881]-[.I8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72.46" calcext:value-type="float">
            <text:p>172.4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1]+1" office:value-type="float" office:value="882" calcext:value-type="float">
            <text:p>882</text:p>
          </table:table-cell>
          <table:table-cell table:formula="of:=IF(AND(ISNUMBER([.G882]);ISNUMBER([.C882]));[.C882]-[.G882];0)" office:value-type="float" office:value="0" calcext:value-type="float">
            <text:p>0</text:p>
          </table:table-cell>
          <table:table-cell/>
          <table:table-cell table:formula="of:=IF(AND(ISNUMBER([.I882]);ISNUMBER([.E882]));[.E882]-[.I8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882]+1" office:value-type="float" office:value="883" calcext:value-type="float">
            <text:p>883</text:p>
          </table:table-cell>
          <table:table-cell table:formula="of:=IF(AND(ISNUMBER([.G883]);ISNUMBER([.C883]));[.C883]-[.G883];0)" office:value-type="float" office:value="-0.06" calcext:value-type="float">
            <text:p>-0.06</text:p>
          </table:table-cell>
          <table:table-cell/>
          <table:table-cell table:formula="of:=IF(AND(ISNUMBER([.I883]);ISNUMBER([.E883]));[.E883]-[.I88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7.7" calcext:value-type="float">
            <text:p>117.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3]+1" office:value-type="float" office:value="884" calcext:value-type="float">
            <text:p>884</text:p>
          </table:table-cell>
          <table:table-cell table:formula="of:=IF(AND(ISNUMBER([.G884]);ISNUMBER([.C884]));[.C884]-[.G884];0)" office:value-type="float" office:value="0" calcext:value-type="float">
            <text:p>0</text:p>
          </table:table-cell>
          <table:table-cell/>
          <table:table-cell table:formula="of:=IF(AND(ISNUMBER([.I884]);ISNUMBER([.E884]));[.E884]-[.I8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2.07" calcext:value-type="float">
            <text:p>52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4]+1" office:value-type="float" office:value="885" calcext:value-type="float">
            <text:p>885</text:p>
          </table:table-cell>
          <table:table-cell table:formula="of:=IF(AND(ISNUMBER([.G885]);ISNUMBER([.C885]));[.C885]-[.G885];0)" office:value-type="float" office:value="0" calcext:value-type="float">
            <text:p>0</text:p>
          </table:table-cell>
          <table:table-cell/>
          <table:table-cell table:formula="of:=IF(AND(ISNUMBER([.I885]);ISNUMBER([.E885]));[.E885]-[.I8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5]+1" office:value-type="float" office:value="886" calcext:value-type="float">
            <text:p>886</text:p>
          </table:table-cell>
          <table:table-cell table:formula="of:=IF(AND(ISNUMBER([.G886]);ISNUMBER([.C886]));[.C886]-[.G886];0)" office:value-type="float" office:value="0" calcext:value-type="float">
            <text:p>0</text:p>
          </table:table-cell>
          <table:table-cell/>
          <table:table-cell table:formula="of:=IF(AND(ISNUMBER([.I886]);ISNUMBER([.E886]));[.E886]-[.I8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3.31" calcext:value-type="float">
            <text:p>83.3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6]+1" office:value-type="float" office:value="887" calcext:value-type="float">
            <text:p>887</text:p>
          </table:table-cell>
          <table:table-cell table:formula="of:=IF(AND(ISNUMBER([.G887]);ISNUMBER([.C887]));[.C887]-[.G887];0)" office:value-type="float" office:value="0" calcext:value-type="float">
            <text:p>0</text:p>
          </table:table-cell>
          <table:table-cell/>
          <table:table-cell table:formula="of:=IF(AND(ISNUMBER([.I887]);ISNUMBER([.E887]));[.E887]-[.I8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2.07" calcext:value-type="float">
            <text:p>62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7]+1" office:value-type="float" office:value="888" calcext:value-type="float">
            <text:p>888</text:p>
          </table:table-cell>
          <table:table-cell table:formula="of:=IF(AND(ISNUMBER([.G888]);ISNUMBER([.C888]));[.C888]-[.G888];0)" office:value-type="float" office:value="0" calcext:value-type="float">
            <text:p>0</text:p>
          </table:table-cell>
          <table:table-cell/>
          <table:table-cell table:formula="of:=IF(AND(ISNUMBER([.I888]);ISNUMBER([.E888]));[.E888]-[.I8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37.66" calcext:value-type="float">
            <text:p>237.6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8]+1" office:value-type="float" office:value="889" calcext:value-type="float">
            <text:p>889</text:p>
          </table:table-cell>
          <table:table-cell table:formula="of:=IF(AND(ISNUMBER([.G889]);ISNUMBER([.C889]));[.C889]-[.G889];0)" office:value-type="float" office:value="0" calcext:value-type="float">
            <text:p>0</text:p>
          </table:table-cell>
          <table:table-cell/>
          <table:table-cell table:formula="of:=IF(AND(ISNUMBER([.I889]);ISNUMBER([.E889]));[.E889]-[.I8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45.52" calcext:value-type="float">
            <text:p>145.5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89]+1" office:value-type="float" office:value="890" calcext:value-type="float">
            <text:p>890</text:p>
          </table:table-cell>
          <table:table-cell table:formula="of:=IF(AND(ISNUMBER([.G890]);ISNUMBER([.C890]));[.C890]-[.G890];0)" office:value-type="float" office:value="0" calcext:value-type="float">
            <text:p>0</text:p>
          </table:table-cell>
          <table:table-cell/>
          <table:table-cell table:formula="of:=IF(AND(ISNUMBER([.I890]);ISNUMBER([.E890]));[.E890]-[.I8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0.35" calcext:value-type="float">
            <text:p>70.3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0]+1" office:value-type="float" office:value="891" calcext:value-type="float">
            <text:p>891</text:p>
          </table:table-cell>
          <table:table-cell table:formula="of:=IF(AND(ISNUMBER([.G891]);ISNUMBER([.C891]));[.C891]-[.G891];0)" office:value-type="float" office:value="0" calcext:value-type="float">
            <text:p>0</text:p>
          </table:table-cell>
          <table:table-cell/>
          <table:table-cell table:formula="of:=IF(AND(ISNUMBER([.I891]);ISNUMBER([.E891]));[.E891]-[.I8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89.7" calcext:value-type="float">
            <text:p>289.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1]+1" office:value-type="float" office:value="892" calcext:value-type="float">
            <text:p>892</text:p>
          </table:table-cell>
          <table:table-cell table:formula="of:=IF(AND(ISNUMBER([.G892]);ISNUMBER([.C892]));[.C892]-[.G892];0)" office:value-type="float" office:value="0" calcext:value-type="float">
            <text:p>0</text:p>
          </table:table-cell>
          <table:table-cell/>
          <table:table-cell table:formula="of:=IF(AND(ISNUMBER([.I892]);ISNUMBER([.E892]));[.E892]-[.I8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2]+1" office:value-type="float" office:value="893" calcext:value-type="float">
            <text:p>893</text:p>
          </table:table-cell>
          <table:table-cell table:formula="of:=IF(AND(ISNUMBER([.G893]);ISNUMBER([.C893]));[.C893]-[.G893];0)" office:value-type="float" office:value="0" calcext:value-type="float">
            <text:p>0</text:p>
          </table:table-cell>
          <table:table-cell/>
          <table:table-cell table:formula="of:=IF(AND(ISNUMBER([.I893]);ISNUMBER([.E893]));[.E893]-[.I8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55" calcext:value-type="float">
            <text:p>0.5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893]+1" office:value-type="float" office:value="894" calcext:value-type="float">
            <text:p>894</text:p>
          </table:table-cell>
          <table:table-cell table:formula="of:=IF(AND(ISNUMBER([.G894]);ISNUMBER([.C894]));[.C894]-[.G894];0)" office:value-type="float" office:value="-0.35" calcext:value-type="float">
            <text:p>-0.35</text:p>
          </table:table-cell>
          <table:table-cell/>
          <table:table-cell table:formula="of:=IF(AND(ISNUMBER([.I894]);ISNUMBER([.E894]));[.E894]-[.I894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8.25" calcext:value-type="float">
            <text:p>88.2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4]+1" office:value-type="float" office:value="895" calcext:value-type="float">
            <text:p>895</text:p>
          </table:table-cell>
          <table:table-cell table:formula="of:=IF(AND(ISNUMBER([.G895]);ISNUMBER([.C895]));[.C895]-[.G895];0)" office:value-type="float" office:value="0" calcext:value-type="float">
            <text:p>0</text:p>
          </table:table-cell>
          <table:table-cell/>
          <table:table-cell table:formula="of:=IF(AND(ISNUMBER([.I895]);ISNUMBER([.E895]));[.E895]-[.I8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90.8" calcext:value-type="float">
            <text:p>390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5]+1" office:value-type="float" office:value="896" calcext:value-type="float">
            <text:p>896</text:p>
          </table:table-cell>
          <table:table-cell table:formula="of:=IF(AND(ISNUMBER([.G896]);ISNUMBER([.C896]));[.C896]-[.G896];0)" office:value-type="float" office:value="0" calcext:value-type="float">
            <text:p>0</text:p>
          </table:table-cell>
          <table:table-cell/>
          <table:table-cell table:formula="of:=IF(AND(ISNUMBER([.I896]);ISNUMBER([.E896]));[.E896]-[.I8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48.8" calcext:value-type="float">
            <text:p>348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6]+1" office:value-type="float" office:value="897" calcext:value-type="float">
            <text:p>897</text:p>
          </table:table-cell>
          <table:table-cell table:formula="of:=IF(AND(ISNUMBER([.G897]);ISNUMBER([.C897]));[.C897]-[.G897];0)" office:value-type="float" office:value="0" calcext:value-type="float">
            <text:p>0</text:p>
          </table:table-cell>
          <table:table-cell/>
          <table:table-cell table:formula="of:=IF(AND(ISNUMBER([.I897]);ISNUMBER([.E897]));[.E897]-[.I8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3.39" calcext:value-type="float">
            <text:p>113.3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7]+1" office:value-type="float" office:value="898" calcext:value-type="float">
            <text:p>898</text:p>
          </table:table-cell>
          <table:table-cell table:formula="of:=IF(AND(ISNUMBER([.G898]);ISNUMBER([.C898]));[.C898]-[.G898];0)" office:value-type="float" office:value="0" calcext:value-type="float">
            <text:p>0</text:p>
          </table:table-cell>
          <table:table-cell/>
          <table:table-cell table:formula="of:=IF(AND(ISNUMBER([.I898]);ISNUMBER([.E898]));[.E898]-[.I8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79.41" calcext:value-type="float">
            <text:p>479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8]+1" office:value-type="float" office:value="899" calcext:value-type="float">
            <text:p>899</text:p>
          </table:table-cell>
          <table:table-cell table:formula="of:=IF(AND(ISNUMBER([.G899]);ISNUMBER([.C899]));[.C899]-[.G899];0)" office:value-type="float" office:value="0" calcext:value-type="float">
            <text:p>0</text:p>
          </table:table-cell>
          <table:table-cell/>
          <table:table-cell table:formula="of:=IF(AND(ISNUMBER([.I899]);ISNUMBER([.E899]));[.E899]-[.I8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32.67" calcext:value-type="float">
            <text:p>432.6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899]+1" office:value-type="float" office:value="900" calcext:value-type="float">
            <text:p>900</text:p>
          </table:table-cell>
          <table:table-cell table:formula="of:=IF(AND(ISNUMBER([.G900]);ISNUMBER([.C900]));[.C900]-[.G900];0)" office:value-type="float" office:value="0" calcext:value-type="float">
            <text:p>0</text:p>
          </table:table-cell>
          <table:table-cell/>
          <table:table-cell table:formula="of:=IF(AND(ISNUMBER([.I900]);ISNUMBER([.E900]));[.E900]-[.I9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04.22" calcext:value-type="float">
            <text:p>104.2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0]+1" office:value-type="float" office:value="901" calcext:value-type="float">
            <text:p>901</text:p>
          </table:table-cell>
          <table:table-cell table:formula="of:=IF(AND(ISNUMBER([.G901]);ISNUMBER([.C901]));[.C901]-[.G901];0)" office:value-type="float" office:value="0" calcext:value-type="float">
            <text:p>0</text:p>
          </table:table-cell>
          <table:table-cell/>
          <table:table-cell table:formula="of:=IF(AND(ISNUMBER([.I901]);ISNUMBER([.E901]));[.E901]-[.I9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23.27" calcext:value-type="float">
            <text:p>523.2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1]+1" office:value-type="float" office:value="902" calcext:value-type="float">
            <text:p>902</text:p>
          </table:table-cell>
          <table:table-cell table:formula="of:=IF(AND(ISNUMBER([.G902]);ISNUMBER([.C902]));[.C902]-[.G902];0)" office:value-type="float" office:value="0" calcext:value-type="float">
            <text:p>0</text:p>
          </table:table-cell>
          <table:table-cell/>
          <table:table-cell table:formula="of:=IF(AND(ISNUMBER([.I902]);ISNUMBER([.E902]));[.E902]-[.I9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53.81" calcext:value-type="float">
            <text:p>553.8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2]+1" office:value-type="float" office:value="903" calcext:value-type="float">
            <text:p>903</text:p>
          </table:table-cell>
          <table:table-cell table:formula="of:=IF(AND(ISNUMBER([.G903]);ISNUMBER([.C903]));[.C903]-[.G903];0)" office:value-type="float" office:value="0" calcext:value-type="float">
            <text:p>0</text:p>
          </table:table-cell>
          <table:table-cell/>
          <table:table-cell table:formula="of:=IF(AND(ISNUMBER([.I903]);ISNUMBER([.E903]));[.E903]-[.I9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60.49" calcext:value-type="float">
            <text:p>160.4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3]+1" office:value-type="float" office:value="904" calcext:value-type="float">
            <text:p>904</text:p>
          </table:table-cell>
          <table:table-cell table:formula="of:=IF(AND(ISNUMBER([.G904]);ISNUMBER([.C904]));[.C904]-[.G904];0)" office:value-type="float" office:value="0" calcext:value-type="float">
            <text:p>0</text:p>
          </table:table-cell>
          <table:table-cell/>
          <table:table-cell table:formula="of:=IF(AND(ISNUMBER([.I904]);ISNUMBER([.E904]));[.E904]-[.I9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1.49" calcext:value-type="float">
            <text:p>1.49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04]+1" office:value-type="float" office:value="905" calcext:value-type="float">
            <text:p>905</text:p>
          </table:table-cell>
          <table:table-cell table:formula="of:=IF(AND(ISNUMBER([.G905]);ISNUMBER([.C905]));[.C905]-[.G905];0)" office:value-type="float" office:value="-0.39" calcext:value-type="float">
            <text:p>-0.39</text:p>
          </table:table-cell>
          <table:table-cell/>
          <table:table-cell table:formula="of:=IF(AND(ISNUMBER([.I905]);ISNUMBER([.E905]));[.E905]-[.I905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32.7" calcext:value-type="float">
            <text:p>632.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5]+1" office:value-type="float" office:value="906" calcext:value-type="float">
            <text:p>906</text:p>
          </table:table-cell>
          <table:table-cell table:formula="of:=IF(AND(ISNUMBER([.G906]);ISNUMBER([.C906]));[.C906]-[.G906];0)" office:value-type="float" office:value="0" calcext:value-type="float">
            <text:p>0</text:p>
          </table:table-cell>
          <table:table-cell/>
          <table:table-cell table:formula="of:=IF(AND(ISNUMBER([.I906]);ISNUMBER([.E906]));[.E906]-[.I9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49.99" calcext:value-type="float">
            <text:p>649.9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6]+1" office:value-type="float" office:value="907" calcext:value-type="float">
            <text:p>907</text:p>
          </table:table-cell>
          <table:table-cell table:formula="of:=IF(AND(ISNUMBER([.G907]);ISNUMBER([.C907]));[.C907]-[.G907];0)" office:value-type="float" office:value="0" calcext:value-type="float">
            <text:p>0</text:p>
          </table:table-cell>
          <table:table-cell/>
          <table:table-cell table:formula="of:=IF(AND(ISNUMBER([.I907]);ISNUMBER([.E907]));[.E907]-[.I9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82.45" calcext:value-type="float">
            <text:p>182.4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7]+1" office:value-type="float" office:value="908" calcext:value-type="float">
            <text:p>908</text:p>
          </table:table-cell>
          <table:table-cell table:formula="of:=IF(AND(ISNUMBER([.G908]);ISNUMBER([.C908]));[.C908]-[.G908];0)" office:value-type="float" office:value="0" calcext:value-type="float">
            <text:p>0</text:p>
          </table:table-cell>
          <table:table-cell/>
          <table:table-cell table:formula="of:=IF(AND(ISNUMBER([.I908]);ISNUMBER([.E908]));[.E908]-[.I9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70.51" calcext:value-type="float">
            <text:p>770.5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8]+1" office:value-type="float" office:value="909" calcext:value-type="float">
            <text:p>909</text:p>
          </table:table-cell>
          <table:table-cell table:formula="of:=IF(AND(ISNUMBER([.G909]);ISNUMBER([.C909]));[.C909]-[.G909];0)" office:value-type="float" office:value="0" calcext:value-type="float">
            <text:p>0</text:p>
          </table:table-cell>
          <table:table-cell/>
          <table:table-cell table:formula="of:=IF(AND(ISNUMBER([.I909]);ISNUMBER([.E909]));[.E909]-[.I9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09.28" calcext:value-type="float">
            <text:p>709.2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09]+1" office:value-type="float" office:value="910" calcext:value-type="float">
            <text:p>910</text:p>
          </table:table-cell>
          <table:table-cell table:formula="of:=IF(AND(ISNUMBER([.G910]);ISNUMBER([.C910]));[.C910]-[.G910];0)" office:value-type="float" office:value="0" calcext:value-type="float">
            <text:p>0</text:p>
          </table:table-cell>
          <table:table-cell/>
          <table:table-cell table:formula="of:=IF(AND(ISNUMBER([.I910]);ISNUMBER([.E910]));[.E910]-[.I9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16.94" calcext:value-type="float">
            <text:p>216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0]+1" office:value-type="float" office:value="911" calcext:value-type="float">
            <text:p>911</text:p>
          </table:table-cell>
          <table:table-cell table:formula="of:=IF(AND(ISNUMBER([.G911]);ISNUMBER([.C911]));[.C911]-[.G911];0)" office:value-type="float" office:value="0" calcext:value-type="float">
            <text:p>0</text:p>
          </table:table-cell>
          <table:table-cell/>
          <table:table-cell table:formula="of:=IF(AND(ISNUMBER([.I911]);ISNUMBER([.E911]));[.E911]-[.I9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17.76" calcext:value-type="float">
            <text:p>817.7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1]+1" office:value-type="float" office:value="912" calcext:value-type="float">
            <text:p>912</text:p>
          </table:table-cell>
          <table:table-cell table:formula="of:=IF(AND(ISNUMBER([.G912]);ISNUMBER([.C912]));[.C912]-[.G912];0)" office:value-type="float" office:value="0" calcext:value-type="float">
            <text:p>0</text:p>
          </table:table-cell>
          <table:table-cell/>
          <table:table-cell table:formula="of:=IF(AND(ISNUMBER([.I912]);ISNUMBER([.E912]));[.E912]-[.I9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84.07" calcext:value-type="float">
            <text:p>884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2]+1" office:value-type="float" office:value="913" calcext:value-type="float">
            <text:p>913</text:p>
          </table:table-cell>
          <table:table-cell table:formula="of:=IF(AND(ISNUMBER([.G913]);ISNUMBER([.C913]));[.C913]-[.G913];0)" office:value-type="float" office:value="0" calcext:value-type="float">
            <text:p>0</text:p>
          </table:table-cell>
          <table:table-cell/>
          <table:table-cell table:formula="of:=IF(AND(ISNUMBER([.I913]);ISNUMBER([.E913]));[.E913]-[.I9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38.41" calcext:value-type="float">
            <text:p>238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3]+1" office:value-type="float" office:value="914" calcext:value-type="float">
            <text:p>914</text:p>
          </table:table-cell>
          <table:table-cell table:formula="of:=IF(AND(ISNUMBER([.G914]);ISNUMBER([.C914]));[.C914]-[.G914];0)" office:value-type="float" office:value="0" calcext:value-type="float">
            <text:p>0</text:p>
          </table:table-cell>
          <table:table-cell/>
          <table:table-cell table:formula="of:=IF(AND(ISNUMBER([.I914]);ISNUMBER([.E914]));[.E914]-[.I9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36.37" calcext:value-type="float">
            <text:p>936.3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4]+1" office:value-type="float" office:value="915" calcext:value-type="float">
            <text:p>915</text:p>
          </table:table-cell>
          <table:table-cell table:formula="of:=IF(AND(ISNUMBER([.G915]);ISNUMBER([.C915]));[.C915]-[.G915];0)" office:value-type="float" office:value="0" calcext:value-type="float">
            <text:p>0</text:p>
          </table:table-cell>
          <table:table-cell/>
          <table:table-cell table:formula="of:=IF(AND(ISNUMBER([.I915]);ISNUMBER([.E915]));[.E915]-[.I9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float" office:value="37.02" calcext:value-type="float">
            <text:p>37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72.33" calcext:value-type="float">
            <text:p>72.3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table:formula="of:=[.K915]+1" office:value-type="float" office:value="916" calcext:value-type="float">
            <text:p>916</text:p>
          </table:table-cell>
          <table:table-cell table:formula="of:=IF(AND(ISNUMBER([.G916]);ISNUMBER([.C916]));[.C916]-[.G916];0)" office:value-type="float" office:value="-35.31" calcext:value-type="float">
            <text:p>-35.31</text:p>
          </table:table-cell>
          <table:table-cell/>
          <table:table-cell table:formula="of:=IF(AND(ISNUMBER([.I916]);ISNUMBER([.E916]));[.E916]-[.I91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6]+1" office:value-type="float" office:value="917" calcext:value-type="float">
            <text:p>917</text:p>
          </table:table-cell>
          <table:table-cell table:formula="of:=IF(AND(ISNUMBER([.G917]);ISNUMBER([.C917]));[.C917]-[.G917];0)" office:value-type="float" office:value="0" calcext:value-type="float">
            <text:p>0</text:p>
          </table:table-cell>
          <table:table-cell/>
          <table:table-cell table:formula="of:=IF(AND(ISNUMBER([.I917]);ISNUMBER([.E917]));[.E917]-[.I9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18.71" calcext:value-type="float">
            <text:p>318.7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7]+1" office:value-type="float" office:value="918" calcext:value-type="float">
            <text:p>918</text:p>
          </table:table-cell>
          <table:table-cell table:formula="of:=IF(AND(ISNUMBER([.G918]);ISNUMBER([.C918]));[.C918]-[.G918];0)" office:value-type="float" office:value="0" calcext:value-type="float">
            <text:p>0</text:p>
          </table:table-cell>
          <table:table-cell/>
          <table:table-cell table:formula="of:=IF(AND(ISNUMBER([.I918]);ISNUMBER([.E918]));[.E918]-[.I9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8]+1" office:value-type="float" office:value="919" calcext:value-type="float">
            <text:p>919</text:p>
          </table:table-cell>
          <table:table-cell table:formula="of:=IF(AND(ISNUMBER([.G919]);ISNUMBER([.C919]));[.C919]-[.G919];0)" office:value-type="float" office:value="0" calcext:value-type="float">
            <text:p>0</text:p>
          </table:table-cell>
          <table:table-cell/>
          <table:table-cell table:formula="of:=IF(AND(ISNUMBER([.I919]);ISNUMBER([.E919]));[.E919]-[.I9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19]+1" office:value-type="float" office:value="920" calcext:value-type="float">
            <text:p>920</text:p>
          </table:table-cell>
          <table:table-cell table:formula="of:=IF(AND(ISNUMBER([.G920]);ISNUMBER([.C920]));[.C920]-[.G920];0)" office:value-type="float" office:value="0" calcext:value-type="float">
            <text:p>0</text:p>
          </table:table-cell>
          <table:table-cell/>
          <table:table-cell table:formula="of:=IF(AND(ISNUMBER([.I920]);ISNUMBER([.E920]));[.E920]-[.I9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97.25" calcext:value-type="float">
            <text:p>397.2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0]+1" office:value-type="float" office:value="921" calcext:value-type="float">
            <text:p>921</text:p>
          </table:table-cell>
          <table:table-cell table:formula="of:=IF(AND(ISNUMBER([.G921]);ISNUMBER([.C921]));[.C921]-[.G921];0)" office:value-type="float" office:value="0" calcext:value-type="float">
            <text:p>0</text:p>
          </table:table-cell>
          <table:table-cell/>
          <table:table-cell table:formula="of:=IF(AND(ISNUMBER([.I921]);ISNUMBER([.E921]));[.E921]-[.I9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1]+1" office:value-type="float" office:value="922" calcext:value-type="float">
            <text:p>922</text:p>
          </table:table-cell>
          <table:table-cell table:formula="of:=IF(AND(ISNUMBER([.G922]);ISNUMBER([.C922]));[.C922]-[.G922];0)" office:value-type="float" office:value="0" calcext:value-type="float">
            <text:p>0</text:p>
          </table:table-cell>
          <table:table-cell/>
          <table:table-cell table:formula="of:=IF(AND(ISNUMBER([.I922]);ISNUMBER([.E922]));[.E922]-[.I9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2]+1" office:value-type="float" office:value="923" calcext:value-type="float">
            <text:p>923</text:p>
          </table:table-cell>
          <table:table-cell table:formula="of:=IF(AND(ISNUMBER([.G923]);ISNUMBER([.C923]));[.C923]-[.G923];0)" office:value-type="float" office:value="0" calcext:value-type="float">
            <text:p>0</text:p>
          </table:table-cell>
          <table:table-cell/>
          <table:table-cell table:formula="of:=IF(AND(ISNUMBER([.I923]);ISNUMBER([.E923]));[.E923]-[.I9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62.92" calcext:value-type="float">
            <text:p>462.9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3]+1" office:value-type="float" office:value="924" calcext:value-type="float">
            <text:p>924</text:p>
          </table:table-cell>
          <table:table-cell table:formula="of:=IF(AND(ISNUMBER([.G924]);ISNUMBER([.C924]));[.C924]-[.G924];0)" office:value-type="float" office:value="0" calcext:value-type="float">
            <text:p>0</text:p>
          </table:table-cell>
          <table:table-cell/>
          <table:table-cell table:formula="of:=IF(AND(ISNUMBER([.I924]);ISNUMBER([.E924]));[.E924]-[.I9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4]+1" office:value-type="float" office:value="925" calcext:value-type="float">
            <text:p>925</text:p>
          </table:table-cell>
          <table:table-cell table:formula="of:=IF(AND(ISNUMBER([.G925]);ISNUMBER([.C925]));[.C925]-[.G925];0)" office:value-type="float" office:value="0" calcext:value-type="float">
            <text:p>0</text:p>
          </table:table-cell>
          <table:table-cell/>
          <table:table-cell table:formula="of:=IF(AND(ISNUMBER([.I925]);ISNUMBER([.E925]));[.E925]-[.I9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5]+1" office:value-type="float" office:value="926" calcext:value-type="float">
            <text:p>926</text:p>
          </table:table-cell>
          <table:table-cell table:formula="of:=IF(AND(ISNUMBER([.G926]);ISNUMBER([.C926]));[.C926]-[.G926];0)" office:value-type="float" office:value="0" calcext:value-type="float">
            <text:p>0</text:p>
          </table:table-cell>
          <table:table-cell/>
          <table:table-cell table:formula="of:=IF(AND(ISNUMBER([.I926]);ISNUMBER([.E926]));[.E926]-[.I9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float" office:value="136.94" calcext:value-type="float">
            <text:p>136.9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926]+1" office:value-type="float" office:value="927" calcext:value-type="float">
            <text:p>927</text:p>
          </table:table-cell>
          <table:table-cell table:formula="of:=IF(AND(ISNUMBER([.G927]);ISNUMBER([.C927]));[.C927]-[.G927];0)" office:value-type="float" office:value="0" calcext:value-type="float">
            <text:p>0</text:p>
          </table:table-cell>
          <table:table-cell/>
          <table:table-cell table:formula="of:=IF(AND(ISNUMBER([.I927]);ISNUMBER([.E927]));[.E927]-[.I92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74.02" calcext:value-type="float">
            <text:p>474.0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7]+1" office:value-type="float" office:value="928" calcext:value-type="float">
            <text:p>928</text:p>
          </table:table-cell>
          <table:table-cell table:formula="of:=IF(AND(ISNUMBER([.G928]);ISNUMBER([.C928]));[.C928]-[.G928];0)" office:value-type="float" office:value="0" calcext:value-type="float">
            <text:p>0</text:p>
          </table:table-cell>
          <table:table-cell/>
          <table:table-cell table:formula="of:=IF(AND(ISNUMBER([.I928]);ISNUMBER([.E928]));[.E928]-[.I9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8]+1" office:value-type="float" office:value="929" calcext:value-type="float">
            <text:p>929</text:p>
          </table:table-cell>
          <table:table-cell table:formula="of:=IF(AND(ISNUMBER([.G929]);ISNUMBER([.C929]));[.C929]-[.G929];0)" office:value-type="float" office:value="0" calcext:value-type="float">
            <text:p>0</text:p>
          </table:table-cell>
          <table:table-cell/>
          <table:table-cell table:formula="of:=IF(AND(ISNUMBER([.I929]);ISNUMBER([.E929]));[.E929]-[.I9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29]+1" office:value-type="float" office:value="930" calcext:value-type="float">
            <text:p>930</text:p>
          </table:table-cell>
          <table:table-cell table:formula="of:=IF(AND(ISNUMBER([.G930]);ISNUMBER([.C930]));[.C930]-[.G930];0)" office:value-type="float" office:value="0" calcext:value-type="float">
            <text:p>0</text:p>
          </table:table-cell>
          <table:table-cell/>
          <table:table-cell table:formula="of:=IF(AND(ISNUMBER([.I930]);ISNUMBER([.E930]));[.E930]-[.I9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50.97" calcext:value-type="float">
            <text:p>550.9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0]+1" office:value-type="float" office:value="931" calcext:value-type="float">
            <text:p>931</text:p>
          </table:table-cell>
          <table:table-cell table:formula="of:=IF(AND(ISNUMBER([.G931]);ISNUMBER([.C931]));[.C931]-[.G931];0)" office:value-type="float" office:value="0" calcext:value-type="float">
            <text:p>0</text:p>
          </table:table-cell>
          <table:table-cell/>
          <table:table-cell table:formula="of:=IF(AND(ISNUMBER([.I931]);ISNUMBER([.E931]));[.E931]-[.I9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1]+1" office:value-type="float" office:value="932" calcext:value-type="float">
            <text:p>932</text:p>
          </table:table-cell>
          <table:table-cell table:formula="of:=IF(AND(ISNUMBER([.G932]);ISNUMBER([.C932]));[.C932]-[.G932];0)" office:value-type="float" office:value="0" calcext:value-type="float">
            <text:p>0</text:p>
          </table:table-cell>
          <table:table-cell/>
          <table:table-cell table:formula="of:=IF(AND(ISNUMBER([.I932]);ISNUMBER([.E932]));[.E932]-[.I9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2]+1" office:value-type="float" office:value="933" calcext:value-type="float">
            <text:p>933</text:p>
          </table:table-cell>
          <table:table-cell table:formula="of:=IF(AND(ISNUMBER([.G933]);ISNUMBER([.C933]));[.C933]-[.G933];0)" office:value-type="float" office:value="0" calcext:value-type="float">
            <text:p>0</text:p>
          </table:table-cell>
          <table:table-cell/>
          <table:table-cell table:formula="of:=IF(AND(ISNUMBER([.I933]);ISNUMBER([.E933]));[.E933]-[.I9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21.7" calcext:value-type="float">
            <text:p>621.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3]+1" office:value-type="float" office:value="934" calcext:value-type="float">
            <text:p>934</text:p>
          </table:table-cell>
          <table:table-cell table:formula="of:=IF(AND(ISNUMBER([.G934]);ISNUMBER([.C934]));[.C934]-[.G934];0)" office:value-type="float" office:value="0" calcext:value-type="float">
            <text:p>0</text:p>
          </table:table-cell>
          <table:table-cell/>
          <table:table-cell table:formula="of:=IF(AND(ISNUMBER([.I934]);ISNUMBER([.E934]));[.E934]-[.I93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4]+1" office:value-type="float" office:value="935" calcext:value-type="float">
            <text:p>935</text:p>
          </table:table-cell>
          <table:table-cell table:formula="of:=IF(AND(ISNUMBER([.G935]);ISNUMBER([.C935]));[.C935]-[.G935];0)" office:value-type="float" office:value="0" calcext:value-type="float">
            <text:p>0</text:p>
          </table:table-cell>
          <table:table-cell/>
          <table:table-cell table:formula="of:=IF(AND(ISNUMBER([.I935]);ISNUMBER([.E935]));[.E935]-[.I9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5]+1" office:value-type="float" office:value="936" calcext:value-type="float">
            <text:p>936</text:p>
          </table:table-cell>
          <table:table-cell table:formula="of:=IF(AND(ISNUMBER([.G936]);ISNUMBER([.C936]));[.C936]-[.G936];0)" office:value-type="float" office:value="0" calcext:value-type="float">
            <text:p>0</text:p>
          </table:table-cell>
          <table:table-cell/>
          <table:table-cell table:formula="of:=IF(AND(ISNUMBER([.I936]);ISNUMBER([.E936]));[.E936]-[.I9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79.86" calcext:value-type="float">
            <text:p>779.8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6]+1" office:value-type="float" office:value="937" calcext:value-type="float">
            <text:p>937</text:p>
          </table:table-cell>
          <table:table-cell table:formula="of:=IF(AND(ISNUMBER([.G937]);ISNUMBER([.C937]));[.C937]-[.G937];0)" office:value-type="float" office:value="0" calcext:value-type="float">
            <text:p>0</text:p>
          </table:table-cell>
          <table:table-cell/>
          <table:table-cell table:formula="of:=IF(AND(ISNUMBER([.I937]);ISNUMBER([.E937]));[.E937]-[.I9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937]+1" office:value-type="float" office:value="938" calcext:value-type="float">
            <text:p>938</text:p>
          </table:table-cell>
          <table:table-cell table:formula="of:=IF(AND(ISNUMBER([.G938]);ISNUMBER([.C938]));[.C938]-[.G938];0)" office:value-type="float" office:value="0" calcext:value-type="float">
            <text:p>0</text:p>
          </table:table-cell>
          <table:table-cell/>
          <table:table-cell table:formula="of:=IF(AND(ISNUMBER([.I938]);ISNUMBER([.E938]));[.E938]-[.I9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938]+1" office:value-type="float" office:value="939" calcext:value-type="float">
            <text:p>939</text:p>
          </table:table-cell>
          <table:table-cell table:formula="of:=IF(AND(ISNUMBER([.G939]);ISNUMBER([.C939]));[.C939]-[.G939];0)" office:value-type="float" office:value="0" calcext:value-type="float">
            <text:p>0</text:p>
          </table:table-cell>
          <table:table-cell/>
          <table:table-cell table:formula="of:=IF(AND(ISNUMBER([.I939]);ISNUMBER([.E939]));[.E939]-[.I939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39]+1" office:value-type="float" office:value="940" calcext:value-type="float">
            <text:p>940</text:p>
          </table:table-cell>
          <table:table-cell table:formula="of:=IF(AND(ISNUMBER([.G940]);ISNUMBER([.C940]));[.C940]-[.G940];0)" office:value-type="float" office:value="0" calcext:value-type="float">
            <text:p>0</text:p>
          </table:table-cell>
          <table:table-cell/>
          <table:table-cell table:formula="of:=IF(AND(ISNUMBER([.I940]);ISNUMBER([.E940]));[.E940]-[.I9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table:formula="of:=[.K940]+1" office:value-type="float" office:value="941" calcext:value-type="float">
            <text:p>941</text:p>
          </table:table-cell>
          <table:table-cell table:formula="of:=IF(AND(ISNUMBER([.G941]);ISNUMBER([.C941]));[.C941]-[.G941];0)" office:value-type="float" office:value="0" calcext:value-type="float">
            <text:p>0</text:p>
          </table:table-cell>
          <table:table-cell/>
          <table:table-cell table:formula="of:=IF(AND(ISNUMBER([.I941]);ISNUMBER([.E941]));[.E941]-[.I941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table:formula="of:=[.K941]+1" office:value-type="float" office:value="942" calcext:value-type="float">
            <text:p>942</text:p>
          </table:table-cell>
          <table:table-cell table:formula="of:=IF(AND(ISNUMBER([.G942]);ISNUMBER([.C942]));[.C942]-[.G942];0)" office:value-type="float" office:value="1.4" calcext:value-type="float">
            <text:p>1.4</text:p>
          </table:table-cell>
          <table:table-cell/>
          <table:table-cell table:formula="of:=IF(AND(ISNUMBER([.I942]);ISNUMBER([.E942]));[.E942]-[.I942];0)" office:value-type="float" office:value="-2.25" calcext:value-type="float">
            <text:p>-2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3.17" calcext:value-type="float">
            <text:p>3.17</text:p>
          </table:table-cell>
          <table:table-cell/>
          <table:table-cell table:formula="of:=[.K942]+1" office:value-type="float" office:value="943" calcext:value-type="float">
            <text:p>943</text:p>
          </table:table-cell>
          <table:table-cell table:formula="of:=IF(AND(ISNUMBER([.G943]);ISNUMBER([.C943]));[.C943]-[.G943];0)" office:value-type="float" office:value="0.59" calcext:value-type="float">
            <text:p>0.59</text:p>
          </table:table-cell>
          <table:table-cell/>
          <table:table-cell table:formula="of:=IF(AND(ISNUMBER([.I943]);ISNUMBER([.E943]));[.E943]-[.I943];0)" office:value-type="float" office:value="-3.05" calcext:value-type="float">
            <text:p>-3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0.13" calcext:value-type="float">
            <text:p>0.13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[.K943]+1" office:value-type="float" office:value="944" calcext:value-type="float">
            <text:p>944</text:p>
          </table:table-cell>
          <table:table-cell table:formula="of:=IF(AND(ISNUMBER([.G944]);ISNUMBER([.C944]));[.C944]-[.G944];0)" office:value-type="float" office:value="0.96" calcext:value-type="float">
            <text:p>0.96</text:p>
          </table:table-cell>
          <table:table-cell/>
          <table:table-cell table:formula="of:=IF(AND(ISNUMBER([.I944]);ISNUMBER([.E944]));[.E944]-[.I944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table:formula="of:=[.K944]+1" office:value-type="float" office:value="945" calcext:value-type="float">
            <text:p>945</text:p>
          </table:table-cell>
          <table:table-cell table:formula="of:=IF(AND(ISNUMBER([.G945]);ISNUMBER([.C945]));[.C945]-[.G945];0)" office:value-type="float" office:value="-0.02" calcext:value-type="float">
            <text:p>-0.02</text:p>
          </table:table-cell>
          <table:table-cell/>
          <table:table-cell table:formula="of:=IF(AND(ISNUMBER([.I945]);ISNUMBER([.E945]));[.E945]-[.I945];0)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table:formula="of:=[.K945]+1" office:value-type="float" office:value="946" calcext:value-type="float">
            <text:p>946</text:p>
          </table:table-cell>
          <table:table-cell table:formula="of:=IF(AND(ISNUMBER([.G946]);ISNUMBER([.C946]));[.C946]-[.G946];0)" office:value-type="float" office:value="-0.0900000000000001" calcext:value-type="float">
            <text:p>-0.09</text:p>
          </table:table-cell>
          <table:table-cell/>
          <table:table-cell table:formula="of:=IF(AND(ISNUMBER([.I946]);ISNUMBER([.E946]));[.E946]-[.I946];0)"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13.61" calcext:value-type="float">
            <text:p>13.61</text:p>
          </table:table-cell>
          <table:table-cell/>
          <table:table-cell table:formula="of:=[.K946]+1" office:value-type="float" office:value="947" calcext:value-type="float">
            <text:p>947</text:p>
          </table:table-cell>
          <table:table-cell table:formula="of:=IF(AND(ISNUMBER([.G947]);ISNUMBER([.C947]));[.C947]-[.G947];0)" office:value-type="float" office:value="-0.03" calcext:value-type="float">
            <text:p>-0.03</text:p>
          </table:table-cell>
          <table:table-cell/>
          <table:table-cell table:formula="of:=IF(AND(ISNUMBER([.I947]);ISNUMBER([.E947]));[.E947]-[.I947];0)" office:value-type="float" office:value="-13.39" calcext:value-type="float">
            <text:p>-13.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24.65" calcext:value-type="float">
            <text:p>24.65</text:p>
          </table:table-cell>
          <table:table-cell/>
          <table:table-cell table:formula="of:=[.K947]+1" office:value-type="float" office:value="948" calcext:value-type="float">
            <text:p>948</text:p>
          </table:table-cell>
          <table:table-cell table:formula="of:=IF(AND(ISNUMBER([.G948]);ISNUMBER([.C948]));[.C948]-[.G948];0)" office:value-type="float" office:value="-0.19" calcext:value-type="float">
            <text:p>-0.19</text:p>
          </table:table-cell>
          <table:table-cell/>
          <table:table-cell table:formula="of:=IF(AND(ISNUMBER([.I948]);ISNUMBER([.E948]));[.E948]-[.I948];0)" office:value-type="float" office:value="-24.43" calcext:value-type="float">
            <text:p>-24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table:formula="of:=[.K948]+1" office:value-type="float" office:value="949" calcext:value-type="float">
            <text:p>949</text:p>
          </table:table-cell>
          <table:table-cell table:formula="of:=IF(AND(ISNUMBER([.G949]);ISNUMBER([.C949]));[.C949]-[.G949];0)" office:value-type="float" office:value="0" calcext:value-type="float">
            <text:p>0</text:p>
          </table:table-cell>
          <table:table-cell/>
          <table:table-cell table:formula="of:=IF(AND(ISNUMBER([.I949]);ISNUMBER([.E949]));[.E949]-[.I949];0)" office:value-type="float" office:value="-0.1" calcext:value-type="float">
            <text:p>-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949]+1" office:value-type="float" office:value="950" calcext:value-type="float">
            <text:p>950</text:p>
          </table:table-cell>
          <table:table-cell table:formula="of:=IF(AND(ISNUMBER([.G950]);ISNUMBER([.C950]));[.C950]-[.G950];0)" office:value-type="float" office:value="-0.01" calcext:value-type="float">
            <text:p>-0.01</text:p>
          </table:table-cell>
          <table:table-cell/>
          <table:table-cell table:formula="of:=IF(AND(ISNUMBER([.I950]);ISNUMBER([.E950]));[.E950]-[.I9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57.31" calcext:value-type="float">
            <text:p>57.31</text:p>
          </table:table-cell>
          <table:table-cell/>
          <table:table-cell table:formula="of:=[.K950]+1" office:value-type="float" office:value="951" calcext:value-type="float">
            <text:p>951</text:p>
          </table:table-cell>
          <table:table-cell table:formula="of:=IF(AND(ISNUMBER([.G951]);ISNUMBER([.C951]));[.C951]-[.G951];0)" office:value-type="float" office:value="-0.03" calcext:value-type="float">
            <text:p>-0.03</text:p>
          </table:table-cell>
          <table:table-cell/>
          <table:table-cell table:formula="of:=IF(AND(ISNUMBER([.I951]);ISNUMBER([.E951]));[.E951]-[.I951];0)" office:value-type="float" office:value="-56.94" calcext:value-type="float">
            <text:p>-56.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1.51" calcext:value-type="float">
            <text:p>1.51</text:p>
          </table:table-cell>
          <table:table-cell/>
          <table:table-cell table:formula="of:=[.K951]+1" office:value-type="float" office:value="952" calcext:value-type="float">
            <text:p>952</text:p>
          </table:table-cell>
          <table:table-cell table:formula="of:=IF(AND(ISNUMBER([.G952]);ISNUMBER([.C952]));[.C952]-[.G952];0)" office:value-type="float" office:value="-0.12" calcext:value-type="float">
            <text:p>-0.12</text:p>
          </table:table-cell>
          <table:table-cell/>
          <table:table-cell table:formula="of:=IF(AND(ISNUMBER([.I952]);ISNUMBER([.E952]));[.E952]-[.I952];0)" office:value-type="float" office:value="-1.13" calcext:value-type="float">
            <text:p>-1.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113.3" calcext:value-type="float">
            <text:p>113.3</text:p>
          </table:table-cell>
          <table:table-cell/>
          <table:table-cell table:formula="of:=[.K952]+1" office:value-type="float" office:value="953" calcext:value-type="float">
            <text:p>953</text:p>
          </table:table-cell>
          <table:table-cell table:formula="of:=IF(AND(ISNUMBER([.G953]);ISNUMBER([.C953]));[.C953]-[.G953];0)" office:value-type="float" office:value="-0.11" calcext:value-type="float">
            <text:p>-0.11</text:p>
          </table:table-cell>
          <table:table-cell/>
          <table:table-cell table:formula="of:=IF(AND(ISNUMBER([.I953]);ISNUMBER([.E953]));[.E953]-[.I953];0)" office:value-type="float" office:value="-112.79" calcext:value-type="float">
            <text:p>-112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.34" calcext:value-type="float">
            <text:p>1.34</text:p>
          </table:table-cell>
          <table:table-cell/>
          <table:table-cell office:value-type="float" office:value="1.02" calcext:value-type="float">
            <text:p>1.02</text:p>
          </table:table-cell>
          <table:table-cell/>
          <table:table-cell office:value-type="float" office:value="0.98" calcext:value-type="float">
            <text:p>0.98</text:p>
          </table:table-cell>
          <table:table-cell/>
          <table:table-cell table:formula="of:=[.K953]+1" office:value-type="float" office:value="954" calcext:value-type="float">
            <text:p>954</text:p>
          </table:table-cell>
          <table:table-cell table:formula="of:=IF(AND(ISNUMBER([.G954]);ISNUMBER([.C954]));[.C954]-[.G954];0)" office:value-type="float" office:value="0" calcext:value-type="float">
            <text:p>0</text:p>
          </table:table-cell>
          <table:table-cell/>
          <table:table-cell table:formula="of:=IF(AND(ISNUMBER([.I954]);ISNUMBER([.E954]));[.E954]-[.I954];0)"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float" office:value="892.57" calcext:value-type="float">
            <text:p>892.57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.09" calcext:value-type="float">
            <text:p>1.09</text:p>
          </table:table-cell>
          <table:table-cell/>
          <table:table-cell table:formula="of:=[.K954]+1" office:value-type="float" office:value="955" calcext:value-type="float">
            <text:p>955</text:p>
          </table:table-cell>
          <table:table-cell table:formula="of:=IF(AND(ISNUMBER([.G955]);ISNUMBER([.C955]));[.C955]-[.G955];0)" office:value-type="float" office:value="0" calcext:value-type="float">
            <text:p>0</text:p>
          </table:table-cell>
          <table:table-cell/>
          <table:table-cell table:formula="of:=IF(AND(ISNUMBER([.I955]);ISNUMBER([.E955]));[.E955]-[.I955];0)" office:value-type="float" office:value="0.61" calcext:value-type="float">
            <text:p>0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34" calcext:value-type="float">
            <text:p>4.34</text:p>
          </table:table-cell>
          <table:table-cell/>
          <table:table-cell office:value-type="float" office:value="787.28" calcext:value-type="float">
            <text:p>787.2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55]+1" office:value-type="float" office:value="956" calcext:value-type="float">
            <text:p>956</text:p>
          </table:table-cell>
          <table:table-cell table:formula="of:=IF(AND(ISNUMBER([.G956]);ISNUMBER([.C956]));[.C956]-[.G956];0)" office:value-type="float" office:value="0" calcext:value-type="float">
            <text:p>0</text:p>
          </table:table-cell>
          <table:table-cell/>
          <table:table-cell table:formula="of:=IF(AND(ISNUMBER([.I956]);ISNUMBER([.E956]));[.E956]-[.I9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17" calcext:value-type="float">
            <text:p>4.17</text:p>
          </table:table-cell>
          <table:table-cell/>
          <table:table-cell office:value-type="float" office:value="999.5" calcext:value-type="float">
            <text:p>999.5</text:p>
          </table:table-cell>
          <table:table-cell/>
          <table:table-cell office:value-type="float" office:value="1.71" calcext:value-type="float">
            <text:p>1.71</text:p>
          </table:table-cell>
          <table:table-cell/>
          <table:table-cell table:formula="of:=[.K956]+1" office:value-type="float" office:value="957" calcext:value-type="float">
            <text:p>957</text:p>
          </table:table-cell>
          <table:table-cell table:formula="of:=IF(AND(ISNUMBER([.G957]);ISNUMBER([.C957]));[.C957]-[.G957];0)" office:value-type="float" office:value="0" calcext:value-type="float">
            <text:p>0</text:p>
          </table:table-cell>
          <table:table-cell/>
          <table:table-cell table:formula="of:=IF(AND(ISNUMBER([.I957]);ISNUMBER([.E957]));[.E957]-[.I957];0)" office:value-type="float" office:value="2.46" calcext:value-type="float">
            <text:p>2.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.18" calcext:value-type="float">
            <text:p>2.1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.13" calcext:value-type="float">
            <text:p>4.13</text:p>
          </table:table-cell>
          <table:table-cell/>
          <table:table-cell table:formula="of:=[.K957]+1" office:value-type="float" office:value="958" calcext:value-type="float">
            <text:p>958</text:p>
          </table:table-cell>
          <table:table-cell table:formula="of:=IF(AND(ISNUMBER([.G958]);ISNUMBER([.C958]));[.C958]-[.G958];0)" office:value-type="float" office:value="0" calcext:value-type="float">
            <text:p>0</text:p>
          </table:table-cell>
          <table:table-cell/>
          <table:table-cell table:formula="of:=IF(AND(ISNUMBER([.I958]);ISNUMBER([.E958]));[.E958]-[.I958];0)" office:value-type="float" office:value="-1.95" calcext:value-type="float">
            <text:p>-1.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.76" calcext:value-type="float">
            <text:p>6.7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58]+1" office:value-type="float" office:value="959" calcext:value-type="float">
            <text:p>959</text:p>
          </table:table-cell>
          <table:table-cell table:formula="of:=IF(AND(ISNUMBER([.G959]);ISNUMBER([.C959]));[.C959]-[.G959];0)" office:value-type="float" office:value="0" calcext:value-type="float">
            <text:p>0</text:p>
          </table:table-cell>
          <table:table-cell/>
          <table:table-cell table:formula="of:=IF(AND(ISNUMBER([.I959]);ISNUMBER([.E959]));[.E959]-[.I9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94" calcext:value-type="float">
            <text:p>8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59]+1" office:value-type="float" office:value="960" calcext:value-type="float">
            <text:p>960</text:p>
          </table:table-cell>
          <table:table-cell table:formula="of:=IF(AND(ISNUMBER([.G960]);ISNUMBER([.C960]));[.C960]-[.G960];0)" office:value-type="float" office:value="0" calcext:value-type="float">
            <text:p>0</text:p>
          </table:table-cell>
          <table:table-cell/>
          <table:table-cell table:formula="of:=IF(AND(ISNUMBER([.I960]);ISNUMBER([.E960]));[.E960]-[.I9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960]+1" office:value-type="float" office:value="961" calcext:value-type="float">
            <text:p>961</text:p>
          </table:table-cell>
          <table:table-cell table:formula="of:=IF(AND(ISNUMBER([.G961]);ISNUMBER([.C961]));[.C961]-[.G961];0)" office:value-type="float" office:value="0" calcext:value-type="float">
            <text:p>0</text:p>
          </table:table-cell>
          <table:table-cell/>
          <table:table-cell table:formula="of:=IF(AND(ISNUMBER([.I961]);ISNUMBER([.E961]));[.E961]-[.I9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1]+1" office:value-type="float" office:value="962" calcext:value-type="float">
            <text:p>962</text:p>
          </table:table-cell>
          <table:table-cell table:formula="of:=IF(AND(ISNUMBER([.G962]);ISNUMBER([.C962]));[.C962]-[.G962];0)" office:value-type="float" office:value="0" calcext:value-type="float">
            <text:p>0</text:p>
          </table:table-cell>
          <table:table-cell/>
          <table:table-cell table:formula="of:=IF(AND(ISNUMBER([.I962]);ISNUMBER([.E962]));[.E962]-[.I9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44" calcext:value-type="float">
            <text:p>8.4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2]+1" office:value-type="float" office:value="963" calcext:value-type="float">
            <text:p>963</text:p>
          </table:table-cell>
          <table:table-cell table:formula="of:=IF(AND(ISNUMBER([.G963]);ISNUMBER([.C963]));[.C963]-[.G963];0)" office:value-type="float" office:value="0" calcext:value-type="float">
            <text:p>0</text:p>
          </table:table-cell>
          <table:table-cell/>
          <table:table-cell table:formula="of:=IF(AND(ISNUMBER([.I963]);ISNUMBER([.E963]));[.E963]-[.I9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92" calcext:value-type="float">
            <text:p>8.9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3]+1" office:value-type="float" office:value="964" calcext:value-type="float">
            <text:p>964</text:p>
          </table:table-cell>
          <table:table-cell table:formula="of:=IF(AND(ISNUMBER([.G964]);ISNUMBER([.C964]));[.C964]-[.G964];0)" office:value-type="float" office:value="0" calcext:value-type="float">
            <text:p>0</text:p>
          </table:table-cell>
          <table:table-cell/>
          <table:table-cell table:formula="of:=IF(AND(ISNUMBER([.I964]);ISNUMBER([.E964]));[.E964]-[.I9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4]+1" office:value-type="float" office:value="965" calcext:value-type="float">
            <text:p>965</text:p>
          </table:table-cell>
          <table:table-cell table:formula="of:=IF(AND(ISNUMBER([.G965]);ISNUMBER([.C965]));[.C965]-[.G965];0)" office:value-type="float" office:value="0" calcext:value-type="float">
            <text:p>0</text:p>
          </table:table-cell>
          <table:table-cell/>
          <table:table-cell table:formula="of:=IF(AND(ISNUMBER([.I965]);ISNUMBER([.E965]));[.E965]-[.I9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0.65" calcext:value-type="float">
            <text:p>10.6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5]+1" office:value-type="float" office:value="966" calcext:value-type="float">
            <text:p>966</text:p>
          </table:table-cell>
          <table:table-cell table:formula="of:=IF(AND(ISNUMBER([.G966]);ISNUMBER([.C966]));[.C966]-[.G966];0)" office:value-type="float" office:value="0" calcext:value-type="float">
            <text:p>0</text:p>
          </table:table-cell>
          <table:table-cell/>
          <table:table-cell table:formula="of:=IF(AND(ISNUMBER([.I966]);ISNUMBER([.E966]));[.E966]-[.I9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9.69" calcext:value-type="float">
            <text:p>19.6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6]+1" office:value-type="float" office:value="967" calcext:value-type="float">
            <text:p>967</text:p>
          </table:table-cell>
          <table:table-cell table:formula="of:=IF(AND(ISNUMBER([.G967]);ISNUMBER([.C967]));[.C967]-[.G967];0)" office:value-type="float" office:value="0" calcext:value-type="float">
            <text:p>0</text:p>
          </table:table-cell>
          <table:table-cell/>
          <table:table-cell table:formula="of:=IF(AND(ISNUMBER([.I967]);ISNUMBER([.E967]));[.E967]-[.I9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7]+1" office:value-type="float" office:value="968" calcext:value-type="float">
            <text:p>968</text:p>
          </table:table-cell>
          <table:table-cell table:formula="of:=IF(AND(ISNUMBER([.G968]);ISNUMBER([.C968]));[.C968]-[.G968];0)" office:value-type="float" office:value="0" calcext:value-type="float">
            <text:p>0</text:p>
          </table:table-cell>
          <table:table-cell/>
          <table:table-cell table:formula="of:=IF(AND(ISNUMBER([.I968]);ISNUMBER([.E968]));[.E968]-[.I9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9.57" calcext:value-type="float">
            <text:p>19.5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8]+1" office:value-type="float" office:value="969" calcext:value-type="float">
            <text:p>969</text:p>
          </table:table-cell>
          <table:table-cell table:formula="of:=IF(AND(ISNUMBER([.G969]);ISNUMBER([.C969]));[.C969]-[.G969];0)" office:value-type="float" office:value="0" calcext:value-type="float">
            <text:p>0</text:p>
          </table:table-cell>
          <table:table-cell/>
          <table:table-cell table:formula="of:=IF(AND(ISNUMBER([.I969]);ISNUMBER([.E969]));[.E969]-[.I9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7.96" calcext:value-type="float">
            <text:p>27.9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69]+1" office:value-type="float" office:value="970" calcext:value-type="float">
            <text:p>970</text:p>
          </table:table-cell>
          <table:table-cell table:formula="of:=IF(AND(ISNUMBER([.G970]);ISNUMBER([.C970]));[.C970]-[.G970];0)" office:value-type="float" office:value="0" calcext:value-type="float">
            <text:p>0</text:p>
          </table:table-cell>
          <table:table-cell/>
          <table:table-cell table:formula="of:=IF(AND(ISNUMBER([.I970]);ISNUMBER([.E970]));[.E970]-[.I9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.76" calcext:value-type="float">
            <text:p>11.7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0]+1" office:value-type="float" office:value="971" calcext:value-type="float">
            <text:p>971</text:p>
          </table:table-cell>
          <table:table-cell table:formula="of:=IF(AND(ISNUMBER([.G971]);ISNUMBER([.C971]));[.C971]-[.G971];0)" office:value-type="float" office:value="0" calcext:value-type="float">
            <text:p>0</text:p>
          </table:table-cell>
          <table:table-cell/>
          <table:table-cell table:formula="of:=IF(AND(ISNUMBER([.I971]);ISNUMBER([.E971]));[.E971]-[.I9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971]+1" office:value-type="float" office:value="972" calcext:value-type="float">
            <text:p>972</text:p>
          </table:table-cell>
          <table:table-cell table:formula="of:=IF(AND(ISNUMBER([.G972]);ISNUMBER([.C972]));[.C972]-[.G972];0)" office:value-type="float" office:value="-0.01" calcext:value-type="float">
            <text:p>-0.01</text:p>
          </table:table-cell>
          <table:table-cell/>
          <table:table-cell table:formula="of:=IF(AND(ISNUMBER([.I972]);ISNUMBER([.E972]));[.E972]-[.I9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7.39" calcext:value-type="float">
            <text:p>37.3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2]+1" office:value-type="float" office:value="973" calcext:value-type="float">
            <text:p>973</text:p>
          </table:table-cell>
          <table:table-cell table:formula="of:=IF(AND(ISNUMBER([.G973]);ISNUMBER([.C973]));[.C973]-[.G973];0)" office:value-type="float" office:value="0" calcext:value-type="float">
            <text:p>0</text:p>
          </table:table-cell>
          <table:table-cell/>
          <table:table-cell table:formula="of:=IF(AND(ISNUMBER([.I973]);ISNUMBER([.E973]));[.E973]-[.I9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8.04" calcext:value-type="float">
            <text:p>48.0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3]+1" office:value-type="float" office:value="974" calcext:value-type="float">
            <text:p>974</text:p>
          </table:table-cell>
          <table:table-cell table:formula="of:=IF(AND(ISNUMBER([.G974]);ISNUMBER([.C974]));[.C974]-[.G974];0)" office:value-type="float" office:value="0" calcext:value-type="float">
            <text:p>0</text:p>
          </table:table-cell>
          <table:table-cell/>
          <table:table-cell table:formula="of:=IF(AND(ISNUMBER([.I974]);ISNUMBER([.E974]));[.E974]-[.I9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3.69" calcext:value-type="float">
            <text:p>13.6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4]+1" office:value-type="float" office:value="975" calcext:value-type="float">
            <text:p>975</text:p>
          </table:table-cell>
          <table:table-cell table:formula="of:=IF(AND(ISNUMBER([.G975]);ISNUMBER([.C975]));[.C975]-[.G975];0)" office:value-type="float" office:value="0" calcext:value-type="float">
            <text:p>0</text:p>
          </table:table-cell>
          <table:table-cell/>
          <table:table-cell table:formula="of:=IF(AND(ISNUMBER([.I975]);ISNUMBER([.E975]));[.E975]-[.I9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0.33" calcext:value-type="float">
            <text:p>80.3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5]+1" office:value-type="float" office:value="976" calcext:value-type="float">
            <text:p>976</text:p>
          </table:table-cell>
          <table:table-cell table:formula="of:=IF(AND(ISNUMBER([.G976]);ISNUMBER([.C976]));[.C976]-[.G976];0)" office:value-type="float" office:value="0" calcext:value-type="float">
            <text:p>0</text:p>
          </table:table-cell>
          <table:table-cell/>
          <table:table-cell table:formula="of:=IF(AND(ISNUMBER([.I976]);ISNUMBER([.E976]));[.E976]-[.I9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4.94" calcext:value-type="float">
            <text:p>54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6]+1" office:value-type="float" office:value="977" calcext:value-type="float">
            <text:p>977</text:p>
          </table:table-cell>
          <table:table-cell table:formula="of:=IF(AND(ISNUMBER([.G977]);ISNUMBER([.C977]));[.C977]-[.G977];0)" office:value-type="float" office:value="0" calcext:value-type="float">
            <text:p>0</text:p>
          </table:table-cell>
          <table:table-cell/>
          <table:table-cell table:formula="of:=IF(AND(ISNUMBER([.I977]);ISNUMBER([.E977]));[.E977]-[.I9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.48" calcext:value-type="float">
            <text:p>20.4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7]+1" office:value-type="float" office:value="978" calcext:value-type="float">
            <text:p>978</text:p>
          </table:table-cell>
          <table:table-cell table:formula="of:=IF(AND(ISNUMBER([.G978]);ISNUMBER([.C978]));[.C978]-[.G978];0)" office:value-type="float" office:value="0" calcext:value-type="float">
            <text:p>0</text:p>
          </table:table-cell>
          <table:table-cell/>
          <table:table-cell table:formula="of:=IF(AND(ISNUMBER([.I978]);ISNUMBER([.E978]));[.E978]-[.I9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4.47" calcext:value-type="float">
            <text:p>114.4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8]+1" office:value-type="float" office:value="979" calcext:value-type="float">
            <text:p>979</text:p>
          </table:table-cell>
          <table:table-cell table:formula="of:=IF(AND(ISNUMBER([.G979]);ISNUMBER([.C979]));[.C979]-[.G979];0)" office:value-type="float" office:value="0" calcext:value-type="float">
            <text:p>0</text:p>
          </table:table-cell>
          <table:table-cell/>
          <table:table-cell table:formula="of:=IF(AND(ISNUMBER([.I979]);ISNUMBER([.E979]));[.E979]-[.I9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8.78" calcext:value-type="float">
            <text:p>78.7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79]+1" office:value-type="float" office:value="980" calcext:value-type="float">
            <text:p>980</text:p>
          </table:table-cell>
          <table:table-cell table:formula="of:=IF(AND(ISNUMBER([.G980]);ISNUMBER([.C980]));[.C980]-[.G980];0)" office:value-type="float" office:value="0" calcext:value-type="float">
            <text:p>0</text:p>
          </table:table-cell>
          <table:table-cell/>
          <table:table-cell table:formula="of:=IF(AND(ISNUMBER([.I980]);ISNUMBER([.E980]));[.E980]-[.I9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4.14" calcext:value-type="float">
            <text:p>24.1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0]+1" office:value-type="float" office:value="981" calcext:value-type="float">
            <text:p>981</text:p>
          </table:table-cell>
          <table:table-cell table:formula="of:=IF(AND(ISNUMBER([.G981]);ISNUMBER([.C981]));[.C981]-[.G981];0)" office:value-type="float" office:value="0" calcext:value-type="float">
            <text:p>0</text:p>
          </table:table-cell>
          <table:table-cell/>
          <table:table-cell table:formula="of:=IF(AND(ISNUMBER([.I981]);ISNUMBER([.E981]));[.E981]-[.I9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56.41" calcext:value-type="float">
            <text:p>156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1]+1" office:value-type="float" office:value="982" calcext:value-type="float">
            <text:p>982</text:p>
          </table:table-cell>
          <table:table-cell table:formula="of:=IF(AND(ISNUMBER([.G982]);ISNUMBER([.C982]));[.C982]-[.G982];0)" office:value-type="float" office:value="0" calcext:value-type="float">
            <text:p>0</text:p>
          </table:table-cell>
          <table:table-cell/>
          <table:table-cell table:formula="of:=IF(AND(ISNUMBER([.I982]);ISNUMBER([.E982]));[.E982]-[.I9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982]+1" office:value-type="float" office:value="983" calcext:value-type="float">
            <text:p>983</text:p>
          </table:table-cell>
          <table:table-cell table:formula="of:=IF(AND(ISNUMBER([.G983]);ISNUMBER([.C983]));[.C983]-[.G983];0)" office:value-type="float" office:value="0.01" calcext:value-type="float">
            <text:p>0.01</text:p>
          </table:table-cell>
          <table:table-cell/>
          <table:table-cell table:formula="of:=IF(AND(ISNUMBER([.I983]);ISNUMBER([.E983]));[.E983]-[.I9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09.9" calcext:value-type="float">
            <text:p>109.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3]+1" office:value-type="float" office:value="984" calcext:value-type="float">
            <text:p>984</text:p>
          </table:table-cell>
          <table:table-cell table:formula="of:=IF(AND(ISNUMBER([.G984]);ISNUMBER([.C984]));[.C984]-[.G984];0)" office:value-type="float" office:value="0" calcext:value-type="float">
            <text:p>0</text:p>
          </table:table-cell>
          <table:table-cell/>
          <table:table-cell table:formula="of:=IF(AND(ISNUMBER([.I984]);ISNUMBER([.E984]));[.E984]-[.I9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2.63" calcext:value-type="float">
            <text:p>52.6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4]+1" office:value-type="float" office:value="985" calcext:value-type="float">
            <text:p>985</text:p>
          </table:table-cell>
          <table:table-cell table:formula="of:=IF(AND(ISNUMBER([.G985]);ISNUMBER([.C985]));[.C985]-[.G985];0)" office:value-type="float" office:value="0" calcext:value-type="float">
            <text:p>0</text:p>
          </table:table-cell>
          <table:table-cell/>
          <table:table-cell table:formula="of:=IF(AND(ISNUMBER([.I985]);ISNUMBER([.E985]));[.E985]-[.I9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95.5" calcext:value-type="float">
            <text:p>195.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5]+1" office:value-type="float" office:value="986" calcext:value-type="float">
            <text:p>986</text:p>
          </table:table-cell>
          <table:table-cell table:formula="of:=IF(AND(ISNUMBER([.G986]);ISNUMBER([.C986]));[.C986]-[.G986];0)" office:value-type="float" office:value="0" calcext:value-type="float">
            <text:p>0</text:p>
          </table:table-cell>
          <table:table-cell/>
          <table:table-cell table:formula="of:=IF(AND(ISNUMBER([.I986]);ISNUMBER([.E986]));[.E986]-[.I9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48.31" calcext:value-type="float">
            <text:p>148.3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6]+1" office:value-type="float" office:value="987" calcext:value-type="float">
            <text:p>987</text:p>
          </table:table-cell>
          <table:table-cell table:formula="of:=IF(AND(ISNUMBER([.G987]);ISNUMBER([.C987]));[.C987]-[.G987];0)" office:value-type="float" office:value="0" calcext:value-type="float">
            <text:p>0</text:p>
          </table:table-cell>
          <table:table-cell/>
          <table:table-cell table:formula="of:=IF(AND(ISNUMBER([.I987]);ISNUMBER([.E987]));[.E987]-[.I9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0.61" calcext:value-type="float">
            <text:p>60.6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7]+1" office:value-type="float" office:value="988" calcext:value-type="float">
            <text:p>988</text:p>
          </table:table-cell>
          <table:table-cell table:formula="of:=IF(AND(ISNUMBER([.G988]);ISNUMBER([.C988]));[.C988]-[.G988];0)" office:value-type="float" office:value="0" calcext:value-type="float">
            <text:p>0</text:p>
          </table:table-cell>
          <table:table-cell/>
          <table:table-cell table:formula="of:=IF(AND(ISNUMBER([.I988]);ISNUMBER([.E988]));[.E988]-[.I9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40.69" calcext:value-type="float">
            <text:p>240.6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8]+1" office:value-type="float" office:value="989" calcext:value-type="float">
            <text:p>989</text:p>
          </table:table-cell>
          <table:table-cell table:formula="of:=IF(AND(ISNUMBER([.G989]);ISNUMBER([.C989]));[.C989]-[.G989];0)" office:value-type="float" office:value="0" calcext:value-type="float">
            <text:p>0</text:p>
          </table:table-cell>
          <table:table-cell/>
          <table:table-cell table:formula="of:=IF(AND(ISNUMBER([.I989]);ISNUMBER([.E989]));[.E989]-[.I9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67.77" calcext:value-type="float">
            <text:p>167.7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89]+1" office:value-type="float" office:value="990" calcext:value-type="float">
            <text:p>990</text:p>
          </table:table-cell>
          <table:table-cell table:formula="of:=IF(AND(ISNUMBER([.G990]);ISNUMBER([.C990]));[.C990]-[.G990];0)" office:value-type="float" office:value="0" calcext:value-type="float">
            <text:p>0</text:p>
          </table:table-cell>
          <table:table-cell/>
          <table:table-cell table:formula="of:=IF(AND(ISNUMBER([.I990]);ISNUMBER([.E990]));[.E990]-[.I9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0]+1" office:value-type="float" office:value="991" calcext:value-type="float">
            <text:p>991</text:p>
          </table:table-cell>
          <table:table-cell table:formula="of:=IF(AND(ISNUMBER([.G991]);ISNUMBER([.C991]));[.C991]-[.G991];0)" office:value-type="float" office:value="0" calcext:value-type="float">
            <text:p>0</text:p>
          </table:table-cell>
          <table:table-cell/>
          <table:table-cell table:formula="of:=IF(AND(ISNUMBER([.I991]);ISNUMBER([.E991]));[.E991]-[.I9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04.08" calcext:value-type="float">
            <text:p>304.0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1]+1" office:value-type="float" office:value="992" calcext:value-type="float">
            <text:p>992</text:p>
          </table:table-cell>
          <table:table-cell table:formula="of:=IF(AND(ISNUMBER([.G992]);ISNUMBER([.C992]));[.C992]-[.G992];0)" office:value-type="float" office:value="0" calcext:value-type="float">
            <text:p>0</text:p>
          </table:table-cell>
          <table:table-cell/>
          <table:table-cell table:formula="of:=IF(AND(ISNUMBER([.I992]);ISNUMBER([.E992]));[.E992]-[.I9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43.62" calcext:value-type="float">
            <text:p>243.6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2]+1" office:value-type="float" office:value="993" calcext:value-type="float">
            <text:p>993</text:p>
          </table:table-cell>
          <table:table-cell table:formula="of:=IF(AND(ISNUMBER([.G993]);ISNUMBER([.C993]));[.C993]-[.G993];0)" office:value-type="float" office:value="0" calcext:value-type="float">
            <text:p>0</text:p>
          </table:table-cell>
          <table:table-cell/>
          <table:table-cell table:formula="of:=IF(AND(ISNUMBER([.I993]);ISNUMBER([.E993]));[.E993]-[.I9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993]+1" office:value-type="float" office:value="994" calcext:value-type="float">
            <text:p>994</text:p>
          </table:table-cell>
          <table:table-cell table:formula="of:=IF(AND(ISNUMBER([.G994]);ISNUMBER([.C994]));[.C994]-[.G994];0)" office:value-type="float" office:value="-0.13" calcext:value-type="float">
            <text:p>-0.13</text:p>
          </table:table-cell>
          <table:table-cell/>
          <table:table-cell table:formula="of:=IF(AND(ISNUMBER([.I994]);ISNUMBER([.E994]));[.E994]-[.I99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9.34" calcext:value-type="float">
            <text:p>89.3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4]+1" office:value-type="float" office:value="995" calcext:value-type="float">
            <text:p>995</text:p>
          </table:table-cell>
          <table:table-cell table:formula="of:=IF(AND(ISNUMBER([.G995]);ISNUMBER([.C995]));[.C995]-[.G995];0)" office:value-type="float" office:value="0" calcext:value-type="float">
            <text:p>0</text:p>
          </table:table-cell>
          <table:table-cell/>
          <table:table-cell table:formula="of:=IF(AND(ISNUMBER([.I995]);ISNUMBER([.E995]));[.E995]-[.I9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28.2" calcext:value-type="float">
            <text:p>428.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5]+1" office:value-type="float" office:value="996" calcext:value-type="float">
            <text:p>996</text:p>
          </table:table-cell>
          <table:table-cell table:formula="of:=IF(AND(ISNUMBER([.G996]);ISNUMBER([.C996]));[.C996]-[.G996];0)" office:value-type="float" office:value="0" calcext:value-type="float">
            <text:p>0</text:p>
          </table:table-cell>
          <table:table-cell/>
          <table:table-cell table:formula="of:=IF(AND(ISNUMBER([.I996]);ISNUMBER([.E996]));[.E996]-[.I9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55.14" calcext:value-type="float">
            <text:p>355.1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6]+1" office:value-type="float" office:value="997" calcext:value-type="float">
            <text:p>997</text:p>
          </table:table-cell>
          <table:table-cell table:formula="of:=IF(AND(ISNUMBER([.G997]);ISNUMBER([.C997]));[.C997]-[.G997];0)" office:value-type="float" office:value="0" calcext:value-type="float">
            <text:p>0</text:p>
          </table:table-cell>
          <table:table-cell/>
          <table:table-cell table:formula="of:=IF(AND(ISNUMBER([.I997]);ISNUMBER([.E997]));[.E997]-[.I9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25.54" calcext:value-type="float">
            <text:p>125.5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7]+1" office:value-type="float" office:value="998" calcext:value-type="float">
            <text:p>998</text:p>
          </table:table-cell>
          <table:table-cell table:formula="of:=IF(AND(ISNUMBER([.G998]);ISNUMBER([.C998]));[.C998]-[.G998];0)" office:value-type="float" office:value="0" calcext:value-type="float">
            <text:p>0</text:p>
          </table:table-cell>
          <table:table-cell/>
          <table:table-cell table:formula="of:=IF(AND(ISNUMBER([.I998]);ISNUMBER([.E998]));[.E998]-[.I9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36.57" calcext:value-type="float">
            <text:p>436.5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8]+1" office:value-type="float" office:value="999" calcext:value-type="float">
            <text:p>999</text:p>
          </table:table-cell>
          <table:table-cell table:formula="of:=IF(AND(ISNUMBER([.G999]);ISNUMBER([.C999]));[.C999]-[.G999];0)" office:value-type="float" office:value="0" calcext:value-type="float">
            <text:p>0</text:p>
          </table:table-cell>
          <table:table-cell/>
          <table:table-cell table:formula="of:=IF(AND(ISNUMBER([.I999]);ISNUMBER([.E999]));[.E999]-[.I99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36.58" calcext:value-type="float">
            <text:p>436.5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999]+1" office:value-type="float" office:value="1000" calcext:value-type="float">
            <text:p>1000</text:p>
          </table:table-cell>
          <table:table-cell table:formula="of:=IF(AND(ISNUMBER([.G1000]);ISNUMBER([.C1000]));[.C1000]-[.G1000];0)" office:value-type="float" office:value="0" calcext:value-type="float">
            <text:p>0</text:p>
          </table:table-cell>
          <table:table-cell/>
          <table:table-cell table:formula="of:=IF(AND(ISNUMBER([.I1000]);ISNUMBER([.E1000]));[.E1000]-[.I100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1.54" calcext:value-type="float">
            <text:p>111.5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0]+1" office:value-type="float" office:value="1001" calcext:value-type="float">
            <text:p>1001</text:p>
          </table:table-cell>
          <table:table-cell table:formula="of:=IF(AND(ISNUMBER([.G1001]);ISNUMBER([.C1001]));[.C1001]-[.G1001];0)" office:value-type="float" office:value="0" calcext:value-type="float">
            <text:p>0</text:p>
          </table:table-cell>
          <table:table-cell/>
          <table:table-cell table:formula="of:=IF(AND(ISNUMBER([.I1001]);ISNUMBER([.E1001]));[.E1001]-[.I100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73.77" calcext:value-type="float">
            <text:p>473.7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1]+1" office:value-type="float" office:value="1002" calcext:value-type="float">
            <text:p>1002</text:p>
          </table:table-cell>
          <table:table-cell table:formula="of:=IF(AND(ISNUMBER([.G1002]);ISNUMBER([.C1002]));[.C1002]-[.G1002];0)" office:value-type="float" office:value="0" calcext:value-type="float">
            <text:p>0</text:p>
          </table:table-cell>
          <table:table-cell/>
          <table:table-cell table:formula="of:=IF(AND(ISNUMBER([.I1002]);ISNUMBER([.E1002]));[.E1002]-[.I100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36.99" calcext:value-type="float">
            <text:p>536.9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2]+1" office:value-type="float" office:value="1003" calcext:value-type="float">
            <text:p>1003</text:p>
          </table:table-cell>
          <table:table-cell table:formula="of:=IF(AND(ISNUMBER([.G1003]);ISNUMBER([.C1003]));[.C1003]-[.G1003];0)" office:value-type="float" office:value="0" calcext:value-type="float">
            <text:p>0</text:p>
          </table:table-cell>
          <table:table-cell/>
          <table:table-cell table:formula="of:=IF(AND(ISNUMBER([.I1003]);ISNUMBER([.E1003]));[.E1003]-[.I100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58.11" calcext:value-type="float">
            <text:p>158.1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3]+1" office:value-type="float" office:value="1004" calcext:value-type="float">
            <text:p>1004</text:p>
          </table:table-cell>
          <table:table-cell table:formula="of:=IF(AND(ISNUMBER([.G1004]);ISNUMBER([.C1004]));[.C1004]-[.G1004];0)" office:value-type="float" office:value="0" calcext:value-type="float">
            <text:p>0</text:p>
          </table:table-cell>
          <table:table-cell/>
          <table:table-cell table:formula="of:=IF(AND(ISNUMBER([.I1004]);ISNUMBER([.E1004]));[.E1004]-[.I100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table:formula="of:=[.K1004]+1" office:value-type="float" office:value="1005" calcext:value-type="float">
            <text:p>1005</text:p>
          </table:table-cell>
          <table:table-cell table:formula="of:=IF(AND(ISNUMBER([.G1005]);ISNUMBER([.C1005]));[.C1005]-[.G1005];0)" office:value-type="float" office:value="0.59" calcext:value-type="float">
            <text:p>0.59</text:p>
          </table:table-cell>
          <table:table-cell/>
          <table:table-cell table:formula="of:=IF(AND(ISNUMBER([.I1005]);ISNUMBER([.E1005]));[.E1005]-[.I100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54.3" calcext:value-type="float">
            <text:p>654.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5]+1" office:value-type="float" office:value="1006" calcext:value-type="float">
            <text:p>1006</text:p>
          </table:table-cell>
          <table:table-cell table:formula="of:=IF(AND(ISNUMBER([.G1006]);ISNUMBER([.C1006]));[.C1006]-[.G1006];0)" office:value-type="float" office:value="0" calcext:value-type="float">
            <text:p>0</text:p>
          </table:table-cell>
          <table:table-cell/>
          <table:table-cell table:formula="of:=IF(AND(ISNUMBER([.I1006]);ISNUMBER([.E1006]));[.E1006]-[.I100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06.52" calcext:value-type="float">
            <text:p>606.5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6]+1" office:value-type="float" office:value="1007" calcext:value-type="float">
            <text:p>1007</text:p>
          </table:table-cell>
          <table:table-cell table:formula="of:=IF(AND(ISNUMBER([.G1007]);ISNUMBER([.C1007]));[.C1007]-[.G1007];0)" office:value-type="float" office:value="0" calcext:value-type="float">
            <text:p>0</text:p>
          </table:table-cell>
          <table:table-cell/>
          <table:table-cell table:formula="of:=IF(AND(ISNUMBER([.I1007]);ISNUMBER([.E1007]));[.E1007]-[.I100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82.63" calcext:value-type="float">
            <text:p>182.6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7]+1" office:value-type="float" office:value="1008" calcext:value-type="float">
            <text:p>1008</text:p>
          </table:table-cell>
          <table:table-cell table:formula="of:=IF(AND(ISNUMBER([.G1008]);ISNUMBER([.C1008]));[.C1008]-[.G1008];0)" office:value-type="float" office:value="0" calcext:value-type="float">
            <text:p>0</text:p>
          </table:table-cell>
          <table:table-cell/>
          <table:table-cell table:formula="of:=IF(AND(ISNUMBER([.I1008]);ISNUMBER([.E1008]));[.E1008]-[.I100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87.09" calcext:value-type="float">
            <text:p>787.0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8]+1" office:value-type="float" office:value="1009" calcext:value-type="float">
            <text:p>1009</text:p>
          </table:table-cell>
          <table:table-cell table:formula="of:=IF(AND(ISNUMBER([.G1009]);ISNUMBER([.C1009]));[.C1009]-[.G1009];0)" office:value-type="float" office:value="0" calcext:value-type="float">
            <text:p>0</text:p>
          </table:table-cell>
          <table:table-cell/>
          <table:table-cell table:formula="of:=IF(AND(ISNUMBER([.I1009]);ISNUMBER([.E1009]));[.E1009]-[.I100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25.94" calcext:value-type="float">
            <text:p>725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09]+1" office:value-type="float" office:value="1010" calcext:value-type="float">
            <text:p>1010</text:p>
          </table:table-cell>
          <table:table-cell table:formula="of:=IF(AND(ISNUMBER([.G1010]);ISNUMBER([.C1010]));[.C1010]-[.G1010];0)" office:value-type="float" office:value="0" calcext:value-type="float">
            <text:p>0</text:p>
          </table:table-cell>
          <table:table-cell/>
          <table:table-cell table:formula="of:=IF(AND(ISNUMBER([.I1010]);ISNUMBER([.E1010]));[.E1010]-[.I101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34.35" calcext:value-type="float">
            <text:p>234.3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0]+1" office:value-type="float" office:value="1011" calcext:value-type="float">
            <text:p>1011</text:p>
          </table:table-cell>
          <table:table-cell table:formula="of:=IF(AND(ISNUMBER([.G1011]);ISNUMBER([.C1011]));[.C1011]-[.G1011];0)" office:value-type="float" office:value="0" calcext:value-type="float">
            <text:p>0</text:p>
          </table:table-cell>
          <table:table-cell/>
          <table:table-cell table:formula="of:=IF(AND(ISNUMBER([.I1011]);ISNUMBER([.E1011]));[.E1011]-[.I10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28.94" calcext:value-type="float">
            <text:p>828.9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1]+1" office:value-type="float" office:value="1012" calcext:value-type="float">
            <text:p>1012</text:p>
          </table:table-cell>
          <table:table-cell table:formula="of:=IF(AND(ISNUMBER([.G1012]);ISNUMBER([.C1012]));[.C1012]-[.G1012];0)" office:value-type="float" office:value="0" calcext:value-type="float">
            <text:p>0</text:p>
          </table:table-cell>
          <table:table-cell/>
          <table:table-cell table:formula="of:=IF(AND(ISNUMBER([.I1012]);ISNUMBER([.E1012]));[.E1012]-[.I101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20.88" calcext:value-type="float">
            <text:p>920.8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2]+1" office:value-type="float" office:value="1013" calcext:value-type="float">
            <text:p>1013</text:p>
          </table:table-cell>
          <table:table-cell table:formula="of:=IF(AND(ISNUMBER([.G1013]);ISNUMBER([.C1013]));[.C1013]-[.G1013];0)" office:value-type="float" office:value="0" calcext:value-type="float">
            <text:p>0</text:p>
          </table:table-cell>
          <table:table-cell/>
          <table:table-cell table:formula="of:=IF(AND(ISNUMBER([.I1013]);ISNUMBER([.E1013]));[.E1013]-[.I101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38.03" calcext:value-type="float">
            <text:p>238.0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3]+1" office:value-type="float" office:value="1014" calcext:value-type="float">
            <text:p>1014</text:p>
          </table:table-cell>
          <table:table-cell table:formula="of:=IF(AND(ISNUMBER([.G1014]);ISNUMBER([.C1014]));[.C1014]-[.G1014];0)" office:value-type="float" office:value="0" calcext:value-type="float">
            <text:p>0</text:p>
          </table:table-cell>
          <table:table-cell/>
          <table:table-cell table:formula="of:=IF(AND(ISNUMBER([.I1014]);ISNUMBER([.E1014]));[.E1014]-[.I10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88.04" calcext:value-type="float">
            <text:p>988.0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4]+1" office:value-type="float" office:value="1015" calcext:value-type="float">
            <text:p>1015</text:p>
          </table:table-cell>
          <table:table-cell table:formula="of:=IF(AND(ISNUMBER([.G1015]);ISNUMBER([.C1015]));[.C1015]-[.G1015];0)" office:value-type="float" office:value="0" calcext:value-type="float">
            <text:p>0</text:p>
          </table:table-cell>
          <table:table-cell/>
          <table:table-cell table:formula="of:=IF(AND(ISNUMBER([.I1015]);ISNUMBER([.E1015]));[.E1015]-[.I10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float" office:value="21.24" calcext:value-type="float">
            <text:p>21.24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60.53" calcext:value-type="float">
            <text:p>60.5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[.K1015]+1" office:value-type="float" office:value="1016" calcext:value-type="float">
            <text:p>1016</text:p>
          </table:table-cell>
          <table:table-cell table:formula="of:=IF(AND(ISNUMBER([.G1016]);ISNUMBER([.C1016]));[.C1016]-[.G1016];0)" office:value-type="float" office:value="-39.29" calcext:value-type="float">
            <text:p>-39.29</text:p>
          </table:table-cell>
          <table:table-cell/>
          <table:table-cell table:formula="of:=IF(AND(ISNUMBER([.I1016]);ISNUMBER([.E1016]));[.E1016]-[.I1016];0)"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6]+1" office:value-type="float" office:value="1017" calcext:value-type="float">
            <text:p>1017</text:p>
          </table:table-cell>
          <table:table-cell table:formula="of:=IF(AND(ISNUMBER([.G1017]);ISNUMBER([.C1017]));[.C1017]-[.G1017];0)" office:value-type="float" office:value="0" calcext:value-type="float">
            <text:p>0</text:p>
          </table:table-cell>
          <table:table-cell/>
          <table:table-cell table:formula="of:=IF(AND(ISNUMBER([.I1017]);ISNUMBER([.E1017]));[.E1017]-[.I10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34.41" calcext:value-type="float">
            <text:p>334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7]+1" office:value-type="float" office:value="1018" calcext:value-type="float">
            <text:p>1018</text:p>
          </table:table-cell>
          <table:table-cell table:formula="of:=IF(AND(ISNUMBER([.G1018]);ISNUMBER([.C1018]));[.C1018]-[.G1018];0)" office:value-type="float" office:value="0" calcext:value-type="float">
            <text:p>0</text:p>
          </table:table-cell>
          <table:table-cell/>
          <table:table-cell table:formula="of:=IF(AND(ISNUMBER([.I1018]);ISNUMBER([.E1018]));[.E1018]-[.I10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8]+1" office:value-type="float" office:value="1019" calcext:value-type="float">
            <text:p>1019</text:p>
          </table:table-cell>
          <table:table-cell table:formula="of:=IF(AND(ISNUMBER([.G1019]);ISNUMBER([.C1019]));[.C1019]-[.G1019];0)" office:value-type="float" office:value="0" calcext:value-type="float">
            <text:p>0</text:p>
          </table:table-cell>
          <table:table-cell/>
          <table:table-cell table:formula="of:=IF(AND(ISNUMBER([.I1019]);ISNUMBER([.E1019]));[.E1019]-[.I10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19]+1" office:value-type="float" office:value="1020" calcext:value-type="float">
            <text:p>1020</text:p>
          </table:table-cell>
          <table:table-cell table:formula="of:=IF(AND(ISNUMBER([.G1020]);ISNUMBER([.C1020]));[.C1020]-[.G1020];0)" office:value-type="float" office:value="0" calcext:value-type="float">
            <text:p>0</text:p>
          </table:table-cell>
          <table:table-cell/>
          <table:table-cell table:formula="of:=IF(AND(ISNUMBER([.I1020]);ISNUMBER([.E1020]));[.E1020]-[.I10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51.45" calcext:value-type="float">
            <text:p>351.4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0]+1" office:value-type="float" office:value="1021" calcext:value-type="float">
            <text:p>1021</text:p>
          </table:table-cell>
          <table:table-cell table:formula="of:=IF(AND(ISNUMBER([.G1021]);ISNUMBER([.C1021]));[.C1021]-[.G1021];0)" office:value-type="float" office:value="0" calcext:value-type="float">
            <text:p>0</text:p>
          </table:table-cell>
          <table:table-cell/>
          <table:table-cell table:formula="of:=IF(AND(ISNUMBER([.I1021]);ISNUMBER([.E1021]));[.E1021]-[.I10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1]+1" office:value-type="float" office:value="1022" calcext:value-type="float">
            <text:p>1022</text:p>
          </table:table-cell>
          <table:table-cell table:formula="of:=IF(AND(ISNUMBER([.G1022]);ISNUMBER([.C1022]));[.C1022]-[.G1022];0)" office:value-type="float" office:value="0" calcext:value-type="float">
            <text:p>0</text:p>
          </table:table-cell>
          <table:table-cell/>
          <table:table-cell table:formula="of:=IF(AND(ISNUMBER([.I1022]);ISNUMBER([.E1022]));[.E1022]-[.I10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2]+1" office:value-type="float" office:value="1023" calcext:value-type="float">
            <text:p>1023</text:p>
          </table:table-cell>
          <table:table-cell table:formula="of:=IF(AND(ISNUMBER([.G1023]);ISNUMBER([.C1023]));[.C1023]-[.G1023];0)" office:value-type="float" office:value="0" calcext:value-type="float">
            <text:p>0</text:p>
          </table:table-cell>
          <table:table-cell/>
          <table:table-cell table:formula="of:=IF(AND(ISNUMBER([.I1023]);ISNUMBER([.E1023]));[.E1023]-[.I10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82.41" calcext:value-type="float">
            <text:p>382.4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3]+1" office:value-type="float" office:value="1024" calcext:value-type="float">
            <text:p>1024</text:p>
          </table:table-cell>
          <table:table-cell table:formula="of:=IF(AND(ISNUMBER([.G1024]);ISNUMBER([.C1024]));[.C1024]-[.G1024];0)" office:value-type="float" office:value="0" calcext:value-type="float">
            <text:p>0</text:p>
          </table:table-cell>
          <table:table-cell/>
          <table:table-cell table:formula="of:=IF(AND(ISNUMBER([.I1024]);ISNUMBER([.E1024]));[.E1024]-[.I10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4]+1" office:value-type="float" office:value="1025" calcext:value-type="float">
            <text:p>1025</text:p>
          </table:table-cell>
          <table:table-cell table:formula="of:=IF(AND(ISNUMBER([.G1025]);ISNUMBER([.C1025]));[.C1025]-[.G1025];0)" office:value-type="float" office:value="0" calcext:value-type="float">
            <text:p>0</text:p>
          </table:table-cell>
          <table:table-cell/>
          <table:table-cell table:formula="of:=IF(AND(ISNUMBER([.I1025]);ISNUMBER([.E1025]));[.E1025]-[.I10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5]+1" office:value-type="float" office:value="1026" calcext:value-type="float">
            <text:p>1026</text:p>
          </table:table-cell>
          <table:table-cell table:formula="of:=IF(AND(ISNUMBER([.G1026]);ISNUMBER([.C1026]));[.C1026]-[.G1026];0)" office:value-type="float" office:value="0" calcext:value-type="float">
            <text:p>0</text:p>
          </table:table-cell>
          <table:table-cell/>
          <table:table-cell table:formula="of:=IF(AND(ISNUMBER([.I1026]);ISNUMBER([.E1026]));[.E1026]-[.I10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float" office:value="83.55" calcext:value-type="float">
            <text:p>83.5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table:formula="of:=[.K1026]+1" office:value-type="float" office:value="1027" calcext:value-type="float">
            <text:p>1027</text:p>
          </table:table-cell>
          <table:table-cell table:formula="of:=IF(AND(ISNUMBER([.G1027]);ISNUMBER([.C1027]));[.C1027]-[.G1027];0)" office:value-type="float" office:value="0" calcext:value-type="float">
            <text:p>0</text:p>
          </table:table-cell>
          <table:table-cell/>
          <table:table-cell table:formula="of:=IF(AND(ISNUMBER([.I1027]);ISNUMBER([.E1027]));[.E1027]-[.I1027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94.01" calcext:value-type="float">
            <text:p>494.0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7]+1" office:value-type="float" office:value="1028" calcext:value-type="float">
            <text:p>1028</text:p>
          </table:table-cell>
          <table:table-cell table:formula="of:=IF(AND(ISNUMBER([.G1028]);ISNUMBER([.C1028]));[.C1028]-[.G1028];0)" office:value-type="float" office:value="0" calcext:value-type="float">
            <text:p>0</text:p>
          </table:table-cell>
          <table:table-cell/>
          <table:table-cell table:formula="of:=IF(AND(ISNUMBER([.I1028]);ISNUMBER([.E1028]));[.E1028]-[.I10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8]+1" office:value-type="float" office:value="1029" calcext:value-type="float">
            <text:p>1029</text:p>
          </table:table-cell>
          <table:table-cell table:formula="of:=IF(AND(ISNUMBER([.G1029]);ISNUMBER([.C1029]));[.C1029]-[.G1029];0)" office:value-type="float" office:value="0" calcext:value-type="float">
            <text:p>0</text:p>
          </table:table-cell>
          <table:table-cell/>
          <table:table-cell table:formula="of:=IF(AND(ISNUMBER([.I1029]);ISNUMBER([.E1029]));[.E1029]-[.I10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29]+1" office:value-type="float" office:value="1030" calcext:value-type="float">
            <text:p>1030</text:p>
          </table:table-cell>
          <table:table-cell table:formula="of:=IF(AND(ISNUMBER([.G1030]);ISNUMBER([.C1030]));[.C1030]-[.G1030];0)" office:value-type="float" office:value="0" calcext:value-type="float">
            <text:p>0</text:p>
          </table:table-cell>
          <table:table-cell/>
          <table:table-cell table:formula="of:=IF(AND(ISNUMBER([.I1030]);ISNUMBER([.E1030]));[.E1030]-[.I10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47.06" calcext:value-type="float">
            <text:p>547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0]+1" office:value-type="float" office:value="1031" calcext:value-type="float">
            <text:p>1031</text:p>
          </table:table-cell>
          <table:table-cell table:formula="of:=IF(AND(ISNUMBER([.G1031]);ISNUMBER([.C1031]));[.C1031]-[.G1031];0)" office:value-type="float" office:value="0" calcext:value-type="float">
            <text:p>0</text:p>
          </table:table-cell>
          <table:table-cell/>
          <table:table-cell table:formula="of:=IF(AND(ISNUMBER([.I1031]);ISNUMBER([.E1031]));[.E1031]-[.I10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1]+1" office:value-type="float" office:value="1032" calcext:value-type="float">
            <text:p>1032</text:p>
          </table:table-cell>
          <table:table-cell table:formula="of:=IF(AND(ISNUMBER([.G1032]);ISNUMBER([.C1032]));[.C1032]-[.G1032];0)" office:value-type="float" office:value="0" calcext:value-type="float">
            <text:p>0</text:p>
          </table:table-cell>
          <table:table-cell/>
          <table:table-cell table:formula="of:=IF(AND(ISNUMBER([.I1032]);ISNUMBER([.E1032]));[.E1032]-[.I10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2]+1" office:value-type="float" office:value="1033" calcext:value-type="float">
            <text:p>1033</text:p>
          </table:table-cell>
          <table:table-cell table:formula="of:=IF(AND(ISNUMBER([.G1033]);ISNUMBER([.C1033]));[.C1033]-[.G1033];0)" office:value-type="float" office:value="0" calcext:value-type="float">
            <text:p>0</text:p>
          </table:table-cell>
          <table:table-cell/>
          <table:table-cell table:formula="of:=IF(AND(ISNUMBER([.I1033]);ISNUMBER([.E1033]));[.E1033]-[.I10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26.54" calcext:value-type="float">
            <text:p>626.5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3]+1" office:value-type="float" office:value="1034" calcext:value-type="float">
            <text:p>1034</text:p>
          </table:table-cell>
          <table:table-cell table:formula="of:=IF(AND(ISNUMBER([.G1034]);ISNUMBER([.C1034]));[.C1034]-[.G1034];0)" office:value-type="float" office:value="0" calcext:value-type="float">
            <text:p>0</text:p>
          </table:table-cell>
          <table:table-cell/>
          <table:table-cell table:formula="of:=IF(AND(ISNUMBER([.I1034]);ISNUMBER([.E1034]));[.E1034]-[.I103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4]+1" office:value-type="float" office:value="1035" calcext:value-type="float">
            <text:p>1035</text:p>
          </table:table-cell>
          <table:table-cell table:formula="of:=IF(AND(ISNUMBER([.G1035]);ISNUMBER([.C1035]));[.C1035]-[.G1035];0)" office:value-type="float" office:value="0" calcext:value-type="float">
            <text:p>0</text:p>
          </table:table-cell>
          <table:table-cell/>
          <table:table-cell table:formula="of:=IF(AND(ISNUMBER([.I1035]);ISNUMBER([.E1035]));[.E1035]-[.I10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5]+1" office:value-type="float" office:value="1036" calcext:value-type="float">
            <text:p>1036</text:p>
          </table:table-cell>
          <table:table-cell table:formula="of:=IF(AND(ISNUMBER([.G1036]);ISNUMBER([.C1036]));[.C1036]-[.G1036];0)" office:value-type="float" office:value="0" calcext:value-type="float">
            <text:p>0</text:p>
          </table:table-cell>
          <table:table-cell/>
          <table:table-cell table:formula="of:=IF(AND(ISNUMBER([.I1036]);ISNUMBER([.E1036]));[.E1036]-[.I10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60.92" calcext:value-type="float">
            <text:p>760.9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36]+1" office:value-type="float" office:value="1037" calcext:value-type="float">
            <text:p>1037</text:p>
          </table:table-cell>
          <table:table-cell table:formula="of:=IF(AND(ISNUMBER([.G1037]);ISNUMBER([.C1037]));[.C1037]-[.G1037];0)" office:value-type="float" office:value="0" calcext:value-type="float">
            <text:p>0</text:p>
          </table:table-cell>
          <table:table-cell/>
          <table:table-cell table:formula="of:=IF(AND(ISNUMBER([.I1037]);ISNUMBER([.E1037]));[.E1037]-[.I10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37]+1" office:value-type="float" office:value="1038" calcext:value-type="float">
            <text:p>1038</text:p>
          </table:table-cell>
          <table:table-cell table:formula="of:=IF(AND(ISNUMBER([.G1038]);ISNUMBER([.C1038]));[.C1038]-[.G1038];0)" office:value-type="float" office:value="0" calcext:value-type="float">
            <text:p>0</text:p>
          </table:table-cell>
          <table:table-cell/>
          <table:table-cell table:formula="of:=IF(AND(ISNUMBER([.I1038]);ISNUMBER([.E1038]));[.E1038]-[.I103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38]+1" office:value-type="float" office:value="1039" calcext:value-type="float">
            <text:p>1039</text:p>
          </table:table-cell>
          <table:table-cell table:formula="of:=IF(AND(ISNUMBER([.G1039]);ISNUMBER([.C1039]));[.C1039]-[.G1039];0)" office:value-type="float" office:value="0" calcext:value-type="float">
            <text:p>0</text:p>
          </table:table-cell>
          <table:table-cell/>
          <table:table-cell table:formula="of:=IF(AND(ISNUMBER([.I1039]);ISNUMBER([.E1039]));[.E1039]-[.I103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39]+1" office:value-type="float" office:value="1040" calcext:value-type="float">
            <text:p>1040</text:p>
          </table:table-cell>
          <table:table-cell table:formula="of:=IF(AND(ISNUMBER([.G1040]);ISNUMBER([.C1040]));[.C1040]-[.G1040];0)" office:value-type="float" office:value="0" calcext:value-type="float">
            <text:p>0</text:p>
          </table:table-cell>
          <table:table-cell/>
          <table:table-cell table:formula="of:=IF(AND(ISNUMBER([.I1040]);ISNUMBER([.E1040]));[.E1040]-[.I10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0]+1" office:value-type="float" office:value="1041" calcext:value-type="float">
            <text:p>1041</text:p>
          </table:table-cell>
          <table:table-cell table:formula="of:=IF(AND(ISNUMBER([.G1041]);ISNUMBER([.C1041]));[.C1041]-[.G1041];0)" office:value-type="float" office:value="0.03" calcext:value-type="float">
            <text:p>0.03</text:p>
          </table:table-cell>
          <table:table-cell/>
          <table:table-cell table:formula="of:=IF(AND(ISNUMBER([.I1041]);ISNUMBER([.E1041]));[.E1041]-[.I10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1]+1" office:value-type="float" office:value="1042" calcext:value-type="float">
            <text:p>1042</text:p>
          </table:table-cell>
          <table:table-cell table:formula="of:=IF(AND(ISNUMBER([.G1042]);ISNUMBER([.C1042]));[.C1042]-[.G1042];0)" office:value-type="float" office:value="0.01" calcext:value-type="float">
            <text:p>0.01</text:p>
          </table:table-cell>
          <table:table-cell/>
          <table:table-cell table:formula="of:=IF(AND(ISNUMBER([.I1042]);ISNUMBER([.E1042]));[.E1042]-[.I1042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2]+1" office:value-type="float" office:value="1043" calcext:value-type="float">
            <text:p>1043</text:p>
          </table:table-cell>
          <table:table-cell table:formula="of:=IF(AND(ISNUMBER([.G1043]);ISNUMBER([.C1043]));[.C1043]-[.G1043];0)" office:value-type="float" office:value="0.01" calcext:value-type="float">
            <text:p>0.01</text:p>
          </table:table-cell>
          <table:table-cell/>
          <table:table-cell table:formula="of:=IF(AND(ISNUMBER([.I1043]);ISNUMBER([.E1043]));[.E1043]-[.I10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3]+1" office:value-type="float" office:value="1044" calcext:value-type="float">
            <text:p>1044</text:p>
          </table:table-cell>
          <table:table-cell table:formula="of:=IF(AND(ISNUMBER([.G1044]);ISNUMBER([.C1044]));[.C1044]-[.G1044];0)" office:value-type="float" office:value="0.03" calcext:value-type="float">
            <text:p>0.03</text:p>
          </table:table-cell>
          <table:table-cell/>
          <table:table-cell table:formula="of:=IF(AND(ISNUMBER([.I1044]);ISNUMBER([.E1044]));[.E1044]-[.I10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44]+1" office:value-type="float" office:value="1045" calcext:value-type="float">
            <text:p>1045</text:p>
          </table:table-cell>
          <table:table-cell table:formula="of:=IF(AND(ISNUMBER([.G1045]);ISNUMBER([.C1045]));[.C1045]-[.G1045];0)" office:value-type="float" office:value="0.06" calcext:value-type="float">
            <text:p>0.06</text:p>
          </table:table-cell>
          <table:table-cell/>
          <table:table-cell table:formula="of:=IF(AND(ISNUMBER([.I1045]);ISNUMBER([.E1045]));[.E1045]-[.I10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5]+1" office:value-type="float" office:value="1046" calcext:value-type="float">
            <text:p>1046</text:p>
          </table:table-cell>
          <table:table-cell table:formula="of:=IF(AND(ISNUMBER([.G1046]);ISNUMBER([.C1046]));[.C1046]-[.G1046];0)" office:value-type="float" office:value="0.01" calcext:value-type="float">
            <text:p>0.01</text:p>
          </table:table-cell>
          <table:table-cell/>
          <table:table-cell table:formula="of:=IF(AND(ISNUMBER([.I1046]);ISNUMBER([.E1046]));[.E1046]-[.I10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6]+1" office:value-type="float" office:value="1047" calcext:value-type="float">
            <text:p>1047</text:p>
          </table:table-cell>
          <table:table-cell table:formula="of:=IF(AND(ISNUMBER([.G1047]);ISNUMBER([.C1047]));[.C1047]-[.G1047];0)" office:value-type="float" office:value="0.02" calcext:value-type="float">
            <text:p>0.02</text:p>
          </table:table-cell>
          <table:table-cell/>
          <table:table-cell table:formula="of:=IF(AND(ISNUMBER([.I1047]);ISNUMBER([.E1047]));[.E1047]-[.I1047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7]+1" office:value-type="float" office:value="1048" calcext:value-type="float">
            <text:p>1048</text:p>
          </table:table-cell>
          <table:table-cell table:formula="of:=IF(AND(ISNUMBER([.G1048]);ISNUMBER([.C1048]));[.C1048]-[.G1048];0)" office:value-type="float" office:value="0.02" calcext:value-type="float">
            <text:p>0.02</text:p>
          </table:table-cell>
          <table:table-cell/>
          <table:table-cell table:formula="of:=IF(AND(ISNUMBER([.I1048]);ISNUMBER([.E1048]));[.E1048]-[.I104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8]+1" office:value-type="float" office:value="1049" calcext:value-type="float">
            <text:p>1049</text:p>
          </table:table-cell>
          <table:table-cell table:formula="of:=IF(AND(ISNUMBER([.G1049]);ISNUMBER([.C1049]));[.C1049]-[.G1049];0)" office:value-type="float" office:value="0" calcext:value-type="float">
            <text:p>0</text:p>
          </table:table-cell>
          <table:table-cell/>
          <table:table-cell table:formula="of:=IF(AND(ISNUMBER([.I1049]);ISNUMBER([.E1049]));[.E1049]-[.I104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49]+1" office:value-type="float" office:value="1050" calcext:value-type="float">
            <text:p>1050</text:p>
          </table:table-cell>
          <table:table-cell table:formula="of:=IF(AND(ISNUMBER([.G1050]);ISNUMBER([.C1050]));[.C1050]-[.G1050];0)" office:value-type="float" office:value="0.02" calcext:value-type="float">
            <text:p>0.02</text:p>
          </table:table-cell>
          <table:table-cell/>
          <table:table-cell table:formula="of:=IF(AND(ISNUMBER([.I1050]);ISNUMBER([.E1050]));[.E1050]-[.I10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50]+1" office:value-type="float" office:value="1051" calcext:value-type="float">
            <text:p>1051</text:p>
          </table:table-cell>
          <table:table-cell table:formula="of:=IF(AND(ISNUMBER([.G1051]);ISNUMBER([.C1051]));[.C1051]-[.G1051];0)" office:value-type="float" office:value="0.01" calcext:value-type="float">
            <text:p>0.01</text:p>
          </table:table-cell>
          <table:table-cell/>
          <table:table-cell table:formula="of:=IF(AND(ISNUMBER([.I1051]);ISNUMBER([.E1051]));[.E1051]-[.I10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51]+1" office:value-type="float" office:value="1052" calcext:value-type="float">
            <text:p>1052</text:p>
          </table:table-cell>
          <table:table-cell table:formula="of:=IF(AND(ISNUMBER([.G1052]);ISNUMBER([.C1052]));[.C1052]-[.G1052];0)" office:value-type="float" office:value="0.05" calcext:value-type="float">
            <text:p>0.05</text:p>
          </table:table-cell>
          <table:table-cell/>
          <table:table-cell table:formula="of:=IF(AND(ISNUMBER([.I1052]);ISNUMBER([.E1052]));[.E1052]-[.I105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2]+1" office:value-type="float" office:value="1053" calcext:value-type="float">
            <text:p>1053</text:p>
          </table:table-cell>
          <table:table-cell table:formula="of:=IF(AND(ISNUMBER([.G1053]);ISNUMBER([.C1053]));[.C1053]-[.G1053];0)" office:value-type="float" office:value="0.08" calcext:value-type="float">
            <text:p>0.08</text:p>
          </table:table-cell>
          <table:table-cell/>
          <table:table-cell table:formula="of:=IF(AND(ISNUMBER([.I1053]);ISNUMBER([.E1053]));[.E1053]-[.I105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3]+1" office:value-type="float" office:value="1054" calcext:value-type="float">
            <text:p>1054</text:p>
          </table:table-cell>
          <table:table-cell table:formula="of:=IF(AND(ISNUMBER([.G1054]);ISNUMBER([.C1054]));[.C1054]-[.G1054];0)" office:value-type="float" office:value="0.12" calcext:value-type="float">
            <text:p>0.12</text:p>
          </table:table-cell>
          <table:table-cell/>
          <table:table-cell table:formula="of:=IF(AND(ISNUMBER([.I1054]);ISNUMBER([.E1054]));[.E1054]-[.I105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4]+1" office:value-type="float" office:value="1055" calcext:value-type="float">
            <text:p>1055</text:p>
          </table:table-cell>
          <table:table-cell table:formula="of:=IF(AND(ISNUMBER([.G1055]);ISNUMBER([.C1055]));[.C1055]-[.G1055];0)" office:value-type="float" office:value="0.22" calcext:value-type="float">
            <text:p>0.22</text:p>
          </table:table-cell>
          <table:table-cell/>
          <table:table-cell table:formula="of:=IF(AND(ISNUMBER([.I1055]);ISNUMBER([.E1055]));[.E1055]-[.I10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5]+1" office:value-type="float" office:value="1056" calcext:value-type="float">
            <text:p>1056</text:p>
          </table:table-cell>
          <table:table-cell table:formula="of:=IF(AND(ISNUMBER([.G1056]);ISNUMBER([.C1056]));[.C1056]-[.G1056];0)" office:value-type="float" office:value="0.37" calcext:value-type="float">
            <text:p>0.37</text:p>
          </table:table-cell>
          <table:table-cell/>
          <table:table-cell table:formula="of:=IF(AND(ISNUMBER([.I1056]);ISNUMBER([.E1056]));[.E1056]-[.I10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56]+1" office:value-type="float" office:value="1057" calcext:value-type="float">
            <text:p>1057</text:p>
          </table:table-cell>
          <table:table-cell table:formula="of:=IF(AND(ISNUMBER([.G1057]);ISNUMBER([.C1057]));[.C1057]-[.G1057];0)" office:value-type="float" office:value="0.62" calcext:value-type="float">
            <text:p>0.62</text:p>
          </table:table-cell>
          <table:table-cell/>
          <table:table-cell table:formula="of:=IF(AND(ISNUMBER([.I1057]);ISNUMBER([.E1057]));[.E1057]-[.I10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71" calcext:value-type="float">
            <text:p>0.7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7]+1" office:value-type="float" office:value="1058" calcext:value-type="float">
            <text:p>1058</text:p>
          </table:table-cell>
          <table:table-cell table:formula="of:=IF(AND(ISNUMBER([.G1058]);ISNUMBER([.C1058]));[.C1058]-[.G1058];0)" office:value-type="float" office:value="1.19" calcext:value-type="float">
            <text:p>1.19</text:p>
          </table:table-cell>
          <table:table-cell/>
          <table:table-cell table:formula="of:=IF(AND(ISNUMBER([.I1058]);ISNUMBER([.E1058]));[.E1058]-[.I10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58]+1" office:value-type="float" office:value="1059" calcext:value-type="float">
            <text:p>1059</text:p>
          </table:table-cell>
          <table:table-cell table:formula="of:=IF(AND(ISNUMBER([.G1059]);ISNUMBER([.C1059]));[.C1059]-[.G1059];0)" office:value-type="float" office:value="2.31" calcext:value-type="float">
            <text:p>2.31</text:p>
          </table:table-cell>
          <table:table-cell/>
          <table:table-cell table:formula="of:=IF(AND(ISNUMBER([.I1059]);ISNUMBER([.E1059]));[.E1059]-[.I1059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59]+1" office:value-type="float" office:value="1060" calcext:value-type="float">
            <text:p>1060</text:p>
          </table:table-cell>
          <table:table-cell table:formula="of:=IF(AND(ISNUMBER([.G1060]);ISNUMBER([.C1060]));[.C1060]-[.G1060];0)" office:value-type="float" office:value="0" calcext:value-type="float">
            <text:p>0</text:p>
          </table:table-cell>
          <table:table-cell/>
          <table:table-cell table:formula="of:=IF(AND(ISNUMBER([.I1060]);ISNUMBER([.E1060]));[.E1060]-[.I106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0]+1" office:value-type="float" office:value="1061" calcext:value-type="float">
            <text:p>1061</text:p>
          </table:table-cell>
          <table:table-cell table:formula="of:=IF(AND(ISNUMBER([.G1061]);ISNUMBER([.C1061]));[.C1061]-[.G1061];0)" office:value-type="float" office:value="0" calcext:value-type="float">
            <text:p>0</text:p>
          </table:table-cell>
          <table:table-cell/>
          <table:table-cell table:formula="of:=IF(AND(ISNUMBER([.I1061]);ISNUMBER([.E1061]));[.E1061]-[.I10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1]+1" office:value-type="float" office:value="1062" calcext:value-type="float">
            <text:p>1062</text:p>
          </table:table-cell>
          <table:table-cell table:formula="of:=IF(AND(ISNUMBER([.G1062]);ISNUMBER([.C1062]));[.C1062]-[.G1062];0)" office:value-type="float" office:value="-0.01" calcext:value-type="float">
            <text:p>-0.01</text:p>
          </table:table-cell>
          <table:table-cell/>
          <table:table-cell table:formula="of:=IF(AND(ISNUMBER([.I1062]);ISNUMBER([.E1062]));[.E1062]-[.I10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2]+1" office:value-type="float" office:value="1063" calcext:value-type="float">
            <text:p>1063</text:p>
          </table:table-cell>
          <table:table-cell table:formula="of:=IF(AND(ISNUMBER([.G1063]);ISNUMBER([.C1063]));[.C1063]-[.G1063];0)" office:value-type="float" office:value="0" calcext:value-type="float">
            <text:p>0</text:p>
          </table:table-cell>
          <table:table-cell/>
          <table:table-cell table:formula="of:=IF(AND(ISNUMBER([.I1063]);ISNUMBER([.E1063]));[.E1063]-[.I10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K1063]+1" office:value-type="float" office:value="1064" calcext:value-type="float">
            <text:p>1064</text:p>
          </table:table-cell>
          <table:table-cell table:formula="of:=IF(AND(ISNUMBER([.G1064]);ISNUMBER([.C1064]));[.C1064]-[.G1064];0)" office:value-type="float" office:value="0" calcext:value-type="float">
            <text:p>0</text:p>
          </table:table-cell>
          <table:table-cell/>
          <table:table-cell table:formula="of:=IF(AND(ISNUMBER([.I1064]);ISNUMBER([.E1064]));[.E1064]-[.I1064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4]+1" office:value-type="float" office:value="1065" calcext:value-type="float">
            <text:p>1065</text:p>
          </table:table-cell>
          <table:table-cell table:formula="of:=IF(AND(ISNUMBER([.G1065]);ISNUMBER([.C1065]));[.C1065]-[.G1065];0)" office:value-type="float" office:value="0" calcext:value-type="float">
            <text:p>0</text:p>
          </table:table-cell>
          <table:table-cell/>
          <table:table-cell table:formula="of:=IF(AND(ISNUMBER([.I1065]);ISNUMBER([.E1065]));[.E1065]-[.I10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5]+1" office:value-type="float" office:value="1066" calcext:value-type="float">
            <text:p>1066</text:p>
          </table:table-cell>
          <table:table-cell table:formula="of:=IF(AND(ISNUMBER([.G1066]);ISNUMBER([.C1066]));[.C1066]-[.G1066];0)" office:value-type="float" office:value="0" calcext:value-type="float">
            <text:p>0</text:p>
          </table:table-cell>
          <table:table-cell/>
          <table:table-cell table:formula="of:=IF(AND(ISNUMBER([.I1066]);ISNUMBER([.E1066]));[.E1066]-[.I10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6]+1" office:value-type="float" office:value="1067" calcext:value-type="float">
            <text:p>1067</text:p>
          </table:table-cell>
          <table:table-cell table:formula="of:=IF(AND(ISNUMBER([.G1067]);ISNUMBER([.C1067]));[.C1067]-[.G1067];0)" office:value-type="float" office:value="0" calcext:value-type="float">
            <text:p>0</text:p>
          </table:table-cell>
          <table:table-cell/>
          <table:table-cell table:formula="of:=IF(AND(ISNUMBER([.I1067]);ISNUMBER([.E1067]));[.E1067]-[.I10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7]+1" office:value-type="float" office:value="1068" calcext:value-type="float">
            <text:p>1068</text:p>
          </table:table-cell>
          <table:table-cell table:formula="of:=IF(AND(ISNUMBER([.G1068]);ISNUMBER([.C1068]));[.C1068]-[.G1068];0)" office:value-type="float" office:value="-0.01" calcext:value-type="float">
            <text:p>-0.01</text:p>
          </table:table-cell>
          <table:table-cell/>
          <table:table-cell table:formula="of:=IF(AND(ISNUMBER([.I1068]);ISNUMBER([.E1068]));[.E1068]-[.I10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8]+1" office:value-type="float" office:value="1069" calcext:value-type="float">
            <text:p>1069</text:p>
          </table:table-cell>
          <table:table-cell table:formula="of:=IF(AND(ISNUMBER([.G1069]);ISNUMBER([.C1069]));[.C1069]-[.G1069];0)" office:value-type="float" office:value="0.01" calcext:value-type="float">
            <text:p>0.01</text:p>
          </table:table-cell>
          <table:table-cell/>
          <table:table-cell table:formula="of:=IF(AND(ISNUMBER([.I1069]);ISNUMBER([.E1069]));[.E1069]-[.I10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69]+1" office:value-type="float" office:value="1070" calcext:value-type="float">
            <text:p>1070</text:p>
          </table:table-cell>
          <table:table-cell table:formula="of:=IF(AND(ISNUMBER([.G1070]);ISNUMBER([.C1070]));[.C1070]-[.G1070];0)" office:value-type="float" office:value="0.03" calcext:value-type="float">
            <text:p>0.03</text:p>
          </table:table-cell>
          <table:table-cell/>
          <table:table-cell table:formula="of:=IF(AND(ISNUMBER([.I1070]);ISNUMBER([.E1070]));[.E1070]-[.I10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0]+1" office:value-type="float" office:value="1071" calcext:value-type="float">
            <text:p>1071</text:p>
          </table:table-cell>
          <table:table-cell table:formula="of:=IF(AND(ISNUMBER([.G1071]);ISNUMBER([.C1071]));[.C1071]-[.G1071];0)" office:value-type="float" office:value="0.02" calcext:value-type="float">
            <text:p>0.02</text:p>
          </table:table-cell>
          <table:table-cell/>
          <table:table-cell table:formula="of:=IF(AND(ISNUMBER([.I1071]);ISNUMBER([.E1071]));[.E1071]-[.I107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1]+1" office:value-type="float" office:value="1072" calcext:value-type="float">
            <text:p>1072</text:p>
          </table:table-cell>
          <table:table-cell table:formula="of:=IF(AND(ISNUMBER([.G1072]);ISNUMBER([.C1072]));[.C1072]-[.G1072];0)" office:value-type="float" office:value="0.01" calcext:value-type="float">
            <text:p>0.01</text:p>
          </table:table-cell>
          <table:table-cell/>
          <table:table-cell table:formula="of:=IF(AND(ISNUMBER([.I1072]);ISNUMBER([.E1072]));[.E1072]-[.I10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2]+1" office:value-type="float" office:value="1073" calcext:value-type="float">
            <text:p>1073</text:p>
          </table:table-cell>
          <table:table-cell table:formula="of:=IF(AND(ISNUMBER([.G1073]);ISNUMBER([.C1073]));[.C1073]-[.G1073];0)" office:value-type="float" office:value="0.07" calcext:value-type="float">
            <text:p>0.07</text:p>
          </table:table-cell>
          <table:table-cell/>
          <table:table-cell table:formula="of:=IF(AND(ISNUMBER([.I1073]);ISNUMBER([.E1073]));[.E1073]-[.I10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3]+1" office:value-type="float" office:value="1074" calcext:value-type="float">
            <text:p>1074</text:p>
          </table:table-cell>
          <table:table-cell table:formula="of:=IF(AND(ISNUMBER([.G1074]);ISNUMBER([.C1074]));[.C1074]-[.G1074];0)" office:value-type="float" office:value="-0.01" calcext:value-type="float">
            <text:p>-0.01</text:p>
          </table:table-cell>
          <table:table-cell/>
          <table:table-cell table:formula="of:=IF(AND(ISNUMBER([.I1074]);ISNUMBER([.E1074]));[.E1074]-[.I10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4]+1" office:value-type="float" office:value="1075" calcext:value-type="float">
            <text:p>1075</text:p>
          </table:table-cell>
          <table:table-cell table:formula="of:=IF(AND(ISNUMBER([.G1075]);ISNUMBER([.C1075]));[.C1075]-[.G1075];0)" office:value-type="float" office:value="0" calcext:value-type="float">
            <text:p>0</text:p>
          </table:table-cell>
          <table:table-cell/>
          <table:table-cell table:formula="of:=IF(AND(ISNUMBER([.I1075]);ISNUMBER([.E1075]));[.E1075]-[.I1075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5]+1" office:value-type="float" office:value="1076" calcext:value-type="float">
            <text:p>1076</text:p>
          </table:table-cell>
          <table:table-cell table:formula="of:=IF(AND(ISNUMBER([.G1076]);ISNUMBER([.C1076]));[.C1076]-[.G1076];0)" office:value-type="float" office:value="-0.02" calcext:value-type="float">
            <text:p>-0.02</text:p>
          </table:table-cell>
          <table:table-cell/>
          <table:table-cell table:formula="of:=IF(AND(ISNUMBER([.I1076]);ISNUMBER([.E1076]));[.E1076]-[.I1076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76]+1" office:value-type="float" office:value="1077" calcext:value-type="float">
            <text:p>1077</text:p>
          </table:table-cell>
          <table:table-cell table:formula="of:=IF(AND(ISNUMBER([.G1077]);ISNUMBER([.C1077]));[.C1077]-[.G1077];0)" office:value-type="float" office:value="0" calcext:value-type="float">
            <text:p>0</text:p>
          </table:table-cell>
          <table:table-cell/>
          <table:table-cell table:formula="of:=IF(AND(ISNUMBER([.I1077]);ISNUMBER([.E1077]));[.E1077]-[.I107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77]+1" office:value-type="float" office:value="1078" calcext:value-type="float">
            <text:p>1078</text:p>
          </table:table-cell>
          <table:table-cell table:formula="of:=IF(AND(ISNUMBER([.G1078]);ISNUMBER([.C1078]));[.C1078]-[.G1078];0)" office:value-type="float" office:value="0" calcext:value-type="float">
            <text:p>0</text:p>
          </table:table-cell>
          <table:table-cell/>
          <table:table-cell table:formula="of:=IF(AND(ISNUMBER([.I1078]);ISNUMBER([.E1078]));[.E1078]-[.I1078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9" calcext:value-type="float">
            <text:p>0.1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8]+1" office:value-type="float" office:value="1079" calcext:value-type="float">
            <text:p>1079</text:p>
          </table:table-cell>
          <table:table-cell table:formula="of:=IF(AND(ISNUMBER([.G1079]);ISNUMBER([.C1079]));[.C1079]-[.G1079];0)" office:value-type="float" office:value="-0.04" calcext:value-type="float">
            <text:p>-0.04</text:p>
          </table:table-cell>
          <table:table-cell/>
          <table:table-cell table:formula="of:=IF(AND(ISNUMBER([.I1079]);ISNUMBER([.E1079]));[.E1079]-[.I10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79]+1" office:value-type="float" office:value="1080" calcext:value-type="float">
            <text:p>1080</text:p>
          </table:table-cell>
          <table:table-cell table:formula="of:=IF(AND(ISNUMBER([.G1080]);ISNUMBER([.C1080]));[.C1080]-[.G1080];0)" office:value-type="float" office:value="-0.04" calcext:value-type="float">
            <text:p>-0.04</text:p>
          </table:table-cell>
          <table:table-cell/>
          <table:table-cell table:formula="of:=IF(AND(ISNUMBER([.I1080]);ISNUMBER([.E1080]));[.E1080]-[.I10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0]+1" office:value-type="float" office:value="1081" calcext:value-type="float">
            <text:p>1081</text:p>
          </table:table-cell>
          <table:table-cell table:formula="of:=IF(AND(ISNUMBER([.G1081]);ISNUMBER([.C1081]));[.C1081]-[.G1081];0)" office:value-type="float" office:value="-0.14" calcext:value-type="float">
            <text:p>-0.14</text:p>
          </table:table-cell>
          <table:table-cell/>
          <table:table-cell table:formula="of:=IF(AND(ISNUMBER([.I1081]);ISNUMBER([.E1081]));[.E1081]-[.I10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1]+1" office:value-type="float" office:value="1082" calcext:value-type="float">
            <text:p>1082</text:p>
          </table:table-cell>
          <table:table-cell table:formula="of:=IF(AND(ISNUMBER([.G1082]);ISNUMBER([.C1082]));[.C1082]-[.G1082];0)" office:value-type="float" office:value="-0.00999999999999995" calcext:value-type="float">
            <text:p>-0.01</text:p>
          </table:table-cell>
          <table:table-cell/>
          <table:table-cell table:formula="of:=IF(AND(ISNUMBER([.I1082]);ISNUMBER([.E1082]));[.E1082]-[.I108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1.64" calcext:value-type="float">
            <text:p>1.6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2]+1" office:value-type="float" office:value="1083" calcext:value-type="float">
            <text:p>1083</text:p>
          </table:table-cell>
          <table:table-cell table:formula="of:=IF(AND(ISNUMBER([.G1083]);ISNUMBER([.C1083]));[.C1083]-[.G1083];0)" office:value-type="float" office:value="-0.87" calcext:value-type="float">
            <text:p>-0.87</text:p>
          </table:table-cell>
          <table:table-cell/>
          <table:table-cell table:formula="of:=IF(AND(ISNUMBER([.I1083]);ISNUMBER([.E1083]));[.E1083]-[.I10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083]+1" office:value-type="float" office:value="1084" calcext:value-type="float">
            <text:p>1084</text:p>
          </table:table-cell>
          <table:table-cell table:formula="of:=IF(AND(ISNUMBER([.G1084]);ISNUMBER([.C1084]));[.C1084]-[.G1084];0)" office:value-type="float" office:value="0.36" calcext:value-type="float">
            <text:p>0.36</text:p>
          </table:table-cell>
          <table:table-cell/>
          <table:table-cell table:formula="of:=IF(AND(ISNUMBER([.I1084]);ISNUMBER([.E1084]));[.E1084]-[.I108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5.71" calcext:value-type="float">
            <text:p>5.7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4]+1" office:value-type="float" office:value="1085" calcext:value-type="float">
            <text:p>1085</text:p>
          </table:table-cell>
          <table:table-cell table:formula="of:=IF(AND(ISNUMBER([.G1085]);ISNUMBER([.C1085]));[.C1085]-[.G1085];0)" office:value-type="float" office:value="-2.57" calcext:value-type="float">
            <text:p>-2.57</text:p>
          </table:table-cell>
          <table:table-cell/>
          <table:table-cell table:formula="of:=IF(AND(ISNUMBER([.I1085]);ISNUMBER([.E1085]));[.E1085]-[.I10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float" office:value="3.51" calcext:value-type="float">
            <text:p>3.5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5]+1" office:value-type="float" office:value="1086" calcext:value-type="float">
            <text:p>1086</text:p>
          </table:table-cell>
          <table:table-cell table:formula="of:=IF(AND(ISNUMBER([.G1086]);ISNUMBER([.C1086]));[.C1086]-[.G1086];0)" office:value-type="float" office:value="2.51" calcext:value-type="float">
            <text:p>2.51</text:p>
          </table:table-cell>
          <table:table-cell/>
          <table:table-cell table:formula="of:=IF(AND(ISNUMBER([.I1086]);ISNUMBER([.E1086]));[.E1086]-[.I10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float" office:value="12.19" calcext:value-type="float">
            <text:p>12.19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21.93" calcext:value-type="float">
            <text:p>21.93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6]+1" office:value-type="float" office:value="1087" calcext:value-type="float">
            <text:p>1087</text:p>
          </table:table-cell>
          <table:table-cell table:formula="of:=IF(AND(ISNUMBER([.G1087]);ISNUMBER([.C1087]));[.C1087]-[.G1087];0)" office:value-type="float" office:value="-9.74" calcext:value-type="float">
            <text:p>-9.74</text:p>
          </table:table-cell>
          <table:table-cell/>
          <table:table-cell table:formula="of:=IF(AND(ISNUMBER([.I1087]);ISNUMBER([.E1087]));[.E1087]-[.I10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7]+1" office:value-type="float" office:value="1088" calcext:value-type="float">
            <text:p>1088</text:p>
          </table:table-cell>
          <table:table-cell table:formula="of:=IF(AND(ISNUMBER([.G1088]);ISNUMBER([.C1088]));[.C1088]-[.G1088];0)" office:value-type="float" office:value="0" calcext:value-type="float">
            <text:p>0</text:p>
          </table:table-cell>
          <table:table-cell/>
          <table:table-cell table:formula="of:=IF(AND(ISNUMBER([.I1088]);ISNUMBER([.E1088]));[.E1088]-[.I10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8]+1" office:value-type="float" office:value="1089" calcext:value-type="float">
            <text:p>1089</text:p>
          </table:table-cell>
          <table:table-cell table:formula="of:=IF(AND(ISNUMBER([.G1089]);ISNUMBER([.C1089]));[.C1089]-[.G1089];0)" office:value-type="float" office:value="0" calcext:value-type="float">
            <text:p>0</text:p>
          </table:table-cell>
          <table:table-cell/>
          <table:table-cell table:formula="of:=IF(AND(ISNUMBER([.I1089]);ISNUMBER([.E1089]));[.E1089]-[.I10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89]+1" office:value-type="float" office:value="1090" calcext:value-type="float">
            <text:p>1090</text:p>
          </table:table-cell>
          <table:table-cell table:formula="of:=IF(AND(ISNUMBER([.G1090]);ISNUMBER([.C1090]));[.C1090]-[.G1090];0)" office:value-type="float" office:value="0" calcext:value-type="float">
            <text:p>0</text:p>
          </table:table-cell>
          <table:table-cell/>
          <table:table-cell table:formula="of:=IF(AND(ISNUMBER([.I1090]);ISNUMBER([.E1090]));[.E1090]-[.I10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90]+1" office:value-type="float" office:value="1091" calcext:value-type="float">
            <text:p>1091</text:p>
          </table:table-cell>
          <table:table-cell table:formula="of:=IF(AND(ISNUMBER([.G1091]);ISNUMBER([.C1091]));[.C1091]-[.G1091];0)" office:value-type="float" office:value="0" calcext:value-type="float">
            <text:p>0</text:p>
          </table:table-cell>
          <table:table-cell/>
          <table:table-cell table:formula="of:=IF(AND(ISNUMBER([.I1091]);ISNUMBER([.E1091]));[.E1091]-[.I10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91]+1" office:value-type="float" office:value="1092" calcext:value-type="float">
            <text:p>1092</text:p>
          </table:table-cell>
          <table:table-cell table:formula="of:=IF(AND(ISNUMBER([.G1092]);ISNUMBER([.C1092]));[.C1092]-[.G1092];0)" office:value-type="float" office:value="0.01" calcext:value-type="float">
            <text:p>0.01</text:p>
          </table:table-cell>
          <table:table-cell/>
          <table:table-cell table:formula="of:=IF(AND(ISNUMBER([.I1092]);ISNUMBER([.E1092]));[.E1092]-[.I10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092]+1" office:value-type="float" office:value="1093" calcext:value-type="float">
            <text:p>1093</text:p>
          </table:table-cell>
          <table:table-cell table:formula="of:=IF(AND(ISNUMBER([.G1093]);ISNUMBER([.C1093]));[.C1093]-[.G1093];0)" office:value-type="float" office:value="0" calcext:value-type="float">
            <text:p>0</text:p>
          </table:table-cell>
          <table:table-cell/>
          <table:table-cell table:formula="of:=IF(AND(ISNUMBER([.I1093]);ISNUMBER([.E1093]));[.E1093]-[.I109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K1093]+1" office:value-type="float" office:value="1094" calcext:value-type="float">
            <text:p>1094</text:p>
          </table:table-cell>
          <table:table-cell table:formula="of:=IF(AND(ISNUMBER([.G1094]);ISNUMBER([.C1094]));[.C1094]-[.G1094];0)" office:value-type="float" office:value="0" calcext:value-type="float">
            <text:p>0</text:p>
          </table:table-cell>
          <table:table-cell/>
          <table:table-cell table:formula="of:=IF(AND(ISNUMBER([.I1094]);ISNUMBER([.E1094]));[.E1094]-[.I109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094]+1" office:value-type="float" office:value="1095" calcext:value-type="float">
            <text:p>1095</text:p>
          </table:table-cell>
          <table:table-cell table:formula="of:=IF(AND(ISNUMBER([.G1095]);ISNUMBER([.C1095]));[.C1095]-[.G1095];0)" office:value-type="float" office:value="0" calcext:value-type="float">
            <text:p>0</text:p>
          </table:table-cell>
          <table:table-cell/>
          <table:table-cell table:formula="of:=IF(AND(ISNUMBER([.I1095]);ISNUMBER([.E1095]));[.E1095]-[.I10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table:formula="of:=[.K1095]+1" office:value-type="float" office:value="1096" calcext:value-type="float">
            <text:p>1096</text:p>
          </table:table-cell>
          <table:table-cell table:formula="of:=IF(AND(ISNUMBER([.G1096]);ISNUMBER([.C1096]));[.C1096]-[.G1096];0)" office:value-type="float" office:value="0" calcext:value-type="float">
            <text:p>0</text:p>
          </table:table-cell>
          <table:table-cell/>
          <table:table-cell table:formula="of:=IF(AND(ISNUMBER([.I1096]);ISNUMBER([.E1096]));[.E1096]-[.I10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float" office:value="2.47" calcext:value-type="float">
            <text:p>2.47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2.35" calcext:value-type="float">
            <text:p>2.35</text:p>
          </table:table-cell>
          <table:table-cell/>
          <table:table-cell table:formula="of:=[.K1096]+1" office:value-type="float" office:value="1097" calcext:value-type="float">
            <text:p>1097</text:p>
          </table:table-cell>
          <table:table-cell table:formula="of:=IF(AND(ISNUMBER([.G1097]);ISNUMBER([.C1097]));[.C1097]-[.G1097];0)" office:value-type="float" office:value="2.31" calcext:value-type="float">
            <text:p>2.31</text:p>
          </table:table-cell>
          <table:table-cell/>
          <table:table-cell table:formula="of:=IF(AND(ISNUMBER([.I1097]);ISNUMBER([.E1097]));[.E1097]-[.I1097];0)"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4.09" calcext:value-type="float">
            <text:p>4.09</text:p>
          </table:table-cell>
          <table:table-cell/>
          <table:table-cell table:formula="of:=[.K1097]+1" office:value-type="float" office:value="1098" calcext:value-type="float">
            <text:p>1098</text:p>
          </table:table-cell>
          <table:table-cell table:formula="of:=IF(AND(ISNUMBER([.G1098]);ISNUMBER([.C1098]));[.C1098]-[.G1098];0)" office:value-type="float" office:value="0.99" calcext:value-type="float">
            <text:p>0.99</text:p>
          </table:table-cell>
          <table:table-cell/>
          <table:table-cell table:formula="of:=IF(AND(ISNUMBER([.I1098]);ISNUMBER([.E1098]));[.E1098]-[.I1098];0)" office:value-type="float" office:value="-3.49" calcext:value-type="float">
            <text:p>-3.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0.23" calcext:value-type="float">
            <text:p>0.23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table:formula="of:=[.K1098]+1" office:value-type="float" office:value="1099" calcext:value-type="float">
            <text:p>1099</text:p>
          </table:table-cell>
          <table:table-cell table:formula="of:=IF(AND(ISNUMBER([.G1099]);ISNUMBER([.C1099]));[.C1099]-[.G1099];0)" office:value-type="float" office:value="1.46" calcext:value-type="float">
            <text:p>1.46</text:p>
          </table:table-cell>
          <table:table-cell/>
          <table:table-cell table:formula="of:=IF(AND(ISNUMBER([.I1099]);ISNUMBER([.E1099]));[.E1099]-[.I1099];0)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21" calcext:value-type="float">
            <text:p>0.2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formula="of:=[.K1099]+1" office:value-type="float" office:value="1100" calcext:value-type="float">
            <text:p>1100</text:p>
          </table:table-cell>
          <table:table-cell table:formula="of:=IF(AND(ISNUMBER([.G1100]);ISNUMBER([.C1100]));[.C1100]-[.G1100];0)" office:value-type="float" office:value="-0.03" calcext:value-type="float">
            <text:p>-0.03</text:p>
          </table:table-cell>
          <table:table-cell/>
          <table:table-cell table:formula="of:=IF(AND(ISNUMBER([.I1100]);ISNUMBER([.E1100]));[.E1100]-[.I1100];0)" office:value-type="float" office:value="-0.0900000000000001" calcext:value-type="float">
            <text:p>-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office:value-type="float" office:value="0.24" calcext:value-type="float">
            <text:p>0.24</text:p>
          </table:table-cell>
          <table:table-cell/>
          <table:table-cell table:formula="of:=[.K1100]+1" office:value-type="float" office:value="1101" calcext:value-type="float">
            <text:p>1101</text:p>
          </table:table-cell>
          <table:table-cell table:formula="of:=IF(AND(ISNUMBER([.G1101]);ISNUMBER([.C1101]));[.C1101]-[.G1101];0)" office:value-type="float" office:value="-0.13" calcext:value-type="float">
            <text:p>-0.13</text:p>
          </table:table-cell>
          <table:table-cell/>
          <table:table-cell table:formula="of:=IF(AND(ISNUMBER([.I1101]);ISNUMBER([.E1101]));[.E1101]-[.I1101];0)" office:value-type="float" office:value="-0.09" calcext:value-type="float">
            <text:p>-0.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11.81" calcext:value-type="float">
            <text:p>11.81</text:p>
          </table:table-cell>
          <table:table-cell/>
          <table:table-cell table:formula="of:=[.K1101]+1" office:value-type="float" office:value="1102" calcext:value-type="float">
            <text:p>1102</text:p>
          </table:table-cell>
          <table:table-cell table:formula="of:=IF(AND(ISNUMBER([.G1102]);ISNUMBER([.C1102]));[.C1102]-[.G1102];0)" office:value-type="float" office:value="-0.06" calcext:value-type="float">
            <text:p>-0.06</text:p>
          </table:table-cell>
          <table:table-cell/>
          <table:table-cell table:formula="of:=IF(AND(ISNUMBER([.I1102]);ISNUMBER([.E1102]));[.E1102]-[.I1102];0)" office:value-type="float" office:value="-11.64" calcext:value-type="float">
            <text:p>-11.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20.02" calcext:value-type="float">
            <text:p>20.02</text:p>
          </table:table-cell>
          <table:table-cell/>
          <table:table-cell table:formula="of:=[.K1102]+1" office:value-type="float" office:value="1103" calcext:value-type="float">
            <text:p>1103</text:p>
          </table:table-cell>
          <table:table-cell table:formula="of:=IF(AND(ISNUMBER([.G1103]);ISNUMBER([.C1103]));[.C1103]-[.G1103];0)" office:value-type="float" office:value="-0.12" calcext:value-type="float">
            <text:p>-0.12</text:p>
          </table:table-cell>
          <table:table-cell/>
          <table:table-cell table:formula="of:=IF(AND(ISNUMBER([.I1103]);ISNUMBER([.E1103]));[.E1103]-[.I1103];0)" office:value-type="float" office:value="-19.82" calcext:value-type="float">
            <text:p>-19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table:formula="of:=[.K1103]+1" office:value-type="float" office:value="1104" calcext:value-type="float">
            <text:p>1104</text:p>
          </table:table-cell>
          <table:table-cell table:formula="of:=IF(AND(ISNUMBER([.G1104]);ISNUMBER([.C1104]));[.C1104]-[.G1104];0)" office:value-type="float" office:value="-0.06" calcext:value-type="float">
            <text:p>-0.06</text:p>
          </table:table-cell>
          <table:table-cell/>
          <table:table-cell table:formula="of:=IF(AND(ISNUMBER([.I1104]);ISNUMBER([.E1104]));[.E1104]-[.I1104];0)" office:value-type="float" office:value="-0.06" calcext:value-type="float">
            <text:p>-0.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04]+1" office:value-type="float" office:value="1105" calcext:value-type="float">
            <text:p>1105</text:p>
          </table:table-cell>
          <table:table-cell table:formula="of:=IF(AND(ISNUMBER([.G1105]);ISNUMBER([.C1105]));[.C1105]-[.G1105];0)" office:value-type="float" office:value="0.01" calcext:value-type="float">
            <text:p>0.01</text:p>
          </table:table-cell>
          <table:table-cell/>
          <table:table-cell table:formula="of:=IF(AND(ISNUMBER([.I1105]);ISNUMBER([.E1105]));[.E1105]-[.I1105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27" calcext:value-type="float">
            <text:p>0.27</text:p>
          </table:table-cell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53.46" calcext:value-type="float">
            <text:p>53.46</text:p>
          </table:table-cell>
          <table:table-cell/>
          <table:table-cell table:formula="of:=[.K1105]+1" office:value-type="float" office:value="1106" calcext:value-type="float">
            <text:p>1106</text:p>
          </table:table-cell>
          <table:table-cell table:formula="of:=IF(AND(ISNUMBER([.G1106]);ISNUMBER([.C1106]));[.C1106]-[.G1106];0)" office:value-type="float" office:value="-0.07" calcext:value-type="float">
            <text:p>-0.07</text:p>
          </table:table-cell>
          <table:table-cell/>
          <table:table-cell table:formula="of:=IF(AND(ISNUMBER([.I1106]);ISNUMBER([.E1106]));[.E1106]-[.I1106];0)" office:value-type="float" office:value="-53.19" calcext:value-type="float">
            <text:p>-53.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9" calcext:value-type="float">
            <text:p>0.59</text:p>
          </table:table-cell>
          <table:table-cell/>
          <table:table-cell office:value-type="float" office:value="1.63" calcext:value-type="float">
            <text:p>1.63</text:p>
          </table:table-cell>
          <table:table-cell/>
          <table:table-cell table:formula="of:=[.K1106]+1" office:value-type="float" office:value="1107" calcext:value-type="float">
            <text:p>1107</text:p>
          </table:table-cell>
          <table:table-cell table:formula="of:=IF(AND(ISNUMBER([.G1107]);ISNUMBER([.C1107]));[.C1107]-[.G1107];0)" office:value-type="float" office:value="-0.0299999999999999" calcext:value-type="float">
            <text:p>-0.03</text:p>
          </table:table-cell>
          <table:table-cell/>
          <table:table-cell table:formula="of:=IF(AND(ISNUMBER([.I1107]);ISNUMBER([.E1107]));[.E1107]-[.I1107];0)" office:value-type="float" office:value="-1.18" calcext:value-type="float">
            <text:p>-1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55.37" calcext:value-type="float">
            <text:p>55.37</text:p>
          </table:table-cell>
          <table:table-cell/>
          <table:table-cell table:formula="of:=[.K1107]+1" office:value-type="float" office:value="1108" calcext:value-type="float">
            <text:p>1108</text:p>
          </table:table-cell>
          <table:table-cell table:formula="of:=IF(AND(ISNUMBER([.G1108]);ISNUMBER([.C1108]));[.C1108]-[.G1108];0)" office:value-type="float" office:value="-0.15" calcext:value-type="float">
            <text:p>-0.15</text:p>
          </table:table-cell>
          <table:table-cell/>
          <table:table-cell table:formula="of:=IF(AND(ISNUMBER([.I1108]);ISNUMBER([.E1108]));[.E1108]-[.I1108];0)" office:value-type="float" office:value="-54.93" calcext:value-type="float">
            <text:p>-54.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.36" calcext:value-type="float">
            <text:p>1.36</text:p>
          </table:table-cell>
          <table:table-cell/>
          <table:table-cell office:value-type="float" office:value="0.87" calcext:value-type="float">
            <text:p>0.87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table:formula="of:=[.K1108]+1" office:value-type="float" office:value="1109" calcext:value-type="float">
            <text:p>1109</text:p>
          </table:table-cell>
          <table:table-cell table:formula="of:=IF(AND(ISNUMBER([.G1109]);ISNUMBER([.C1109]));[.C1109]-[.G1109];0)" office:value-type="float" office:value="0" calcext:value-type="float">
            <text:p>0</text:p>
          </table:table-cell>
          <table:table-cell/>
          <table:table-cell table:formula="of:=IF(AND(ISNUMBER([.I1109]);ISNUMBER([.E1109]));[.E1109]-[.I1109];0)" office:value-type="float" office:value="0.43" calcext:value-type="float">
            <text:p>0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float" office:value="688.31" calcext:value-type="float">
            <text:p>688.31</text:p>
          </table:table-cell>
          <table:table-cell/>
          <table:table-cell office:value-type="float" office:value="1.81" calcext:value-type="float">
            <text:p>1.8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.08" calcext:value-type="float">
            <text:p>1.08</text:p>
          </table:table-cell>
          <table:table-cell/>
          <table:table-cell table:formula="of:=[.K1109]+1" office:value-type="float" office:value="1110" calcext:value-type="float">
            <text:p>1110</text:p>
          </table:table-cell>
          <table:table-cell table:formula="of:=IF(AND(ISNUMBER([.G1110]);ISNUMBER([.C1110]));[.C1110]-[.G1110];0)" office:value-type="float" office:value="0" calcext:value-type="float">
            <text:p>0</text:p>
          </table:table-cell>
          <table:table-cell/>
          <table:table-cell table:formula="of:=IF(AND(ISNUMBER([.I1110]);ISNUMBER([.E1110]));[.E1110]-[.I1110];0)" office:value-type="float" office:value="0.73" calcext:value-type="float">
            <text:p>0.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02" calcext:value-type="float">
            <text:p>4.0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0]+1" office:value-type="float" office:value="1111" calcext:value-type="float">
            <text:p>1111</text:p>
          </table:table-cell>
          <table:table-cell table:formula="of:=IF(AND(ISNUMBER([.G1111]);ISNUMBER([.C1111]));[.C1111]-[.G1111];0)" office:value-type="float" office:value="0" calcext:value-type="float">
            <text:p>0</text:p>
          </table:table-cell>
          <table:table-cell/>
          <table:table-cell table:formula="of:=IF(AND(ISNUMBER([.I1111]);ISNUMBER([.E1111]));[.E1111]-[.I111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.36" calcext:value-type="float">
            <text:p>5.3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1.36" calcext:value-type="float">
            <text:p>1.36</text:p>
          </table:table-cell>
          <table:table-cell/>
          <table:table-cell table:formula="of:=[.K1111]+1" office:value-type="float" office:value="1112" calcext:value-type="float">
            <text:p>1112</text:p>
          </table:table-cell>
          <table:table-cell table:formula="of:=IF(AND(ISNUMBER([.G1112]);ISNUMBER([.C1112]));[.C1112]-[.G1112];0)" office:value-type="float" office:value="0" calcext:value-type="float">
            <text:p>0</text:p>
          </table:table-cell>
          <table:table-cell/>
          <table:table-cell table:formula="of:=IF(AND(ISNUMBER([.I1112]);ISNUMBER([.E1112]));[.E1112]-[.I1112];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.29" calcext:value-type="float">
            <text:p>2.2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4.34" calcext:value-type="float">
            <text:p>4.34</text:p>
          </table:table-cell>
          <table:table-cell/>
          <table:table-cell table:formula="of:=[.K1112]+1" office:value-type="float" office:value="1113" calcext:value-type="float">
            <text:p>1113</text:p>
          </table:table-cell>
          <table:table-cell table:formula="of:=IF(AND(ISNUMBER([.G1113]);ISNUMBER([.C1113]));[.C1113]-[.G1113];0)" office:value-type="float" office:value="0" calcext:value-type="float">
            <text:p>0</text:p>
          </table:table-cell>
          <table:table-cell/>
          <table:table-cell table:formula="of:=IF(AND(ISNUMBER([.I1113]);ISNUMBER([.E1113]));[.E1113]-[.I1113];0)" office:value-type="float" office:value="-2.05" calcext:value-type="float">
            <text:p>-2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.06" calcext:value-type="float">
            <text:p>5.0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3]+1" office:value-type="float" office:value="1114" calcext:value-type="float">
            <text:p>1114</text:p>
          </table:table-cell>
          <table:table-cell table:formula="of:=IF(AND(ISNUMBER([.G1114]);ISNUMBER([.C1114]));[.C1114]-[.G1114];0)" office:value-type="float" office:value="0" calcext:value-type="float">
            <text:p>0</text:p>
          </table:table-cell>
          <table:table-cell/>
          <table:table-cell table:formula="of:=IF(AND(ISNUMBER([.I1114]);ISNUMBER([.E1114]));[.E1114]-[.I111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4]+1" office:value-type="float" office:value="1115" calcext:value-type="float">
            <text:p>1115</text:p>
          </table:table-cell>
          <table:table-cell table:formula="of:=IF(AND(ISNUMBER([.G1115]);ISNUMBER([.C1115]));[.C1115]-[.G1115];0)" office:value-type="float" office:value="0" calcext:value-type="float">
            <text:p>0</text:p>
          </table:table-cell>
          <table:table-cell/>
          <table:table-cell table:formula="of:=IF(AND(ISNUMBER([.I1115]);ISNUMBER([.E1115]));[.E1115]-[.I111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115]+1" office:value-type="float" office:value="1116" calcext:value-type="float">
            <text:p>1116</text:p>
          </table:table-cell>
          <table:table-cell table:formula="of:=IF(AND(ISNUMBER([.G1116]);ISNUMBER([.C1116]));[.C1116]-[.G1116];0)" office:value-type="float" office:value="-0.01" calcext:value-type="float">
            <text:p>-0.01</text:p>
          </table:table-cell>
          <table:table-cell/>
          <table:table-cell table:formula="of:=IF(AND(ISNUMBER([.I1116]);ISNUMBER([.E1116]));[.E1116]-[.I1116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.82" calcext:value-type="float">
            <text:p>3.8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6]+1" office:value-type="float" office:value="1117" calcext:value-type="float">
            <text:p>1117</text:p>
          </table:table-cell>
          <table:table-cell table:formula="of:=IF(AND(ISNUMBER([.G1117]);ISNUMBER([.C1117]));[.C1117]-[.G1117];0)" office:value-type="float" office:value="0" calcext:value-type="float">
            <text:p>0</text:p>
          </table:table-cell>
          <table:table-cell/>
          <table:table-cell table:formula="of:=IF(AND(ISNUMBER([.I1117]);ISNUMBER([.E1117]));[.E1117]-[.I111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.36" calcext:value-type="float">
            <text:p>11.3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7]+1" office:value-type="float" office:value="1118" calcext:value-type="float">
            <text:p>1118</text:p>
          </table:table-cell>
          <table:table-cell table:formula="of:=IF(AND(ISNUMBER([.G1118]);ISNUMBER([.C1118]));[.C1118]-[.G1118];0)" office:value-type="float" office:value="0" calcext:value-type="float">
            <text:p>0</text:p>
          </table:table-cell>
          <table:table-cell/>
          <table:table-cell table:formula="of:=IF(AND(ISNUMBER([.I1118]);ISNUMBER([.E1118]));[.E1118]-[.I111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2.08" calcext:value-type="float">
            <text:p>12.0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8]+1" office:value-type="float" office:value="1119" calcext:value-type="float">
            <text:p>1119</text:p>
          </table:table-cell>
          <table:table-cell table:formula="of:=IF(AND(ISNUMBER([.G1119]);ISNUMBER([.C1119]));[.C1119]-[.G1119];0)" office:value-type="float" office:value="0" calcext:value-type="float">
            <text:p>0</text:p>
          </table:table-cell>
          <table:table-cell/>
          <table:table-cell table:formula="of:=IF(AND(ISNUMBER([.I1119]);ISNUMBER([.E1119]));[.E1119]-[.I111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.51" calcext:value-type="float">
            <text:p>4.5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19]+1" office:value-type="float" office:value="1120" calcext:value-type="float">
            <text:p>1120</text:p>
          </table:table-cell>
          <table:table-cell table:formula="of:=IF(AND(ISNUMBER([.G1120]);ISNUMBER([.C1120]));[.C1120]-[.G1120];0)" office:value-type="float" office:value="0" calcext:value-type="float">
            <text:p>0</text:p>
          </table:table-cell>
          <table:table-cell/>
          <table:table-cell table:formula="of:=IF(AND(ISNUMBER([.I1120]);ISNUMBER([.E1120]));[.E1120]-[.I112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3.88" calcext:value-type="float">
            <text:p>13.8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0]+1" office:value-type="float" office:value="1121" calcext:value-type="float">
            <text:p>1121</text:p>
          </table:table-cell>
          <table:table-cell table:formula="of:=IF(AND(ISNUMBER([.G1121]);ISNUMBER([.C1121]));[.C1121]-[.G1121];0)" office:value-type="float" office:value="0" calcext:value-type="float">
            <text:p>0</text:p>
          </table:table-cell>
          <table:table-cell/>
          <table:table-cell table:formula="of:=IF(AND(ISNUMBER([.I1121]);ISNUMBER([.E1121]));[.E1121]-[.I112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1]+1" office:value-type="float" office:value="1122" calcext:value-type="float">
            <text:p>1122</text:p>
          </table:table-cell>
          <table:table-cell table:formula="of:=IF(AND(ISNUMBER([.G1122]);ISNUMBER([.C1122]));[.C1122]-[.G1122];0)" office:value-type="float" office:value="0" calcext:value-type="float">
            <text:p>0</text:p>
          </table:table-cell>
          <table:table-cell/>
          <table:table-cell table:formula="of:=IF(AND(ISNUMBER([.I1122]);ISNUMBER([.E1122]));[.E1122]-[.I112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.72" calcext:value-type="float">
            <text:p>7.7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2]+1" office:value-type="float" office:value="1123" calcext:value-type="float">
            <text:p>1123</text:p>
          </table:table-cell>
          <table:table-cell table:formula="of:=IF(AND(ISNUMBER([.G1123]);ISNUMBER([.C1123]));[.C1123]-[.G1123];0)" office:value-type="float" office:value="0" calcext:value-type="float">
            <text:p>0</text:p>
          </table:table-cell>
          <table:table-cell/>
          <table:table-cell table:formula="of:=IF(AND(ISNUMBER([.I1123]);ISNUMBER([.E1123]));[.E1123]-[.I112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6.8" calcext:value-type="float">
            <text:p>26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3]+1" office:value-type="float" office:value="1124" calcext:value-type="float">
            <text:p>1124</text:p>
          </table:table-cell>
          <table:table-cell table:formula="of:=IF(AND(ISNUMBER([.G1124]);ISNUMBER([.C1124]));[.C1124]-[.G1124];0)" office:value-type="float" office:value="0" calcext:value-type="float">
            <text:p>0</text:p>
          </table:table-cell>
          <table:table-cell/>
          <table:table-cell table:formula="of:=IF(AND(ISNUMBER([.I1124]);ISNUMBER([.E1124]));[.E1124]-[.I112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2.29" calcext:value-type="float">
            <text:p>32.2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4]+1" office:value-type="float" office:value="1125" calcext:value-type="float">
            <text:p>1125</text:p>
          </table:table-cell>
          <table:table-cell table:formula="of:=IF(AND(ISNUMBER([.G1125]);ISNUMBER([.C1125]));[.C1125]-[.G1125];0)" office:value-type="float" office:value="0" calcext:value-type="float">
            <text:p>0</text:p>
          </table:table-cell>
          <table:table-cell/>
          <table:table-cell table:formula="of:=IF(AND(ISNUMBER([.I1125]);ISNUMBER([.E1125]));[.E1125]-[.I112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.16" calcext:value-type="float">
            <text:p>8.1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5]+1" office:value-type="float" office:value="1126" calcext:value-type="float">
            <text:p>1126</text:p>
          </table:table-cell>
          <table:table-cell table:formula="of:=IF(AND(ISNUMBER([.G1126]);ISNUMBER([.C1126]));[.C1126]-[.G1126];0)" office:value-type="float" office:value="0" calcext:value-type="float">
            <text:p>0</text:p>
          </table:table-cell>
          <table:table-cell/>
          <table:table-cell table:formula="of:=IF(AND(ISNUMBER([.I1126]);ISNUMBER([.E1126]));[.E1126]-[.I112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126]+1" office:value-type="float" office:value="1127" calcext:value-type="float">
            <text:p>1127</text:p>
          </table:table-cell>
          <table:table-cell table:formula="of:=IF(AND(ISNUMBER([.G1127]);ISNUMBER([.C1127]));[.C1127]-[.G1127];0)" office:value-type="float" office:value="0.01" calcext:value-type="float">
            <text:p>0.01</text:p>
          </table:table-cell>
          <table:table-cell/>
          <table:table-cell table:formula="of:=IF(AND(ISNUMBER([.I1127]);ISNUMBER([.E1127]));[.E1127]-[.I1127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6.83" calcext:value-type="float">
            <text:p>26.8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7]+1" office:value-type="float" office:value="1128" calcext:value-type="float">
            <text:p>1128</text:p>
          </table:table-cell>
          <table:table-cell table:formula="of:=IF(AND(ISNUMBER([.G1128]);ISNUMBER([.C1128]));[.C1128]-[.G1128];0)" office:value-type="float" office:value="0" calcext:value-type="float">
            <text:p>0</text:p>
          </table:table-cell>
          <table:table-cell/>
          <table:table-cell table:formula="of:=IF(AND(ISNUMBER([.I1128]);ISNUMBER([.E1128]));[.E1128]-[.I112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3.98" calcext:value-type="float">
            <text:p>53.9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8]+1" office:value-type="float" office:value="1129" calcext:value-type="float">
            <text:p>1129</text:p>
          </table:table-cell>
          <table:table-cell table:formula="of:=IF(AND(ISNUMBER([.G1129]);ISNUMBER([.C1129]));[.C1129]-[.G1129];0)" office:value-type="float" office:value="0" calcext:value-type="float">
            <text:p>0</text:p>
          </table:table-cell>
          <table:table-cell/>
          <table:table-cell table:formula="of:=IF(AND(ISNUMBER([.I1129]);ISNUMBER([.E1129]));[.E1129]-[.I112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29]+1" office:value-type="float" office:value="1130" calcext:value-type="float">
            <text:p>1130</text:p>
          </table:table-cell>
          <table:table-cell table:formula="of:=IF(AND(ISNUMBER([.G1130]);ISNUMBER([.C1130]));[.C1130]-[.G1130];0)" office:value-type="float" office:value="0" calcext:value-type="float">
            <text:p>0</text:p>
          </table:table-cell>
          <table:table-cell/>
          <table:table-cell table:formula="of:=IF(AND(ISNUMBER([.I1130]);ISNUMBER([.E1130]));[.E1130]-[.I113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8.72" calcext:value-type="float">
            <text:p>48.7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0]+1" office:value-type="float" office:value="1131" calcext:value-type="float">
            <text:p>1131</text:p>
          </table:table-cell>
          <table:table-cell table:formula="of:=IF(AND(ISNUMBER([.G1131]);ISNUMBER([.C1131]));[.C1131]-[.G1131];0)" office:value-type="float" office:value="0" calcext:value-type="float">
            <text:p>0</text:p>
          </table:table-cell>
          <table:table-cell/>
          <table:table-cell table:formula="of:=IF(AND(ISNUMBER([.I1131]);ISNUMBER([.E1131]));[.E1131]-[.I113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5.11" calcext:value-type="float">
            <text:p>65.1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1]+1" office:value-type="float" office:value="1132" calcext:value-type="float">
            <text:p>1132</text:p>
          </table:table-cell>
          <table:table-cell table:formula="of:=IF(AND(ISNUMBER([.G1132]);ISNUMBER([.C1132]));[.C1132]-[.G1132];0)" office:value-type="float" office:value="0" calcext:value-type="float">
            <text:p>0</text:p>
          </table:table-cell>
          <table:table-cell/>
          <table:table-cell table:formula="of:=IF(AND(ISNUMBER([.I1132]);ISNUMBER([.E1132]));[.E1132]-[.I113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4.04" calcext:value-type="float">
            <text:p>24.0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2]+1" office:value-type="float" office:value="1133" calcext:value-type="float">
            <text:p>1133</text:p>
          </table:table-cell>
          <table:table-cell table:formula="of:=IF(AND(ISNUMBER([.G1133]);ISNUMBER([.C1133]));[.C1133]-[.G1133];0)" office:value-type="float" office:value="0" calcext:value-type="float">
            <text:p>0</text:p>
          </table:table-cell>
          <table:table-cell/>
          <table:table-cell table:formula="of:=IF(AND(ISNUMBER([.I1133]);ISNUMBER([.E1133]));[.E1133]-[.I113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2.33" calcext:value-type="float">
            <text:p>72.3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3]+1" office:value-type="float" office:value="1134" calcext:value-type="float">
            <text:p>1134</text:p>
          </table:table-cell>
          <table:table-cell table:formula="of:=IF(AND(ISNUMBER([.G1134]);ISNUMBER([.C1134]));[.C1134]-[.G1134];0)" office:value-type="float" office:value="0" calcext:value-type="float">
            <text:p>0</text:p>
          </table:table-cell>
          <table:table-cell/>
          <table:table-cell table:formula="of:=IF(AND(ISNUMBER([.I1134]);ISNUMBER([.E1134]));[.E1134]-[.I113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6.19" calcext:value-type="float">
            <text:p>96.1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4]+1" office:value-type="float" office:value="1135" calcext:value-type="float">
            <text:p>1135</text:p>
          </table:table-cell>
          <table:table-cell table:formula="of:=IF(AND(ISNUMBER([.G1135]);ISNUMBER([.C1135]));[.C1135]-[.G1135];0)" office:value-type="float" office:value="0" calcext:value-type="float">
            <text:p>0</text:p>
          </table:table-cell>
          <table:table-cell/>
          <table:table-cell table:formula="of:=IF(AND(ISNUMBER([.I1135]);ISNUMBER([.E1135]));[.E1135]-[.I113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5]+1" office:value-type="float" office:value="1136" calcext:value-type="float">
            <text:p>1136</text:p>
          </table:table-cell>
          <table:table-cell table:formula="of:=IF(AND(ISNUMBER([.G1136]);ISNUMBER([.C1136]));[.C1136]-[.G1136];0)" office:value-type="float" office:value="0" calcext:value-type="float">
            <text:p>0</text:p>
          </table:table-cell>
          <table:table-cell/>
          <table:table-cell table:formula="of:=IF(AND(ISNUMBER([.I1136]);ISNUMBER([.E1136]));[.E1136]-[.I113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0.22" calcext:value-type="float">
            <text:p>80.2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6]+1" office:value-type="float" office:value="1137" calcext:value-type="float">
            <text:p>1137</text:p>
          </table:table-cell>
          <table:table-cell table:formula="of:=IF(AND(ISNUMBER([.G1137]);ISNUMBER([.C1137]));[.C1137]-[.G1137];0)" office:value-type="float" office:value="0" calcext:value-type="float">
            <text:p>0</text:p>
          </table:table-cell>
          <table:table-cell/>
          <table:table-cell table:formula="of:=IF(AND(ISNUMBER([.I1137]);ISNUMBER([.E1137]));[.E1137]-[.I113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37]+1" office:value-type="float" office:value="1138" calcext:value-type="float">
            <text:p>1138</text:p>
          </table:table-cell>
          <table:table-cell table:formula="of:=IF(AND(ISNUMBER([.G1138]);ISNUMBER([.C1138]));[.C1138]-[.G1138];0)" office:value-type="float" office:value="0.04" calcext:value-type="float">
            <text:p>0.04</text:p>
          </table:table-cell>
          <table:table-cell/>
          <table:table-cell table:formula="of:=IF(AND(ISNUMBER([.I1138]);ISNUMBER([.E1138]));[.E1138]-[.I1138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38.58" calcext:value-type="float">
            <text:p>138.5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8]+1" office:value-type="float" office:value="1139" calcext:value-type="float">
            <text:p>1139</text:p>
          </table:table-cell>
          <table:table-cell table:formula="of:=IF(AND(ISNUMBER([.G1139]);ISNUMBER([.C1139]));[.C1139]-[.G1139];0)" office:value-type="float" office:value="0" calcext:value-type="float">
            <text:p>0</text:p>
          </table:table-cell>
          <table:table-cell/>
          <table:table-cell table:formula="of:=IF(AND(ISNUMBER([.I1139]);ISNUMBER([.E1139]));[.E1139]-[.I113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9.64" calcext:value-type="float">
            <text:p>39.6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39]+1" office:value-type="float" office:value="1140" calcext:value-type="float">
            <text:p>1140</text:p>
          </table:table-cell>
          <table:table-cell table:formula="of:=IF(AND(ISNUMBER([.G1140]);ISNUMBER([.C1140]));[.C1140]-[.G1140];0)" office:value-type="float" office:value="0" calcext:value-type="float">
            <text:p>0</text:p>
          </table:table-cell>
          <table:table-cell/>
          <table:table-cell table:formula="of:=IF(AND(ISNUMBER([.I1140]);ISNUMBER([.E1140]));[.E1140]-[.I114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06.8" calcext:value-type="float">
            <text:p>106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0]+1" office:value-type="float" office:value="1141" calcext:value-type="float">
            <text:p>1141</text:p>
          </table:table-cell>
          <table:table-cell table:formula="of:=IF(AND(ISNUMBER([.G1141]);ISNUMBER([.C1141]));[.C1141]-[.G1141];0)" office:value-type="float" office:value="0" calcext:value-type="float">
            <text:p>0</text:p>
          </table:table-cell>
          <table:table-cell/>
          <table:table-cell table:formula="of:=IF(AND(ISNUMBER([.I1141]);ISNUMBER([.E1141]));[.E1141]-[.I114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9.64" calcext:value-type="float">
            <text:p>89.6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1]+1" office:value-type="float" office:value="1142" calcext:value-type="float">
            <text:p>1142</text:p>
          </table:table-cell>
          <table:table-cell table:formula="of:=IF(AND(ISNUMBER([.G1142]);ISNUMBER([.C1142]));[.C1142]-[.G1142];0)" office:value-type="float" office:value="0" calcext:value-type="float">
            <text:p>0</text:p>
          </table:table-cell>
          <table:table-cell/>
          <table:table-cell table:formula="of:=IF(AND(ISNUMBER([.I1142]);ISNUMBER([.E1142]));[.E1142]-[.I114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2.85" calcext:value-type="float">
            <text:p>42.8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2]+1" office:value-type="float" office:value="1143" calcext:value-type="float">
            <text:p>1143</text:p>
          </table:table-cell>
          <table:table-cell table:formula="of:=IF(AND(ISNUMBER([.G1143]);ISNUMBER([.C1143]));[.C1143]-[.G1143];0)" office:value-type="float" office:value="0" calcext:value-type="float">
            <text:p>0</text:p>
          </table:table-cell>
          <table:table-cell/>
          <table:table-cell table:formula="of:=IF(AND(ISNUMBER([.I1143]);ISNUMBER([.E1143]));[.E1143]-[.I114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36.88" calcext:value-type="float">
            <text:p>136.8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3]+1" office:value-type="float" office:value="1144" calcext:value-type="float">
            <text:p>1144</text:p>
          </table:table-cell>
          <table:table-cell table:formula="of:=IF(AND(ISNUMBER([.G1144]);ISNUMBER([.C1144]));[.C1144]-[.G1144];0)" office:value-type="float" office:value="0" calcext:value-type="float">
            <text:p>0</text:p>
          </table:table-cell>
          <table:table-cell/>
          <table:table-cell table:formula="of:=IF(AND(ISNUMBER([.I1144]);ISNUMBER([.E1144]));[.E1144]-[.I114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4]+1" office:value-type="float" office:value="1145" calcext:value-type="float">
            <text:p>1145</text:p>
          </table:table-cell>
          <table:table-cell table:formula="of:=IF(AND(ISNUMBER([.G1145]);ISNUMBER([.C1145]));[.C1145]-[.G1145];0)" office:value-type="float" office:value="0" calcext:value-type="float">
            <text:p>0</text:p>
          </table:table-cell>
          <table:table-cell/>
          <table:table-cell table:formula="of:=IF(AND(ISNUMBER([.I1145]);ISNUMBER([.E1145]));[.E1145]-[.I114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5]+1" office:value-type="float" office:value="1146" calcext:value-type="float">
            <text:p>1146</text:p>
          </table:table-cell>
          <table:table-cell table:formula="of:=IF(AND(ISNUMBER([.G1146]);ISNUMBER([.C1146]));[.C1146]-[.G1146];0)" office:value-type="float" office:value="0" calcext:value-type="float">
            <text:p>0</text:p>
          </table:table-cell>
          <table:table-cell/>
          <table:table-cell table:formula="of:=IF(AND(ISNUMBER([.I1146]);ISNUMBER([.E1146]));[.E1146]-[.I114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2.27" calcext:value-type="float">
            <text:p>202.2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6]+1" office:value-type="float" office:value="1147" calcext:value-type="float">
            <text:p>1147</text:p>
          </table:table-cell>
          <table:table-cell table:formula="of:=IF(AND(ISNUMBER([.G1147]);ISNUMBER([.C1147]));[.C1147]-[.G1147];0)" office:value-type="float" office:value="0" calcext:value-type="float">
            <text:p>0</text:p>
          </table:table-cell>
          <table:table-cell/>
          <table:table-cell table:formula="of:=IF(AND(ISNUMBER([.I1147]);ISNUMBER([.E1147]));[.E1147]-[.I114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45.2" calcext:value-type="float">
            <text:p>245.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7]+1" office:value-type="float" office:value="1148" calcext:value-type="float">
            <text:p>1148</text:p>
          </table:table-cell>
          <table:table-cell table:formula="of:=IF(AND(ISNUMBER([.G1148]);ISNUMBER([.C1148]));[.C1148]-[.G1148];0)" office:value-type="float" office:value="0" calcext:value-type="float">
            <text:p>0</text:p>
          </table:table-cell>
          <table:table-cell/>
          <table:table-cell table:formula="of:=IF(AND(ISNUMBER([.I1148]);ISNUMBER([.E1148]));[.E1148]-[.I114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148]+1" office:value-type="float" office:value="1149" calcext:value-type="float">
            <text:p>1149</text:p>
          </table:table-cell>
          <table:table-cell table:formula="of:=IF(AND(ISNUMBER([.G1149]);ISNUMBER([.C1149]));[.C1149]-[.G1149];0)" office:value-type="float" office:value="-0.14" calcext:value-type="float">
            <text:p>-0.14</text:p>
          </table:table-cell>
          <table:table-cell/>
          <table:table-cell table:formula="of:=IF(AND(ISNUMBER([.I1149]);ISNUMBER([.E1149]));[.E1149]-[.I114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7.92" calcext:value-type="float">
            <text:p>77.92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49]+1" office:value-type="float" office:value="1150" calcext:value-type="float">
            <text:p>1150</text:p>
          </table:table-cell>
          <table:table-cell table:formula="of:=IF(AND(ISNUMBER([.G1150]);ISNUMBER([.C1150]));[.C1150]-[.G1150];0)" office:value-type="float" office:value="0" calcext:value-type="float">
            <text:p>0</text:p>
          </table:table-cell>
          <table:table-cell/>
          <table:table-cell table:formula="of:=IF(AND(ISNUMBER([.I1150]);ISNUMBER([.E1150]));[.E1150]-[.I115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8.16" calcext:value-type="float">
            <text:p>208.1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0]+1" office:value-type="float" office:value="1151" calcext:value-type="float">
            <text:p>1151</text:p>
          </table:table-cell>
          <table:table-cell table:formula="of:=IF(AND(ISNUMBER([.G1151]);ISNUMBER([.C1151]));[.C1151]-[.G1151];0)" office:value-type="float" office:value="0" calcext:value-type="float">
            <text:p>0</text:p>
          </table:table-cell>
          <table:table-cell/>
          <table:table-cell table:formula="of:=IF(AND(ISNUMBER([.I1151]);ISNUMBER([.E1151]));[.E1151]-[.I115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68.11" calcext:value-type="float">
            <text:p>268.1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1]+1" office:value-type="float" office:value="1152" calcext:value-type="float">
            <text:p>1152</text:p>
          </table:table-cell>
          <table:table-cell table:formula="of:=IF(AND(ISNUMBER([.G1152]);ISNUMBER([.C1152]));[.C1152]-[.G1152];0)" office:value-type="float" office:value="0" calcext:value-type="float">
            <text:p>0</text:p>
          </table:table-cell>
          <table:table-cell/>
          <table:table-cell table:formula="of:=IF(AND(ISNUMBER([.I1152]);ISNUMBER([.E1152]));[.E1152]-[.I115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6.28" calcext:value-type="float">
            <text:p>86.2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2]+1" office:value-type="float" office:value="1153" calcext:value-type="float">
            <text:p>1153</text:p>
          </table:table-cell>
          <table:table-cell table:formula="of:=IF(AND(ISNUMBER([.G1153]);ISNUMBER([.C1153]));[.C1153]-[.G1153];0)" office:value-type="float" office:value="0" calcext:value-type="float">
            <text:p>0</text:p>
          </table:table-cell>
          <table:table-cell/>
          <table:table-cell table:formula="of:=IF(AND(ISNUMBER([.I1153]);ISNUMBER([.E1153]));[.E1153]-[.I115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40.18" calcext:value-type="float">
            <text:p>340.1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3]+1" office:value-type="float" office:value="1154" calcext:value-type="float">
            <text:p>1154</text:p>
          </table:table-cell>
          <table:table-cell table:formula="of:=IF(AND(ISNUMBER([.G1154]);ISNUMBER([.C1154]));[.C1154]-[.G1154];0)" office:value-type="float" office:value="0" calcext:value-type="float">
            <text:p>0</text:p>
          </table:table-cell>
          <table:table-cell/>
          <table:table-cell table:formula="of:=IF(AND(ISNUMBER([.I1154]);ISNUMBER([.E1154]));[.E1154]-[.I115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65.83" calcext:value-type="float">
            <text:p>365.8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4]+1" office:value-type="float" office:value="1155" calcext:value-type="float">
            <text:p>1155</text:p>
          </table:table-cell>
          <table:table-cell table:formula="of:=IF(AND(ISNUMBER([.G1155]);ISNUMBER([.C1155]));[.C1155]-[.G1155];0)" office:value-type="float" office:value="0" calcext:value-type="float">
            <text:p>0</text:p>
          </table:table-cell>
          <table:table-cell/>
          <table:table-cell table:formula="of:=IF(AND(ISNUMBER([.I1155]);ISNUMBER([.E1155]));[.E1155]-[.I115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79.73" calcext:value-type="float">
            <text:p>79.7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5]+1" office:value-type="float" office:value="1156" calcext:value-type="float">
            <text:p>1156</text:p>
          </table:table-cell>
          <table:table-cell table:formula="of:=IF(AND(ISNUMBER([.G1156]);ISNUMBER([.C1156]));[.C1156]-[.G1156];0)" office:value-type="float" office:value="0" calcext:value-type="float">
            <text:p>0</text:p>
          </table:table-cell>
          <table:table-cell/>
          <table:table-cell table:formula="of:=IF(AND(ISNUMBER([.I1156]);ISNUMBER([.E1156]));[.E1156]-[.I115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27.73" calcext:value-type="float">
            <text:p>327.7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6]+1" office:value-type="float" office:value="1157" calcext:value-type="float">
            <text:p>1157</text:p>
          </table:table-cell>
          <table:table-cell table:formula="of:=IF(AND(ISNUMBER([.G1157]);ISNUMBER([.C1157]));[.C1157]-[.G1157];0)" office:value-type="float" office:value="0" calcext:value-type="float">
            <text:p>0</text:p>
          </table:table-cell>
          <table:table-cell/>
          <table:table-cell table:formula="of:=IF(AND(ISNUMBER([.I1157]);ISNUMBER([.E1157]));[.E1157]-[.I115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12.45" calcext:value-type="float">
            <text:p>412.4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7]+1" office:value-type="float" office:value="1158" calcext:value-type="float">
            <text:p>1158</text:p>
          </table:table-cell>
          <table:table-cell table:formula="of:=IF(AND(ISNUMBER([.G1158]);ISNUMBER([.C1158]));[.C1158]-[.G1158];0)" office:value-type="float" office:value="0" calcext:value-type="float">
            <text:p>0</text:p>
          </table:table-cell>
          <table:table-cell/>
          <table:table-cell table:formula="of:=IF(AND(ISNUMBER([.I1158]);ISNUMBER([.E1158]));[.E1158]-[.I115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19.13" calcext:value-type="float">
            <text:p>119.1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58]+1" office:value-type="float" office:value="1159" calcext:value-type="float">
            <text:p>1159</text:p>
          </table:table-cell>
          <table:table-cell table:formula="of:=IF(AND(ISNUMBER([.G1159]);ISNUMBER([.C1159]));[.C1159]-[.G1159];0)" office:value-type="float" office:value="0" calcext:value-type="float">
            <text:p>0</text:p>
          </table:table-cell>
          <table:table-cell/>
          <table:table-cell table:formula="of:=IF(AND(ISNUMBER([.I1159]);ISNUMBER([.E1159]));[.E1159]-[.I115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table:formula="of:=[.K1159]+1" office:value-type="float" office:value="1160" calcext:value-type="float">
            <text:p>1160</text:p>
          </table:table-cell>
          <table:table-cell table:formula="of:=IF(AND(ISNUMBER([.G1160]);ISNUMBER([.C1160]));[.C1160]-[.G1160];0)" office:value-type="float" office:value="-0.2" calcext:value-type="float">
            <text:p>-0.2</text:p>
          </table:table-cell>
          <table:table-cell/>
          <table:table-cell table:formula="of:=IF(AND(ISNUMBER([.I1160]);ISNUMBER([.E1160]));[.E1160]-[.I1160];0)" office:value-type="float" office:value="-0.02" calcext:value-type="float">
            <text:p>-0.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65.46" calcext:value-type="float">
            <text:p>465.4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0]+1" office:value-type="float" office:value="1161" calcext:value-type="float">
            <text:p>1161</text:p>
          </table:table-cell>
          <table:table-cell table:formula="of:=IF(AND(ISNUMBER([.G1161]);ISNUMBER([.C1161]));[.C1161]-[.G1161];0)" office:value-type="float" office:value="0" calcext:value-type="float">
            <text:p>0</text:p>
          </table:table-cell>
          <table:table-cell/>
          <table:table-cell table:formula="of:=IF(AND(ISNUMBER([.I1161]);ISNUMBER([.E1161]));[.E1161]-[.I116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52.03" calcext:value-type="float">
            <text:p>552.0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1]+1" office:value-type="float" office:value="1162" calcext:value-type="float">
            <text:p>1162</text:p>
          </table:table-cell>
          <table:table-cell table:formula="of:=IF(AND(ISNUMBER([.G1162]);ISNUMBER([.C1162]));[.C1162]-[.G1162];0)" office:value-type="float" office:value="0" calcext:value-type="float">
            <text:p>0</text:p>
          </table:table-cell>
          <table:table-cell/>
          <table:table-cell table:formula="of:=IF(AND(ISNUMBER([.I1162]);ISNUMBER([.E1162]));[.E1162]-[.I116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50.51" calcext:value-type="float">
            <text:p>150.5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2]+1" office:value-type="float" office:value="1163" calcext:value-type="float">
            <text:p>1163</text:p>
          </table:table-cell>
          <table:table-cell table:formula="of:=IF(AND(ISNUMBER([.G1163]);ISNUMBER([.C1163]));[.C1163]-[.G1163];0)" office:value-type="float" office:value="0" calcext:value-type="float">
            <text:p>0</text:p>
          </table:table-cell>
          <table:table-cell/>
          <table:table-cell table:formula="of:=IF(AND(ISNUMBER([.I1163]);ISNUMBER([.E1163]));[.E1163]-[.I116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35.01" calcext:value-type="float">
            <text:p>535.01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3]+1" office:value-type="float" office:value="1164" calcext:value-type="float">
            <text:p>1164</text:p>
          </table:table-cell>
          <table:table-cell table:formula="of:=IF(AND(ISNUMBER([.G1164]);ISNUMBER([.C1164]));[.C1164]-[.G1164];0)" office:value-type="float" office:value="0" calcext:value-type="float">
            <text:p>0</text:p>
          </table:table-cell>
          <table:table-cell/>
          <table:table-cell table:formula="of:=IF(AND(ISNUMBER([.I1164]);ISNUMBER([.E1164]));[.E1164]-[.I116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25.6" calcext:value-type="float">
            <text:p>625.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4]+1" office:value-type="float" office:value="1165" calcext:value-type="float">
            <text:p>1165</text:p>
          </table:table-cell>
          <table:table-cell table:formula="of:=IF(AND(ISNUMBER([.G1165]);ISNUMBER([.C1165]));[.C1165]-[.G1165];0)" office:value-type="float" office:value="0" calcext:value-type="float">
            <text:p>0</text:p>
          </table:table-cell>
          <table:table-cell/>
          <table:table-cell table:formula="of:=IF(AND(ISNUMBER([.I1165]);ISNUMBER([.E1165]));[.E1165]-[.I116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159.55" calcext:value-type="float">
            <text:p>159.5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5]+1" office:value-type="float" office:value="1166" calcext:value-type="float">
            <text:p>1166</text:p>
          </table:table-cell>
          <table:table-cell table:formula="of:=IF(AND(ISNUMBER([.G1166]);ISNUMBER([.C1166]));[.C1166]-[.G1166];0)" office:value-type="float" office:value="0" calcext:value-type="float">
            <text:p>0</text:p>
          </table:table-cell>
          <table:table-cell/>
          <table:table-cell table:formula="of:=IF(AND(ISNUMBER([.I1166]);ISNUMBER([.E1166]));[.E1166]-[.I116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68.09" calcext:value-type="float">
            <text:p>568.0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6]+1" office:value-type="float" office:value="1167" calcext:value-type="float">
            <text:p>1167</text:p>
          </table:table-cell>
          <table:table-cell table:formula="of:=IF(AND(ISNUMBER([.G1167]);ISNUMBER([.C1167]));[.C1167]-[.G1167];0)" office:value-type="float" office:value="0" calcext:value-type="float">
            <text:p>0</text:p>
          </table:table-cell>
          <table:table-cell/>
          <table:table-cell table:formula="of:=IF(AND(ISNUMBER([.I1167]);ISNUMBER([.E1167]));[.E1167]-[.I116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12.58" calcext:value-type="float">
            <text:p>612.5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7]+1" office:value-type="float" office:value="1168" calcext:value-type="float">
            <text:p>1168</text:p>
          </table:table-cell>
          <table:table-cell table:formula="of:=IF(AND(ISNUMBER([.G1168]);ISNUMBER([.C1168]));[.C1168]-[.G1168];0)" office:value-type="float" office:value="0" calcext:value-type="float">
            <text:p>0</text:p>
          </table:table-cell>
          <table:table-cell/>
          <table:table-cell table:formula="of:=IF(AND(ISNUMBER([.I1168]);ISNUMBER([.E1168]));[.E1168]-[.I116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07.79" calcext:value-type="float">
            <text:p>207.7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8]+1" office:value-type="float" office:value="1169" calcext:value-type="float">
            <text:p>1169</text:p>
          </table:table-cell>
          <table:table-cell table:formula="of:=IF(AND(ISNUMBER([.G1169]);ISNUMBER([.C1169]));[.C1169]-[.G1169];0)" office:value-type="float" office:value="0" calcext:value-type="float">
            <text:p>0</text:p>
          </table:table-cell>
          <table:table-cell/>
          <table:table-cell table:formula="of:=IF(AND(ISNUMBER([.I1169]);ISNUMBER([.E1169]));[.E1169]-[.I116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819.83" calcext:value-type="float">
            <text:p>819.8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69]+1" office:value-type="float" office:value="1170" calcext:value-type="float">
            <text:p>1170</text:p>
          </table:table-cell>
          <table:table-cell table:formula="of:=IF(AND(ISNUMBER([.G1170]);ISNUMBER([.C1170]));[.C1170]-[.G1170];0)" office:value-type="float" office:value="0" calcext:value-type="float">
            <text:p>0</text:p>
          </table:table-cell>
          <table:table-cell/>
          <table:table-cell table:formula="of:=IF(AND(ISNUMBER([.I1170]);ISNUMBER([.E1170]));[.E1170]-[.I117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float" office:value="35.03" calcext:value-type="float">
            <text:p>35.0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51.96" calcext:value-type="float">
            <text:p>51.9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table:formula="of:=[.K1170]+1" office:value-type="float" office:value="1171" calcext:value-type="float">
            <text:p>1171</text:p>
          </table:table-cell>
          <table:table-cell table:formula="of:=IF(AND(ISNUMBER([.G1171]);ISNUMBER([.C1171]));[.C1171]-[.G1171];0)" office:value-type="float" office:value="-16.93" calcext:value-type="float">
            <text:p>-16.93</text:p>
          </table:table-cell>
          <table:table-cell/>
          <table:table-cell table:formula="of:=IF(AND(ISNUMBER([.I1171]);ISNUMBER([.E1171]));[.E1171]-[.I1171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28.8" calcext:value-type="float">
            <text:p>928.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1]+1" office:value-type="float" office:value="1172" calcext:value-type="float">
            <text:p>1172</text:p>
          </table:table-cell>
          <table:table-cell table:formula="of:=IF(AND(ISNUMBER([.G1172]);ISNUMBER([.C1172]));[.C1172]-[.G1172];0)" office:value-type="float" office:value="0" calcext:value-type="float">
            <text:p>0</text:p>
          </table:table-cell>
          <table:table-cell/>
          <table:table-cell table:formula="of:=IF(AND(ISNUMBER([.I1172]);ISNUMBER([.E1172]));[.E1172]-[.I117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252.38" calcext:value-type="float">
            <text:p>252.38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2]+1" office:value-type="float" office:value="1173" calcext:value-type="float">
            <text:p>1173</text:p>
          </table:table-cell>
          <table:table-cell table:formula="of:=IF(AND(ISNUMBER([.G1173]);ISNUMBER([.C1173]));[.C1173]-[.G1173];0)" office:value-type="float" office:value="0" calcext:value-type="float">
            <text:p>0</text:p>
          </table:table-cell>
          <table:table-cell/>
          <table:table-cell table:formula="of:=IF(AND(ISNUMBER([.I1173]);ISNUMBER([.E1173]));[.E1173]-[.I117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63.83" calcext:value-type="float">
            <text:p>963.8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3]+1" office:value-type="float" office:value="1174" calcext:value-type="float">
            <text:p>1174</text:p>
          </table:table-cell>
          <table:table-cell table:formula="of:=IF(AND(ISNUMBER([.G1174]);ISNUMBER([.C1174]));[.C1174]-[.G1174];0)" office:value-type="float" office:value="0" calcext:value-type="float">
            <text:p>0</text:p>
          </table:table-cell>
          <table:table-cell/>
          <table:table-cell table:formula="of:=IF(AND(ISNUMBER([.I1174]);ISNUMBER([.E1174]));[.E1174]-[.I117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900.43" calcext:value-type="float">
            <text:p>900.4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4]+1" office:value-type="float" office:value="1175" calcext:value-type="float">
            <text:p>1175</text:p>
          </table:table-cell>
          <table:table-cell table:formula="of:=IF(AND(ISNUMBER([.G1175]);ISNUMBER([.C1175]));[.C1175]-[.G1175];0)" office:value-type="float" office:value="0" calcext:value-type="float">
            <text:p>0</text:p>
          </table:table-cell>
          <table:table-cell/>
          <table:table-cell table:formula="of:=IF(AND(ISNUMBER([.I1175]);ISNUMBER([.E1175]));[.E1175]-[.I117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22.65" calcext:value-type="float">
            <text:p>322.6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5]+1" office:value-type="float" office:value="1176" calcext:value-type="float">
            <text:p>1176</text:p>
          </table:table-cell>
          <table:table-cell table:formula="of:=IF(AND(ISNUMBER([.G1176]);ISNUMBER([.C1176]));[.C1176]-[.G1176];0)" office:value-type="float" office:value="0" calcext:value-type="float">
            <text:p>0</text:p>
          </table:table-cell>
          <table:table-cell/>
          <table:table-cell table:formula="of:=IF(AND(ISNUMBER([.I1176]);ISNUMBER([.E1176]));[.E1176]-[.I117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6]+1" office:value-type="float" office:value="1177" calcext:value-type="float">
            <text:p>1177</text:p>
          </table:table-cell>
          <table:table-cell table:formula="of:=IF(AND(ISNUMBER([.G1177]);ISNUMBER([.C1177]));[.C1177]-[.G1177];0)" office:value-type="float" office:value="0" calcext:value-type="float">
            <text:p>0</text:p>
          </table:table-cell>
          <table:table-cell/>
          <table:table-cell table:formula="of:=IF(AND(ISNUMBER([.I1177]);ISNUMBER([.E1177]));[.E1177]-[.I117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7]+1" office:value-type="float" office:value="1178" calcext:value-type="float">
            <text:p>1178</text:p>
          </table:table-cell>
          <table:table-cell table:formula="of:=IF(AND(ISNUMBER([.G1178]);ISNUMBER([.C1178]));[.C1178]-[.G1178];0)" office:value-type="float" office:value="0" calcext:value-type="float">
            <text:p>0</text:p>
          </table:table-cell>
          <table:table-cell/>
          <table:table-cell table:formula="of:=IF(AND(ISNUMBER([.I1178]);ISNUMBER([.E1178]));[.E1178]-[.I117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361.03" calcext:value-type="float">
            <text:p>361.03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8]+1" office:value-type="float" office:value="1179" calcext:value-type="float">
            <text:p>1179</text:p>
          </table:table-cell>
          <table:table-cell table:formula="of:=IF(AND(ISNUMBER([.G1179]);ISNUMBER([.C1179]));[.C1179]-[.G1179];0)" office:value-type="float" office:value="0" calcext:value-type="float">
            <text:p>0</text:p>
          </table:table-cell>
          <table:table-cell/>
          <table:table-cell table:formula="of:=IF(AND(ISNUMBER([.I1179]);ISNUMBER([.E1179]));[.E1179]-[.I117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79]+1" office:value-type="float" office:value="1180" calcext:value-type="float">
            <text:p>1180</text:p>
          </table:table-cell>
          <table:table-cell table:formula="of:=IF(AND(ISNUMBER([.G1180]);ISNUMBER([.C1180]));[.C1180]-[.G1180];0)" office:value-type="float" office:value="0" calcext:value-type="float">
            <text:p>0</text:p>
          </table:table-cell>
          <table:table-cell/>
          <table:table-cell table:formula="of:=IF(AND(ISNUMBER([.I1180]);ISNUMBER([.E1180]));[.E1180]-[.I118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0]+1" office:value-type="float" office:value="1181" calcext:value-type="float">
            <text:p>1181</text:p>
          </table:table-cell>
          <table:table-cell table:formula="of:=IF(AND(ISNUMBER([.G1181]);ISNUMBER([.C1181]));[.C1181]-[.G1181];0)" office:value-type="float" office:value="0" calcext:value-type="float">
            <text:p>0</text:p>
          </table:table-cell>
          <table:table-cell/>
          <table:table-cell table:formula="of:=IF(AND(ISNUMBER([.I1181]);ISNUMBER([.E1181]));[.E1181]-[.I118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float" office:value="134.08" calcext:value-type="float">
            <text:p>134.0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[.K1181]+1" office:value-type="float" office:value="1182" calcext:value-type="float">
            <text:p>1182</text:p>
          </table:table-cell>
          <table:table-cell table:formula="of:=IF(AND(ISNUMBER([.G1182]);ISNUMBER([.C1182]));[.C1182]-[.G1182];0)" office:value-type="float" office:value="0" calcext:value-type="float">
            <text:p>0</text:p>
          </table:table-cell>
          <table:table-cell/>
          <table:table-cell table:formula="of:=IF(AND(ISNUMBER([.I1182]);ISNUMBER([.E1182]));[.E1182]-[.I1182];0)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07.9" calcext:value-type="float">
            <text:p>407.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2]+1" office:value-type="float" office:value="1183" calcext:value-type="float">
            <text:p>1183</text:p>
          </table:table-cell>
          <table:table-cell table:formula="of:=IF(AND(ISNUMBER([.G1183]);ISNUMBER([.C1183]));[.C1183]-[.G1183];0)" office:value-type="float" office:value="0" calcext:value-type="float">
            <text:p>0</text:p>
          </table:table-cell>
          <table:table-cell/>
          <table:table-cell table:formula="of:=IF(AND(ISNUMBER([.I1183]);ISNUMBER([.E1183]));[.E1183]-[.I1183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3]+1" office:value-type="float" office:value="1184" calcext:value-type="float">
            <text:p>1184</text:p>
          </table:table-cell>
          <table:table-cell table:formula="of:=IF(AND(ISNUMBER([.G1184]);ISNUMBER([.C1184]));[.C1184]-[.G1184];0)" office:value-type="float" office:value="0" calcext:value-type="float">
            <text:p>0</text:p>
          </table:table-cell>
          <table:table-cell/>
          <table:table-cell table:formula="of:=IF(AND(ISNUMBER([.I1184]);ISNUMBER([.E1184]));[.E1184]-[.I1184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4]+1" office:value-type="float" office:value="1185" calcext:value-type="float">
            <text:p>1185</text:p>
          </table:table-cell>
          <table:table-cell table:formula="of:=IF(AND(ISNUMBER([.G1185]);ISNUMBER([.C1185]));[.C1185]-[.G1185];0)" office:value-type="float" office:value="0" calcext:value-type="float">
            <text:p>0</text:p>
          </table:table-cell>
          <table:table-cell/>
          <table:table-cell table:formula="of:=IF(AND(ISNUMBER([.I1185]);ISNUMBER([.E1185]));[.E1185]-[.I118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442.04" calcext:value-type="float">
            <text:p>442.0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5]+1" office:value-type="float" office:value="1186" calcext:value-type="float">
            <text:p>1186</text:p>
          </table:table-cell>
          <table:table-cell table:formula="of:=IF(AND(ISNUMBER([.G1186]);ISNUMBER([.C1186]));[.C1186]-[.G1186];0)" office:value-type="float" office:value="0" calcext:value-type="float">
            <text:p>0</text:p>
          </table:table-cell>
          <table:table-cell/>
          <table:table-cell table:formula="of:=IF(AND(ISNUMBER([.I1186]);ISNUMBER([.E1186]));[.E1186]-[.I118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6]+1" office:value-type="float" office:value="1187" calcext:value-type="float">
            <text:p>1187</text:p>
          </table:table-cell>
          <table:table-cell table:formula="of:=IF(AND(ISNUMBER([.G1187]);ISNUMBER([.C1187]));[.C1187]-[.G1187];0)" office:value-type="float" office:value="0" calcext:value-type="float">
            <text:p>0</text:p>
          </table:table-cell>
          <table:table-cell/>
          <table:table-cell table:formula="of:=IF(AND(ISNUMBER([.I1187]);ISNUMBER([.E1187]));[.E1187]-[.I118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7]+1" office:value-type="float" office:value="1188" calcext:value-type="float">
            <text:p>1188</text:p>
          </table:table-cell>
          <table:table-cell table:formula="of:=IF(AND(ISNUMBER([.G1188]);ISNUMBER([.C1188]));[.C1188]-[.G1188];0)" office:value-type="float" office:value="0" calcext:value-type="float">
            <text:p>0</text:p>
          </table:table-cell>
          <table:table-cell/>
          <table:table-cell table:formula="of:=IF(AND(ISNUMBER([.I1188]);ISNUMBER([.E1188]));[.E1188]-[.I118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511.26" calcext:value-type="float">
            <text:p>511.26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8]+1" office:value-type="float" office:value="1189" calcext:value-type="float">
            <text:p>1189</text:p>
          </table:table-cell>
          <table:table-cell table:formula="of:=IF(AND(ISNUMBER([.G1189]);ISNUMBER([.C1189]));[.C1189]-[.G1189];0)" office:value-type="float" office:value="0" calcext:value-type="float">
            <text:p>0</text:p>
          </table:table-cell>
          <table:table-cell/>
          <table:table-cell table:formula="of:=IF(AND(ISNUMBER([.I1189]);ISNUMBER([.E1189]));[.E1189]-[.I1189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89]+1" office:value-type="float" office:value="1190" calcext:value-type="float">
            <text:p>1190</text:p>
          </table:table-cell>
          <table:table-cell table:formula="of:=IF(AND(ISNUMBER([.G1190]);ISNUMBER([.C1190]));[.C1190]-[.G1190];0)" office:value-type="float" office:value="0" calcext:value-type="float">
            <text:p>0</text:p>
          </table:table-cell>
          <table:table-cell/>
          <table:table-cell table:formula="of:=IF(AND(ISNUMBER([.I1190]);ISNUMBER([.E1190]));[.E1190]-[.I1190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90]+1" office:value-type="float" office:value="1191" calcext:value-type="float">
            <text:p>1191</text:p>
          </table:table-cell>
          <table:table-cell table:formula="of:=IF(AND(ISNUMBER([.G1191]);ISNUMBER([.C1191]));[.C1191]-[.G1191];0)" office:value-type="float" office:value="0" calcext:value-type="float">
            <text:p>0</text:p>
          </table:table-cell>
          <table:table-cell/>
          <table:table-cell table:formula="of:=IF(AND(ISNUMBER([.I1191]);ISNUMBER([.E1191]));[.E1191]-[.I1191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string" calcext:value-type="string">
            <text:p>timeout</text:p>
          </table:table-cell>
          <table:table-cell/>
          <table:table-cell office:value-type="float" office:value="693.07" calcext:value-type="float">
            <text:p>693.07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91]+1" office:value-type="float" office:value="1192" calcext:value-type="float">
            <text:p>1192</text:p>
          </table:table-cell>
          <table:table-cell table:formula="of:=IF(AND(ISNUMBER([.G1192]);ISNUMBER([.C1192]));[.C1192]-[.G1192];0)" office:value-type="float" office:value="0" calcext:value-type="float">
            <text:p>0</text:p>
          </table:table-cell>
          <table:table-cell/>
          <table:table-cell table:formula="of:=IF(AND(ISNUMBER([.I1192]);ISNUMBER([.E1192]));[.E1192]-[.I1192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92]+1" office:value-type="float" office:value="1193" calcext:value-type="float">
            <text:p>1193</text:p>
          </table:table-cell>
          <table:table-cell table:formula="of:=IF(AND(ISNUMBER([.G1193]);ISNUMBER([.C1193]));[.C1193]-[.G1193];0)" office:value-type="float" office:value="-0.03" calcext:value-type="float">
            <text:p>-0.03</text:p>
          </table:table-cell>
          <table:table-cell/>
          <table:table-cell table:formula="of:=IF(AND(ISNUMBER([.I1193]);ISNUMBER([.E1193]));[.E1193]-[.I1193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[.K1193]+1" office:value-type="float" office:value="1194" calcext:value-type="float">
            <text:p>1194</text:p>
          </table:table-cell>
          <table:table-cell table:formula="of:=IF(AND(ISNUMBER([.G1194]);ISNUMBER([.C1194]));[.C1194]-[.G1194];0)" office:value-type="float" office:value="0.03" calcext:value-type="float">
            <text:p>0.03</text:p>
          </table:table-cell>
          <table:table-cell/>
          <table:table-cell table:formula="of:=IF(AND(ISNUMBER([.I1194]);ISNUMBER([.E1194]));[.E1194]-[.I1194];0)"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94]+1" office:value-type="float" office:value="1195" calcext:value-type="float">
            <text:p>1195</text:p>
          </table:table-cell>
          <table:table-cell table:formula="of:=IF(AND(ISNUMBER([.G1195]);ISNUMBER([.C1195]));[.C1195]-[.G1195];0)" office:value-type="float" office:value="0" calcext:value-type="float">
            <text:p>0</text:p>
          </table:table-cell>
          <table:table-cell/>
          <table:table-cell table:formula="of:=IF(AND(ISNUMBER([.I1195]);ISNUMBER([.E1195]));[.E1195]-[.I1195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float" office:value="13.82" calcext:value-type="float">
            <text:p>13.82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95]+1" office:value-type="float" office:value="1196" calcext:value-type="float">
            <text:p>1196</text:p>
          </table:table-cell>
          <table:table-cell table:formula="of:=IF(AND(ISNUMBER([.G1196]);ISNUMBER([.C1196]));[.C1196]-[.G1196];0)" office:value-type="float" office:value="0" calcext:value-type="float">
            <text:p>0</text:p>
          </table:table-cell>
          <table:table-cell/>
          <table:table-cell table:formula="of:=IF(AND(ISNUMBER([.I1196]);ISNUMBER([.E1196]));[.E1196]-[.I1196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196]+1" office:value-type="float" office:value="1197" calcext:value-type="float">
            <text:p>1197</text:p>
          </table:table-cell>
          <table:table-cell table:formula="of:=IF(AND(ISNUMBER([.G1197]);ISNUMBER([.C1197]));[.C1197]-[.G1197];0)" office:value-type="float" office:value="0" calcext:value-type="float">
            <text:p>0</text:p>
          </table:table-cell>
          <table:table-cell/>
          <table:table-cell table:formula="of:=IF(AND(ISNUMBER([.I1197]);ISNUMBER([.E1197]));[.E1197]-[.I1197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table:formula="of:=[.K1197]+1" office:value-type="float" office:value="1198" calcext:value-type="float">
            <text:p>1198</text:p>
          </table:table-cell>
          <table:table-cell table:formula="of:=IF(AND(ISNUMBER([.G1198]);ISNUMBER([.C1198]));[.C1198]-[.G1198];0)" office:value-type="float" office:value="0" calcext:value-type="float">
            <text:p>0</text:p>
          </table:table-cell>
          <table:table-cell/>
          <table:table-cell table:formula="of:=IF(AND(ISNUMBER([.I1198]);ISNUMBER([.E1198]));[.E1198]-[.I1198];0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[.K1198]+1" office:value-type="float" office:value="1199" calcext:value-type="float">
            <text:p>1199</text:p>
          </table:table-cell>
          <table:table-cell table:formula="of:=IF(AND(ISNUMBER([.G1199]);ISNUMBER([.C1199]));[.C1199]-[.G1199];0)" office:value-type="float" office:value="-0.04" calcext:value-type="float">
            <text:p>-0.04</text:p>
          </table:table-cell>
          <table:table-cell/>
          <table:table-cell table:formula="of:=IF(AND(ISNUMBER([.I1199]);ISNUMBER([.E1199]));[.E1199]-[.I1199];0)"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timeout</text:p>
          </table:table-cell>
          <table:table-cell/>
          <table:table-cell table:formula="of:=[.K1199]+1" office:value-type="float" office:value="1200" calcext:value-type="float">
            <text:p>1200</text:p>
          </table:table-cell>
          <table:table-cell table:formula="of:=IF(AND(ISNUMBER([.G1200]);ISNUMBER([.C1200]));[.C1200]-[.G1200];0)" office:value-type="float" office:value="0" calcext:value-type="float">
            <text:p>0</text:p>
          </table:table-cell>
          <table:table-cell/>
          <table:table-cell table:formula="of:=IF(AND(ISNUMBER([.I1200]);ISNUMBER([.E1200]));[.E1200]-[.I1200];0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4:05:14.306995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6T04:15:17.133788647</dc:date>
    <meta:editing-duration>PT27M40S</meta:editing-duration>
    <meta:editing-cycles>5</meta:editing-cycles>
    <meta:document-statistic meta:table-count="1" meta:cell-count="96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385cm" svg:y="0.316cm" chart:style-name="ch2">
          <text:p>Boy de la Tour X Algoritmo proposto</text:p>
        </chart:title>
        <chart:subtitle svg:x="5.39cm" svg:y="1.301cm" chart:style-name="ch3">
          <text:p>Diferença de tempo de busca</text:p>
        </chart:subtitle>
        <chart:legend chart:legend-position="end" svg:x="13.816cm" svg:y="3.952cm" style:legend-expansion="high" chart:style-name="ch4"/>
        <chart:plot-area chart:style-name="ch5" table:cell-range-address="Sheet1.K1:Sheet1.L1200 Sheet1.M1:Sheet1.M1 Sheet1.O1:Sheet1.O1 Sheet1.N1:Sheet1.N1200" chart:data-source-has-labels="row" svg:x="1.331cm" svg:y="2.19cm" svg:width="12.165cm" svg:height="5.649cm">
          <chartooo:coordinate-region svg:x="2.429cm" svg:y="2.389cm" svg:width="10.695cm" svg:height="5.251cm"/>
          <chart:axis chart:dimension="x" chart:name="primary-x" chart:style-name="ch6">
            <chart:title svg:x="6.76cm" svg:y="8.019cm" chart:style-name="ch7">
              <text:p>Fórmula</text:p>
            </chart:title>
          </chart:axis>
          <chart:axis chart:dimension="y" chart:name="primary-y" chart:style-name="ch6">
            <chart:title svg:x="0.451cm" svg:y="7.347cm" chart:style-name="ch8">
              <text:p>Diferença de tempo (segundos)</text:p>
            </chart:title>
            <chart:grid chart:style-name="ch9" chart:class="major"/>
          </chart:axis>
          <chart:series chart:style-name="ch10" chart:values-cell-range-address="Sheet1.L1:Sheet1.L1200" chart:label-cell-address="Sheet1.M1:Sheet1.M1" chart:class="chart:scatter">
            <chart:domain table:cell-range-address="Sheet1.K1:Sheet1.K1200"/>
            <chart:data-point chart:repeated="1200"/>
          </chart:series>
          <chart:series chart:style-name="ch11" chart:values-cell-range-address="Sheet1.N1:Sheet1.N1200" chart:label-cell-address="Sheet1.O1:Sheet1.O1" chart:class="chart:scatter">
            <chart:data-point chart:repeated="1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7 – C9</text:p>
                <draw:g>
                  <svg:desc>Sheet1.M1:Sheet1.M1</svg:desc>
                </draw:g>
              </table:table-cell>
              <table:table-cell office:value-type="string">
                <text:p>C8 – C1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K1:Sheet1.K1200</svg:desc>
                </draw:g>
              </table:table-cell>
              <table:table-cell office:value-type="float" office:value="0">
                <text:p>0</text:p>
                <draw:g>
                  <svg:desc>Sheet1.L1:Sheet1.L1200</svg:desc>
                </draw:g>
              </table:table-cell>
              <table:table-cell office:value-type="float" office:value="0">
                <text:p>0</text:p>
                <draw:g>
                  <svg:desc>Sheet1.N1:Sheet1.N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02">
                <text:p>-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01">
                <text:p>-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03">
                <text:p>-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04">
                <text:p>-0.0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01">
                <text:p>-0.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1">
                <text:p>0.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0.04">
                <text:p>-0.04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1">
                <text:p>0.01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5">
                <text:p>0.0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2">
                <text:p>1.42</text:p>
              </table:table-cell>
              <table:table-cell office:value-type="float" office:value="-0.0800000000000001">
                <text:p>-0.080000000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52.21">
                <text:p>252.2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0.23">
                <text:p>-0.23</text:p>
              </table:table-cell>
              <table:table-cell office:value-type="float" office:value="-129.54">
                <text:p>-129.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-0.38">
                <text:p>-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-0.56">
                <text:p>-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0.89">
                <text:p>-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-2.84">
                <text:p>-2.84</text:p>
              </table:table-cell>
              <table:table-cell office:value-type="float" office:value="-203.45">
                <text:p>-203.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-32.09">
                <text:p>-32.09</text:p>
              </table:table-cell>
              <table:table-cell office:value-type="float" office:value="-205.21">
                <text:p>-205.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7.86">
                <text:p>-7.86</text:p>
              </table:table-cell>
              <table:table-cell office:value-type="float" office:value="-154.05">
                <text:p>-154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8.66">
                <text:p>-8.66</text:p>
              </table:table-cell>
              <table:table-cell office:value-type="float" office:value="-224.73">
                <text:p>-224.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-119.69">
                <text:p>-119.69</text:p>
              </table:table-cell>
              <table:table-cell office:value-type="float" office:value="-121.06">
                <text:p>-121.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-17.19">
                <text:p>-17.19</text:p>
              </table:table-cell>
              <table:table-cell office:value-type="float" office:value="-200.03">
                <text:p>-200.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-39.2">
                <text:p>-39.2</text:p>
              </table:table-cell>
              <table:table-cell office:value-type="float" office:value="-142.56">
                <text:p>-142.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-623.8">
                <text:p>-623.8</text:p>
              </table:table-cell>
              <table:table-cell office:value-type="float" office:value="-222.49">
                <text:p>-222.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120.01">
                <text:p>-120.01</text:p>
              </table:table-cell>
              <table:table-cell office:value-type="float" office:value="-192.43">
                <text:p>-192.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-137.04">
                <text:p>-137.04</text:p>
              </table:table-cell>
              <table:table-cell office:value-type="float" office:value="-130.88">
                <text:p>-130.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-191.63">
                <text:p>-191.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-215.51">
                <text:p>-215.51</text:p>
              </table:table-cell>
              <table:table-cell office:value-type="float" office:value="-179.37">
                <text:p>-179.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-227.12">
                <text:p>-227.12</text:p>
              </table:table-cell>
              <table:table-cell office:value-type="float" office:value="-141.94">
                <text:p>-141.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-158.2">
                <text:p>-158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-285.61">
                <text:p>-285.61</text:p>
              </table:table-cell>
              <table:table-cell office:value-type="float" office:value="-243.18">
                <text:p>-243.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-542.87">
                <text:p>-542.87</text:p>
              </table:table-cell>
              <table:table-cell office:value-type="float" office:value="-165.44">
                <text:p>-165.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-221.26">
                <text:p>-221.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-718.82">
                <text:p>-718.82</text:p>
              </table:table-cell>
              <table:table-cell office:value-type="float" office:value="-109.35">
                <text:p>-109.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815.86">
                <text:p>-815.86</text:p>
              </table:table-cell>
              <table:table-cell office:value-type="float" office:value="-58.62">
                <text:p>-58.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76.52">
                <text:p>76.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-50.71">
                <text:p>-50.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09.66">
                <text:p>209.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304.83">
                <text:p>304.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8.44">
                <text:p>228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0.05">
                <text:p>-0.0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-665.38">
                <text:p>-665.38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-435.98">
                <text:p>-435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-149.34">
                <text:p>-149.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765.98">
                <text:p>765.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999999999999998">
                <text:p>0.0099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00000000000001">
                <text:p>0.01000000000000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-0.03">
                <text:p>-0.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-0.03">
                <text:p>-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2">
                <text:p>0.0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3">
                <text:p>0.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6">
                <text:p>0.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6">
                <text:p>0.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6">
                <text:p>0.0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53">
                <text:p>0.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55">
                <text:p>0.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-0.01">
                <text:p>-0.01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38">
                <text:p>0.3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43">
                <text:p>0.4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0.02">
                <text:p>-0.02</text:p>
              </table:table-cell>
              <table:table-cell office:value-type="float" office:value="0.0800000000000001">
                <text:p>0.0800000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-0.01">
                <text:p>-0.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7">
                <text:p>1.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3.71">
                <text:p>53.71</text:p>
              </table:table-cell>
              <table:table-cell office:value-type="float" office:value="16.54">
                <text:p>16.5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76.31">
                <text:p>976.31</text:p>
              </table:table-cell>
              <table:table-cell office:value-type="float" office:value="282.22">
                <text:p>282.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18.98">
                <text:p>418.98</text:p>
              </table:table-cell>
              <table:table-cell office:value-type="float" office:value="304.98">
                <text:p>304.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-2.93">
                <text:p>-2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3.38">
                <text:p>43.3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983.51">
                <text:p>983.51</text:p>
              </table:table-cell>
              <table:table-cell office:value-type="float" office:value="0.199999999999999">
                <text:p>0.19999999999999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-0.06">
                <text:p>-0.0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-0.08">
                <text:p>-0.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-0.16">
                <text:p>-0.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0.2">
                <text:p>-0.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-171.86">
                <text:p>-171.8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-135.06">
                <text:p>-135.06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-124.16">
                <text:p>-124.1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-122.84">
                <text:p>-122.84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113.35">
                <text:p>-113.3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-110.9">
                <text:p>-110.9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-149.19">
                <text:p>-149.19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90.23">
                <text:p>-190.23</text:p>
              </table:table-cell>
              <table:table-cell office:value-type="float" office:value="9.18">
                <text:p>9.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-222.3">
                <text:p>-222.3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340.43">
                <text:p>-340.4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-377.24">
                <text:p>-377.24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-466.54">
                <text:p>-466.54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-659.09">
                <text:p>-659.09</text:p>
              </table:table-cell>
              <table:table-cell office:value-type="float" office:value="21.34">
                <text:p>21.3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-756.21">
                <text:p>-756.21</text:p>
              </table:table-cell>
              <table:table-cell office:value-type="float" office:value="40.92">
                <text:p>40.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30.65">
                <text:p>30.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45.07">
                <text:p>45.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118.53">
                <text:p>118.5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129.59">
                <text:p>129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215.31">
                <text:p>215.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213.61">
                <text:p>213.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230.94">
                <text:p>230.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270.38">
                <text:p>270.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389.66">
                <text:p>389.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463.03">
                <text:p>463.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554.34">
                <text:p>554.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601.63">
                <text:p>601.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704.77">
                <text:p>704.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16.5">
                <text:p>616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-0.06">
                <text:p>-0.0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687.54">
                <text:p>-687.54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-468.2">
                <text:p>-4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-151.32">
                <text:p>-151.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-0.07">
                <text:p>-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-0.02">
                <text:p>-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-0.44">
                <text:p>-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-0.51">
                <text:p>-0.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0.55">
                <text:p>-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-0.84">
                <text:p>-0.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-0.67">
                <text:p>-0.6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-0.76">
                <text:p>-0.7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-0.18">
                <text:p>-0.1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-0.47">
                <text:p>-0.4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-0.35">
                <text:p>-0.3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0.28">
                <text:p>-0.2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64">
                <text:p>0.6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47">
                <text:p>0.4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65">
                <text:p>0.6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82">
                <text:p>0.8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71">
                <text:p>0.71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89">
                <text:p>0.8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17">
                <text:p>0.1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57">
                <text:p>1.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8.66">
                <text:p>28.66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616.51">
                <text:p>616.51</text:p>
              </table:table-cell>
              <table:table-cell office:value-type="float" office:value="671.15">
                <text:p>671.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27.32">
                <text:p>427.32</text:p>
              </table:table-cell>
              <table:table-cell office:value-type="float" office:value="307.59">
                <text:p>307.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-0.07">
                <text:p>-0.0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1">
                <text:p>0.01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3">
                <text:p>0.0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0.05">
                <text:p>-0.0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0.01">
                <text:p>-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-0.06">
                <text:p>-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2">
                <text:p>0.0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1">
                <text:p>0.0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44">
                <text:p>1.44</text:p>
              </table:table-cell>
              <table:table-cell office:value-type="float" office:value="-2.43">
                <text:p>-2.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8">
                <text:p>0.68</text:p>
              </table:table-cell>
              <table:table-cell office:value-type="float" office:value="-4.51">
                <text:p>-4.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97">
                <text:p>0.97</text:p>
              </table:table-cell>
              <table:table-cell office:value-type="float" office:value="-0.00999999999999998">
                <text:p>-0.009999999999999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-0.02">
                <text:p>-0.0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-0.02">
                <text:p>-0.02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-0.15">
                <text:p>-0.15</text:p>
              </table:table-cell>
              <table:table-cell office:value-type="float" office:value="-13.31">
                <text:p>-13.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-0.11">
                <text:p>-0.11</text:p>
              </table:table-cell>
              <table:table-cell office:value-type="float" office:value="-23.66">
                <text:p>-23.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-0.03">
                <text:p>-0.0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-0.09">
                <text:p>-0.09</text:p>
              </table:table-cell>
              <table:table-cell office:value-type="float" office:value="-49.2">
                <text:p>-49.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-0.03">
                <text:p>-0.03</text:p>
              </table:table-cell>
              <table:table-cell office:value-type="float" office:value="-115.99">
                <text:p>-115.9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-122.42">
                <text:p>-122.4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-0.01">
                <text:p>-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-0.06">
                <text:p>-0.0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-0.35">
                <text:p>-0.3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-0.39">
                <text:p>-0.3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-35.31">
                <text:p>-35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4">
                <text:p>1.4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59">
                <text:p>0.59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96">
                <text:p>0.9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-0.02">
                <text:p>-0.02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-0.0900000000000001">
                <text:p>-0.09000000000000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-0.03">
                <text:p>-0.03</text:p>
              </table:table-cell>
              <table:table-cell office:value-type="float" office:value="-13.39">
                <text:p>-13.3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-0.19">
                <text:p>-0.19</text:p>
              </table:table-cell>
              <table:table-cell office:value-type="float" office:value="-24.43">
                <text:p>-24.4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-0.03">
                <text:p>-0.03</text:p>
              </table:table-cell>
              <table:table-cell office:value-type="float" office:value="-56.94">
                <text:p>-56.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-0.12">
                <text:p>-0.12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-0.11">
                <text:p>-0.11</text:p>
              </table:table-cell>
              <table:table-cell office:value-type="float" office:value="-112.79">
                <text:p>-112.7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">
                <text:p>0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-0.13">
                <text:p>-0.1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0.59">
                <text:p>0.5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-39.29">
                <text:p>-39.29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0">
                <text:p>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0.08">
                <text:p>0.08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0.12">
                <text:p>0.1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2.31">
                <text:p>2.3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-0.02">
                <text:p>-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-0.00999999999999995">
                <text:p>-0.009999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-0.87">
                <text:p>-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0.36">
                <text:p>0.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-2.57">
                <text:p>-2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2.51">
                <text:p>2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-9.74">
                <text:p>-9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2.31">
                <text:p>2.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0.99">
                <text:p>0.99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1.46">
                <text:p>1.4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-0.03">
                <text:p>-0.03</text:p>
              </table:table-cell>
              <table:table-cell office:value-type="float" office:value="-0.0900000000000001">
                <text:p>-0.090000000000000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-0.13">
                <text:p>-0.13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-0.06">
                <text:p>-0.06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-0.12">
                <text:p>-0.12</text:p>
              </table:table-cell>
              <table:table-cell office:value-type="float" office:value="-19.82">
                <text:p>-19.82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-0.06">
                <text:p>-0.0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-0.07">
                <text:p>-0.07</text:p>
              </table:table-cell>
              <table:table-cell office:value-type="float" office:value="-53.19">
                <text:p>-53.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-0.0299999999999999">
                <text:p>-0.0299999999999999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-0.15">
                <text:p>-0.15</text:p>
              </table:table-cell>
              <table:table-cell office:value-type="float" office:value="-54.93">
                <text:p>-54.9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0">
                <text:p>0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0.01">
                <text:p>0.0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3">
                <text:p>1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5">
                <text:p>1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6">
                <text:p>1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7">
                <text:p>1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8">
                <text:p>1138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9">
                <text:p>1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1">
                <text:p>1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2">
                <text:p>1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3">
                <text:p>1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4">
                <text:p>1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6">
                <text:p>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7">
                <text:p>1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8">
                <text:p>1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9">
                <text:p>1149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2">
                <text:p>1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5">
                <text:p>1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6">
                <text:p>1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7">
                <text:p>1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9">
                <text:p>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60">
                <text:p>1160</text:p>
              </table:table-cell>
              <table:table-cell office:value-type="float" office:value="-0.2">
                <text:p>-0.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5">
                <text:p>1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7">
                <text:p>1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9">
                <text:p>1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1">
                <text:p>1171</text:p>
              </table:table-cell>
              <table:table-cell office:value-type="float" office:value="-16.93">
                <text:p>-16.9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3">
                <text:p>1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7">
                <text:p>1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9">
                <text:p>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1">
                <text:p>1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2">
                <text:p>1182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4">
                <text:p>1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5">
                <text:p>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8">
                <text:p>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9">
                <text:p>1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1">
                <text:p>1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2">
                <text:p>1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3">
                <text:p>1193</text:p>
              </table:table-cell>
              <table:table-cell office:value-type="float" office:value="-0.03">
                <text:p>-0.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4">
                <text:p>1194</text:p>
              </table:table-cell>
              <table:table-cell office:value-type="float" office:value="0.03">
                <text:p>0.03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5">
                <text:p>1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6">
                <text:p>1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7">
                <text:p>1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9">
                <text:p>1199</text:p>
              </table:table-cell>
              <table:table-cell office:value-type="float" office:value="-0.04">
                <text:p>-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